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1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all_BP_loadings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erm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</table:table-row>
        <table:table-row table:style-name="ro1">
          <table:table-cell office:value-type="string" calcext:value-type="string">
            <text:p>GO_0043087</text:p>
          </table:table-cell>
          <table:table-cell office:value-type="float" office:value="-0.207434076967852" calcext:value-type="float">
            <text:p>-0.207434077</text:p>
          </table:table-cell>
          <table:table-cell office:value-type="float" office:value="-0.0470081171931645" calcext:value-type="float">
            <text:p>-0.0470081172</text:p>
          </table:table-cell>
        </table:table-row>
        <table:table-row table:style-name="ro1">
          <table:table-cell office:value-type="string" calcext:value-type="string">
            <text:p>GO_0009307</text:p>
          </table:table-cell>
          <table:table-cell office:value-type="float" office:value="0.193647372610221" calcext:value-type="float">
            <text:p>0.1936473726</text:p>
          </table:table-cell>
          <table:table-cell office:value-type="float" office:value="-0.0130910362704643" calcext:value-type="float">
            <text:p>-0.0130910363</text:p>
          </table:table-cell>
        </table:table-row>
        <table:table-row table:style-name="ro1">
          <table:table-cell office:value-type="string" calcext:value-type="string">
            <text:p>GO_0006571</text:p>
          </table:table-cell>
          <table:table-cell office:value-type="float" office:value="0.158692842627531" calcext:value-type="float">
            <text:p>0.1586928426</text:p>
          </table:table-cell>
          <table:table-cell office:value-type="float" office:value="-0.00227040310184135" calcext:value-type="float">
            <text:p>-0.0022704031</text:p>
          </table:table-cell>
        </table:table-row>
        <table:table-row table:style-name="ro1">
          <table:table-cell office:value-type="string" calcext:value-type="string">
            <text:p>GO_0034314</text:p>
          </table:table-cell>
          <table:table-cell office:value-type="float" office:value="-0.252849311679516" calcext:value-type="float">
            <text:p>-0.2528493117</text:p>
          </table:table-cell>
          <table:table-cell office:value-type="float" office:value="0.010126252219727" calcext:value-type="float">
            <text:p>0.0101262522</text:p>
          </table:table-cell>
        </table:table-row>
        <table:table-row table:style-name="ro1">
          <table:table-cell office:value-type="string" calcext:value-type="string">
            <text:p>GO_0000105</text:p>
          </table:table-cell>
          <table:table-cell office:value-type="float" office:value="0.147969094135593" calcext:value-type="float">
            <text:p>0.1479690941</text:p>
          </table:table-cell>
          <table:table-cell office:value-type="float" office:value="-0.00360584618638813" calcext:value-type="float">
            <text:p>-0.0036058462</text:p>
          </table:table-cell>
        </table:table-row>
        <table:table-row table:style-name="ro1">
          <table:table-cell office:value-type="string" calcext:value-type="string">
            <text:p>GO_0010833</text:p>
          </table:table-cell>
          <table:table-cell office:value-type="float" office:value="0.235883828030534" calcext:value-type="float">
            <text:p>0.235883828</text:p>
          </table:table-cell>
          <table:table-cell office:value-type="float" office:value="-0.0809753508080856" calcext:value-type="float">
            <text:p>-0.0809753508</text:p>
          </table:table-cell>
        </table:table-row>
        <table:table-row table:style-name="ro1">
          <table:table-cell office:value-type="string" calcext:value-type="string">
            <text:p>GO_0043461</text:p>
          </table:table-cell>
          <table:table-cell office:value-type="float" office:value="0.196246470786725" calcext:value-type="float">
            <text:p>0.1962464708</text:p>
          </table:table-cell>
          <table:table-cell office:value-type="float" office:value="-0.0350061887576249" calcext:value-type="float">
            <text:p>-0.0350061888</text:p>
          </table:table-cell>
        </table:table-row>
        <table:table-row table:style-name="ro1">
          <table:table-cell office:value-type="string" calcext:value-type="string">
            <text:p>GO_0006376</text:p>
          </table:table-cell>
          <table:table-cell office:value-type="float" office:value="-0.258507998674351" calcext:value-type="float">
            <text:p>-0.2585079987</text:p>
          </table:table-cell>
          <table:table-cell office:value-type="float" office:value="-0.097416955007513" calcext:value-type="float">
            <text:p>-0.097416955</text:p>
          </table:table-cell>
        </table:table-row>
        <table:table-row table:style-name="ro1">
          <table:table-cell office:value-type="string" calcext:value-type="string">
            <text:p>GO_0006631</text:p>
          </table:table-cell>
          <table:table-cell office:value-type="float" office:value="0.11936091244601" calcext:value-type="float">
            <text:p>0.1193609124</text:p>
          </table:table-cell>
          <table:table-cell office:value-type="float" office:value="-0.0134582312680844" calcext:value-type="float">
            <text:p>-0.0134582313</text:p>
          </table:table-cell>
        </table:table-row>
        <table:table-row table:style-name="ro1">
          <table:table-cell office:value-type="string" calcext:value-type="string">
            <text:p>GO_0000122</text:p>
          </table:table-cell>
          <table:table-cell office:value-type="float" office:value="-0.150734748225001" calcext:value-type="float">
            <text:p>-0.1507347482</text:p>
          </table:table-cell>
          <table:table-cell office:value-type="float" office:value="-0.0867632975843771" calcext:value-type="float">
            <text:p>-0.0867632976</text:p>
          </table:table-cell>
        </table:table-row>
        <table:table-row table:style-name="ro1">
          <table:table-cell office:value-type="string" calcext:value-type="string">
            <text:p>GO_0009395</text:p>
          </table:table-cell>
          <table:table-cell office:value-type="float" office:value="-0.090535584168494" calcext:value-type="float">
            <text:p>-0.0905355842</text:p>
          </table:table-cell>
          <table:table-cell office:value-type="float" office:value="-0.146032357390633" calcext:value-type="float">
            <text:p>-0.1460323574</text:p>
          </table:table-cell>
        </table:table-row>
        <table:table-row table:style-name="ro1">
          <table:table-cell office:value-type="string" calcext:value-type="string">
            <text:p>GO_0051726</text:p>
          </table:table-cell>
          <table:table-cell office:value-type="float" office:value="-0.248895997563002" calcext:value-type="float">
            <text:p>-0.2488959976</text:p>
          </table:table-cell>
          <table:table-cell office:value-type="float" office:value="-0.192388812618358" calcext:value-type="float">
            <text:p>-0.1923888126</text:p>
          </table:table-cell>
        </table:table-row>
        <table:table-row table:style-name="ro1">
          <table:table-cell office:value-type="string" calcext:value-type="string">
            <text:p>GO_0016226</text:p>
          </table:table-cell>
          <table:table-cell office:value-type="float" office:value="0.0515800115008207" calcext:value-type="float">
            <text:p>0.0515800115</text:p>
          </table:table-cell>
          <table:table-cell office:value-type="float" office:value="0.0454502246162556" calcext:value-type="float">
            <text:p>0.0454502246</text:p>
          </table:table-cell>
        </table:table-row>
        <table:table-row table:style-name="ro1">
          <table:table-cell office:value-type="string" calcext:value-type="string">
            <text:p>GO_0043419</text:p>
          </table:table-cell>
          <table:table-cell office:value-type="float" office:value="0.152599507711148" calcext:value-type="float">
            <text:p>0.1525995077</text:p>
          </table:table-cell>
          <table:table-cell office:value-type="float" office:value="0.00874975711293926" calcext:value-type="float">
            <text:p>0.0087497571</text:p>
          </table:table-cell>
        </table:table-row>
        <table:table-row table:style-name="ro1">
          <table:table-cell office:value-type="string" calcext:value-type="string">
            <text:p>GO_0045132</text:p>
          </table:table-cell>
          <table:table-cell office:value-type="float" office:value="0.235883828030534" calcext:value-type="float">
            <text:p>0.235883828</text:p>
          </table:table-cell>
          <table:table-cell office:value-type="float" office:value="-0.0809753508080856" calcext:value-type="float">
            <text:p>-0.0809753508</text:p>
          </table:table-cell>
        </table:table-row>
        <table:table-row table:style-name="ro1">
          <table:table-cell office:value-type="string" calcext:value-type="string">
            <text:p>GO_0019402</text:p>
          </table:table-cell>
          <table:table-cell office:value-type="float" office:value="0.0832164739428086" calcext:value-type="float">
            <text:p>0.0832164739</text:p>
          </table:table-cell>
          <table:table-cell office:value-type="float" office:value="0.0501065422145505" calcext:value-type="float">
            <text:p>0.0501065422</text:p>
          </table:table-cell>
        </table:table-row>
        <table:table-row table:style-name="ro1">
          <table:table-cell office:value-type="string" calcext:value-type="string">
            <text:p>GO_0009847</text:p>
          </table:table-cell>
          <table:table-cell office:value-type="float" office:value="0.0650566388406814" calcext:value-type="float">
            <text:p>0.0650566388</text:p>
          </table:table-cell>
          <table:table-cell office:value-type="float" office:value="-0.00447501906766464" calcext:value-type="float">
            <text:p>-0.0044750191</text:p>
          </table:table-cell>
        </table:table-row>
        <table:table-row table:style-name="ro1">
          <table:table-cell office:value-type="string" calcext:value-type="string">
            <text:p>GO_0009228</text:p>
          </table:table-cell>
          <table:table-cell office:value-type="float" office:value="0.121053241815314" calcext:value-type="float">
            <text:p>0.1210532418</text:p>
          </table:table-cell>
          <table:table-cell office:value-type="float" office:value="0.00422228328652734" calcext:value-type="float">
            <text:p>0.0042222833</text:p>
          </table:table-cell>
        </table:table-row>
        <table:table-row table:style-name="ro1">
          <table:table-cell office:value-type="string" calcext:value-type="string">
            <text:p>GO_0098655</text:p>
          </table:table-cell>
          <table:table-cell office:value-type="float" office:value="-0.253677856782035" calcext:value-type="float">
            <text:p>-0.2536778568</text:p>
          </table:table-cell>
          <table:table-cell office:value-type="float" office:value="-0.223124553880406" calcext:value-type="float">
            <text:p>-0.2231245539</text:p>
          </table:table-cell>
        </table:table-row>
        <table:table-row table:style-name="ro1">
          <table:table-cell office:value-type="string" calcext:value-type="string">
            <text:p>GO_0009113</text:p>
          </table:table-cell>
          <table:table-cell office:value-type="float" office:value="0.171918122656816" calcext:value-type="float">
            <text:p>0.1719181227</text:p>
          </table:table-cell>
          <table:table-cell office:value-type="float" office:value="-0.0100068130200774" calcext:value-type="float">
            <text:p>-0.010006813</text:p>
          </table:table-cell>
        </table:table-row>
        <table:table-row table:style-name="ro1">
          <table:table-cell office:value-type="string" calcext:value-type="string">
            <text:p>GO_0016117</text:p>
          </table:table-cell>
          <table:table-cell office:value-type="float" office:value="0.0349866841125915" calcext:value-type="float">
            <text:p>0.0349866841</text:p>
          </table:table-cell>
          <table:table-cell office:value-type="float" office:value="0.050709707201189" calcext:value-type="float">
            <text:p>0.0507097072</text:p>
          </table:table-cell>
        </table:table-row>
        <table:table-row table:style-name="ro1">
          <table:table-cell office:value-type="string" calcext:value-type="string">
            <text:p>GO_0039694</text:p>
          </table:table-cell>
          <table:table-cell office:value-type="float" office:value="-0.264758747337102" calcext:value-type="float">
            <text:p>-0.2647587473</text:p>
          </table:table-cell>
          <table:table-cell office:value-type="float" office:value="0.0340172934620048" calcext:value-type="float">
            <text:p>0.0340172935</text:p>
          </table:table-cell>
        </table:table-row>
        <table:table-row table:style-name="ro1">
          <table:table-cell office:value-type="string" calcext:value-type="string">
            <text:p>GO_0032775</text:p>
          </table:table-cell>
          <table:table-cell office:value-type="float" office:value="0.200699713180743" calcext:value-type="float">
            <text:p>0.2006997132</text:p>
          </table:table-cell>
          <table:table-cell office:value-type="float" office:value="-0.0119519492514416" calcext:value-type="float">
            <text:p>-0.0119519493</text:p>
          </table:table-cell>
        </table:table-row>
        <table:table-row table:style-name="ro1">
          <table:table-cell office:value-type="string" calcext:value-type="string">
            <text:p>GO_0006182</text:p>
          </table:table-cell>
          <table:table-cell office:value-type="float" office:value="0.114925173250362" calcext:value-type="float">
            <text:p>0.1149251733</text:p>
          </table:table-cell>
          <table:table-cell office:value-type="float" office:value="-0.0332904681336129" calcext:value-type="float">
            <text:p>-0.0332904681</text:p>
          </table:table-cell>
        </table:table-row>
        <table:table-row table:style-name="ro1">
          <table:table-cell office:value-type="string" calcext:value-type="string">
            <text:p>GO_0042256</text:p>
          </table:table-cell>
          <table:table-cell office:value-type="float" office:value="0.0565595065714217" calcext:value-type="float">
            <text:p>0.0565595066</text:p>
          </table:table-cell>
          <table:table-cell office:value-type="float" office:value="-0.0234664781519818" calcext:value-type="float">
            <text:p>-0.0234664782</text:p>
          </table:table-cell>
        </table:table-row>
        <table:table-row table:style-name="ro1">
          <table:table-cell office:value-type="string" calcext:value-type="string">
            <text:p>GO_0042246</text:p>
          </table:table-cell>
          <table:table-cell office:value-type="float" office:value="-0.161782573276248" calcext:value-type="float">
            <text:p>-0.1617825733</text:p>
          </table:table-cell>
          <table:table-cell office:value-type="float" office:value="-0.042336321215484" calcext:value-type="float">
            <text:p>-0.0423363212</text:p>
          </table:table-cell>
        </table:table-row>
        <table:table-row table:style-name="ro1">
          <table:table-cell office:value-type="string" calcext:value-type="string">
            <text:p>GO_0006505</text:p>
          </table:table-cell>
          <table:table-cell office:value-type="float" office:value="0.147858295778949" calcext:value-type="float">
            <text:p>0.1478582958</text:p>
          </table:table-cell>
          <table:table-cell office:value-type="float" office:value="-0.0191152713410596" calcext:value-type="float">
            <text:p>-0.0191152713</text:p>
          </table:table-cell>
        </table:table-row>
        <table:table-row table:style-name="ro1">
          <table:table-cell office:value-type="string" calcext:value-type="string">
            <text:p>GO_0006402</text:p>
          </table:table-cell>
          <table:table-cell office:value-type="float" office:value="-0.091735570308238" calcext:value-type="float">
            <text:p>-0.0917355703</text:p>
          </table:table-cell>
          <table:table-cell office:value-type="float" office:value="0.051032590823743" calcext:value-type="float">
            <text:p>0.0510325908</text:p>
          </table:table-cell>
        </table:table-row>
        <table:table-row table:style-name="ro1">
          <table:table-cell office:value-type="string" calcext:value-type="string">
            <text:p>GO_0019363</text:p>
          </table:table-cell>
          <table:table-cell office:value-type="float" office:value="0.210517147156371" calcext:value-type="float">
            <text:p>0.2105171472</text:p>
          </table:table-cell>
          <table:table-cell office:value-type="float" office:value="-0.016322801649025" calcext:value-type="float">
            <text:p>-0.0163228016</text:p>
          </table:table-cell>
        </table:table-row>
        <table:table-row table:style-name="ro1">
          <table:table-cell office:value-type="string" calcext:value-type="string">
            <text:p>GO_0006904</text:p>
          </table:table-cell>
          <table:table-cell office:value-type="float" office:value="-0.15550624859837" calcext:value-type="float">
            <text:p>-0.1555062486</text:p>
          </table:table-cell>
          <table:table-cell office:value-type="float" office:value="-0.0226919260659153" calcext:value-type="float">
            <text:p>-0.0226919261</text:p>
          </table:table-cell>
        </table:table-row>
        <table:table-row table:style-name="ro1">
          <table:table-cell office:value-type="string" calcext:value-type="string">
            <text:p>GO_0019634</text:p>
          </table:table-cell>
          <table:table-cell office:value-type="float" office:value="0.163598493099386" calcext:value-type="float">
            <text:p>0.1635984931</text:p>
          </table:table-cell>
          <table:table-cell office:value-type="float" office:value="0.000202219805500397" calcext:value-type="float">
            <text:p>0.0002022198</text:p>
          </table:table-cell>
        </table:table-row>
        <table:table-row table:style-name="ro1">
          <table:table-cell office:value-type="string" calcext:value-type="string">
            <text:p>GO_0006004</text:p>
          </table:table-cell>
          <table:table-cell office:value-type="float" office:value="0.0354117044458644" calcext:value-type="float">
            <text:p>0.0354117044</text:p>
          </table:table-cell>
          <table:table-cell office:value-type="float" office:value="0.00919913245657999" calcext:value-type="float">
            <text:p>0.0091991325</text:p>
          </table:table-cell>
        </table:table-row>
        <table:table-row table:style-name="ro1">
          <table:table-cell office:value-type="string" calcext:value-type="string">
            <text:p>GO_0000001</text:p>
          </table:table-cell>
          <table:table-cell office:value-type="float" office:value="0.0671967033310343" calcext:value-type="float">
            <text:p>0.0671967033</text:p>
          </table:table-cell>
          <table:table-cell office:value-type="float" office:value="-0.186401789845544" calcext:value-type="float">
            <text:p>-0.1864017898</text:p>
          </table:table-cell>
        </table:table-row>
        <table:table-row table:style-name="ro1">
          <table:table-cell office:value-type="string" calcext:value-type="string">
            <text:p>GO_0051304</text:p>
          </table:table-cell>
          <table:table-cell office:value-type="float" office:value="0.162805754372141" calcext:value-type="float">
            <text:p>0.1628057544</text:p>
          </table:table-cell>
          <table:table-cell office:value-type="float" office:value="-0.00743077296169422" calcext:value-type="float">
            <text:p>-0.007430773</text:p>
          </table:table-cell>
        </table:table-row>
        <table:table-row table:style-name="ro1">
          <table:table-cell office:value-type="string" calcext:value-type="string">
            <text:p>GO_0006820</text:p>
          </table:table-cell>
          <table:table-cell office:value-type="float" office:value="-0.195861822389365" calcext:value-type="float">
            <text:p>-0.1958618224</text:p>
          </table:table-cell>
          <table:table-cell office:value-type="float" office:value="-0.0286232069934685" calcext:value-type="float">
            <text:p>-0.028623207</text:p>
          </table:table-cell>
        </table:table-row>
        <table:table-row table:style-name="ro1">
          <table:table-cell office:value-type="string" calcext:value-type="string">
            <text:p>GO_0006031</text:p>
          </table:table-cell>
          <table:table-cell office:value-type="float" office:value="0.0791978139091981" calcext:value-type="float">
            <text:p>0.0791978139</text:p>
          </table:table-cell>
          <table:table-cell office:value-type="float" office:value="0.081720307390808" calcext:value-type="float">
            <text:p>0.0817203074</text:p>
          </table:table-cell>
        </table:table-row>
        <table:table-row table:style-name="ro1">
          <table:table-cell office:value-type="string" calcext:value-type="string">
            <text:p>GO_0032784</text:p>
          </table:table-cell>
          <table:table-cell office:value-type="float" office:value="0.131115959007166" calcext:value-type="float">
            <text:p>0.131115959</text:p>
          </table:table-cell>
          <table:table-cell office:value-type="float" office:value="0.00460423565253297" calcext:value-type="float">
            <text:p>0.0046042357</text:p>
          </table:table-cell>
        </table:table-row>
        <table:table-row table:style-name="ro1">
          <table:table-cell office:value-type="string" calcext:value-type="string">
            <text:p>GO_0006334</text:p>
          </table:table-cell>
          <table:table-cell office:value-type="float" office:value="-0.266476326748079" calcext:value-type="float">
            <text:p>-0.2664763267</text:p>
          </table:table-cell>
          <table:table-cell office:value-type="float" office:value="-0.0852838836139246" calcext:value-type="float">
            <text:p>-0.0852838836</text:p>
          </table:table-cell>
        </table:table-row>
        <table:table-row table:style-name="ro1">
          <table:table-cell office:value-type="string" calcext:value-type="string">
            <text:p>GO_0006359</text:p>
          </table:table-cell>
          <table:table-cell office:value-type="float" office:value="-0.176412595813054" calcext:value-type="float">
            <text:p>-0.1764125958</text:p>
          </table:table-cell>
          <table:table-cell office:value-type="float" office:value="-0.225552240051243" calcext:value-type="float">
            <text:p>-0.2255522401</text:p>
          </table:table-cell>
        </table:table-row>
        <table:table-row table:style-name="ro1">
          <table:table-cell office:value-type="string" calcext:value-type="string">
            <text:p>GO_0006817</text:p>
          </table:table-cell>
          <table:table-cell office:value-type="float" office:value="0.0680609102773675" calcext:value-type="float">
            <text:p>0.0680609103</text:p>
          </table:table-cell>
          <table:table-cell office:value-type="float" office:value="-0.0409139138818057" calcext:value-type="float">
            <text:p>-0.0409139139</text:p>
          </table:table-cell>
        </table:table-row>
        <table:table-row table:style-name="ro1">
          <table:table-cell office:value-type="string" calcext:value-type="string">
            <text:p>GO_0010468</text:p>
          </table:table-cell>
          <table:table-cell office:value-type="float" office:value="0.211293984392382" calcext:value-type="float">
            <text:p>0.2112939844</text:p>
          </table:table-cell>
          <table:table-cell office:value-type="float" office:value="-0.00390748542984075" calcext:value-type="float">
            <text:p>-0.0039074854</text:p>
          </table:table-cell>
        </table:table-row>
        <table:table-row table:style-name="ro1">
          <table:table-cell office:value-type="string" calcext:value-type="string">
            <text:p>GO_0006537</text:p>
          </table:table-cell>
          <table:table-cell office:value-type="float" office:value="0.151286517953516" calcext:value-type="float">
            <text:p>0.151286518</text:p>
          </table:table-cell>
          <table:table-cell office:value-type="float" office:value="-0.00440581485480549" calcext:value-type="float">
            <text:p>-0.0044058149</text:p>
          </table:table-cell>
        </table:table-row>
        <table:table-row table:style-name="ro1">
          <table:table-cell office:value-type="string" calcext:value-type="string">
            <text:p>GO_0019079</text:p>
          </table:table-cell>
          <table:table-cell office:value-type="float" office:value="-0.269573314626731" calcext:value-type="float">
            <text:p>-0.2695733146</text:p>
          </table:table-cell>
          <table:table-cell office:value-type="float" office:value="0.0116196858617343" calcext:value-type="float">
            <text:p>0.0116196859</text:p>
          </table:table-cell>
        </table:table-row>
        <table:table-row table:style-name="ro1">
          <table:table-cell office:value-type="string" calcext:value-type="string">
            <text:p>GO_0043547</text:p>
          </table:table-cell>
          <table:table-cell office:value-type="float" office:value="-0.0154060054414651" calcext:value-type="float">
            <text:p>-0.0154060054</text:p>
          </table:table-cell>
          <table:table-cell office:value-type="float" office:value="-0.0616946734110482" calcext:value-type="float">
            <text:p>-0.0616946734</text:p>
          </table:table-cell>
        </table:table-row>
        <table:table-row table:style-name="ro1">
          <table:table-cell office:value-type="string" calcext:value-type="string">
            <text:p>GO_0006024</text:p>
          </table:table-cell>
          <table:table-cell office:value-type="float" office:value="-0.134241809129676" calcext:value-type="float">
            <text:p>-0.1342418091</text:p>
          </table:table-cell>
          <table:table-cell office:value-type="float" office:value="-0.100567460206034" calcext:value-type="float">
            <text:p>-0.1005674602</text:p>
          </table:table-cell>
        </table:table-row>
        <table:table-row table:style-name="ro1">
          <table:table-cell office:value-type="string" calcext:value-type="string">
            <text:p>GO_0016480</text:p>
          </table:table-cell>
          <table:table-cell office:value-type="float" office:value="-0.232955216026257" calcext:value-type="float">
            <text:p>-0.232955216</text:p>
          </table:table-cell>
          <table:table-cell office:value-type="float" office:value="-0.140131090013192" calcext:value-type="float">
            <text:p>-0.14013109</text:p>
          </table:table-cell>
        </table:table-row>
        <table:table-row table:style-name="ro1">
          <table:table-cell office:value-type="string" calcext:value-type="string">
            <text:p>GO_0042981</text:p>
          </table:table-cell>
          <table:table-cell office:value-type="float" office:value="-0.229398654405126" calcext:value-type="float">
            <text:p>-0.2293986544</text:p>
          </table:table-cell>
          <table:table-cell office:value-type="float" office:value="-0.0830267140352884" calcext:value-type="float">
            <text:p>-0.083026714</text:p>
          </table:table-cell>
        </table:table-row>
        <table:table-row table:style-name="ro1">
          <table:table-cell office:value-type="string" calcext:value-type="string">
            <text:p>GO_0006809</text:p>
          </table:table-cell>
          <table:table-cell office:value-type="float" office:value="-0.228684990742842" calcext:value-type="float">
            <text:p>-0.2286849907</text:p>
          </table:table-cell>
          <table:table-cell office:value-type="float" office:value="-0.0180539798755909" calcext:value-type="float">
            <text:p>-0.0180539799</text:p>
          </table:table-cell>
        </table:table-row>
        <table:table-row table:style-name="ro1">
          <table:table-cell office:value-type="string" calcext:value-type="string">
            <text:p>GO_0019684</text:p>
          </table:table-cell>
          <table:table-cell office:value-type="float" office:value="-0.268950491236054" calcext:value-type="float">
            <text:p>-0.2689504912</text:p>
          </table:table-cell>
          <table:table-cell office:value-type="float" office:value="0.0247794112371765" calcext:value-type="float">
            <text:p>0.0247794112</text:p>
          </table:table-cell>
        </table:table-row>
        <table:table-row table:style-name="ro1">
          <table:table-cell office:value-type="string" calcext:value-type="string">
            <text:p>GO_0032259</text:p>
          </table:table-cell>
          <table:table-cell office:value-type="float" office:value="0.140978759141745" calcext:value-type="float">
            <text:p>0.1409787591</text:p>
          </table:table-cell>
          <table:table-cell office:value-type="float" office:value="-0.00837682001685315" calcext:value-type="float">
            <text:p>-0.00837682</text:p>
          </table:table-cell>
        </table:table-row>
        <table:table-row table:style-name="ro1">
          <table:table-cell office:value-type="string" calcext:value-type="string">
            <text:p>GO_0017000</text:p>
          </table:table-cell>
          <table:table-cell office:value-type="float" office:value="0.179680001340467" calcext:value-type="float">
            <text:p>0.1796800013</text:p>
          </table:table-cell>
          <table:table-cell office:value-type="float" office:value="-0.0156239182738529" calcext:value-type="float">
            <text:p>-0.0156239183</text:p>
          </table:table-cell>
        </table:table-row>
        <table:table-row table:style-name="ro1">
          <table:table-cell office:value-type="string" calcext:value-type="string">
            <text:p>GO_0015833</text:p>
          </table:table-cell>
          <table:table-cell office:value-type="float" office:value="0.150007985172267" calcext:value-type="float">
            <text:p>0.1500079852</text:p>
          </table:table-cell>
          <table:table-cell office:value-type="float" office:value="-0.00517175978273574" calcext:value-type="float">
            <text:p>-0.0051717598</text:p>
          </table:table-cell>
        </table:table-row>
        <table:table-row table:style-name="ro1">
          <table:table-cell office:value-type="string" calcext:value-type="string">
            <text:p>GO_0015740</text:p>
          </table:table-cell>
          <table:table-cell office:value-type="float" office:value="-0.0346996840475494" calcext:value-type="float">
            <text:p>-0.034699684</text:p>
          </table:table-cell>
          <table:table-cell office:value-type="float" office:value="0.145333403936413" calcext:value-type="float">
            <text:p>0.1453334039</text:p>
          </table:table-cell>
        </table:table-row>
        <table:table-row table:style-name="ro1">
          <table:table-cell office:value-type="string" calcext:value-type="string">
            <text:p>GO_0006810</text:p>
          </table:table-cell>
          <table:table-cell office:value-type="float" office:value="0.0979931158130043" calcext:value-type="float">
            <text:p>0.0979931158</text:p>
          </table:table-cell>
          <table:table-cell office:value-type="float" office:value="0.00365324127023269" calcext:value-type="float">
            <text:p>0.0036532413</text:p>
          </table:table-cell>
        </table:table-row>
        <table:table-row table:style-name="ro1">
          <table:table-cell office:value-type="string" calcext:value-type="string">
            <text:p>GO_0000103</text:p>
          </table:table-cell>
          <table:table-cell office:value-type="float" office:value="0.0975262725005114" calcext:value-type="float">
            <text:p>0.0975262725</text:p>
          </table:table-cell>
          <table:table-cell office:value-type="float" office:value="0.00517831669818871" calcext:value-type="float">
            <text:p>0.0051783167</text:p>
          </table:table-cell>
        </table:table-row>
        <table:table-row table:style-name="ro1">
          <table:table-cell office:value-type="string" calcext:value-type="string">
            <text:p>GO_0032297</text:p>
          </table:table-cell>
          <table:table-cell office:value-type="float" office:value="-0.225434289974707" calcext:value-type="float">
            <text:p>-0.22543429</text:p>
          </table:table-cell>
          <table:table-cell office:value-type="float" office:value="-0.0624651213128884" calcext:value-type="float">
            <text:p>-0.0624651213</text:p>
          </table:table-cell>
        </table:table-row>
        <table:table-row table:style-name="ro1">
          <table:table-cell office:value-type="string" calcext:value-type="string">
            <text:p>GO_0046677</text:p>
          </table:table-cell>
          <table:table-cell office:value-type="float" office:value="0.0470406968804291" calcext:value-type="float">
            <text:p>0.0470406969</text:p>
          </table:table-cell>
          <table:table-cell office:value-type="float" office:value="-0.0473111549032221" calcext:value-type="float">
            <text:p>-0.0473111549</text:p>
          </table:table-cell>
        </table:table-row>
        <table:table-row table:style-name="ro1">
          <table:table-cell office:value-type="string" calcext:value-type="string">
            <text:p>GO_0006897</text:p>
          </table:table-cell>
          <table:table-cell office:value-type="float" office:value="-0.217112834587848" calcext:value-type="float">
            <text:p>-0.2171128346</text:p>
          </table:table-cell>
          <table:table-cell office:value-type="float" office:value="0.104831938457876" calcext:value-type="float">
            <text:p>0.1048319385</text:p>
          </table:table-cell>
        </table:table-row>
        <table:table-row table:style-name="ro1">
          <table:table-cell office:value-type="string" calcext:value-type="string">
            <text:p>GO_0000921</text:p>
          </table:table-cell>
          <table:table-cell office:value-type="float" office:value="0.235666904111588" calcext:value-type="float">
            <text:p>0.2356669041</text:p>
          </table:table-cell>
          <table:table-cell office:value-type="float" office:value="-0.0268708229138585" calcext:value-type="float">
            <text:p>-0.0268708229</text:p>
          </table:table-cell>
        </table:table-row>
        <table:table-row table:style-name="ro1">
          <table:table-cell office:value-type="string" calcext:value-type="string">
            <text:p>GO_0000917</text:p>
          </table:table-cell>
          <table:table-cell office:value-type="float" office:value="0.133757034749366" calcext:value-type="float">
            <text:p>0.1337570347</text:p>
          </table:table-cell>
          <table:table-cell office:value-type="float" office:value="0.00689225276356221" calcext:value-type="float">
            <text:p>0.0068922528</text:p>
          </table:table-cell>
        </table:table-row>
        <table:table-row table:style-name="ro1">
          <table:table-cell office:value-type="string" calcext:value-type="string">
            <text:p>GO_0010508</text:p>
          </table:table-cell>
          <table:table-cell office:value-type="float" office:value="-0.00919630027954495" calcext:value-type="float">
            <text:p>-0.0091963003</text:p>
          </table:table-cell>
          <table:table-cell office:value-type="float" office:value="0.13487412001392" calcext:value-type="float">
            <text:p>0.13487412</text:p>
          </table:table-cell>
        </table:table-row>
        <table:table-row table:style-name="ro1">
          <table:table-cell office:value-type="string" calcext:value-type="string">
            <text:p>GO_0016055</text:p>
          </table:table-cell>
          <table:table-cell office:value-type="float" office:value="-0.240529123714991" calcext:value-type="float">
            <text:p>-0.2405291237</text:p>
          </table:table-cell>
          <table:table-cell office:value-type="float" office:value="-0.174356285159666" calcext:value-type="float">
            <text:p>-0.1743562852</text:p>
          </table:table-cell>
        </table:table-row>
        <table:table-row table:style-name="ro1">
          <table:table-cell office:value-type="string" calcext:value-type="string">
            <text:p>GO_0019299</text:p>
          </table:table-cell>
          <table:table-cell office:value-type="float" office:value="0.0847615849070596" calcext:value-type="float">
            <text:p>0.0847615849</text:p>
          </table:table-cell>
          <table:table-cell office:value-type="float" office:value="-0.000201031852722598" calcext:value-type="float">
            <text:p>-0.0002010319</text:p>
          </table:table-cell>
        </table:table-row>
        <table:table-row table:style-name="ro1">
          <table:table-cell office:value-type="string" calcext:value-type="string">
            <text:p>GO_0006259</text:p>
          </table:table-cell>
          <table:table-cell office:value-type="float" office:value="0.196008944779598" calcext:value-type="float">
            <text:p>0.1960089448</text:p>
          </table:table-cell>
          <table:table-cell office:value-type="float" office:value="-0.0144315683237964" calcext:value-type="float">
            <text:p>-0.0144315683</text:p>
          </table:table-cell>
        </table:table-row>
        <table:table-row table:style-name="ro1">
          <table:table-cell office:value-type="string" calcext:value-type="string">
            <text:p>GO_0009451</text:p>
          </table:table-cell>
          <table:table-cell office:value-type="float" office:value="0.162987176438529" calcext:value-type="float">
            <text:p>0.1629871764</text:p>
          </table:table-cell>
          <table:table-cell office:value-type="float" office:value="-0.00797562371298629" calcext:value-type="float">
            <text:p>-0.0079756237</text:p>
          </table:table-cell>
        </table:table-row>
        <table:table-row table:style-name="ro1">
          <table:table-cell office:value-type="string" calcext:value-type="string">
            <text:p>GO_0019915</text:p>
          </table:table-cell>
          <table:table-cell office:value-type="float" office:value="-0.154710027594587" calcext:value-type="float">
            <text:p>-0.1547100276</text:p>
          </table:table-cell>
          <table:table-cell office:value-type="float" office:value="-0.273757862273473" calcext:value-type="float">
            <text:p>-0.2737578623</text:p>
          </table:table-cell>
        </table:table-row>
        <table:table-row table:style-name="ro1">
          <table:table-cell office:value-type="string" calcext:value-type="string">
            <text:p>GO_0044781</text:p>
          </table:table-cell>
          <table:table-cell office:value-type="float" office:value="-0.0825126159532239" calcext:value-type="float">
            <text:p>-0.082512616</text:p>
          </table:table-cell>
          <table:table-cell office:value-type="float" office:value="0.00118385681576836" calcext:value-type="float">
            <text:p>0.0011838568</text:p>
          </table:table-cell>
        </table:table-row>
        <table:table-row table:style-name="ro1">
          <table:table-cell office:value-type="string" calcext:value-type="string">
            <text:p>GO_0046411</text:p>
          </table:table-cell>
          <table:table-cell office:value-type="float" office:value="-0.260316973986442" calcext:value-type="float">
            <text:p>-0.260316974</text:p>
          </table:table-cell>
          <table:table-cell office:value-type="float" office:value="0.103890890428" calcext:value-type="float">
            <text:p>0.1038908904</text:p>
          </table:table-cell>
        </table:table-row>
        <table:table-row table:style-name="ro1">
          <table:table-cell office:value-type="string" calcext:value-type="string">
            <text:p>GO_0010038</text:p>
          </table:table-cell>
          <table:table-cell office:value-type="float" office:value="0.114886496388033" calcext:value-type="float">
            <text:p>0.1148864964</text:p>
          </table:table-cell>
          <table:table-cell office:value-type="float" office:value="-0.00486525419505847" calcext:value-type="float">
            <text:p>-0.0048652542</text:p>
          </table:table-cell>
        </table:table-row>
        <table:table-row table:style-name="ro1">
          <table:table-cell office:value-type="string" calcext:value-type="string">
            <text:p>GO_0019627</text:p>
          </table:table-cell>
          <table:table-cell office:value-type="float" office:value="0.187602158565621" calcext:value-type="float">
            <text:p>0.1876021586</text:p>
          </table:table-cell>
          <table:table-cell office:value-type="float" office:value="-0.020061175824085" calcext:value-type="float">
            <text:p>-0.0200611758</text:p>
          </table:table-cell>
        </table:table-row>
        <table:table-row table:style-name="ro1">
          <table:table-cell office:value-type="string" calcext:value-type="string">
            <text:p>GO_0006397</text:p>
          </table:table-cell>
          <table:table-cell office:value-type="float" office:value="-0.250697112673635" calcext:value-type="float">
            <text:p>-0.2506971127</text:p>
          </table:table-cell>
          <table:table-cell office:value-type="float" office:value="-0.012044758987716" calcext:value-type="float">
            <text:p>-0.012044759</text:p>
          </table:table-cell>
        </table:table-row>
        <table:table-row table:style-name="ro1">
          <table:table-cell office:value-type="string" calcext:value-type="string">
            <text:p>GO_1901031</text:p>
          </table:table-cell>
          <table:table-cell office:value-type="float" office:value="-0.241085728307975" calcext:value-type="float">
            <text:p>-0.2410857283</text:p>
          </table:table-cell>
          <table:table-cell office:value-type="float" office:value="-0.112544811099406" calcext:value-type="float">
            <text:p>-0.1125448111</text:p>
          </table:table-cell>
        </table:table-row>
        <table:table-row table:style-name="ro1">
          <table:table-cell office:value-type="string" calcext:value-type="string">
            <text:p>GO_0001510</text:p>
          </table:table-cell>
          <table:table-cell office:value-type="float" office:value="-0.0517238623946468" calcext:value-type="float">
            <text:p>-0.0517238624</text:p>
          </table:table-cell>
          <table:table-cell office:value-type="float" office:value="-0.0175612079169485" calcext:value-type="float">
            <text:p>-0.0175612079</text:p>
          </table:table-cell>
        </table:table-row>
        <table:table-row table:style-name="ro1">
          <table:table-cell office:value-type="string" calcext:value-type="string">
            <text:p>GO_0006545</text:p>
          </table:table-cell>
          <table:table-cell office:value-type="float" office:value="0.164872672259503" calcext:value-type="float">
            <text:p>0.1648726723</text:p>
          </table:table-cell>
          <table:table-cell office:value-type="float" office:value="-0.00520288038634995" calcext:value-type="float">
            <text:p>-0.0052028804</text:p>
          </table:table-cell>
        </table:table-row>
        <table:table-row table:style-name="ro1">
          <table:table-cell office:value-type="string" calcext:value-type="string">
            <text:p>GO_0071766</text:p>
          </table:table-cell>
          <table:table-cell office:value-type="float" office:value="0.244604607280928" calcext:value-type="float">
            <text:p>0.2446046073</text:p>
          </table:table-cell>
          <table:table-cell office:value-type="float" office:value="0.0114260920296281" calcext:value-type="float">
            <text:p>0.011426092</text:p>
          </table:table-cell>
        </table:table-row>
        <table:table-row table:style-name="ro1">
          <table:table-cell office:value-type="string" calcext:value-type="string">
            <text:p>GO_0006313</text:p>
          </table:table-cell>
          <table:table-cell office:value-type="float" office:value="0.19933149080168" calcext:value-type="float">
            <text:p>0.1993314908</text:p>
          </table:table-cell>
          <table:table-cell office:value-type="float" office:value="-0.0179761300288619" calcext:value-type="float">
            <text:p>-0.01797613</text:p>
          </table:table-cell>
        </table:table-row>
        <table:table-row table:style-name="ro1">
          <table:table-cell office:value-type="string" calcext:value-type="string">
            <text:p>GO_0006807</text:p>
          </table:table-cell>
          <table:table-cell office:value-type="float" office:value="0.124136130954883" calcext:value-type="float">
            <text:p>0.124136131</text:p>
          </table:table-cell>
          <table:table-cell office:value-type="float" office:value="0.00137909699016089" calcext:value-type="float">
            <text:p>0.001379097</text:p>
          </table:table-cell>
        </table:table-row>
        <table:table-row table:style-name="ro1">
          <table:table-cell office:value-type="string" calcext:value-type="string">
            <text:p>GO_0000398</text:p>
          </table:table-cell>
          <table:table-cell office:value-type="float" office:value="-0.252427717338333" calcext:value-type="float">
            <text:p>-0.2524277173</text:p>
          </table:table-cell>
          <table:table-cell office:value-type="float" office:value="-0.0112388514702189" calcext:value-type="float">
            <text:p>-0.0112388515</text:p>
          </table:table-cell>
        </table:table-row>
        <table:table-row table:style-name="ro1">
          <table:table-cell office:value-type="string" calcext:value-type="string">
            <text:p>GO_0006139</text:p>
          </table:table-cell>
          <table:table-cell office:value-type="float" office:value="0.147539113158144" calcext:value-type="float">
            <text:p>0.1475391132</text:p>
          </table:table-cell>
          <table:table-cell office:value-type="float" office:value="-0.00437797946467807" calcext:value-type="float">
            <text:p>-0.0043779795</text:p>
          </table:table-cell>
        </table:table-row>
        <table:table-row table:style-name="ro1">
          <table:table-cell office:value-type="string" calcext:value-type="string">
            <text:p>GO_0031167</text:p>
          </table:table-cell>
          <table:table-cell office:value-type="float" office:value="0.19401218630468" calcext:value-type="float">
            <text:p>0.1940121863</text:p>
          </table:table-cell>
          <table:table-cell office:value-type="float" office:value="-0.020500244869495" calcext:value-type="float">
            <text:p>-0.0205002449</text:p>
          </table:table-cell>
        </table:table-row>
        <table:table-row table:style-name="ro1">
          <table:table-cell office:value-type="string" calcext:value-type="string">
            <text:p>GO_0015995</text:p>
          </table:table-cell>
          <table:table-cell office:value-type="float" office:value="-0.0684650977935053" calcext:value-type="float">
            <text:p>-0.0684650978</text:p>
          </table:table-cell>
          <table:table-cell office:value-type="float" office:value="0.0611104395086577" calcext:value-type="float">
            <text:p>0.0611104395</text:p>
          </table:table-cell>
        </table:table-row>
        <table:table-row table:style-name="ro1">
          <table:table-cell office:value-type="string" calcext:value-type="string">
            <text:p>GO_0006520</text:p>
          </table:table-cell>
          <table:table-cell office:value-type="float" office:value="0.106546565516512" calcext:value-type="float">
            <text:p>0.1065465655</text:p>
          </table:table-cell>
          <table:table-cell office:value-type="float" office:value="-0.0168290482736344" calcext:value-type="float">
            <text:p>-0.0168290483</text:p>
          </table:table-cell>
        </table:table-row>
        <table:table-row table:style-name="ro1">
          <table:table-cell office:value-type="string" calcext:value-type="string">
            <text:p>GO_0000079</text:p>
          </table:table-cell>
          <table:table-cell office:value-type="float" office:value="-0.203028043954853" calcext:value-type="float">
            <text:p>-0.203028044</text:p>
          </table:table-cell>
          <table:table-cell office:value-type="float" office:value="-0.0970147496489368" calcext:value-type="float">
            <text:p>-0.0970147496</text:p>
          </table:table-cell>
        </table:table-row>
        <table:table-row table:style-name="ro1">
          <table:table-cell office:value-type="string" calcext:value-type="string">
            <text:p>GO_0009435</text:p>
          </table:table-cell>
          <table:table-cell office:value-type="float" office:value="0.14630010421205" calcext:value-type="float">
            <text:p>0.1463001042</text:p>
          </table:table-cell>
          <table:table-cell office:value-type="float" office:value="-0.00417623686894141" calcext:value-type="float">
            <text:p>-0.0041762369</text:p>
          </table:table-cell>
        </table:table-row>
        <table:table-row table:style-name="ro1">
          <table:table-cell office:value-type="string" calcext:value-type="string">
            <text:p>GO_0001514</text:p>
          </table:table-cell>
          <table:table-cell office:value-type="float" office:value="0.176169923742301" calcext:value-type="float">
            <text:p>0.1761699237</text:p>
          </table:table-cell>
          <table:table-cell office:value-type="float" office:value="-0.0408449100968723" calcext:value-type="float">
            <text:p>-0.0408449101</text:p>
          </table:table-cell>
        </table:table-row>
        <table:table-row table:style-name="ro1">
          <table:table-cell office:value-type="string" calcext:value-type="string">
            <text:p>GO_0033539</text:p>
          </table:table-cell>
          <table:table-cell office:value-type="float" office:value="0.135463058910004" calcext:value-type="float">
            <text:p>0.1354630589</text:p>
          </table:table-cell>
          <table:table-cell office:value-type="float" office:value="-0.024333756722399" calcext:value-type="float">
            <text:p>-0.0243337567</text:p>
          </table:table-cell>
        </table:table-row>
        <table:table-row table:style-name="ro1">
          <table:table-cell office:value-type="string" calcext:value-type="string">
            <text:p>GO_0009190</text:p>
          </table:table-cell>
          <table:table-cell office:value-type="float" office:value="0.193809361640768" calcext:value-type="float">
            <text:p>0.1938093616</text:p>
          </table:table-cell>
          <table:table-cell office:value-type="float" office:value="-0.0199724689767037" calcext:value-type="float">
            <text:p>-0.019972469</text:p>
          </table:table-cell>
        </table:table-row>
        <table:table-row table:style-name="ro1">
          <table:table-cell office:value-type="string" calcext:value-type="string">
            <text:p>GO_0015031</text:p>
          </table:table-cell>
          <table:table-cell office:value-type="float" office:value="0.098891293735493" calcext:value-type="float">
            <text:p>0.0988912937</text:p>
          </table:table-cell>
          <table:table-cell office:value-type="float" office:value="0.00934261743523194" calcext:value-type="float">
            <text:p>0.0093426174</text:p>
          </table:table-cell>
        </table:table-row>
        <table:table-row table:style-name="ro1">
          <table:table-cell office:value-type="string" calcext:value-type="string">
            <text:p>GO_0006040</text:p>
          </table:table-cell>
          <table:table-cell office:value-type="float" office:value="0.194648149030551" calcext:value-type="float">
            <text:p>0.194648149</text:p>
          </table:table-cell>
          <table:table-cell office:value-type="float" office:value="-0.0183816294260221" calcext:value-type="float">
            <text:p>-0.0183816294</text:p>
          </table:table-cell>
        </table:table-row>
        <table:table-row table:style-name="ro1">
          <table:table-cell office:value-type="string" calcext:value-type="string">
            <text:p>GO_0007005</text:p>
          </table:table-cell>
          <table:table-cell office:value-type="float" office:value="0.0537377257489173" calcext:value-type="float">
            <text:p>0.0537377257</text:p>
          </table:table-cell>
          <table:table-cell office:value-type="float" office:value="-0.123029388747687" calcext:value-type="float">
            <text:p>-0.1230293887</text:p>
          </table:table-cell>
        </table:table-row>
        <table:table-row table:style-name="ro1">
          <table:table-cell office:value-type="string" calcext:value-type="string">
            <text:p>GO_0030908</text:p>
          </table:table-cell>
          <table:table-cell office:value-type="float" office:value="0.20146415009662" calcext:value-type="float">
            <text:p>0.2014641501</text:p>
          </table:table-cell>
          <table:table-cell office:value-type="float" office:value="0.000781904272203836" calcext:value-type="float">
            <text:p>0.0007819043</text:p>
          </table:table-cell>
        </table:table-row>
        <table:table-row table:style-name="ro1">
          <table:table-cell office:value-type="string" calcext:value-type="string">
            <text:p>GO_0031554</text:p>
          </table:table-cell>
          <table:table-cell office:value-type="float" office:value="0.0277080367876078" calcext:value-type="float">
            <text:p>0.0277080368</text:p>
          </table:table-cell>
          <table:table-cell office:value-type="float" office:value="0.0365489796290623" calcext:value-type="float">
            <text:p>0.0365489796</text:p>
          </table:table-cell>
        </table:table-row>
        <table:table-row table:style-name="ro1">
          <table:table-cell office:value-type="string" calcext:value-type="string">
            <text:p>GO_0043085</text:p>
          </table:table-cell>
          <table:table-cell office:value-type="float" office:value="-0.180632549561927" calcext:value-type="float">
            <text:p>-0.1806325496</text:p>
          </table:table-cell>
          <table:table-cell office:value-type="float" office:value="-0.205888606979675" calcext:value-type="float">
            <text:p>-0.205888607</text:p>
          </table:table-cell>
        </table:table-row>
        <table:table-row table:style-name="ro1">
          <table:table-cell office:value-type="string" calcext:value-type="string">
            <text:p>GO_0007067</text:p>
          </table:table-cell>
          <table:table-cell office:value-type="float" office:value="0.0764564123158644" calcext:value-type="float">
            <text:p>0.0764564123</text:p>
          </table:table-cell>
          <table:table-cell office:value-type="float" office:value="-0.0735482196903115" calcext:value-type="float">
            <text:p>-0.0735482197</text:p>
          </table:table-cell>
        </table:table-row>
        <table:table-row table:style-name="ro1">
          <table:table-cell office:value-type="string" calcext:value-type="string">
            <text:p>GO_0006879</text:p>
          </table:table-cell>
          <table:table-cell office:value-type="float" office:value="-0.0895375845414947" calcext:value-type="float">
            <text:p>-0.0895375845</text:p>
          </table:table-cell>
          <table:table-cell office:value-type="float" office:value="-0.0208924463937283" calcext:value-type="float">
            <text:p>-0.0208924464</text:p>
          </table:table-cell>
        </table:table-row>
        <table:table-row table:style-name="ro1">
          <table:table-cell office:value-type="string" calcext:value-type="string">
            <text:p>GO_0048511</text:p>
          </table:table-cell>
          <table:table-cell office:value-type="float" office:value="-0.142242657683055" calcext:value-type="float">
            <text:p>-0.1422426577</text:p>
          </table:table-cell>
          <table:table-cell office:value-type="float" office:value="0.189449371738342" calcext:value-type="float">
            <text:p>0.1894493717</text:p>
          </table:table-cell>
        </table:table-row>
        <table:table-row table:style-name="ro1">
          <table:table-cell office:value-type="string" calcext:value-type="string">
            <text:p>GO_0010498</text:p>
          </table:table-cell>
          <table:table-cell office:value-type="float" office:value="0.166140035145318" calcext:value-type="float">
            <text:p>0.1661400351</text:p>
          </table:table-cell>
          <table:table-cell office:value-type="float" office:value="-0.00746448111336098" calcext:value-type="float">
            <text:p>-0.0074644811</text:p>
          </table:table-cell>
        </table:table-row>
        <table:table-row table:style-name="ro1">
          <table:table-cell office:value-type="string" calcext:value-type="string">
            <text:p>GO_0009098</text:p>
          </table:table-cell>
          <table:table-cell office:value-type="float" office:value="0.135068631121171" calcext:value-type="float">
            <text:p>0.1350686311</text:p>
          </table:table-cell>
          <table:table-cell office:value-type="float" office:value="0.00156924250046188" calcext:value-type="float">
            <text:p>0.0015692425</text:p>
          </table:table-cell>
        </table:table-row>
        <table:table-row table:style-name="ro1">
          <table:table-cell office:value-type="string" calcext:value-type="string">
            <text:p>GO_0046688</text:p>
          </table:table-cell>
          <table:table-cell office:value-type="float" office:value="0.196841625406585" calcext:value-type="float">
            <text:p>0.1968416254</text:p>
          </table:table-cell>
          <table:table-cell office:value-type="float" office:value="-0.0141796413337368" calcext:value-type="float">
            <text:p>-0.0141796413</text:p>
          </table:table-cell>
        </table:table-row>
        <table:table-row table:style-name="ro1">
          <table:table-cell office:value-type="string" calcext:value-type="string">
            <text:p>GO_0045905</text:p>
          </table:table-cell>
          <table:table-cell office:value-type="float" office:value="-0.0592659780779471" calcext:value-type="float">
            <text:p>-0.0592659781</text:p>
          </table:table-cell>
          <table:table-cell office:value-type="float" office:value="0.0120196126351221" calcext:value-type="float">
            <text:p>0.0120196126</text:p>
          </table:table-cell>
        </table:table-row>
        <table:table-row table:style-name="ro1">
          <table:table-cell office:value-type="string" calcext:value-type="string">
            <text:p>GO_0009117</text:p>
          </table:table-cell>
          <table:table-cell office:value-type="float" office:value="0.151138123574813" calcext:value-type="float">
            <text:p>0.1511381236</text:p>
          </table:table-cell>
          <table:table-cell office:value-type="float" office:value="-0.00392539818702865" calcext:value-type="float">
            <text:p>-0.0039253982</text:p>
          </table:table-cell>
        </table:table-row>
        <table:table-row table:style-name="ro1">
          <table:table-cell office:value-type="string" calcext:value-type="string">
            <text:p>GO_0006493</text:p>
          </table:table-cell>
          <table:table-cell office:value-type="float" office:value="0.171154803111626" calcext:value-type="float">
            <text:p>0.1711548031</text:p>
          </table:table-cell>
          <table:table-cell office:value-type="float" office:value="-0.014391983373815" calcext:value-type="float">
            <text:p>-0.0143919834</text:p>
          </table:table-cell>
        </table:table-row>
        <table:table-row table:style-name="ro1">
          <table:table-cell office:value-type="string" calcext:value-type="string">
            <text:p>GO_0019281</text:p>
          </table:table-cell>
          <table:table-cell office:value-type="float" office:value="0.168267213271574" calcext:value-type="float">
            <text:p>0.1682672133</text:p>
          </table:table-cell>
          <table:table-cell office:value-type="float" office:value="-0.0109780206095375" calcext:value-type="float">
            <text:p>-0.0109780206</text:p>
          </table:table-cell>
        </table:table-row>
        <table:table-row table:style-name="ro1">
          <table:table-cell office:value-type="string" calcext:value-type="string">
            <text:p>GO_0042128</text:p>
          </table:table-cell>
          <table:table-cell office:value-type="float" office:value="0.125047548156456" calcext:value-type="float">
            <text:p>0.1250475482</text:p>
          </table:table-cell>
          <table:table-cell office:value-type="float" office:value="-0.00138984845523375" calcext:value-type="float">
            <text:p>-0.0013898485</text:p>
          </table:table-cell>
        </table:table-row>
        <table:table-row table:style-name="ro1">
          <table:table-cell office:value-type="string" calcext:value-type="string">
            <text:p>GO_0015708</text:p>
          </table:table-cell>
          <table:table-cell office:value-type="float" office:value="-0.267527898470893" calcext:value-type="float">
            <text:p>-0.2675278985</text:p>
          </table:table-cell>
          <table:table-cell office:value-type="float" office:value="0.0804774901811513" calcext:value-type="float">
            <text:p>0.0804774902</text:p>
          </table:table-cell>
        </table:table-row>
        <table:table-row table:style-name="ro1">
          <table:table-cell office:value-type="string" calcext:value-type="string">
            <text:p>GO_0005992</text:p>
          </table:table-cell>
          <table:table-cell office:value-type="float" office:value="0.123848788471771" calcext:value-type="float">
            <text:p>0.1238487885</text:p>
          </table:table-cell>
          <table:table-cell office:value-type="float" office:value="-0.0168821554708167" calcext:value-type="float">
            <text:p>-0.0168821555</text:p>
          </table:table-cell>
        </table:table-row>
        <table:table-row table:style-name="ro1">
          <table:table-cell office:value-type="string" calcext:value-type="string">
            <text:p>GO_0000256</text:p>
          </table:table-cell>
          <table:table-cell office:value-type="float" office:value="0.179685324143998" calcext:value-type="float">
            <text:p>0.1796853241</text:p>
          </table:table-cell>
          <table:table-cell office:value-type="float" office:value="-0.00953240535286699" calcext:value-type="float">
            <text:p>-0.0095324054</text:p>
          </table:table-cell>
        </table:table-row>
        <table:table-row table:style-name="ro1">
          <table:table-cell office:value-type="string" calcext:value-type="string">
            <text:p>GO_0019475</text:p>
          </table:table-cell>
          <table:table-cell office:value-type="float" office:value="0.170071640645742" calcext:value-type="float">
            <text:p>0.1700716406</text:p>
          </table:table-cell>
          <table:table-cell office:value-type="float" office:value="-0.0142131027495586" calcext:value-type="float">
            <text:p>-0.0142131027</text:p>
          </table:table-cell>
        </table:table-row>
        <table:table-row table:style-name="ro1">
          <table:table-cell office:value-type="string" calcext:value-type="string">
            <text:p>GO_0006412</text:p>
          </table:table-cell>
          <table:table-cell office:value-type="float" office:value="-0.0894949076454827" calcext:value-type="float">
            <text:p>-0.0894949076</text:p>
          </table:table-cell>
          <table:table-cell office:value-type="float" office:value="0.052582157547785" calcext:value-type="float">
            <text:p>0.0525821575</text:p>
          </table:table-cell>
        </table:table-row>
        <table:table-row table:style-name="ro1">
          <table:table-cell office:value-type="string" calcext:value-type="string">
            <text:p>GO_0034453</text:p>
          </table:table-cell>
          <table:table-cell office:value-type="float" office:value="-0.166183400295849" calcext:value-type="float">
            <text:p>-0.1661834003</text:p>
          </table:table-cell>
          <table:table-cell office:value-type="float" office:value="-0.18818883779473" calcext:value-type="float">
            <text:p>-0.1881888378</text:p>
          </table:table-cell>
        </table:table-row>
        <table:table-row table:style-name="ro1">
          <table:table-cell office:value-type="string" calcext:value-type="string">
            <text:p>GO_0016310</text:p>
          </table:table-cell>
          <table:table-cell office:value-type="float" office:value="0.0521143600267146" calcext:value-type="float">
            <text:p>0.05211436</text:p>
          </table:table-cell>
          <table:table-cell office:value-type="float" office:value="-0.0178273957048951" calcext:value-type="float">
            <text:p>-0.0178273957</text:p>
          </table:table-cell>
        </table:table-row>
        <table:table-row table:style-name="ro1">
          <table:table-cell office:value-type="string" calcext:value-type="string">
            <text:p>GO_0000723</text:p>
          </table:table-cell>
          <table:table-cell office:value-type="float" office:value="0.132292603752205" calcext:value-type="float">
            <text:p>0.1322926038</text:p>
          </table:table-cell>
          <table:table-cell office:value-type="float" office:value="-0.0180611108533382" calcext:value-type="float">
            <text:p>-0.0180611109</text:p>
          </table:table-cell>
        </table:table-row>
        <table:table-row table:style-name="ro1">
          <table:table-cell office:value-type="string" calcext:value-type="string">
            <text:p>GO_0048544</text:p>
          </table:table-cell>
          <table:table-cell office:value-type="float" office:value="-0.055447292573126" calcext:value-type="float">
            <text:p>-0.0554472926</text:p>
          </table:table-cell>
          <table:table-cell office:value-type="float" office:value="0.155979267235606" calcext:value-type="float">
            <text:p>0.1559792672</text:p>
          </table:table-cell>
        </table:table-row>
        <table:table-row table:style-name="ro1">
          <table:table-cell office:value-type="string" calcext:value-type="string">
            <text:p>GO_0009253</text:p>
          </table:table-cell>
          <table:table-cell office:value-type="float" office:value="0.154457281388838" calcext:value-type="float">
            <text:p>0.1544572814</text:p>
          </table:table-cell>
          <table:table-cell office:value-type="float" office:value="-0.0070957159261961" calcext:value-type="float">
            <text:p>-0.0070957159</text:p>
          </table:table-cell>
        </table:table-row>
        <table:table-row table:style-name="ro1">
          <table:table-cell office:value-type="string" calcext:value-type="string">
            <text:p>GO_0015886</text:p>
          </table:table-cell>
          <table:table-cell office:value-type="float" office:value="0.177647211585812" calcext:value-type="float">
            <text:p>0.1776472116</text:p>
          </table:table-cell>
          <table:table-cell office:value-type="float" office:value="-0.0144552466404766" calcext:value-type="float">
            <text:p>-0.0144552466</text:p>
          </table:table-cell>
        </table:table-row>
        <table:table-row table:style-name="ro1">
          <table:table-cell office:value-type="string" calcext:value-type="string">
            <text:p>GO_0051782</text:p>
          </table:table-cell>
          <table:table-cell office:value-type="float" office:value="0.23921218231111" calcext:value-type="float">
            <text:p>0.2392121823</text:p>
          </table:table-cell>
          <table:table-cell office:value-type="float" office:value="-0.0352214206935793" calcext:value-type="float">
            <text:p>-0.0352214207</text:p>
          </table:table-cell>
        </table:table-row>
        <table:table-row table:style-name="ro1">
          <table:table-cell office:value-type="string" calcext:value-type="string">
            <text:p>GO_0050909</text:p>
          </table:table-cell>
          <table:table-cell office:value-type="float" office:value="-0.137438059318305" calcext:value-type="float">
            <text:p>-0.1374380593</text:p>
          </table:table-cell>
          <table:table-cell office:value-type="float" office:value="-0.0206855815928968" calcext:value-type="float">
            <text:p>-0.0206855816</text:p>
          </table:table-cell>
        </table:table-row>
        <table:table-row table:style-name="ro1">
          <table:table-cell office:value-type="string" calcext:value-type="string">
            <text:p>GO_0030259</text:p>
          </table:table-cell>
          <table:table-cell office:value-type="float" office:value="0.171458045579446" calcext:value-type="float">
            <text:p>0.1714580456</text:p>
          </table:table-cell>
          <table:table-cell office:value-type="float" office:value="-0.0139268178001871" calcext:value-type="float">
            <text:p>-0.0139268178</text:p>
          </table:table-cell>
        </table:table-row>
        <table:table-row table:style-name="ro1">
          <table:table-cell office:value-type="string" calcext:value-type="string">
            <text:p>GO_0002143</text:p>
          </table:table-cell>
          <table:table-cell office:value-type="float" office:value="-0.132900485043145" calcext:value-type="float">
            <text:p>-0.132900485</text:p>
          </table:table-cell>
          <table:table-cell office:value-type="float" office:value="0.0040932543376664" calcext:value-type="float">
            <text:p>0.0040932543</text:p>
          </table:table-cell>
        </table:table-row>
        <table:table-row table:style-name="ro1">
          <table:table-cell office:value-type="string" calcext:value-type="string">
            <text:p>GO_0009772</text:p>
          </table:table-cell>
          <table:table-cell office:value-type="float" office:value="-0.269078395218624" calcext:value-type="float">
            <text:p>-0.2690783952</text:p>
          </table:table-cell>
          <table:table-cell office:value-type="float" office:value="0.0233011165788652" calcext:value-type="float">
            <text:p>0.0233011166</text:p>
          </table:table-cell>
        </table:table-row>
        <table:table-row table:style-name="ro1">
          <table:table-cell office:value-type="string" calcext:value-type="string">
            <text:p>GO_0006887</text:p>
          </table:table-cell>
          <table:table-cell office:value-type="float" office:value="-0.116294100307239" calcext:value-type="float">
            <text:p>-0.1162941003</text:p>
          </table:table-cell>
          <table:table-cell office:value-type="float" office:value="-0.0434055647190994" calcext:value-type="float">
            <text:p>-0.0434055647</text:p>
          </table:table-cell>
        </table:table-row>
        <table:table-row table:style-name="ro1">
          <table:table-cell office:value-type="string" calcext:value-type="string">
            <text:p>GO_0032324</text:p>
          </table:table-cell>
          <table:table-cell office:value-type="float" office:value="0.169561125110286" calcext:value-type="float">
            <text:p>0.1695611251</text:p>
          </table:table-cell>
          <table:table-cell office:value-type="float" office:value="-0.0170038166165512" calcext:value-type="float">
            <text:p>-0.0170038166</text:p>
          </table:table-cell>
        </table:table-row>
        <table:table-row table:style-name="ro1">
          <table:table-cell office:value-type="string" calcext:value-type="string">
            <text:p>GO_0035023</text:p>
          </table:table-cell>
          <table:table-cell office:value-type="float" office:value="-0.23168643577102" calcext:value-type="float">
            <text:p>-0.2316864358</text:p>
          </table:table-cell>
          <table:table-cell office:value-type="float" office:value="-0.0544589346965683" calcext:value-type="float">
            <text:p>-0.0544589347</text:p>
          </table:table-cell>
        </table:table-row>
        <table:table-row table:style-name="ro1">
          <table:table-cell office:value-type="string" calcext:value-type="string">
            <text:p>GO_0019354</text:p>
          </table:table-cell>
          <table:table-cell office:value-type="float" office:value="0.180919178325856" calcext:value-type="float">
            <text:p>0.1809191783</text:p>
          </table:table-cell>
          <table:table-cell office:value-type="float" office:value="-0.0173535707000538" calcext:value-type="float">
            <text:p>-0.0173535707</text:p>
          </table:table-cell>
        </table:table-row>
        <table:table-row table:style-name="ro1">
          <table:table-cell office:value-type="string" calcext:value-type="string">
            <text:p>GO_0009231</text:p>
          </table:table-cell>
          <table:table-cell office:value-type="float" office:value="0.156472273159726" calcext:value-type="float">
            <text:p>0.1564722732</text:p>
          </table:table-cell>
          <table:table-cell office:value-type="float" office:value="-0.00332148102580599" calcext:value-type="float">
            <text:p>-0.003321481</text:p>
          </table:table-cell>
        </table:table-row>
        <table:table-row table:style-name="ro1">
          <table:table-cell office:value-type="string" calcext:value-type="string">
            <text:p>GO_0006308</text:p>
          </table:table-cell>
          <table:table-cell office:value-type="float" office:value="0.152486312462167" calcext:value-type="float">
            <text:p>0.1524863125</text:p>
          </table:table-cell>
          <table:table-cell office:value-type="float" office:value="-0.00788466326610507" calcext:value-type="float">
            <text:p>-0.0078846633</text:p>
          </table:table-cell>
        </table:table-row>
        <table:table-row table:style-name="ro1">
          <table:table-cell office:value-type="string" calcext:value-type="string">
            <text:p>GO_0009405</text:p>
          </table:table-cell>
          <table:table-cell office:value-type="float" office:value="0.0304227565948153" calcext:value-type="float">
            <text:p>0.0304227566</text:p>
          </table:table-cell>
          <table:table-cell office:value-type="float" office:value="0.0155480733353928" calcext:value-type="float">
            <text:p>0.0155480733</text:p>
          </table:table-cell>
        </table:table-row>
        <table:table-row table:style-name="ro1">
          <table:table-cell office:value-type="string" calcext:value-type="string">
            <text:p>GO_0030488</text:p>
          </table:table-cell>
          <table:table-cell office:value-type="float" office:value="0.151281714902157" calcext:value-type="float">
            <text:p>0.1512817149</text:p>
          </table:table-cell>
          <table:table-cell office:value-type="float" office:value="-0.0202138987318234" calcext:value-type="float">
            <text:p>-0.0202138987</text:p>
          </table:table-cell>
        </table:table-row>
        <table:table-row table:style-name="ro1">
          <table:table-cell office:value-type="string" calcext:value-type="string">
            <text:p>GO_0006414</text:p>
          </table:table-cell>
          <table:table-cell office:value-type="float" office:value="0.00951390044963107" calcext:value-type="float">
            <text:p>0.0095139004</text:p>
          </table:table-cell>
          <table:table-cell office:value-type="float" office:value="0.0290766811748941" calcext:value-type="float">
            <text:p>0.0290766812</text:p>
          </table:table-cell>
        </table:table-row>
        <table:table-row table:style-name="ro1">
          <table:table-cell office:value-type="string" calcext:value-type="string">
            <text:p>GO_0022904</text:p>
          </table:table-cell>
          <table:table-cell office:value-type="float" office:value="-0.151644345186132" calcext:value-type="float">
            <text:p>-0.1516443452</text:p>
          </table:table-cell>
          <table:table-cell office:value-type="float" office:value="0.00187607002035721" calcext:value-type="float">
            <text:p>0.00187607</text:p>
          </table:table-cell>
        </table:table-row>
        <table:table-row table:style-name="ro1">
          <table:table-cell office:value-type="string" calcext:value-type="string">
            <text:p>GO_0031221</text:p>
          </table:table-cell>
          <table:table-cell office:value-type="float" office:value="-0.0513946560895788" calcext:value-type="float">
            <text:p>-0.0513946561</text:p>
          </table:table-cell>
          <table:table-cell office:value-type="float" office:value="-0.0359848191780417" calcext:value-type="float">
            <text:p>-0.0359848192</text:p>
          </table:table-cell>
        </table:table-row>
        <table:table-row table:style-name="ro1">
          <table:table-cell office:value-type="string" calcext:value-type="string">
            <text:p>GO_0006827</text:p>
          </table:table-cell>
          <table:table-cell office:value-type="float" office:value="0.145740340315961" calcext:value-type="float">
            <text:p>0.1457403403</text:p>
          </table:table-cell>
          <table:table-cell office:value-type="float" office:value="0.00367989239650264" calcext:value-type="float">
            <text:p>0.0036798924</text:p>
          </table:table-cell>
        </table:table-row>
        <table:table-row table:style-name="ro1">
          <table:table-cell office:value-type="string" calcext:value-type="string">
            <text:p>GO_0009086</text:p>
          </table:table-cell>
          <table:table-cell office:value-type="float" office:value="0.177356582936815" calcext:value-type="float">
            <text:p>0.1773565829</text:p>
          </table:table-cell>
          <table:table-cell office:value-type="float" office:value="-0.0114352218563847" calcext:value-type="float">
            <text:p>-0.0114352219</text:p>
          </table:table-cell>
        </table:table-row>
        <table:table-row table:style-name="ro1">
          <table:table-cell office:value-type="string" calcext:value-type="string">
            <text:p>GO_0009089</text:p>
          </table:table-cell>
          <table:table-cell office:value-type="float" office:value="0.161406911482629" calcext:value-type="float">
            <text:p>0.1614069115</text:p>
          </table:table-cell>
          <table:table-cell office:value-type="float" office:value="-0.00896294922929524" calcext:value-type="float">
            <text:p>-0.0089629492</text:p>
          </table:table-cell>
        </table:table-row>
        <table:table-row table:style-name="ro1">
          <table:table-cell office:value-type="string" calcext:value-type="string">
            <text:p>GO_0042546</text:p>
          </table:table-cell>
          <table:table-cell office:value-type="float" office:value="0.242063746344345" calcext:value-type="float">
            <text:p>0.2420637463</text:p>
          </table:table-cell>
          <table:table-cell office:value-type="float" office:value="-0.0146255666339587" calcext:value-type="float">
            <text:p>-0.0146255666</text:p>
          </table:table-cell>
        </table:table-row>
        <table:table-row table:style-name="ro1">
          <table:table-cell office:value-type="string" calcext:value-type="string">
            <text:p>GO_0046685</text:p>
          </table:table-cell>
          <table:table-cell office:value-type="float" office:value="-0.171780837736106" calcext:value-type="float">
            <text:p>-0.1717808377</text:p>
          </table:table-cell>
          <table:table-cell office:value-type="float" office:value="0.0208208091196461" calcext:value-type="float">
            <text:p>0.0208208091</text:p>
          </table:table-cell>
        </table:table-row>
        <table:table-row table:style-name="ro1">
          <table:table-cell office:value-type="string" calcext:value-type="string">
            <text:p>GO_0008616</text:p>
          </table:table-cell>
          <table:table-cell office:value-type="float" office:value="0.173225549946968" calcext:value-type="float">
            <text:p>0.1732255499</text:p>
          </table:table-cell>
          <table:table-cell office:value-type="float" office:value="-0.0120697139916923" calcext:value-type="float">
            <text:p>-0.012069714</text:p>
          </table:table-cell>
        </table:table-row>
        <table:table-row table:style-name="ro1">
          <table:table-cell office:value-type="string" calcext:value-type="string">
            <text:p>GO_0006228</text:p>
          </table:table-cell>
          <table:table-cell office:value-type="float" office:value="0.024400652639243" calcext:value-type="float">
            <text:p>0.0244006526</text:p>
          </table:table-cell>
          <table:table-cell office:value-type="float" office:value="0.00151323815285502" calcext:value-type="float">
            <text:p>0.0015132382</text:p>
          </table:table-cell>
        </table:table-row>
        <table:table-row table:style-name="ro1">
          <table:table-cell office:value-type="string" calcext:value-type="string">
            <text:p>GO_0019722</text:p>
          </table:table-cell>
          <table:table-cell office:value-type="float" office:value="-0.196888290581179" calcext:value-type="float">
            <text:p>-0.1968882906</text:p>
          </table:table-cell>
          <table:table-cell office:value-type="float" office:value="-0.25068885921685" calcext:value-type="float">
            <text:p>-0.2506888592</text:p>
          </table:table-cell>
        </table:table-row>
        <table:table-row table:style-name="ro1">
          <table:table-cell office:value-type="string" calcext:value-type="string">
            <text:p>GO_0005993</text:p>
          </table:table-cell>
          <table:table-cell office:value-type="float" office:value="0.235883828030534" calcext:value-type="float">
            <text:p>0.235883828</text:p>
          </table:table-cell>
          <table:table-cell office:value-type="float" office:value="-0.0809753508080856" calcext:value-type="float">
            <text:p>-0.0809753508</text:p>
          </table:table-cell>
        </table:table-row>
        <table:table-row table:style-name="ro1">
          <table:table-cell office:value-type="string" calcext:value-type="string">
            <text:p>GO_0006366</text:p>
          </table:table-cell>
          <table:table-cell office:value-type="float" office:value="-0.176236329417743" calcext:value-type="float">
            <text:p>-0.1762363294</text:p>
          </table:table-cell>
          <table:table-cell office:value-type="float" office:value="-0.071490642034865" calcext:value-type="float">
            <text:p>-0.071490642</text:p>
          </table:table-cell>
        </table:table-row>
        <table:table-row table:style-name="ro1">
          <table:table-cell office:value-type="string" calcext:value-type="string">
            <text:p>GO_0006109</text:p>
          </table:table-cell>
          <table:table-cell office:value-type="float" office:value="-0.0268155126346527" calcext:value-type="float">
            <text:p>-0.0268155126</text:p>
          </table:table-cell>
          <table:table-cell office:value-type="float" office:value="0.0369437041902493" calcext:value-type="float">
            <text:p>0.0369437042</text:p>
          </table:table-cell>
        </table:table-row>
        <table:table-row table:style-name="ro1">
          <table:table-cell office:value-type="string" calcext:value-type="string">
            <text:p>GO_0019290</text:p>
          </table:table-cell>
          <table:table-cell office:value-type="float" office:value="0.240135755696258" calcext:value-type="float">
            <text:p>0.2401357557</text:p>
          </table:table-cell>
          <table:table-cell office:value-type="float" office:value="-0.00772236544211516" calcext:value-type="float">
            <text:p>-0.0077223654</text:p>
          </table:table-cell>
        </table:table-row>
        <table:table-row table:style-name="ro1">
          <table:table-cell office:value-type="string" calcext:value-type="string">
            <text:p>GO_0019646</text:p>
          </table:table-cell>
          <table:table-cell office:value-type="float" office:value="0.0633669723353698" calcext:value-type="float">
            <text:p>0.0633669723</text:p>
          </table:table-cell>
          <table:table-cell office:value-type="float" office:value="-0.00764037240304853" calcext:value-type="float">
            <text:p>-0.0076403724</text:p>
          </table:table-cell>
        </table:table-row>
        <table:table-row table:style-name="ro1">
          <table:table-cell office:value-type="string" calcext:value-type="string">
            <text:p>GO_0006468</text:p>
          </table:table-cell>
          <table:table-cell office:value-type="float" office:value="0.0946233000492543" calcext:value-type="float">
            <text:p>0.0946233</text:p>
          </table:table-cell>
          <table:table-cell office:value-type="float" office:value="-0.0173800020036377" calcext:value-type="float">
            <text:p>-0.017380002</text:p>
          </table:table-cell>
        </table:table-row>
        <table:table-row table:style-name="ro1">
          <table:table-cell office:value-type="string" calcext:value-type="string">
            <text:p>GO_0015774</text:p>
          </table:table-cell>
          <table:table-cell office:value-type="float" office:value="0.0960132854214567" calcext:value-type="float">
            <text:p>0.0960132854</text:p>
          </table:table-cell>
          <table:table-cell office:value-type="float" office:value="0.00737207508952171" calcext:value-type="float">
            <text:p>0.0073720751</text:p>
          </table:table-cell>
        </table:table-row>
        <table:table-row table:style-name="ro1">
          <table:table-cell office:value-type="string" calcext:value-type="string">
            <text:p>GO_0016573</text:p>
          </table:table-cell>
          <table:table-cell office:value-type="float" office:value="-0.253875474960614" calcext:value-type="float">
            <text:p>-0.253875475</text:p>
          </table:table-cell>
          <table:table-cell office:value-type="float" office:value="-0.0318720881261786" calcext:value-type="float">
            <text:p>-0.0318720881</text:p>
          </table:table-cell>
        </table:table-row>
        <table:table-row table:style-name="ro1">
          <table:table-cell office:value-type="string" calcext:value-type="string">
            <text:p>GO_0007049</text:p>
          </table:table-cell>
          <table:table-cell office:value-type="float" office:value="0.110360578181232" calcext:value-type="float">
            <text:p>0.1103605782</text:p>
          </table:table-cell>
          <table:table-cell office:value-type="float" office:value="-0.00587982203073688" calcext:value-type="float">
            <text:p>-0.005879822</text:p>
          </table:table-cell>
        </table:table-row>
        <table:table-row table:style-name="ro1">
          <table:table-cell office:value-type="string" calcext:value-type="string">
            <text:p>GO_0042916</text:p>
          </table:table-cell>
          <table:table-cell office:value-type="float" office:value="0.190537154643155" calcext:value-type="float">
            <text:p>0.1905371546</text:p>
          </table:table-cell>
          <table:table-cell office:value-type="float" office:value="-0.0392697572658256" calcext:value-type="float">
            <text:p>-0.0392697573</text:p>
          </table:table-cell>
        </table:table-row>
        <table:table-row table:style-name="ro1">
          <table:table-cell office:value-type="string" calcext:value-type="string">
            <text:p>GO_0009403</text:p>
          </table:table-cell>
          <table:table-cell office:value-type="float" office:value="0.116057044489209" calcext:value-type="float">
            <text:p>0.1160570445</text:p>
          </table:table-cell>
          <table:table-cell office:value-type="float" office:value="-0.00849786884387011" calcext:value-type="float">
            <text:p>-0.0084978688</text:p>
          </table:table-cell>
        </table:table-row>
        <table:table-row table:style-name="ro1">
          <table:table-cell office:value-type="string" calcext:value-type="string">
            <text:p>GO_0006418</text:p>
          </table:table-cell>
          <table:table-cell office:value-type="float" office:value="0.150554623888919" calcext:value-type="float">
            <text:p>0.1505546239</text:p>
          </table:table-cell>
          <table:table-cell office:value-type="float" office:value="-0.00655307068967889" calcext:value-type="float">
            <text:p>-0.0065530707</text:p>
          </table:table-cell>
        </table:table-row>
        <table:table-row table:style-name="ro1">
          <table:table-cell office:value-type="string" calcext:value-type="string">
            <text:p>GO_0006260</text:p>
          </table:table-cell>
          <table:table-cell office:value-type="float" office:value="-0.0957643679322174" calcext:value-type="float">
            <text:p>-0.0957643679</text:p>
          </table:table-cell>
          <table:table-cell office:value-type="float" office:value="-0.00732730904998078" calcext:value-type="float">
            <text:p>-0.007327309</text:p>
          </table:table-cell>
        </table:table-row>
        <table:table-row table:style-name="ro1">
          <table:table-cell office:value-type="string" calcext:value-type="string">
            <text:p>GO_0006284</text:p>
          </table:table-cell>
          <table:table-cell office:value-type="float" office:value="0.201181768635663" calcext:value-type="float">
            <text:p>0.2011817686</text:p>
          </table:table-cell>
          <table:table-cell office:value-type="float" office:value="-0.016419518739639" calcext:value-type="float">
            <text:p>-0.0164195187</text:p>
          </table:table-cell>
        </table:table-row>
        <table:table-row table:style-name="ro1">
          <table:table-cell office:value-type="string" calcext:value-type="string">
            <text:p>GO_0006488</text:p>
          </table:table-cell>
          <table:table-cell office:value-type="float" office:value="0.0042319440484128" calcext:value-type="float">
            <text:p>0.004231944</text:p>
          </table:table-cell>
          <table:table-cell office:value-type="float" office:value="0.0590594432334823" calcext:value-type="float">
            <text:p>0.0590594432</text:p>
          </table:table-cell>
        </table:table-row>
        <table:table-row table:style-name="ro1">
          <table:table-cell office:value-type="string" calcext:value-type="string">
            <text:p>GO_0009264</text:p>
          </table:table-cell>
          <table:table-cell office:value-type="float" office:value="0.194267978938117" calcext:value-type="float">
            <text:p>0.1942679789</text:p>
          </table:table-cell>
          <table:table-cell office:value-type="float" office:value="-0.0154767272991309" calcext:value-type="float">
            <text:p>-0.0154767273</text:p>
          </table:table-cell>
        </table:table-row>
        <table:table-row table:style-name="ro1">
          <table:table-cell office:value-type="string" calcext:value-type="string">
            <text:p>GO_0017009</text:p>
          </table:table-cell>
          <table:table-cell office:value-type="float" office:value="-0.231106090119959" calcext:value-type="float">
            <text:p>-0.2311060901</text:p>
          </table:table-cell>
          <table:table-cell office:value-type="float" office:value="0.216237902372845" calcext:value-type="float">
            <text:p>0.2162379024</text:p>
          </table:table-cell>
        </table:table-row>
        <table:table-row table:style-name="ro1">
          <table:table-cell office:value-type="string" calcext:value-type="string">
            <text:p>GO_0030416</text:p>
          </table:table-cell>
          <table:table-cell office:value-type="float" office:value="0.110902742274787" calcext:value-type="float">
            <text:p>0.1109027423</text:p>
          </table:table-cell>
          <table:table-cell office:value-type="float" office:value="0.000291165956277731" calcext:value-type="float">
            <text:p>0.000291166</text:p>
          </table:table-cell>
        </table:table-row>
        <table:table-row table:style-name="ro1">
          <table:table-cell office:value-type="string" calcext:value-type="string">
            <text:p>GO_0006071</text:p>
          </table:table-cell>
          <table:table-cell office:value-type="float" office:value="0.0730826105942647" calcext:value-type="float">
            <text:p>0.0730826106</text:p>
          </table:table-cell>
          <table:table-cell office:value-type="float" office:value="0.0111684787526497" calcext:value-type="float">
            <text:p>0.0111684788</text:p>
          </table:table-cell>
        </table:table-row>
        <table:table-row table:style-name="ro1">
          <table:table-cell office:value-type="string" calcext:value-type="string">
            <text:p>GO_0006432</text:p>
          </table:table-cell>
          <table:table-cell office:value-type="float" office:value="0.13531031064518" calcext:value-type="float">
            <text:p>0.1353103106</text:p>
          </table:table-cell>
          <table:table-cell office:value-type="float" office:value="-0.00145553270265981" calcext:value-type="float">
            <text:p>-0.0014555327</text:p>
          </table:table-cell>
        </table:table-row>
        <table:table-row table:style-name="ro1">
          <table:table-cell office:value-type="string" calcext:value-type="string">
            <text:p>GO_0006541</text:p>
          </table:table-cell>
          <table:table-cell office:value-type="float" office:value="0.12882439084501" calcext:value-type="float">
            <text:p>0.1288243908</text:p>
          </table:table-cell>
          <table:table-cell office:value-type="float" office:value="-0.00673570555413296" calcext:value-type="float">
            <text:p>-0.0067357056</text:p>
          </table:table-cell>
        </table:table-row>
        <table:table-row table:style-name="ro1">
          <table:table-cell office:value-type="string" calcext:value-type="string">
            <text:p>GO_0006282</text:p>
          </table:table-cell>
          <table:table-cell office:value-type="float" office:value="0.179061516007414" calcext:value-type="float">
            <text:p>0.179061516</text:p>
          </table:table-cell>
          <table:table-cell office:value-type="float" office:value="-0.0113662993243844" calcext:value-type="float">
            <text:p>-0.0113662993</text:p>
          </table:table-cell>
        </table:table-row>
        <table:table-row table:style-name="ro1">
          <table:table-cell office:value-type="string" calcext:value-type="string">
            <text:p>GO_0016598</text:p>
          </table:table-cell>
          <table:table-cell office:value-type="float" office:value="0.144573227798526" calcext:value-type="float">
            <text:p>0.1445732278</text:p>
          </table:table-cell>
          <table:table-cell office:value-type="float" office:value="-0.0148844579014036" calcext:value-type="float">
            <text:p>-0.0148844579</text:p>
          </table:table-cell>
        </table:table-row>
        <table:table-row table:style-name="ro1">
          <table:table-cell office:value-type="string" calcext:value-type="string">
            <text:p>GO_0034968</text:p>
          </table:table-cell>
          <table:table-cell office:value-type="float" office:value="-0.162964239620657" calcext:value-type="float">
            <text:p>-0.1629642396</text:p>
          </table:table-cell>
          <table:table-cell office:value-type="float" office:value="-0.0593514725636537" calcext:value-type="float">
            <text:p>-0.0593514726</text:p>
          </table:table-cell>
        </table:table-row>
        <table:table-row table:style-name="ro1">
          <table:table-cell office:value-type="string" calcext:value-type="string">
            <text:p>GO_0006426</text:p>
          </table:table-cell>
          <table:table-cell office:value-type="float" office:value="0.16375445405656" calcext:value-type="float">
            <text:p>0.1637544541</text:p>
          </table:table-cell>
          <table:table-cell office:value-type="float" office:value="-0.0123736410939239" calcext:value-type="float">
            <text:p>-0.0123736411</text:p>
          </table:table-cell>
        </table:table-row>
        <table:table-row table:style-name="ro1">
          <table:table-cell office:value-type="string" calcext:value-type="string">
            <text:p>GO_0071107</text:p>
          </table:table-cell>
          <table:table-cell office:value-type="float" office:value="0.239139874338128" calcext:value-type="float">
            <text:p>0.2391398743</text:p>
          </table:table-cell>
          <table:table-cell office:value-type="float" office:value="-0.0171865780621703" calcext:value-type="float">
            <text:p>-0.0171865781</text:p>
          </table:table-cell>
        </table:table-row>
        <table:table-row table:style-name="ro1">
          <table:table-cell office:value-type="string" calcext:value-type="string">
            <text:p>GO_0010024</text:p>
          </table:table-cell>
          <table:table-cell office:value-type="float" office:value="-0.255016999309054" calcext:value-type="float">
            <text:p>-0.2550169993</text:p>
          </table:table-cell>
          <table:table-cell office:value-type="float" office:value="0.135975364567916" calcext:value-type="float">
            <text:p>0.1359753646</text:p>
          </table:table-cell>
        </table:table-row>
        <table:table-row table:style-name="ro1">
          <table:table-cell office:value-type="string" calcext:value-type="string">
            <text:p>GO_0046413</text:p>
          </table:table-cell>
          <table:table-cell office:value-type="float" office:value="0.241307236008111" calcext:value-type="float">
            <text:p>0.241307236</text:p>
          </table:table-cell>
          <table:table-cell office:value-type="float" office:value="-0.0166135735653805" calcext:value-type="float">
            <text:p>-0.0166135736</text:p>
          </table:table-cell>
        </table:table-row>
        <table:table-row table:style-name="ro1">
          <table:table-cell office:value-type="string" calcext:value-type="string">
            <text:p>GO_0000271</text:p>
          </table:table-cell>
          <table:table-cell office:value-type="float" office:value="0.189863723112581" calcext:value-type="float">
            <text:p>0.1898637231</text:p>
          </table:table-cell>
          <table:table-cell office:value-type="float" office:value="-0.0132434072767033" calcext:value-type="float">
            <text:p>-0.0132434073</text:p>
          </table:table-cell>
        </table:table-row>
        <table:table-row table:style-name="ro1">
          <table:table-cell office:value-type="string" calcext:value-type="string">
            <text:p>GO_0030071</text:p>
          </table:table-cell>
          <table:table-cell office:value-type="float" office:value="-0.108817200969398" calcext:value-type="float">
            <text:p>-0.108817201</text:p>
          </table:table-cell>
          <table:table-cell office:value-type="float" office:value="0.0299904283976485" calcext:value-type="float">
            <text:p>0.0299904284</text:p>
          </table:table-cell>
        </table:table-row>
        <table:table-row table:style-name="ro1">
          <table:table-cell office:value-type="string" calcext:value-type="string">
            <text:p>GO_0006633</text:p>
          </table:table-cell>
          <table:table-cell office:value-type="float" office:value="0.114841783110631" calcext:value-type="float">
            <text:p>0.1148417831</text:p>
          </table:table-cell>
          <table:table-cell office:value-type="float" office:value="-0.000938472106522965" calcext:value-type="float">
            <text:p>-0.0009384721</text:p>
          </table:table-cell>
        </table:table-row>
        <table:table-row table:style-name="ro1">
          <table:table-cell office:value-type="string" calcext:value-type="string">
            <text:p>GO_0019605</text:p>
          </table:table-cell>
          <table:table-cell office:value-type="float" office:value="-0.236651844252307" calcext:value-type="float">
            <text:p>-0.2366518443</text:p>
          </table:table-cell>
          <table:table-cell office:value-type="float" office:value="0.0546753980267379" calcext:value-type="float">
            <text:p>0.054675398</text:p>
          </table:table-cell>
        </table:table-row>
        <table:table-row table:style-name="ro1">
          <table:table-cell office:value-type="string" calcext:value-type="string">
            <text:p>GO_0030041</text:p>
          </table:table-cell>
          <table:table-cell office:value-type="float" office:value="-0.253367091656271" calcext:value-type="float">
            <text:p>-0.2533670917</text:p>
          </table:table-cell>
          <table:table-cell office:value-type="float" office:value="0.0208130564559694" calcext:value-type="float">
            <text:p>0.0208130565</text:p>
          </table:table-cell>
        </table:table-row>
        <table:table-row table:style-name="ro1">
          <table:table-cell office:value-type="string" calcext:value-type="string">
            <text:p>GO_0036065</text:p>
          </table:table-cell>
          <table:table-cell office:value-type="float" office:value="0.00934568933303339" calcext:value-type="float">
            <text:p>0.0093456893</text:p>
          </table:table-cell>
          <table:table-cell office:value-type="float" office:value="-0.0316727666755343" calcext:value-type="float">
            <text:p>-0.0316727667</text:p>
          </table:table-cell>
        </table:table-row>
        <table:table-row table:style-name="ro1">
          <table:table-cell office:value-type="string" calcext:value-type="string">
            <text:p>GO_0009306</text:p>
          </table:table-cell>
          <table:table-cell office:value-type="float" office:value="0.0741378528202822" calcext:value-type="float">
            <text:p>0.0741378528</text:p>
          </table:table-cell>
          <table:table-cell office:value-type="float" office:value="0.00676410914789916" calcext:value-type="float">
            <text:p>0.0067641091</text:p>
          </table:table-cell>
        </table:table-row>
        <table:table-row table:style-name="ro1">
          <table:table-cell office:value-type="string" calcext:value-type="string">
            <text:p>GO_0071805</text:p>
          </table:table-cell>
          <table:table-cell office:value-type="float" office:value="0.202835669141313" calcext:value-type="float">
            <text:p>0.2028356691</text:p>
          </table:table-cell>
          <table:table-cell office:value-type="float" office:value="-0.0288349502933403" calcext:value-type="float">
            <text:p>-0.0288349503</text:p>
          </table:table-cell>
        </table:table-row>
        <table:table-row table:style-name="ro1">
          <table:table-cell office:value-type="string" calcext:value-type="string">
            <text:p>GO_0009394</text:p>
          </table:table-cell>
          <table:table-cell office:value-type="float" office:value="0.162112676370462" calcext:value-type="float">
            <text:p>0.1621126764</text:p>
          </table:table-cell>
          <table:table-cell office:value-type="float" office:value="0.000763920008942375" calcext:value-type="float">
            <text:p>0.00076392</text:p>
          </table:table-cell>
        </table:table-row>
        <table:table-row table:style-name="ro1">
          <table:table-cell office:value-type="string" calcext:value-type="string">
            <text:p>GO_0006378</text:p>
          </table:table-cell>
          <table:table-cell office:value-type="float" office:value="-0.248629708545691" calcext:value-type="float">
            <text:p>-0.2486297085</text:p>
          </table:table-cell>
          <table:table-cell office:value-type="float" office:value="0.0311914887936861" calcext:value-type="float">
            <text:p>0.0311914888</text:p>
          </table:table-cell>
        </table:table-row>
        <table:table-row table:style-name="ro1">
          <table:table-cell office:value-type="string" calcext:value-type="string">
            <text:p>GO_0015936</text:p>
          </table:table-cell>
          <table:table-cell office:value-type="float" office:value="0.125522580974999" calcext:value-type="float">
            <text:p>0.125522581</text:p>
          </table:table-cell>
          <table:table-cell office:value-type="float" office:value="-0.0137267507572258" calcext:value-type="float">
            <text:p>-0.0137267508</text:p>
          </table:table-cell>
        </table:table-row>
        <table:table-row table:style-name="ro1">
          <table:table-cell office:value-type="string" calcext:value-type="string">
            <text:p>GO_0006106</text:p>
          </table:table-cell>
          <table:table-cell office:value-type="float" office:value="0.17033038134382" calcext:value-type="float">
            <text:p>0.1703303813</text:p>
          </table:table-cell>
          <table:table-cell office:value-type="float" office:value="-0.0216503335067343" calcext:value-type="float">
            <text:p>-0.0216503335</text:p>
          </table:table-cell>
        </table:table-row>
        <table:table-row table:style-name="ro1">
          <table:table-cell office:value-type="string" calcext:value-type="string">
            <text:p>GO_0006241</text:p>
          </table:table-cell>
          <table:table-cell office:value-type="float" office:value="0.024400652639243" calcext:value-type="float">
            <text:p>0.0244006526</text:p>
          </table:table-cell>
          <table:table-cell office:value-type="float" office:value="0.00151323815285502" calcext:value-type="float">
            <text:p>0.0015132382</text:p>
          </table:table-cell>
        </table:table-row>
        <table:table-row table:style-name="ro1">
          <table:table-cell office:value-type="string" calcext:value-type="string">
            <text:p>GO_0009271</text:p>
          </table:table-cell>
          <table:table-cell office:value-type="float" office:value="0.0770352657759923" calcext:value-type="float">
            <text:p>0.0770352658</text:p>
          </table:table-cell>
          <table:table-cell office:value-type="float" office:value="-0.029925841271753" calcext:value-type="float">
            <text:p>-0.0299258413</text:p>
          </table:table-cell>
        </table:table-row>
        <table:table-row table:style-name="ro1">
          <table:table-cell office:value-type="string" calcext:value-type="string">
            <text:p>GO_0006165</text:p>
          </table:table-cell>
          <table:table-cell office:value-type="float" office:value="0.024400652639243" calcext:value-type="float">
            <text:p>0.0244006526</text:p>
          </table:table-cell>
          <table:table-cell office:value-type="float" office:value="0.00151323815285502" calcext:value-type="float">
            <text:p>0.0015132382</text:p>
          </table:table-cell>
        </table:table-row>
        <table:table-row table:style-name="ro1">
          <table:table-cell office:value-type="string" calcext:value-type="string">
            <text:p>GO_0007205</text:p>
          </table:table-cell>
          <table:table-cell office:value-type="float" office:value="-0.197907581213377" calcext:value-type="float">
            <text:p>-0.1979075812</text:p>
          </table:table-cell>
          <table:table-cell office:value-type="float" office:value="-0.122299280753761" calcext:value-type="float">
            <text:p>-0.1222992808</text:p>
          </table:table-cell>
        </table:table-row>
        <table:table-row table:style-name="ro1">
          <table:table-cell office:value-type="string" calcext:value-type="string">
            <text:p>GO_0045040</text:p>
          </table:table-cell>
          <table:table-cell office:value-type="float" office:value="0.198952296639769" calcext:value-type="float">
            <text:p>0.1989522966</text:p>
          </table:table-cell>
          <table:table-cell office:value-type="float" office:value="-0.0569037270838235" calcext:value-type="float">
            <text:p>-0.0569037271</text:p>
          </table:table-cell>
        </table:table-row>
        <table:table-row table:style-name="ro1">
          <table:table-cell office:value-type="string" calcext:value-type="string">
            <text:p>GO_0008218</text:p>
          </table:table-cell>
          <table:table-cell office:value-type="float" office:value="0.194695781225683" calcext:value-type="float">
            <text:p>0.1946957812</text:p>
          </table:table-cell>
          <table:table-cell office:value-type="float" office:value="-0.00793542332597394" calcext:value-type="float">
            <text:p>-0.0079354233</text:p>
          </table:table-cell>
        </table:table-row>
        <table:table-row table:style-name="ro1">
          <table:table-cell office:value-type="string" calcext:value-type="string">
            <text:p>GO_0050708</text:p>
          </table:table-cell>
          <table:table-cell office:value-type="float" office:value="-0.0870138144316742" calcext:value-type="float">
            <text:p>-0.0870138144</text:p>
          </table:table-cell>
          <table:table-cell office:value-type="float" office:value="-0.0176787267098208" calcext:value-type="float">
            <text:p>-0.0176787267</text:p>
          </table:table-cell>
        </table:table-row>
        <table:table-row table:style-name="ro1">
          <table:table-cell office:value-type="string" calcext:value-type="string">
            <text:p>GO_0006013</text:p>
          </table:table-cell>
          <table:table-cell office:value-type="float" office:value="0.00160984264980997" calcext:value-type="float">
            <text:p>0.0016098426</text:p>
          </table:table-cell>
          <table:table-cell office:value-type="float" office:value="-0.0367486981996781" calcext:value-type="float">
            <text:p>-0.0367486982</text:p>
          </table:table-cell>
        </table:table-row>
        <table:table-row table:style-name="ro1">
          <table:table-cell office:value-type="string" calcext:value-type="string">
            <text:p>GO_0006725</text:p>
          </table:table-cell>
          <table:table-cell office:value-type="float" office:value="0.160427883574926" calcext:value-type="float">
            <text:p>0.1604278836</text:p>
          </table:table-cell>
          <table:table-cell office:value-type="float" office:value="-0.00528745438074573" calcext:value-type="float">
            <text:p>-0.0052874544</text:p>
          </table:table-cell>
        </table:table-row>
        <table:table-row table:style-name="ro1">
          <table:table-cell office:value-type="string" calcext:value-type="string">
            <text:p>GO_0006487</text:p>
          </table:table-cell>
          <table:table-cell office:value-type="float" office:value="-0.0648717606898057" calcext:value-type="float">
            <text:p>-0.0648717607</text:p>
          </table:table-cell>
          <table:table-cell office:value-type="float" office:value="-0.143197085943307" calcext:value-type="float">
            <text:p>-0.1431970859</text:p>
          </table:table-cell>
        </table:table-row>
        <table:table-row table:style-name="ro1">
          <table:table-cell office:value-type="string" calcext:value-type="string">
            <text:p>GO_0019083</text:p>
          </table:table-cell>
          <table:table-cell office:value-type="float" office:value="0.242612844564667" calcext:value-type="float">
            <text:p>0.2426128446</text:p>
          </table:table-cell>
          <table:table-cell office:value-type="float" office:value="-0.0075023332104821" calcext:value-type="float">
            <text:p>-0.0075023332</text:p>
          </table:table-cell>
        </table:table-row>
        <table:table-row table:style-name="ro1">
          <table:table-cell office:value-type="string" calcext:value-type="string">
            <text:p>GO_0043248</text:p>
          </table:table-cell>
          <table:table-cell office:value-type="float" office:value="0.0124725293642355" calcext:value-type="float">
            <text:p>0.0124725294</text:p>
          </table:table-cell>
          <table:table-cell office:value-type="float" office:value="-0.0512568998361604" calcext:value-type="float">
            <text:p>-0.0512568998</text:p>
          </table:table-cell>
        </table:table-row>
        <table:table-row table:style-name="ro1">
          <table:table-cell office:value-type="string" calcext:value-type="string">
            <text:p>GO_0000042</text:p>
          </table:table-cell>
          <table:table-cell office:value-type="float" office:value="-0.210769372114346" calcext:value-type="float">
            <text:p>-0.2107693721</text:p>
          </table:table-cell>
          <table:table-cell office:value-type="float" office:value="0.0772855013543768" calcext:value-type="float">
            <text:p>0.0772855014</text:p>
          </table:table-cell>
        </table:table-row>
        <table:table-row table:style-name="ro1">
          <table:table-cell office:value-type="string" calcext:value-type="string">
            <text:p>GO_0006605</text:p>
          </table:table-cell>
          <table:table-cell office:value-type="float" office:value="-0.0252037374975489" calcext:value-type="float">
            <text:p>-0.0252037375</text:p>
          </table:table-cell>
          <table:table-cell office:value-type="float" office:value="0.0395055686975288" calcext:value-type="float">
            <text:p>0.0395055687</text:p>
          </table:table-cell>
        </table:table-row>
        <table:table-row table:style-name="ro1">
          <table:table-cell office:value-type="string" calcext:value-type="string">
            <text:p>GO_0071436</text:p>
          </table:table-cell>
          <table:table-cell office:value-type="float" office:value="0.0274645570139089" calcext:value-type="float">
            <text:p>0.027464557</text:p>
          </table:table-cell>
          <table:table-cell office:value-type="float" office:value="0.069466429318383" calcext:value-type="float">
            <text:p>0.0694664293</text:p>
          </table:table-cell>
        </table:table-row>
        <table:table-row table:style-name="ro1">
          <table:table-cell office:value-type="string" calcext:value-type="string">
            <text:p>GO_0019064</text:p>
          </table:table-cell>
          <table:table-cell office:value-type="float" office:value="0.244604607280928" calcext:value-type="float">
            <text:p>0.2446046073</text:p>
          </table:table-cell>
          <table:table-cell office:value-type="float" office:value="0.0114260920296281" calcext:value-type="float">
            <text:p>0.011426092</text:p>
          </table:table-cell>
        </table:table-row>
        <table:table-row table:style-name="ro1">
          <table:table-cell office:value-type="string" calcext:value-type="string">
            <text:p>GO_0030833</text:p>
          </table:table-cell>
          <table:table-cell office:value-type="float" office:value="-0.252531327237269" calcext:value-type="float">
            <text:p>-0.2525313272</text:p>
          </table:table-cell>
          <table:table-cell office:value-type="float" office:value="0.00356316048768674" calcext:value-type="float">
            <text:p>0.0035631605</text:p>
          </table:table-cell>
        </table:table-row>
        <table:table-row table:style-name="ro1">
          <table:table-cell office:value-type="string" calcext:value-type="string">
            <text:p>GO_0015813</text:p>
          </table:table-cell>
          <table:table-cell office:value-type="float" office:value="0.162932965517725" calcext:value-type="float">
            <text:p>0.1629329655</text:p>
          </table:table-cell>
          <table:table-cell office:value-type="float" office:value="-0.0148799264082194" calcext:value-type="float">
            <text:p>-0.0148799264</text:p>
          </table:table-cell>
        </table:table-row>
        <table:table-row table:style-name="ro1">
          <table:table-cell office:value-type="string" calcext:value-type="string">
            <text:p>GO_0045892</text:p>
          </table:table-cell>
          <table:table-cell office:value-type="float" office:value="0.138157625341248" calcext:value-type="float">
            <text:p>0.1381576253</text:p>
          </table:table-cell>
          <table:table-cell office:value-type="float" office:value="-0.0130187550326736" calcext:value-type="float">
            <text:p>-0.013018755</text:p>
          </table:table-cell>
        </table:table-row>
        <table:table-row table:style-name="ro1">
          <table:table-cell office:value-type="string" calcext:value-type="string">
            <text:p>GO_0009291</text:p>
          </table:table-cell>
          <table:table-cell office:value-type="float" office:value="0.15441626328032" calcext:value-type="float">
            <text:p>0.1544162633</text:p>
          </table:table-cell>
          <table:table-cell office:value-type="float" office:value="-0.0146911433162396" calcext:value-type="float">
            <text:p>-0.0146911433</text:p>
          </table:table-cell>
        </table:table-row>
        <table:table-row table:style-name="ro1">
          <table:table-cell office:value-type="string" calcext:value-type="string">
            <text:p>GO_0006659</text:p>
          </table:table-cell>
          <table:table-cell office:value-type="float" office:value="-0.265348036455023" calcext:value-type="float">
            <text:p>-0.2653480365</text:p>
          </table:table-cell>
          <table:table-cell office:value-type="float" office:value="-0.0811785826901086" calcext:value-type="float">
            <text:p>-0.0811785827</text:p>
          </table:table-cell>
        </table:table-row>
        <table:table-row table:style-name="ro1">
          <table:table-cell office:value-type="string" calcext:value-type="string">
            <text:p>GO_0006368</text:p>
          </table:table-cell>
          <table:table-cell office:value-type="float" office:value="-0.254487954697415" calcext:value-type="float">
            <text:p>-0.2544879547</text:p>
          </table:table-cell>
          <table:table-cell office:value-type="float" office:value="-0.117988547662685" calcext:value-type="float">
            <text:p>-0.1179885477</text:p>
          </table:table-cell>
        </table:table-row>
        <table:table-row table:style-name="ro1">
          <table:table-cell office:value-type="string" calcext:value-type="string">
            <text:p>GO_0002949</text:p>
          </table:table-cell>
          <table:table-cell office:value-type="float" office:value="0.181107150989628" calcext:value-type="float">
            <text:p>0.181107151</text:p>
          </table:table-cell>
          <table:table-cell office:value-type="float" office:value="-0.0133579699288976" calcext:value-type="float">
            <text:p>-0.0133579699</text:p>
          </table:table-cell>
        </table:table-row>
        <table:table-row table:style-name="ro1">
          <table:table-cell office:value-type="string" calcext:value-type="string">
            <text:p>GO_0046034</text:p>
          </table:table-cell>
          <table:table-cell office:value-type="float" office:value="-0.122483255440039" calcext:value-type="float">
            <text:p>-0.1224832554</text:p>
          </table:table-cell>
          <table:table-cell office:value-type="float" office:value="0.0412372709590104" calcext:value-type="float">
            <text:p>0.041237271</text:p>
          </table:table-cell>
        </table:table-row>
        <table:table-row table:style-name="ro1">
          <table:table-cell office:value-type="string" calcext:value-type="string">
            <text:p>GO_0008152</text:p>
          </table:table-cell>
          <table:table-cell office:value-type="float" office:value="0.142796438710345" calcext:value-type="float">
            <text:p>0.1427964387</text:p>
          </table:table-cell>
          <table:table-cell office:value-type="float" office:value="-0.0106438615080494" calcext:value-type="float">
            <text:p>-0.0106438615</text:p>
          </table:table-cell>
        </table:table-row>
        <table:table-row table:style-name="ro1">
          <table:table-cell office:value-type="string" calcext:value-type="string">
            <text:p>GO_0033227</text:p>
          </table:table-cell>
          <table:table-cell office:value-type="float" office:value="-0.233315446609063" calcext:value-type="float">
            <text:p>-0.2333154466</text:p>
          </table:table-cell>
          <table:table-cell office:value-type="float" office:value="-0.181461885642068" calcext:value-type="float">
            <text:p>-0.1814618856</text:p>
          </table:table-cell>
        </table:table-row>
        <table:table-row table:style-name="ro1">
          <table:table-cell office:value-type="string" calcext:value-type="string">
            <text:p>GO_0046168</text:p>
          </table:table-cell>
          <table:table-cell office:value-type="float" office:value="0.160987550661131" calcext:value-type="float">
            <text:p>0.1609875507</text:p>
          </table:table-cell>
          <table:table-cell office:value-type="float" office:value="-0.0147915914729797" calcext:value-type="float">
            <text:p>-0.0147915915</text:p>
          </table:table-cell>
        </table:table-row>
        <table:table-row table:style-name="ro1">
          <table:table-cell office:value-type="string" calcext:value-type="string">
            <text:p>GO_0018193</text:p>
          </table:table-cell>
          <table:table-cell office:value-type="float" office:value="0.14641228466056" calcext:value-type="float">
            <text:p>0.1464122847</text:p>
          </table:table-cell>
          <table:table-cell office:value-type="float" office:value="-0.0243629254915963" calcext:value-type="float">
            <text:p>-0.0243629255</text:p>
          </table:table-cell>
        </table:table-row>
        <table:table-row table:style-name="ro1">
          <table:table-cell office:value-type="string" calcext:value-type="string">
            <text:p>GO_0015977</text:p>
          </table:table-cell>
          <table:table-cell office:value-type="float" office:value="-0.206803964811699" calcext:value-type="float">
            <text:p>-0.2068039648</text:p>
          </table:table-cell>
          <table:table-cell office:value-type="float" office:value="0.0247156348594573" calcext:value-type="float">
            <text:p>0.0247156349</text:p>
          </table:table-cell>
        </table:table-row>
        <table:table-row table:style-name="ro1">
          <table:table-cell office:value-type="string" calcext:value-type="string">
            <text:p>GO_0035435</text:p>
          </table:table-cell>
          <table:table-cell office:value-type="float" office:value="0.243940686375507" calcext:value-type="float">
            <text:p>0.2439406864</text:p>
          </table:table-cell>
          <table:table-cell office:value-type="float" office:value="0.00511661694959139" calcext:value-type="float">
            <text:p>0.0051166169</text:p>
          </table:table-cell>
        </table:table-row>
        <table:table-row table:style-name="ro1">
          <table:table-cell office:value-type="string" calcext:value-type="string">
            <text:p>GO_0043631</text:p>
          </table:table-cell>
          <table:table-cell office:value-type="float" office:value="-0.2500216011166" calcext:value-type="float">
            <text:p>-0.2500216011</text:p>
          </table:table-cell>
          <table:table-cell office:value-type="float" office:value="-0.0855492342770124" calcext:value-type="float">
            <text:p>-0.0855492343</text:p>
          </table:table-cell>
        </table:table-row>
        <table:table-row table:style-name="ro1">
          <table:table-cell office:value-type="string" calcext:value-type="string">
            <text:p>GO_0017148</text:p>
          </table:table-cell>
          <table:table-cell office:value-type="float" office:value="-0.081059047534356" calcext:value-type="float">
            <text:p>-0.0810590475</text:p>
          </table:table-cell>
          <table:table-cell office:value-type="float" office:value="0.20730600956376" calcext:value-type="float">
            <text:p>0.2073060096</text:p>
          </table:table-cell>
        </table:table-row>
        <table:table-row table:style-name="ro1">
          <table:table-cell office:value-type="string" calcext:value-type="string">
            <text:p>GO_0034508</text:p>
          </table:table-cell>
          <table:table-cell office:value-type="float" office:value="0.238064022843132" calcext:value-type="float">
            <text:p>0.2380640228</text:p>
          </table:table-cell>
          <table:table-cell office:value-type="float" office:value="-0.0578749900986571" calcext:value-type="float">
            <text:p>-0.0578749901</text:p>
          </table:table-cell>
        </table:table-row>
        <table:table-row table:style-name="ro1">
          <table:table-cell office:value-type="string" calcext:value-type="string">
            <text:p>GO_0016106</text:p>
          </table:table-cell>
          <table:table-cell office:value-type="float" office:value="0.235883828030534" calcext:value-type="float">
            <text:p>0.235883828</text:p>
          </table:table-cell>
          <table:table-cell office:value-type="float" office:value="-0.0809753508080856" calcext:value-type="float">
            <text:p>-0.0809753508</text:p>
          </table:table-cell>
        </table:table-row>
        <table:table-row table:style-name="ro1">
          <table:table-cell office:value-type="string" calcext:value-type="string">
            <text:p>GO_0005991</text:p>
          </table:table-cell>
          <table:table-cell office:value-type="float" office:value="0.0392763496629489" calcext:value-type="float">
            <text:p>0.0392763497</text:p>
          </table:table-cell>
          <table:table-cell office:value-type="float" office:value="-0.00781424240891928" calcext:value-type="float">
            <text:p>-0.0078142424</text:p>
          </table:table-cell>
        </table:table-row>
        <table:table-row table:style-name="ro1">
          <table:table-cell office:value-type="string" calcext:value-type="string">
            <text:p>GO_0006878</text:p>
          </table:table-cell>
          <table:table-cell office:value-type="float" office:value="0.140708669704514" calcext:value-type="float">
            <text:p>0.1407086697</text:p>
          </table:table-cell>
          <table:table-cell office:value-type="float" office:value="0.018852833270457" calcext:value-type="float">
            <text:p>0.0188528333</text:p>
          </table:table-cell>
        </table:table-row>
        <table:table-row table:style-name="ro1">
          <table:table-cell office:value-type="string" calcext:value-type="string">
            <text:p>GO_0045490</text:p>
          </table:table-cell>
          <table:table-cell office:value-type="float" office:value="0.165511603683723" calcext:value-type="float">
            <text:p>0.1655116037</text:p>
          </table:table-cell>
          <table:table-cell office:value-type="float" office:value="-0.0210150788716326" calcext:value-type="float">
            <text:p>-0.0210150789</text:p>
          </table:table-cell>
        </table:table-row>
        <table:table-row table:style-name="ro1">
          <table:table-cell office:value-type="string" calcext:value-type="string">
            <text:p>GO_0016255</text:p>
          </table:table-cell>
          <table:table-cell office:value-type="float" office:value="-0.131357746534662" calcext:value-type="float">
            <text:p>-0.1313577465</text:p>
          </table:table-cell>
          <table:table-cell office:value-type="float" office:value="-0.0679278864033501" calcext:value-type="float">
            <text:p>-0.0679278864</text:p>
          </table:table-cell>
        </table:table-row>
        <table:table-row table:style-name="ro1">
          <table:table-cell office:value-type="string" calcext:value-type="string">
            <text:p>GO_0006784</text:p>
          </table:table-cell>
          <table:table-cell office:value-type="float" office:value="0.171590874453518" calcext:value-type="float">
            <text:p>0.1715908745</text:p>
          </table:table-cell>
          <table:table-cell office:value-type="float" office:value="-0.0121031332331157" calcext:value-type="float">
            <text:p>-0.0121031332</text:p>
          </table:table-cell>
        </table:table-row>
        <table:table-row table:style-name="ro1">
          <table:table-cell office:value-type="string" calcext:value-type="string">
            <text:p>GO_0006729</text:p>
          </table:table-cell>
          <table:table-cell office:value-type="float" office:value="0.156272815832353" calcext:value-type="float">
            <text:p>0.1562728158</text:p>
          </table:table-cell>
          <table:table-cell office:value-type="float" office:value="-0.00210489248408867" calcext:value-type="float">
            <text:p>-0.0021048925</text:p>
          </table:table-cell>
        </table:table-row>
        <table:table-row table:style-name="ro1">
          <table:table-cell office:value-type="string" calcext:value-type="string">
            <text:p>GO_0007166</text:p>
          </table:table-cell>
          <table:table-cell office:value-type="float" office:value="-0.253681421384249" calcext:value-type="float">
            <text:p>-0.2536814214</text:p>
          </table:table-cell>
          <table:table-cell office:value-type="float" office:value="-0.226032799972111" calcext:value-type="float">
            <text:p>-0.2260328</text:p>
          </table:table-cell>
        </table:table-row>
        <table:table-row table:style-name="ro1">
          <table:table-cell office:value-type="string" calcext:value-type="string">
            <text:p>GO_0006351</text:p>
          </table:table-cell>
          <table:table-cell office:value-type="float" office:value="-0.0212987982988029" calcext:value-type="float">
            <text:p>-0.0212987983</text:p>
          </table:table-cell>
          <table:table-cell office:value-type="float" office:value="0.0540298836483853" calcext:value-type="float">
            <text:p>0.0540298836</text:p>
          </table:table-cell>
        </table:table-row>
        <table:table-row table:style-name="ro1">
          <table:table-cell office:value-type="string" calcext:value-type="string">
            <text:p>GO_0009082</text:p>
          </table:table-cell>
          <table:table-cell office:value-type="float" office:value="0.0629897870383578" calcext:value-type="float">
            <text:p>0.062989787</text:p>
          </table:table-cell>
          <table:table-cell office:value-type="float" office:value="0.0251296009042794" calcext:value-type="float">
            <text:p>0.0251296009</text:p>
          </table:table-cell>
        </table:table-row>
        <table:table-row table:style-name="ro1">
          <table:table-cell office:value-type="string" calcext:value-type="string">
            <text:p>GO_0006323</text:p>
          </table:table-cell>
          <table:table-cell office:value-type="float" office:value="0.228404880752423" calcext:value-type="float">
            <text:p>0.2284048808</text:p>
          </table:table-cell>
          <table:table-cell office:value-type="float" office:value="-0.0144251722385213" calcext:value-type="float">
            <text:p>-0.0144251722</text:p>
          </table:table-cell>
        </table:table-row>
        <table:table-row table:style-name="ro1">
          <table:table-cell office:value-type="string" calcext:value-type="string">
            <text:p>GO_0051603</text:p>
          </table:table-cell>
          <table:table-cell office:value-type="float" office:value="-0.000194422760043542" calcext:value-type="float">
            <text:p>-0.0001944228</text:p>
          </table:table-cell>
          <table:table-cell office:value-type="float" office:value="0.000158656303936699" calcext:value-type="float">
            <text:p>0.0001586563</text:p>
          </table:table-cell>
        </table:table-row>
        <table:table-row table:style-name="ro1">
          <table:table-cell office:value-type="string" calcext:value-type="string">
            <text:p>GO_0002098</text:p>
          </table:table-cell>
          <table:table-cell office:value-type="float" office:value="0.235883828030534" calcext:value-type="float">
            <text:p>0.235883828</text:p>
          </table:table-cell>
          <table:table-cell office:value-type="float" office:value="-0.0809753508080856" calcext:value-type="float">
            <text:p>-0.0809753508</text:p>
          </table:table-cell>
        </table:table-row>
        <table:table-row table:style-name="ro1">
          <table:table-cell office:value-type="string" calcext:value-type="string">
            <text:p>GO_0009245</text:p>
          </table:table-cell>
          <table:table-cell office:value-type="float" office:value="0.120968854061184" calcext:value-type="float">
            <text:p>0.1209688541</text:p>
          </table:table-cell>
          <table:table-cell office:value-type="float" office:value="0.000773205161373354" calcext:value-type="float">
            <text:p>0.0007732052</text:p>
          </table:table-cell>
        </table:table-row>
        <table:table-row table:style-name="ro1">
          <table:table-cell office:value-type="string" calcext:value-type="string">
            <text:p>GO_0019295</text:p>
          </table:table-cell>
          <table:table-cell office:value-type="float" office:value="0.0581844252650941" calcext:value-type="float">
            <text:p>0.0581844253</text:p>
          </table:table-cell>
          <table:table-cell office:value-type="float" office:value="0.0268923227636092" calcext:value-type="float">
            <text:p>0.0268923228</text:p>
          </table:table-cell>
        </table:table-row>
        <table:table-row table:style-name="ro1">
          <table:table-cell office:value-type="string" calcext:value-type="string">
            <text:p>GO_0009411</text:p>
          </table:table-cell>
          <table:table-cell office:value-type="float" office:value="-0.126651654006758" calcext:value-type="float">
            <text:p>-0.126651654</text:p>
          </table:table-cell>
          <table:table-cell office:value-type="float" office:value="0.168152290045064" calcext:value-type="float">
            <text:p>0.16815229</text:p>
          </table:table-cell>
        </table:table-row>
        <table:table-row table:style-name="ro1">
          <table:table-cell office:value-type="string" calcext:value-type="string">
            <text:p>GO_0071704</text:p>
          </table:table-cell>
          <table:table-cell office:value-type="float" office:value="0.142085903196647" calcext:value-type="float">
            <text:p>0.1420859032</text:p>
          </table:table-cell>
          <table:table-cell office:value-type="float" office:value="-0.00825913605484287" calcext:value-type="float">
            <text:p>-0.0082591361</text:p>
          </table:table-cell>
        </table:table-row>
        <table:table-row table:style-name="ro1">
          <table:table-cell office:value-type="string" calcext:value-type="string">
            <text:p>GO_0006438</text:p>
          </table:table-cell>
          <table:table-cell office:value-type="float" office:value="0.160299384277739" calcext:value-type="float">
            <text:p>0.1602993843</text:p>
          </table:table-cell>
          <table:table-cell office:value-type="float" office:value="-0.00771629515790022" calcext:value-type="float">
            <text:p>-0.0077162952</text:p>
          </table:table-cell>
        </table:table-row>
        <table:table-row table:style-name="ro1">
          <table:table-cell office:value-type="string" calcext:value-type="string">
            <text:p>GO_0016567</text:p>
          </table:table-cell>
          <table:table-cell office:value-type="float" office:value="-0.207708257888779" calcext:value-type="float">
            <text:p>-0.2077082579</text:p>
          </table:table-cell>
          <table:table-cell office:value-type="float" office:value="-0.0515550049656715" calcext:value-type="float">
            <text:p>-0.051555005</text:p>
          </table:table-cell>
        </table:table-row>
        <table:table-row table:style-name="ro1">
          <table:table-cell office:value-type="string" calcext:value-type="string">
            <text:p>GO_0034755</text:p>
          </table:table-cell>
          <table:table-cell office:value-type="float" office:value="-0.191060372426228" calcext:value-type="float">
            <text:p>-0.1910603724</text:p>
          </table:table-cell>
          <table:table-cell office:value-type="float" office:value="0.0521830580453705" calcext:value-type="float">
            <text:p>0.052183058</text:p>
          </table:table-cell>
        </table:table-row>
        <table:table-row table:style-name="ro1">
          <table:table-cell office:value-type="string" calcext:value-type="string">
            <text:p>GO_0015979</text:p>
          </table:table-cell>
          <table:table-cell office:value-type="float" office:value="-0.26579610725605" calcext:value-type="float">
            <text:p>-0.2657961073</text:p>
          </table:table-cell>
          <table:table-cell office:value-type="float" office:value="0.0537802142224826" calcext:value-type="float">
            <text:p>0.0537802142</text:p>
          </table:table-cell>
        </table:table-row>
        <table:table-row table:style-name="ro1">
          <table:table-cell office:value-type="string" calcext:value-type="string">
            <text:p>GO_0044780</text:p>
          </table:table-cell>
          <table:table-cell office:value-type="float" office:value="0.00261027125375595" calcext:value-type="float">
            <text:p>0.0026102713</text:p>
          </table:table-cell>
          <table:table-cell office:value-type="float" office:value="0.0326413733312975" calcext:value-type="float">
            <text:p>0.0326413733</text:p>
          </table:table-cell>
        </table:table-row>
        <table:table-row table:style-name="ro1">
          <table:table-cell office:value-type="string" calcext:value-type="string">
            <text:p>GO_0034227</text:p>
          </table:table-cell>
          <table:table-cell office:value-type="float" office:value="-0.0465248476342872" calcext:value-type="float">
            <text:p>-0.0465248476</text:p>
          </table:table-cell>
          <table:table-cell office:value-type="float" office:value="-0.151941691754584" calcext:value-type="float">
            <text:p>-0.1519416918</text:p>
          </table:table-cell>
        </table:table-row>
        <table:table-row table:style-name="ro1">
          <table:table-cell office:value-type="string" calcext:value-type="string">
            <text:p>GO_0006338</text:p>
          </table:table-cell>
          <table:table-cell office:value-type="float" office:value="-0.208909481008294" calcext:value-type="float">
            <text:p>-0.208909481</text:p>
          </table:table-cell>
          <table:table-cell office:value-type="float" office:value="-0.0993045520884699" calcext:value-type="float">
            <text:p>-0.0993045521</text:p>
          </table:table-cell>
        </table:table-row>
        <table:table-row table:style-name="ro1">
          <table:table-cell office:value-type="string" calcext:value-type="string">
            <text:p>GO_0030153</text:p>
          </table:table-cell>
          <table:table-cell office:value-type="float" office:value="0.0901080583836389" calcext:value-type="float">
            <text:p>0.0901080584</text:p>
          </table:table-cell>
          <table:table-cell office:value-type="float" office:value="-0.00447706325007846" calcext:value-type="float">
            <text:p>-0.0044770633</text:p>
          </table:table-cell>
        </table:table-row>
        <table:table-row table:style-name="ro1">
          <table:table-cell office:value-type="string" calcext:value-type="string">
            <text:p>GO_0042158</text:p>
          </table:table-cell>
          <table:table-cell office:value-type="float" office:value="0.172322423472887" calcext:value-type="float">
            <text:p>0.1723224235</text:p>
          </table:table-cell>
          <table:table-cell office:value-type="float" office:value="-0.00808602871901073" calcext:value-type="float">
            <text:p>-0.0080860287</text:p>
          </table:table-cell>
        </table:table-row>
        <table:table-row table:style-name="ro1">
          <table:table-cell office:value-type="string" calcext:value-type="string">
            <text:p>GO_0015672</text:p>
          </table:table-cell>
          <table:table-cell office:value-type="float" office:value="0.116399151573343" calcext:value-type="float">
            <text:p>0.1163991516</text:p>
          </table:table-cell>
          <table:table-cell office:value-type="float" office:value="-0.0210797633803334" calcext:value-type="float">
            <text:p>-0.0210797634</text:p>
          </table:table-cell>
        </table:table-row>
        <table:table-row table:style-name="ro1">
          <table:table-cell office:value-type="string" calcext:value-type="string">
            <text:p>GO_0006672</text:p>
          </table:table-cell>
          <table:table-cell office:value-type="float" office:value="0.192561444824171" calcext:value-type="float">
            <text:p>0.1925614448</text:p>
          </table:table-cell>
          <table:table-cell office:value-type="float" office:value="-0.0244474682402472" calcext:value-type="float">
            <text:p>-0.0244474682</text:p>
          </table:table-cell>
        </table:table-row>
        <table:table-row table:style-name="ro1">
          <table:table-cell office:value-type="string" calcext:value-type="string">
            <text:p>GO_0006523</text:p>
          </table:table-cell>
          <table:table-cell office:value-type="float" office:value="0.0301604794171281" calcext:value-type="float">
            <text:p>0.0301604794</text:p>
          </table:table-cell>
          <table:table-cell office:value-type="float" office:value="0.0280595197687003" calcext:value-type="float">
            <text:p>0.0280595198</text:p>
          </table:table-cell>
        </table:table-row>
        <table:table-row table:style-name="ro1">
          <table:table-cell office:value-type="string" calcext:value-type="string">
            <text:p>GO_0006525</text:p>
          </table:table-cell>
          <table:table-cell office:value-type="float" office:value="0.165023315243116" calcext:value-type="float">
            <text:p>0.1650233152</text:p>
          </table:table-cell>
          <table:table-cell office:value-type="float" office:value="-0.00621813498334085" calcext:value-type="float">
            <text:p>-0.006218135</text:p>
          </table:table-cell>
        </table:table-row>
        <table:table-row table:style-name="ro1">
          <table:table-cell office:value-type="string" calcext:value-type="string">
            <text:p>GO_0006011</text:p>
          </table:table-cell>
          <table:table-cell office:value-type="float" office:value="0.235666904111588" calcext:value-type="float">
            <text:p>0.2356669041</text:p>
          </table:table-cell>
          <table:table-cell office:value-type="float" office:value="-0.0268708229138585" calcext:value-type="float">
            <text:p>-0.0268708229</text:p>
          </table:table-cell>
        </table:table-row>
        <table:table-row table:style-name="ro1">
          <table:table-cell office:value-type="string" calcext:value-type="string">
            <text:p>GO_0006527</text:p>
          </table:table-cell>
          <table:table-cell office:value-type="float" office:value="0.174103951131417" calcext:value-type="float">
            <text:p>0.1741039511</text:p>
          </table:table-cell>
          <table:table-cell office:value-type="float" office:value="-0.0116214653499736" calcext:value-type="float">
            <text:p>-0.0116214653</text:p>
          </table:table-cell>
        </table:table-row>
        <table:table-row table:style-name="ro1">
          <table:table-cell office:value-type="string" calcext:value-type="string">
            <text:p>GO_0006084</text:p>
          </table:table-cell>
          <table:table-cell office:value-type="float" office:value="-0.132686288990534" calcext:value-type="float">
            <text:p>-0.132686289</text:p>
          </table:table-cell>
          <table:table-cell office:value-type="float" office:value="-0.0312008984637032" calcext:value-type="float">
            <text:p>-0.0312008985</text:p>
          </table:table-cell>
        </table:table-row>
        <table:table-row table:style-name="ro1">
          <table:table-cell office:value-type="string" calcext:value-type="string">
            <text:p>GO_0055085</text:p>
          </table:table-cell>
          <table:table-cell office:value-type="float" office:value="0.116010684779558" calcext:value-type="float">
            <text:p>0.1160106848</text:p>
          </table:table-cell>
          <table:table-cell office:value-type="float" office:value="-0.0089487408834441" calcext:value-type="float">
            <text:p>-0.0089487409</text:p>
          </table:table-cell>
        </table:table-row>
        <table:table-row table:style-name="ro1">
          <table:table-cell office:value-type="string" calcext:value-type="string">
            <text:p>GO_0007094</text:p>
          </table:table-cell>
          <table:table-cell office:value-type="float" office:value="-0.00693117210166084" calcext:value-type="float">
            <text:p>-0.0069311721</text:p>
          </table:table-cell>
          <table:table-cell office:value-type="float" office:value="0.0104521098591082" calcext:value-type="float">
            <text:p>0.0104521099</text:p>
          </table:table-cell>
        </table:table-row>
        <table:table-row table:style-name="ro1">
          <table:table-cell office:value-type="string" calcext:value-type="string">
            <text:p>GO_0006198</text:p>
          </table:table-cell>
          <table:table-cell office:value-type="float" office:value="0.13748278663297" calcext:value-type="float">
            <text:p>0.1374827866</text:p>
          </table:table-cell>
          <table:table-cell office:value-type="float" office:value="-0.0340892475449405" calcext:value-type="float">
            <text:p>-0.0340892475</text:p>
          </table:table-cell>
        </table:table-row>
        <table:table-row table:style-name="ro1">
          <table:table-cell office:value-type="string" calcext:value-type="string">
            <text:p>GO_0006629</text:p>
          </table:table-cell>
          <table:table-cell office:value-type="float" office:value="0.100882677313131" calcext:value-type="float">
            <text:p>0.1008826773</text:p>
          </table:table-cell>
          <table:table-cell office:value-type="float" office:value="-0.00731779012486702" calcext:value-type="float">
            <text:p>-0.0073177901</text:p>
          </table:table-cell>
        </table:table-row>
        <table:table-row table:style-name="ro1">
          <table:table-cell office:value-type="string" calcext:value-type="string">
            <text:p>GO_0042545</text:p>
          </table:table-cell>
          <table:table-cell office:value-type="float" office:value="-0.12641900561023" calcext:value-type="float">
            <text:p>-0.1264190056</text:p>
          </table:table-cell>
          <table:table-cell office:value-type="float" office:value="-0.2454531780478" calcext:value-type="float">
            <text:p>-0.245453178</text:p>
          </table:table-cell>
        </table:table-row>
        <table:table-row table:style-name="ro1">
          <table:table-cell office:value-type="string" calcext:value-type="string">
            <text:p>GO_0015948</text:p>
          </table:table-cell>
          <table:table-cell office:value-type="float" office:value="0.106279880390463" calcext:value-type="float">
            <text:p>0.1062798804</text:p>
          </table:table-cell>
          <table:table-cell office:value-type="float" office:value="-0.0183523022025304" calcext:value-type="float">
            <text:p>-0.0183523022</text:p>
          </table:table-cell>
        </table:table-row>
        <table:table-row table:style-name="ro1">
          <table:table-cell office:value-type="string" calcext:value-type="string">
            <text:p>GO_0006364</text:p>
          </table:table-cell>
          <table:table-cell office:value-type="float" office:value="0.135699691651038" calcext:value-type="float">
            <text:p>0.1356996917</text:p>
          </table:table-cell>
          <table:table-cell office:value-type="float" office:value="-0.00632352290151767" calcext:value-type="float">
            <text:p>-0.0063235229</text:p>
          </table:table-cell>
        </table:table-row>
        <table:table-row table:style-name="ro1">
          <table:table-cell office:value-type="string" calcext:value-type="string">
            <text:p>GO_0051301</text:p>
          </table:table-cell>
          <table:table-cell office:value-type="float" office:value="0.180196920430979" calcext:value-type="float">
            <text:p>0.1801969204</text:p>
          </table:table-cell>
          <table:table-cell office:value-type="float" office:value="-0.0138049908230386" calcext:value-type="float">
            <text:p>-0.0138049908</text:p>
          </table:table-cell>
        </table:table-row>
        <table:table-row table:style-name="ro1">
          <table:table-cell office:value-type="string" calcext:value-type="string">
            <text:p>GO_0006836</text:p>
          </table:table-cell>
          <table:table-cell office:value-type="float" office:value="0.131710303287522" calcext:value-type="float">
            <text:p>0.1317103033</text:p>
          </table:table-cell>
          <table:table-cell office:value-type="float" office:value="-0.0261055234146609" calcext:value-type="float">
            <text:p>-0.0261055234</text:p>
          </table:table-cell>
        </table:table-row>
        <table:table-row table:style-name="ro1">
          <table:table-cell office:value-type="string" calcext:value-type="string">
            <text:p>GO_0006413</text:p>
          </table:table-cell>
          <table:table-cell office:value-type="float" office:value="-0.0668462108808031" calcext:value-type="float">
            <text:p>-0.0668462109</text:p>
          </table:table-cell>
          <table:table-cell office:value-type="float" office:value="0.0486167339768" calcext:value-type="float">
            <text:p>0.048616734</text:p>
          </table:table-cell>
        </table:table-row>
        <table:table-row table:style-name="ro1">
          <table:table-cell office:value-type="string" calcext:value-type="string">
            <text:p>GO_0006890</text:p>
          </table:table-cell>
          <table:table-cell office:value-type="float" office:value="-0.143305494605467" calcext:value-type="float">
            <text:p>-0.1433054946</text:p>
          </table:table-cell>
          <table:table-cell office:value-type="float" office:value="-0.115537850836343" calcext:value-type="float">
            <text:p>-0.1155378508</text:p>
          </table:table-cell>
        </table:table-row>
        <table:table-row table:style-name="ro1">
          <table:table-cell office:value-type="string" calcext:value-type="string">
            <text:p>GO_0006760</text:p>
          </table:table-cell>
          <table:table-cell office:value-type="float" office:value="0.154149634019093" calcext:value-type="float">
            <text:p>0.154149634</text:p>
          </table:table-cell>
          <table:table-cell office:value-type="float" office:value="-0.0052955249734703" calcext:value-type="float">
            <text:p>-0.005295525</text:p>
          </table:table-cell>
        </table:table-row>
        <table:table-row table:style-name="ro1">
          <table:table-cell office:value-type="string" calcext:value-type="string">
            <text:p>GO_0006811</text:p>
          </table:table-cell>
          <table:table-cell office:value-type="float" office:value="-0.0111249558096546" calcext:value-type="float">
            <text:p>-0.0111249558</text:p>
          </table:table-cell>
          <table:table-cell office:value-type="float" office:value="-0.0243622922005587" calcext:value-type="float">
            <text:p>-0.0243622922</text:p>
          </table:table-cell>
        </table:table-row>
        <table:table-row table:style-name="ro1">
          <table:table-cell office:value-type="string" calcext:value-type="string">
            <text:p>GO_0006310</text:p>
          </table:table-cell>
          <table:table-cell office:value-type="float" office:value="0.188286707180169" calcext:value-type="float">
            <text:p>0.1882867072</text:p>
          </table:table-cell>
          <table:table-cell office:value-type="float" office:value="-0.0178970932184343" calcext:value-type="float">
            <text:p>-0.0178970932</text:p>
          </table:table-cell>
        </table:table-row>
        <table:table-row table:style-name="ro1">
          <table:table-cell office:value-type="string" calcext:value-type="string">
            <text:p>GO_0009767</text:p>
          </table:table-cell>
          <table:table-cell office:value-type="float" office:value="-0.267559416741322" calcext:value-type="float">
            <text:p>-0.2675594167</text:p>
          </table:table-cell>
          <table:table-cell office:value-type="float" office:value="0.0418407329723991" calcext:value-type="float">
            <text:p>0.041840733</text:p>
          </table:table-cell>
        </table:table-row>
        <table:table-row table:style-name="ro1">
          <table:table-cell office:value-type="string" calcext:value-type="string">
            <text:p>GO_1902209</text:p>
          </table:table-cell>
          <table:table-cell office:value-type="float" office:value="-0.0717976496406273" calcext:value-type="float">
            <text:p>-0.0717976496</text:p>
          </table:table-cell>
          <table:table-cell office:value-type="float" office:value="-0.110875434687024" calcext:value-type="float">
            <text:p>-0.1108754347</text:p>
          </table:table-cell>
        </table:table-row>
        <table:table-row table:style-name="ro1">
          <table:table-cell office:value-type="string" calcext:value-type="string">
            <text:p>GO_0008608</text:p>
          </table:table-cell>
          <table:table-cell office:value-type="float" office:value="0.235883828030534" calcext:value-type="float">
            <text:p>0.235883828</text:p>
          </table:table-cell>
          <table:table-cell office:value-type="float" office:value="-0.0809753508080856" calcext:value-type="float">
            <text:p>-0.0809753508</text:p>
          </table:table-cell>
        </table:table-row>
        <table:table-row table:style-name="ro1">
          <table:table-cell office:value-type="string" calcext:value-type="string">
            <text:p>GO_0045454</text:p>
          </table:table-cell>
          <table:table-cell office:value-type="float" office:value="0.0281189385044841" calcext:value-type="float">
            <text:p>0.0281189385</text:p>
          </table:table-cell>
          <table:table-cell office:value-type="float" office:value="0.0106085031730637" calcext:value-type="float">
            <text:p>0.0106085032</text:p>
          </table:table-cell>
        </table:table-row>
        <table:table-row table:style-name="ro1">
          <table:table-cell office:value-type="string" calcext:value-type="string">
            <text:p>GO_0030255</text:p>
          </table:table-cell>
          <table:table-cell office:value-type="float" office:value="0.108264248661565" calcext:value-type="float">
            <text:p>0.1082642487</text:p>
          </table:table-cell>
          <table:table-cell office:value-type="float" office:value="-0.000837025943838255" calcext:value-type="float">
            <text:p>-0.0008370259</text:p>
          </table:table-cell>
        </table:table-row>
        <table:table-row table:style-name="ro1">
          <table:table-cell office:value-type="string" calcext:value-type="string">
            <text:p>GO_0006000</text:p>
          </table:table-cell>
          <table:table-cell office:value-type="float" office:value="-0.194631452288149" calcext:value-type="float">
            <text:p>-0.1946314523</text:p>
          </table:table-cell>
          <table:table-cell office:value-type="float" office:value="0.0247012437497515" calcext:value-type="float">
            <text:p>0.0247012437</text:p>
          </table:table-cell>
        </table:table-row>
        <table:table-row table:style-name="ro1">
          <table:table-cell office:value-type="string" calcext:value-type="string">
            <text:p>GO_0005978</text:p>
          </table:table-cell>
          <table:table-cell office:value-type="float" office:value="-0.025258317176652" calcext:value-type="float">
            <text:p>-0.0252583172</text:p>
          </table:table-cell>
          <table:table-cell office:value-type="float" office:value="-0.0535059122433434" calcext:value-type="float">
            <text:p>-0.0535059122</text:p>
          </table:table-cell>
        </table:table-row>
        <table:table-row table:style-name="ro1">
          <table:table-cell office:value-type="string" calcext:value-type="string">
            <text:p>GO_0046488</text:p>
          </table:table-cell>
          <table:table-cell office:value-type="float" office:value="-0.20463115972664" calcext:value-type="float">
            <text:p>-0.2046311597</text:p>
          </table:table-cell>
          <table:table-cell office:value-type="float" office:value="-0.0146823826396095" calcext:value-type="float">
            <text:p>-0.0146823826</text:p>
          </table:table-cell>
        </table:table-row>
        <table:table-row table:style-name="ro1">
          <table:table-cell office:value-type="string" calcext:value-type="string">
            <text:p>GO_0006269</text:p>
          </table:table-cell>
          <table:table-cell office:value-type="float" office:value="0.188670694373465" calcext:value-type="float">
            <text:p>0.1886706944</text:p>
          </table:table-cell>
          <table:table-cell office:value-type="float" office:value="-0.0343049067071221" calcext:value-type="float">
            <text:p>-0.0343049067</text:p>
          </table:table-cell>
        </table:table-row>
        <table:table-row table:style-name="ro1">
          <table:table-cell office:value-type="string" calcext:value-type="string">
            <text:p>GO_0008360</text:p>
          </table:table-cell>
          <table:table-cell office:value-type="float" office:value="0.180086119739612" calcext:value-type="float">
            <text:p>0.1800861197</text:p>
          </table:table-cell>
          <table:table-cell office:value-type="float" office:value="-0.00664353815120921" calcext:value-type="float">
            <text:p>-0.0066435382</text:p>
          </table:table-cell>
        </table:table-row>
        <table:table-row table:style-name="ro1">
          <table:table-cell office:value-type="string" calcext:value-type="string">
            <text:p>GO_0006098</text:p>
          </table:table-cell>
          <table:table-cell office:value-type="float" office:value="0.0507033862378602" calcext:value-type="float">
            <text:p>0.0507033862</text:p>
          </table:table-cell>
          <table:table-cell office:value-type="float" office:value="0.00476273682219742" calcext:value-type="float">
            <text:p>0.0047627368</text:p>
          </table:table-cell>
        </table:table-row>
        <table:table-row table:style-name="ro1">
          <table:table-cell office:value-type="string" calcext:value-type="string">
            <text:p>GO_0000902</text:p>
          </table:table-cell>
          <table:table-cell office:value-type="float" office:value="0.0867059242237185" calcext:value-type="float">
            <text:p>0.0867059242</text:p>
          </table:table-cell>
          <table:table-cell office:value-type="float" office:value="0.0145299636260796" calcext:value-type="float">
            <text:p>0.0145299636</text:p>
          </table:table-cell>
        </table:table-row>
        <table:table-row table:style-name="ro1">
          <table:table-cell office:value-type="string" calcext:value-type="string">
            <text:p>GO_0051775</text:p>
          </table:table-cell>
          <table:table-cell office:value-type="float" office:value="0.121391226183819" calcext:value-type="float">
            <text:p>0.1213912262</text:p>
          </table:table-cell>
          <table:table-cell office:value-type="float" office:value="-0.013538934862836" calcext:value-type="float">
            <text:p>-0.0135389349</text:p>
          </table:table-cell>
        </table:table-row>
        <table:table-row table:style-name="ro1">
          <table:table-cell office:value-type="string" calcext:value-type="string">
            <text:p>GO_0000226</text:p>
          </table:table-cell>
          <table:table-cell office:value-type="float" office:value="-0.16898193833984" calcext:value-type="float">
            <text:p>-0.1689819383</text:p>
          </table:table-cell>
          <table:table-cell office:value-type="float" office:value="-0.0708663033934807" calcext:value-type="float">
            <text:p>-0.0708663034</text:p>
          </table:table-cell>
        </table:table-row>
        <table:table-row table:style-name="ro1">
          <table:table-cell office:value-type="string" calcext:value-type="string">
            <text:p>GO_0009166</text:p>
          </table:table-cell>
          <table:table-cell office:value-type="float" office:value="0.0978984411861321" calcext:value-type="float">
            <text:p>0.0978984412</text:p>
          </table:table-cell>
          <table:table-cell office:value-type="float" office:value="0.008624505749203" calcext:value-type="float">
            <text:p>0.0086245057</text:p>
          </table:table-cell>
        </table:table-row>
        <table:table-row table:style-name="ro1">
          <table:table-cell office:value-type="string" calcext:value-type="string">
            <text:p>GO_0006189</text:p>
          </table:table-cell>
          <table:table-cell office:value-type="float" office:value="0.163956228643561" calcext:value-type="float">
            <text:p>0.1639562286</text:p>
          </table:table-cell>
          <table:table-cell office:value-type="float" office:value="-0.00671398369529208" calcext:value-type="float">
            <text:p>-0.0067139837</text:p>
          </table:table-cell>
        </table:table-row>
        <table:table-row table:style-name="ro1">
          <table:table-cell office:value-type="string" calcext:value-type="string">
            <text:p>GO_0042254</text:p>
          </table:table-cell>
          <table:table-cell office:value-type="float" office:value="-0.0558623659593153" calcext:value-type="float">
            <text:p>-0.055862366</text:p>
          </table:table-cell>
          <table:table-cell office:value-type="float" office:value="0.0364639220683937" calcext:value-type="float">
            <text:p>0.0364639221</text:p>
          </table:table-cell>
        </table:table-row>
        <table:table-row table:style-name="ro1">
          <table:table-cell office:value-type="string" calcext:value-type="string">
            <text:p>GO_0006813</text:p>
          </table:table-cell>
          <table:table-cell office:value-type="float" office:value="0.162714741330934" calcext:value-type="float">
            <text:p>0.1627147413</text:p>
          </table:table-cell>
          <table:table-cell office:value-type="float" office:value="-0.0157984564604279" calcext:value-type="float">
            <text:p>-0.0157984565</text:p>
          </table:table-cell>
        </table:table-row>
        <table:table-row table:style-name="ro1">
          <table:table-cell office:value-type="string" calcext:value-type="string">
            <text:p>GO_0006824</text:p>
          </table:table-cell>
          <table:table-cell office:value-type="float" office:value="0.235883828030534" calcext:value-type="float">
            <text:p>0.235883828</text:p>
          </table:table-cell>
          <table:table-cell office:value-type="float" office:value="-0.0809753508080856" calcext:value-type="float">
            <text:p>-0.0809753508</text:p>
          </table:table-cell>
        </table:table-row>
        <table:table-row table:style-name="ro1">
          <table:table-cell office:value-type="string" calcext:value-type="string">
            <text:p>GO_0006452</text:p>
          </table:table-cell>
          <table:table-cell office:value-type="float" office:value="-0.0592659780779471" calcext:value-type="float">
            <text:p>-0.0592659781</text:p>
          </table:table-cell>
          <table:table-cell office:value-type="float" office:value="0.0120196126351221" calcext:value-type="float">
            <text:p>0.0120196126</text:p>
          </table:table-cell>
        </table:table-row>
        <table:table-row table:style-name="ro1">
          <table:table-cell office:value-type="string" calcext:value-type="string">
            <text:p>GO_0000390</text:p>
          </table:table-cell>
          <table:table-cell office:value-type="float" office:value="0.235883828030534" calcext:value-type="float">
            <text:p>0.235883828</text:p>
          </table:table-cell>
          <table:table-cell office:value-type="float" office:value="-0.0809753508080856" calcext:value-type="float">
            <text:p>-0.0809753508</text:p>
          </table:table-cell>
        </table:table-row>
        <table:table-row table:style-name="ro1">
          <table:table-cell office:value-type="string" calcext:value-type="string">
            <text:p>GO_0006303</text:p>
          </table:table-cell>
          <table:table-cell office:value-type="float" office:value="0.109159016996945" calcext:value-type="float">
            <text:p>0.109159017</text:p>
          </table:table-cell>
          <table:table-cell office:value-type="float" office:value="0.00944563085357341" calcext:value-type="float">
            <text:p>0.0094456309</text:p>
          </table:table-cell>
        </table:table-row>
        <table:table-row table:style-name="ro1">
          <table:table-cell office:value-type="string" calcext:value-type="string">
            <text:p>GO_0007017</text:p>
          </table:table-cell>
          <table:table-cell office:value-type="float" office:value="-0.269606079726224" calcext:value-type="float">
            <text:p>-0.2696060797</text:p>
          </table:table-cell>
          <table:table-cell office:value-type="float" office:value="-0.088342756590878" calcext:value-type="float">
            <text:p>-0.0883427566</text:p>
          </table:table-cell>
        </table:table-row>
        <table:table-row table:style-name="ro1">
          <table:table-cell office:value-type="string" calcext:value-type="string">
            <text:p>GO_0006547</text:p>
          </table:table-cell>
          <table:table-cell office:value-type="float" office:value="-0.14366220254334" calcext:value-type="float">
            <text:p>-0.1436622025</text:p>
          </table:table-cell>
          <table:table-cell office:value-type="float" office:value="-0.318184838642367" calcext:value-type="float">
            <text:p>-0.3181848386</text:p>
          </table:table-cell>
        </table:table-row>
        <table:table-row table:style-name="ro1">
          <table:table-cell office:value-type="string" calcext:value-type="string">
            <text:p>GO_0016560</text:p>
          </table:table-cell>
          <table:table-cell office:value-type="float" office:value="0.0671243953580524" calcext:value-type="float">
            <text:p>0.0671243954</text:p>
          </table:table-cell>
          <table:table-cell office:value-type="float" office:value="-0.168366947214135" calcext:value-type="float">
            <text:p>-0.1683669472</text:p>
          </table:table-cell>
        </table:table-row>
        <table:table-row table:style-name="ro1">
          <table:table-cell office:value-type="string" calcext:value-type="string">
            <text:p>GO_0006742</text:p>
          </table:table-cell>
          <table:table-cell office:value-type="float" office:value="0.210517147156371" calcext:value-type="float">
            <text:p>0.2105171472</text:p>
          </table:table-cell>
          <table:table-cell office:value-type="float" office:value="-0.016322801649025" calcext:value-type="float">
            <text:p>-0.0163228016</text:p>
          </table:table-cell>
        </table:table-row>
        <table:table-row table:style-name="ro1">
          <table:table-cell office:value-type="string" calcext:value-type="string">
            <text:p>GO_0042619</text:p>
          </table:table-cell>
          <table:table-cell office:value-type="float" office:value="0.015493172105907" calcext:value-type="float">
            <text:p>0.0154931721</text:p>
          </table:table-cell>
          <table:table-cell office:value-type="float" office:value="-0.0489522905034881" calcext:value-type="float">
            <text:p>-0.0489522905</text:p>
          </table:table-cell>
        </table:table-row>
        <table:table-row table:style-name="ro1">
          <table:table-cell office:value-type="string" calcext:value-type="string">
            <text:p>GO_0070475</text:p>
          </table:table-cell>
          <table:table-cell office:value-type="float" office:value="0.118705762337495" calcext:value-type="float">
            <text:p>0.1187057623</text:p>
          </table:table-cell>
          <table:table-cell office:value-type="float" office:value="-0.0108918792780139" calcext:value-type="float">
            <text:p>-0.0108918793</text:p>
          </table:table-cell>
        </table:table-row>
        <table:table-row table:style-name="ro1">
          <table:table-cell office:value-type="string" calcext:value-type="string">
            <text:p>GO_0019288</text:p>
          </table:table-cell>
          <table:table-cell office:value-type="float" office:value="0.117766393112252" calcext:value-type="float">
            <text:p>0.1177663931</text:p>
          </table:table-cell>
          <table:table-cell office:value-type="float" office:value="0.00488538093338004" calcext:value-type="float">
            <text:p>0.0048853809</text:p>
          </table:table-cell>
        </table:table-row>
        <table:table-row table:style-name="ro1">
          <table:table-cell office:value-type="string" calcext:value-type="string">
            <text:p>GO_0019439</text:p>
          </table:table-cell>
          <table:table-cell office:value-type="float" office:value="0.183056292887688" calcext:value-type="float">
            <text:p>0.1830562929</text:p>
          </table:table-cell>
          <table:table-cell office:value-type="float" office:value="-0.0179267572437424" calcext:value-type="float">
            <text:p>-0.0179267572</text:p>
          </table:table-cell>
        </table:table-row>
        <table:table-row table:style-name="ro1">
          <table:table-cell office:value-type="string" calcext:value-type="string">
            <text:p>GO_0015703</text:p>
          </table:table-cell>
          <table:table-cell office:value-type="float" office:value="0.184220691538546" calcext:value-type="float">
            <text:p>0.1842206915</text:p>
          </table:table-cell>
          <table:table-cell office:value-type="float" office:value="-0.0188472602667513" calcext:value-type="float">
            <text:p>-0.0188472603</text:p>
          </table:table-cell>
        </table:table-row>
        <table:table-row table:style-name="ro1">
          <table:table-cell office:value-type="string" calcext:value-type="string">
            <text:p>GO_0009052</text:p>
          </table:table-cell>
          <table:table-cell office:value-type="float" office:value="0.148360326168171" calcext:value-type="float">
            <text:p>0.1483603262</text:p>
          </table:table-cell>
          <table:table-cell office:value-type="float" office:value="-0.00181251444459208" calcext:value-type="float">
            <text:p>-0.0018125144</text:p>
          </table:table-cell>
        </table:table-row>
        <table:table-row table:style-name="ro1">
          <table:table-cell office:value-type="string" calcext:value-type="string">
            <text:p>GO_0009308</text:p>
          </table:table-cell>
          <table:table-cell office:value-type="float" office:value="0.178865938845366" calcext:value-type="float">
            <text:p>0.1788659388</text:p>
          </table:table-cell>
          <table:table-cell office:value-type="float" office:value="-0.0177892970543322" calcext:value-type="float">
            <text:p>-0.0177892971</text:p>
          </table:table-cell>
        </table:table-row>
        <table:table-row table:style-name="ro1">
          <table:table-cell office:value-type="string" calcext:value-type="string">
            <text:p>GO_0006051</text:p>
          </table:table-cell>
          <table:table-cell office:value-type="float" office:value="0.0184593498118359" calcext:value-type="float">
            <text:p>0.0184593498</text:p>
          </table:table-cell>
          <table:table-cell office:value-type="float" office:value="0.0399030328899387" calcext:value-type="float">
            <text:p>0.0399030329</text:p>
          </table:table-cell>
        </table:table-row>
        <table:table-row table:style-name="ro1">
          <table:table-cell office:value-type="string" calcext:value-type="string">
            <text:p>GO_0006835</text:p>
          </table:table-cell>
          <table:table-cell office:value-type="float" office:value="0.163784382940619" calcext:value-type="float">
            <text:p>0.1637843829</text:p>
          </table:table-cell>
          <table:table-cell office:value-type="float" office:value="-0.0154790682714943" calcext:value-type="float">
            <text:p>-0.0154790683</text:p>
          </table:table-cell>
        </table:table-row>
        <table:table-row table:style-name="ro1">
          <table:table-cell office:value-type="string" calcext:value-type="string">
            <text:p>GO_0051276</text:p>
          </table:table-cell>
          <table:table-cell office:value-type="float" office:value="0.0672292613676223" calcext:value-type="float">
            <text:p>0.0672292614</text:p>
          </table:table-cell>
          <table:table-cell office:value-type="float" office:value="0.00297180512362449" calcext:value-type="float">
            <text:p>0.0029718051</text:p>
          </table:table-cell>
        </table:table-row>
        <table:table-row table:style-name="ro1">
          <table:table-cell office:value-type="string" calcext:value-type="string">
            <text:p>GO_0046938</text:p>
          </table:table-cell>
          <table:table-cell office:value-type="float" office:value="-0.115898836840485" calcext:value-type="float">
            <text:p>-0.1158988368</text:p>
          </table:table-cell>
          <table:table-cell office:value-type="float" office:value="-0.0349386470802801" calcext:value-type="float">
            <text:p>-0.0349386471</text:p>
          </table:table-cell>
        </table:table-row>
        <table:table-row table:style-name="ro1">
          <table:table-cell office:value-type="string" calcext:value-type="string">
            <text:p>GO_0009312</text:p>
          </table:table-cell>
          <table:table-cell office:value-type="float" office:value="-0.19345546436176" calcext:value-type="float">
            <text:p>-0.1934554644</text:p>
          </table:table-cell>
          <table:table-cell office:value-type="float" office:value="0.00596735340559815" calcext:value-type="float">
            <text:p>0.0059673534</text:p>
          </table:table-cell>
        </table:table-row>
        <table:table-row table:style-name="ro1">
          <table:table-cell office:value-type="string" calcext:value-type="string">
            <text:p>GO_0015992</text:p>
          </table:table-cell>
          <table:table-cell office:value-type="float" office:value="-0.0444390272261843" calcext:value-type="float">
            <text:p>-0.0444390272</text:p>
          </table:table-cell>
          <table:table-cell office:value-type="float" office:value="0.0254772616909305" calcext:value-type="float">
            <text:p>0.0254772617</text:p>
          </table:table-cell>
        </table:table-row>
        <table:table-row table:style-name="ro1">
          <table:table-cell office:value-type="string" calcext:value-type="string">
            <text:p>GO_0006465</text:p>
          </table:table-cell>
          <table:table-cell office:value-type="float" office:value="-0.250117700071765" calcext:value-type="float">
            <text:p>-0.2501177001</text:p>
          </table:table-cell>
          <table:table-cell office:value-type="float" office:value="0.0248939506683131" calcext:value-type="float">
            <text:p>0.0248939507</text:p>
          </table:table-cell>
        </table:table-row>
        <table:table-row table:style-name="ro1">
          <table:table-cell office:value-type="string" calcext:value-type="string">
            <text:p>GO_0009298</text:p>
          </table:table-cell>
          <table:table-cell office:value-type="float" office:value="-0.161844672441397" calcext:value-type="float">
            <text:p>-0.1618446724</text:p>
          </table:table-cell>
          <table:table-cell office:value-type="float" office:value="-0.048096590434642" calcext:value-type="float">
            <text:p>-0.0480965904</text:p>
          </table:table-cell>
        </table:table-row>
        <table:table-row table:style-name="ro1">
          <table:table-cell office:value-type="string" calcext:value-type="string">
            <text:p>GO_0032065</text:p>
          </table:table-cell>
          <table:table-cell office:value-type="float" office:value="0.235883828030534" calcext:value-type="float">
            <text:p>0.235883828</text:p>
          </table:table-cell>
          <table:table-cell office:value-type="float" office:value="-0.0809753508080856" calcext:value-type="float">
            <text:p>-0.0809753508</text:p>
          </table:table-cell>
        </table:table-row>
        <table:table-row table:style-name="ro1">
          <table:table-cell office:value-type="string" calcext:value-type="string">
            <text:p>GO_0016070</text:p>
          </table:table-cell>
          <table:table-cell office:value-type="float" office:value="-0.133509114349069" calcext:value-type="float">
            <text:p>-0.1335091143</text:p>
          </table:table-cell>
          <table:table-cell office:value-type="float" office:value="0.0072248566280884" calcext:value-type="float">
            <text:p>0.0072248566</text:p>
          </table:table-cell>
        </table:table-row>
        <table:table-row table:style-name="ro1">
          <table:table-cell office:value-type="string" calcext:value-type="string">
            <text:p>GO_0006032</text:p>
          </table:table-cell>
          <table:table-cell office:value-type="float" office:value="-0.00939928655451774" calcext:value-type="float">
            <text:p>-0.0093992866</text:p>
          </table:table-cell>
          <table:table-cell office:value-type="float" office:value="-0.00325470109392499" calcext:value-type="float">
            <text:p>-0.0032547011</text:p>
          </table:table-cell>
        </table:table-row>
        <table:table-row table:style-name="ro1">
          <table:table-cell office:value-type="string" calcext:value-type="string">
            <text:p>GO_0015727</text:p>
          </table:table-cell>
          <table:table-cell office:value-type="float" office:value="0.176711252354456" calcext:value-type="float">
            <text:p>0.1767112524</text:p>
          </table:table-cell>
          <table:table-cell office:value-type="float" office:value="-0.00933429816463234" calcext:value-type="float">
            <text:p>-0.0093342982</text:p>
          </table:table-cell>
        </table:table-row>
        <table:table-row table:style-name="ro1">
          <table:table-cell office:value-type="string" calcext:value-type="string">
            <text:p>GO_0006302</text:p>
          </table:table-cell>
          <table:table-cell office:value-type="float" office:value="-0.0995399610361145" calcext:value-type="float">
            <text:p>-0.099539961</text:p>
          </table:table-cell>
          <table:table-cell office:value-type="float" office:value="-0.0410266267566768" calcext:value-type="float">
            <text:p>-0.0410266268</text:p>
          </table:table-cell>
        </table:table-row>
        <table:table-row table:style-name="ro1">
          <table:table-cell office:value-type="string" calcext:value-type="string">
            <text:p>GO_0032328</text:p>
          </table:table-cell>
          <table:table-cell office:value-type="float" office:value="0.149148064478157" calcext:value-type="float">
            <text:p>0.1491480645</text:p>
          </table:table-cell>
          <table:table-cell office:value-type="float" office:value="-0.00352975646575009" calcext:value-type="float">
            <text:p>-0.0035297565</text:p>
          </table:table-cell>
        </table:table-row>
        <table:table-row table:style-name="ro1">
          <table:table-cell office:value-type="string" calcext:value-type="string">
            <text:p>GO_0006370</text:p>
          </table:table-cell>
          <table:table-cell office:value-type="float" office:value="-0.0463905577027579" calcext:value-type="float">
            <text:p>-0.0463905577</text:p>
          </table:table-cell>
          <table:table-cell office:value-type="float" office:value="-0.014663579323776" calcext:value-type="float">
            <text:p>-0.0146635793</text:p>
          </table:table-cell>
        </table:table-row>
        <table:table-row table:style-name="ro1">
          <table:table-cell office:value-type="string" calcext:value-type="string">
            <text:p>GO_0006850</text:p>
          </table:table-cell>
          <table:table-cell office:value-type="float" office:value="-0.210732554061103" calcext:value-type="float">
            <text:p>-0.2107325541</text:p>
          </table:table-cell>
          <table:table-cell office:value-type="float" office:value="0.0287677931461592" calcext:value-type="float">
            <text:p>0.0287677931</text:p>
          </table:table-cell>
        </table:table-row>
        <table:table-row table:style-name="ro1">
          <table:table-cell office:value-type="string" calcext:value-type="string">
            <text:p>GO_0048278</text:p>
          </table:table-cell>
          <table:table-cell office:value-type="float" office:value="-0.0701947182901451" calcext:value-type="float">
            <text:p>-0.0701947183</text:p>
          </table:table-cell>
          <table:table-cell office:value-type="float" office:value="-0.0804203697296912" calcext:value-type="float">
            <text:p>-0.0804203697</text:p>
          </table:table-cell>
        </table:table-row>
        <table:table-row table:style-name="ro1">
          <table:table-cell office:value-type="string" calcext:value-type="string">
            <text:p>GO_0007156</text:p>
          </table:table-cell>
          <table:table-cell office:value-type="float" office:value="-0.00274709741046936" calcext:value-type="float">
            <text:p>-0.0027470974</text:p>
          </table:table-cell>
          <table:table-cell office:value-type="float" office:value="-0.0196945629134977" calcext:value-type="float">
            <text:p>-0.0196945629</text:p>
          </table:table-cell>
        </table:table-row>
        <table:table-row table:style-name="ro1">
          <table:table-cell office:value-type="string" calcext:value-type="string">
            <text:p>GO_0006450</text:p>
          </table:table-cell>
          <table:table-cell office:value-type="float" office:value="0.117323247002655" calcext:value-type="float">
            <text:p>0.117323247</text:p>
          </table:table-cell>
          <table:table-cell office:value-type="float" office:value="0.00987400874304115" calcext:value-type="float">
            <text:p>0.0098740087</text:p>
          </table:table-cell>
        </table:table-row>
        <table:table-row table:style-name="ro1">
          <table:table-cell office:value-type="string" calcext:value-type="string">
            <text:p>GO_0030261</text:p>
          </table:table-cell>
          <table:table-cell office:value-type="float" office:value="0.114473846350226" calcext:value-type="float">
            <text:p>0.1144738464</text:p>
          </table:table-cell>
          <table:table-cell office:value-type="float" office:value="0.0541116646658472" calcext:value-type="float">
            <text:p>0.0541116647</text:p>
          </table:table-cell>
        </table:table-row>
        <table:table-row table:style-name="ro1">
          <table:table-cell office:value-type="string" calcext:value-type="string">
            <text:p>GO_0007186</text:p>
          </table:table-cell>
          <table:table-cell office:value-type="float" office:value="-0.155031091260071" calcext:value-type="float">
            <text:p>-0.1550310913</text:p>
          </table:table-cell>
          <table:table-cell office:value-type="float" office:value="-0.0398712057672495" calcext:value-type="float">
            <text:p>-0.0398712058</text:p>
          </table:table-cell>
        </table:table-row>
        <table:table-row table:style-name="ro1">
          <table:table-cell office:value-type="string" calcext:value-type="string">
            <text:p>GO_0051090</text:p>
          </table:table-cell>
          <table:table-cell office:value-type="float" office:value="0.0724970758238147" calcext:value-type="float">
            <text:p>0.0724970758</text:p>
          </table:table-cell>
          <table:table-cell office:value-type="float" office:value="0.0629242964065846" calcext:value-type="float">
            <text:p>0.0629242964</text:p>
          </table:table-cell>
        </table:table-row>
        <table:table-row table:style-name="ro1">
          <table:table-cell office:value-type="string" calcext:value-type="string">
            <text:p>GO_0007219</text:p>
          </table:table-cell>
          <table:table-cell office:value-type="float" office:value="-0.106205451822906" calcext:value-type="float">
            <text:p>-0.1062054518</text:p>
          </table:table-cell>
          <table:table-cell office:value-type="float" office:value="-0.137547201511009" calcext:value-type="float">
            <text:p>-0.1375472015</text:p>
          </table:table-cell>
        </table:table-row>
        <table:table-row table:style-name="ro1">
          <table:table-cell office:value-type="string" calcext:value-type="string">
            <text:p>GO_0000077</text:p>
          </table:table-cell>
          <table:table-cell office:value-type="float" office:value="0.0684964057606689" calcext:value-type="float">
            <text:p>0.0684964058</text:p>
          </table:table-cell>
          <table:table-cell office:value-type="float" office:value="-0.0650054833975966" calcext:value-type="float">
            <text:p>-0.0650054834</text:p>
          </table:table-cell>
        </table:table-row>
        <table:table-row table:style-name="ro1">
          <table:table-cell office:value-type="string" calcext:value-type="string">
            <text:p>GO_0006304</text:p>
          </table:table-cell>
          <table:table-cell office:value-type="float" office:value="0.193535575763931" calcext:value-type="float">
            <text:p>0.1935355758</text:p>
          </table:table-cell>
          <table:table-cell office:value-type="float" office:value="-0.0129467845024103" calcext:value-type="float">
            <text:p>-0.0129467845</text:p>
          </table:table-cell>
        </table:table-row>
        <table:table-row table:style-name="ro1">
          <table:table-cell office:value-type="string" calcext:value-type="string">
            <text:p>GO_0019748</text:p>
          </table:table-cell>
          <table:table-cell office:value-type="float" office:value="0.234414119977892" calcext:value-type="float">
            <text:p>0.23441412</text:p>
          </table:table-cell>
          <table:table-cell office:value-type="float" office:value="-0.0256271154191373" calcext:value-type="float">
            <text:p>-0.0256271154</text:p>
          </table:table-cell>
        </table:table-row>
        <table:table-row table:style-name="ro1">
          <table:table-cell office:value-type="string" calcext:value-type="string">
            <text:p>GO_0006276</text:p>
          </table:table-cell>
          <table:table-cell office:value-type="float" office:value="0.0634390898848936" calcext:value-type="float">
            <text:p>0.0634390899</text:p>
          </table:table-cell>
          <table:table-cell office:value-type="float" office:value="-0.0533568246171241" calcext:value-type="float">
            <text:p>-0.0533568246</text:p>
          </table:table-cell>
        </table:table-row>
        <table:table-row table:style-name="ro1">
          <table:table-cell office:value-type="string" calcext:value-type="string">
            <text:p>GO_0009966</text:p>
          </table:table-cell>
          <table:table-cell office:value-type="float" office:value="-0.13586717324427" calcext:value-type="float">
            <text:p>-0.1358671732</text:p>
          </table:table-cell>
          <table:table-cell office:value-type="float" office:value="-0.0163739104876696" calcext:value-type="float">
            <text:p>-0.0163739105</text:p>
          </table:table-cell>
        </table:table-row>
        <table:table-row table:style-name="ro1">
          <table:table-cell office:value-type="string" calcext:value-type="string">
            <text:p>GO_0006419</text:p>
          </table:table-cell>
          <table:table-cell office:value-type="float" office:value="0.14153404682699" calcext:value-type="float">
            <text:p>0.1415340468</text:p>
          </table:table-cell>
          <table:table-cell office:value-type="float" office:value="-0.00426299499090156" calcext:value-type="float">
            <text:p>-0.004262995</text:p>
          </table:table-cell>
        </table:table-row>
        <table:table-row table:style-name="ro1">
          <table:table-cell office:value-type="string" calcext:value-type="string">
            <text:p>GO_0045227</text:p>
          </table:table-cell>
          <table:table-cell office:value-type="float" office:value="0.172048190076624" calcext:value-type="float">
            <text:p>0.1720481901</text:p>
          </table:table-cell>
          <table:table-cell office:value-type="float" office:value="-0.0228190057317614" calcext:value-type="float">
            <text:p>-0.0228190057</text:p>
          </table:table-cell>
        </table:table-row>
        <table:table-row table:style-name="ro1">
          <table:table-cell office:value-type="string" calcext:value-type="string">
            <text:p>GO_0006480</text:p>
          </table:table-cell>
          <table:table-cell office:value-type="float" office:value="-0.113133356891943" calcext:value-type="float">
            <text:p>-0.1131333569</text:p>
          </table:table-cell>
          <table:table-cell office:value-type="float" office:value="-0.112132294636776" calcext:value-type="float">
            <text:p>-0.1121322946</text:p>
          </table:table-cell>
        </table:table-row>
        <table:table-row table:style-name="ro1">
          <table:table-cell office:value-type="string" calcext:value-type="string">
            <text:p>GO_0007608</text:p>
          </table:table-cell>
          <table:table-cell office:value-type="float" office:value="0.0549178240943154" calcext:value-type="float">
            <text:p>0.0549178241</text:p>
          </table:table-cell>
          <table:table-cell office:value-type="float" office:value="-0.0216979783635706" calcext:value-type="float">
            <text:p>-0.0216979784</text:p>
          </table:table-cell>
        </table:table-row>
        <table:table-row table:style-name="ro1">
          <table:table-cell office:value-type="string" calcext:value-type="string">
            <text:p>GO_0007423</text:p>
          </table:table-cell>
          <table:table-cell office:value-type="float" office:value="0.0553731963461705" calcext:value-type="float">
            <text:p>0.0553731963</text:p>
          </table:table-cell>
          <table:table-cell office:value-type="float" office:value="-0.0963653404077817" calcext:value-type="float">
            <text:p>-0.0963653404</text:p>
          </table:table-cell>
        </table:table-row>
        <table:table-row table:style-name="ro1">
          <table:table-cell office:value-type="string" calcext:value-type="string">
            <text:p>GO_0001558</text:p>
          </table:table-cell>
          <table:table-cell office:value-type="float" office:value="0.160188685793227" calcext:value-type="float">
            <text:p>0.1601886858</text:p>
          </table:table-cell>
          <table:table-cell office:value-type="float" office:value="-0.0107655702545556" calcext:value-type="float">
            <text:p>-0.0107655703</text:p>
          </table:table-cell>
        </table:table-row>
        <table:table-row table:style-name="ro1">
          <table:table-cell office:value-type="string" calcext:value-type="string">
            <text:p>GO_0034229</text:p>
          </table:table-cell>
          <table:table-cell office:value-type="float" office:value="0.214140782894221" calcext:value-type="float">
            <text:p>0.2141407829</text:p>
          </table:table-cell>
          <table:table-cell office:value-type="float" office:value="-0.0183392471707578" calcext:value-type="float">
            <text:p>-0.0183392472</text:p>
          </table:table-cell>
        </table:table-row>
        <table:table-row table:style-name="ro1">
          <table:table-cell office:value-type="string" calcext:value-type="string">
            <text:p>GO_0006874</text:p>
          </table:table-cell>
          <table:table-cell office:value-type="float" office:value="-0.0319134464068682" calcext:value-type="float">
            <text:p>-0.0319134464</text:p>
          </table:table-cell>
          <table:table-cell office:value-type="float" office:value="-0.170861619556711" calcext:value-type="float">
            <text:p>-0.1708616196</text:p>
          </table:table-cell>
        </table:table-row>
        <table:table-row table:style-name="ro1">
          <table:table-cell office:value-type="string" calcext:value-type="string">
            <text:p>GO_0006952</text:p>
          </table:table-cell>
          <table:table-cell office:value-type="float" office:value="-0.231480565832114" calcext:value-type="float">
            <text:p>-0.2314805658</text:p>
          </table:table-cell>
          <table:table-cell office:value-type="float" office:value="-0.0150858855171396" calcext:value-type="float">
            <text:p>-0.0150858855</text:p>
          </table:table-cell>
        </table:table-row>
        <table:table-row table:style-name="ro1">
          <table:table-cell office:value-type="string" calcext:value-type="string">
            <text:p>GO_0031124</text:p>
          </table:table-cell>
          <table:table-cell office:value-type="float" office:value="-0.16105700502143" calcext:value-type="float">
            <text:p>-0.161057005</text:p>
          </table:table-cell>
          <table:table-cell office:value-type="float" office:value="0.105083741571266" calcext:value-type="float">
            <text:p>0.1050837416</text:p>
          </table:table-cell>
        </table:table-row>
        <table:table-row table:style-name="ro1">
          <table:table-cell office:value-type="string" calcext:value-type="string">
            <text:p>GO_0035556</text:p>
          </table:table-cell>
          <table:table-cell office:value-type="float" office:value="0.191222508035912" calcext:value-type="float">
            <text:p>0.191222508</text:p>
          </table:table-cell>
          <table:table-cell office:value-type="float" office:value="-0.0202577354990809" calcext:value-type="float">
            <text:p>-0.0202577355</text:p>
          </table:table-cell>
        </table:table-row>
        <table:table-row table:style-name="ro1">
          <table:table-cell office:value-type="string" calcext:value-type="string">
            <text:p>GO_0030245</text:p>
          </table:table-cell>
          <table:table-cell office:value-type="float" office:value="-0.153935577522523" calcext:value-type="float">
            <text:p>-0.1539355775</text:p>
          </table:table-cell>
          <table:table-cell office:value-type="float" office:value="0.0291604236972762" calcext:value-type="float">
            <text:p>0.0291604237</text:p>
          </table:table-cell>
        </table:table-row>
        <table:table-row table:style-name="ro1">
          <table:table-cell office:value-type="string" calcext:value-type="string">
            <text:p>GO_0016192</text:p>
          </table:table-cell>
          <table:table-cell office:value-type="float" office:value="-0.241404669411029" calcext:value-type="float">
            <text:p>-0.2414046694</text:p>
          </table:table-cell>
          <table:table-cell office:value-type="float" office:value="-0.0163150354115529" calcext:value-type="float">
            <text:p>-0.0163150354</text:p>
          </table:table-cell>
        </table:table-row>
        <table:table-row table:style-name="ro1">
          <table:table-cell office:value-type="string" calcext:value-type="string">
            <text:p>GO_0030435</text:p>
          </table:table-cell>
          <table:table-cell office:value-type="float" office:value="-0.0386851078092158" calcext:value-type="float">
            <text:p>-0.0386851078</text:p>
          </table:table-cell>
          <table:table-cell office:value-type="float" office:value="0.0172255299294883" calcext:value-type="float">
            <text:p>0.0172255299</text:p>
          </table:table-cell>
        </table:table-row>
        <table:table-row table:style-name="ro1">
          <table:table-cell office:value-type="string" calcext:value-type="string">
            <text:p>GO_0006479</text:p>
          </table:table-cell>
          <table:table-cell office:value-type="float" office:value="-0.13375294765867" calcext:value-type="float">
            <text:p>-0.1337529477</text:p>
          </table:table-cell>
          <table:table-cell office:value-type="float" office:value="-0.0809422276822887" calcext:value-type="float">
            <text:p>-0.0809422277</text:p>
          </table:table-cell>
        </table:table-row>
        <table:table-row table:style-name="ro1">
          <table:table-cell office:value-type="string" calcext:value-type="string">
            <text:p>GO_0055070</text:p>
          </table:table-cell>
          <table:table-cell office:value-type="float" office:value="0.12690076553212" calcext:value-type="float">
            <text:p>0.1269007655</text:p>
          </table:table-cell>
          <table:table-cell office:value-type="float" office:value="0.00473495316593631" calcext:value-type="float">
            <text:p>0.0047349532</text:p>
          </table:table-cell>
        </table:table-row>
        <table:table-row table:style-name="ro1">
          <table:table-cell office:value-type="string" calcext:value-type="string">
            <text:p>GO_0008643</text:p>
          </table:table-cell>
          <table:table-cell office:value-type="float" office:value="-0.25664843421429" calcext:value-type="float">
            <text:p>-0.2566484342</text:p>
          </table:table-cell>
          <table:table-cell office:value-type="float" office:value="0.0602651027133319" calcext:value-type="float">
            <text:p>0.0602651027</text:p>
          </table:table-cell>
        </table:table-row>
        <table:table-row table:style-name="ro1">
          <table:table-cell office:value-type="string" calcext:value-type="string">
            <text:p>GO_0048280</text:p>
          </table:table-cell>
          <table:table-cell office:value-type="float" office:value="-0.0417616082086974" calcext:value-type="float">
            <text:p>-0.0417616082</text:p>
          </table:table-cell>
          <table:table-cell office:value-type="float" office:value="-0.018687242550039" calcext:value-type="float">
            <text:p>-0.0186872426</text:p>
          </table:table-cell>
        </table:table-row>
        <table:table-row table:style-name="ro1">
          <table:table-cell office:value-type="string" calcext:value-type="string">
            <text:p>GO_0006508</text:p>
          </table:table-cell>
          <table:table-cell office:value-type="float" office:value="0.0790703245436276" calcext:value-type="float">
            <text:p>0.0790703245</text:p>
          </table:table-cell>
          <table:table-cell office:value-type="float" office:value="-0.00669740479388066" calcext:value-type="float">
            <text:p>-0.0066974048</text:p>
          </table:table-cell>
        </table:table-row>
        <table:table-row table:style-name="ro1">
          <table:table-cell office:value-type="string" calcext:value-type="string">
            <text:p>GO_0042262</text:p>
          </table:table-cell>
          <table:table-cell office:value-type="float" office:value="-0.190882414695164" calcext:value-type="float">
            <text:p>-0.1908824147</text:p>
          </table:table-cell>
          <table:table-cell office:value-type="float" office:value="0.151136084515586" calcext:value-type="float">
            <text:p>0.1511360845</text:p>
          </table:table-cell>
        </table:table-row>
        <table:table-row table:style-name="ro1">
          <table:table-cell office:value-type="string" calcext:value-type="string">
            <text:p>GO_0006383</text:p>
          </table:table-cell>
          <table:table-cell office:value-type="float" office:value="-0.0392425091212081" calcext:value-type="float">
            <text:p>-0.0392425091</text:p>
          </table:table-cell>
          <table:table-cell office:value-type="float" office:value="-0.150261056626487" calcext:value-type="float">
            <text:p>-0.1502610566</text:p>
          </table:table-cell>
        </table:table-row>
        <table:table-row table:style-name="ro1">
          <table:table-cell office:value-type="string" calcext:value-type="string">
            <text:p>GO_0006281</text:p>
          </table:table-cell>
          <table:table-cell office:value-type="float" office:value="0.158873250542455" calcext:value-type="float">
            <text:p>0.1588732505</text:p>
          </table:table-cell>
          <table:table-cell office:value-type="float" office:value="-0.0106918206420891" calcext:value-type="float">
            <text:p>-0.0106918206</text:p>
          </table:table-cell>
        </table:table-row>
        <table:table-row table:style-name="ro1">
          <table:table-cell office:value-type="string" calcext:value-type="string">
            <text:p>GO_0009297</text:p>
          </table:table-cell>
          <table:table-cell office:value-type="float" office:value="-0.0565752720142262" calcext:value-type="float">
            <text:p>-0.056575272</text:p>
          </table:table-cell>
          <table:table-cell office:value-type="float" office:value="-0.0877711705643199" calcext:value-type="float">
            <text:p>-0.0877711706</text:p>
          </table:table-cell>
        </table:table-row>
        <table:table-row table:style-name="ro1">
          <table:table-cell office:value-type="string" calcext:value-type="string">
            <text:p>GO_0015711</text:p>
          </table:table-cell>
          <table:table-cell office:value-type="float" office:value="0.00991003261847487" calcext:value-type="float">
            <text:p>0.0099100326</text:p>
          </table:table-cell>
          <table:table-cell office:value-type="float" office:value="0.181797940346535" calcext:value-type="float">
            <text:p>0.1817979403</text:p>
          </table:table-cell>
        </table:table-row>
        <table:table-row table:style-name="ro1">
          <table:table-cell office:value-type="string" calcext:value-type="string">
            <text:p>GO_0015878</text:p>
          </table:table-cell>
          <table:table-cell office:value-type="float" office:value="0.161261868542244" calcext:value-type="float">
            <text:p>0.1612618685</text:p>
          </table:table-cell>
          <table:table-cell office:value-type="float" office:value="-0.00493708944636256" calcext:value-type="float">
            <text:p>-0.0049370894</text:p>
          </table:table-cell>
        </table:table-row>
        <table:table-row table:style-name="ro1">
          <table:table-cell office:value-type="string" calcext:value-type="string">
            <text:p>GO_0030244</text:p>
          </table:table-cell>
          <table:table-cell office:value-type="float" office:value="-0.0680779320145778" calcext:value-type="float">
            <text:p>-0.068077932</text:p>
          </table:table-cell>
          <table:table-cell office:value-type="float" office:value="0.0201762000964399" calcext:value-type="float">
            <text:p>0.0201762001</text:p>
          </table:table-cell>
        </table:table-row>
        <table:table-row table:style-name="ro1">
          <table:table-cell office:value-type="string" calcext:value-type="string">
            <text:p>GO_0010207</text:p>
          </table:table-cell>
          <table:table-cell office:value-type="float" office:value="-0.259773720765539" calcext:value-type="float">
            <text:p>-0.2597737208</text:p>
          </table:table-cell>
          <table:table-cell office:value-type="float" office:value="0.0661517988682227" calcext:value-type="float">
            <text:p>0.0661517989</text:p>
          </table:table-cell>
        </table:table-row>
        <table:table-row table:style-name="ro1">
          <table:table-cell office:value-type="string" calcext:value-type="string">
            <text:p>GO_0019370</text:p>
          </table:table-cell>
          <table:table-cell office:value-type="float" office:value="0.113846782191408" calcext:value-type="float">
            <text:p>0.1138467822</text:p>
          </table:table-cell>
          <table:table-cell office:value-type="float" office:value="-0.00700058664603642" calcext:value-type="float">
            <text:p>-0.0070005866</text:p>
          </table:table-cell>
        </table:table-row>
        <table:table-row table:style-name="ro1">
          <table:table-cell office:value-type="string" calcext:value-type="string">
            <text:p>GO_0006777</text:p>
          </table:table-cell>
          <table:table-cell office:value-type="float" office:value="0.149443839519384" calcext:value-type="float">
            <text:p>0.1494438395</text:p>
          </table:table-cell>
          <table:table-cell office:value-type="float" office:value="-0.00471105325443985" calcext:value-type="float">
            <text:p>-0.0047110533</text:p>
          </table:table-cell>
        </table:table-row>
        <table:table-row table:style-name="ro1">
          <table:table-cell office:value-type="string" calcext:value-type="string">
            <text:p>GO_0042549</text:p>
          </table:table-cell>
          <table:table-cell office:value-type="float" office:value="-0.266141322790008" calcext:value-type="float">
            <text:p>-0.2661413228</text:p>
          </table:table-cell>
          <table:table-cell office:value-type="float" office:value="0.0387409958592655" calcext:value-type="float">
            <text:p>0.0387409959</text:p>
          </table:table-cell>
        </table:table-row>
        <table:table-row table:style-name="ro1">
          <table:table-cell office:value-type="string" calcext:value-type="string">
            <text:p>GO_0006379</text:p>
          </table:table-cell>
          <table:table-cell office:value-type="float" office:value="0.107170964382412" calcext:value-type="float">
            <text:p>0.1071709644</text:p>
          </table:table-cell>
          <table:table-cell office:value-type="float" office:value="-0.00439102151739082" calcext:value-type="float">
            <text:p>-0.0043910215</text:p>
          </table:table-cell>
        </table:table-row>
        <table:table-row table:style-name="ro1">
          <table:table-cell office:value-type="string" calcext:value-type="string">
            <text:p>GO_0006546</text:p>
          </table:table-cell>
          <table:table-cell office:value-type="float" office:value="0.133864851942789" calcext:value-type="float">
            <text:p>0.1338648519</text:p>
          </table:table-cell>
          <table:table-cell office:value-type="float" office:value="-0.00656017506985617" calcext:value-type="float">
            <text:p>-0.0065601751</text:p>
          </table:table-cell>
        </table:table-row>
        <table:table-row table:style-name="ro1">
          <table:table-cell office:value-type="string" calcext:value-type="string">
            <text:p>GO_0006555</text:p>
          </table:table-cell>
          <table:table-cell office:value-type="float" office:value="0.122831283179875" calcext:value-type="float">
            <text:p>0.1228312832</text:p>
          </table:table-cell>
          <table:table-cell office:value-type="float" office:value="-0.0142984970385299" calcext:value-type="float">
            <text:p>-0.014298497</text:p>
          </table:table-cell>
        </table:table-row>
        <table:table-row table:style-name="ro1">
          <table:table-cell office:value-type="string" calcext:value-type="string">
            <text:p>GO_2001256</text:p>
          </table:table-cell>
          <table:table-cell office:value-type="float" office:value="-0.197832202253705" calcext:value-type="float">
            <text:p>-0.1978322023</text:p>
          </table:table-cell>
          <table:table-cell office:value-type="float" office:value="0.0685644817143642" calcext:value-type="float">
            <text:p>0.0685644817</text:p>
          </table:table-cell>
        </table:table-row>
        <table:table-row table:style-name="ro1">
          <table:table-cell office:value-type="string" calcext:value-type="string">
            <text:p>GO_0006486</text:p>
          </table:table-cell>
          <table:table-cell office:value-type="float" office:value="-0.00926796603763497" calcext:value-type="float">
            <text:p>-0.009267966</text:p>
          </table:table-cell>
          <table:table-cell office:value-type="float" office:value="-0.034559430878706" calcext:value-type="float">
            <text:p>-0.0345594309</text:p>
          </table:table-cell>
        </table:table-row>
        <table:table-row table:style-name="ro1">
          <table:table-cell office:value-type="string" calcext:value-type="string">
            <text:p>GO_0043065</text:p>
          </table:table-cell>
          <table:table-cell office:value-type="float" office:value="-0.0393509710806809" calcext:value-type="float">
            <text:p>-0.0393509711</text:p>
          </table:table-cell>
          <table:table-cell office:value-type="float" office:value="-0.123208792679373" calcext:value-type="float">
            <text:p>-0.1232087927</text:p>
          </table:table-cell>
        </table:table-row>
        <table:table-row table:style-name="ro1">
          <table:table-cell office:value-type="string" calcext:value-type="string">
            <text:p>GO_0007160</text:p>
          </table:table-cell>
          <table:table-cell office:value-type="float" office:value="-0.169772207410186" calcext:value-type="float">
            <text:p>-0.1697722074</text:p>
          </table:table-cell>
          <table:table-cell office:value-type="float" office:value="0.0714691593997114" calcext:value-type="float">
            <text:p>0.0714691594</text:p>
          </table:table-cell>
        </table:table-row>
        <table:table-row table:style-name="ro1">
          <table:table-cell office:value-type="string" calcext:value-type="string">
            <text:p>GO_0009236</text:p>
          </table:table-cell>
          <table:table-cell office:value-type="float" office:value="0.191685897213364" calcext:value-type="float">
            <text:p>0.1916858972</text:p>
          </table:table-cell>
          <table:table-cell office:value-type="float" office:value="-0.0184008200274183" calcext:value-type="float">
            <text:p>-0.01840082</text:p>
          </table:table-cell>
        </table:table-row>
        <table:table-row table:style-name="ro1">
          <table:table-cell office:value-type="string" calcext:value-type="string">
            <text:p>GO_0051260</text:p>
          </table:table-cell>
          <table:table-cell office:value-type="float" office:value="-0.17850599916242" calcext:value-type="float">
            <text:p>-0.1785059992</text:p>
          </table:table-cell>
          <table:table-cell office:value-type="float" office:value="-0.0374355714585209" calcext:value-type="float">
            <text:p>-0.0374355715</text:p>
          </table:table-cell>
        </table:table-row>
        <table:table-row table:style-name="ro1">
          <table:table-cell office:value-type="string" calcext:value-type="string">
            <text:p>GO_0009611</text:p>
          </table:table-cell>
          <table:table-cell office:value-type="float" office:value="-0.221292343374921" calcext:value-type="float">
            <text:p>-0.2212923434</text:p>
          </table:table-cell>
          <table:table-cell office:value-type="float" office:value="-0.0292774499850077" calcext:value-type="float">
            <text:p>-0.02927745</text:p>
          </table:table-cell>
        </table:table-row>
        <table:table-row table:style-name="ro1">
          <table:table-cell office:value-type="string" calcext:value-type="string">
            <text:p>GO_0009056</text:p>
          </table:table-cell>
          <table:table-cell office:value-type="float" office:value="0.173947034806814" calcext:value-type="float">
            <text:p>0.1739470348</text:p>
          </table:table-cell>
          <table:table-cell office:value-type="float" office:value="-0.00454756388975547" calcext:value-type="float">
            <text:p>-0.0045475639</text:p>
          </table:table-cell>
        </table:table-row>
        <table:table-row table:style-name="ro1">
          <table:table-cell office:value-type="string" calcext:value-type="string">
            <text:p>GO_0018149</text:p>
          </table:table-cell>
          <table:table-cell office:value-type="float" office:value="-0.166192152187084" calcext:value-type="float">
            <text:p>-0.1661921522</text:p>
          </table:table-cell>
          <table:table-cell office:value-type="float" office:value="0.145502024652116" calcext:value-type="float">
            <text:p>0.1455020247</text:p>
          </table:table-cell>
        </table:table-row>
        <table:table-row table:style-name="ro1">
          <table:table-cell office:value-type="string" calcext:value-type="string">
            <text:p>GO_0006400</text:p>
          </table:table-cell>
          <table:table-cell office:value-type="float" office:value="0.180901197677971" calcext:value-type="float">
            <text:p>0.1809011977</text:p>
          </table:table-cell>
          <table:table-cell office:value-type="float" office:value="-0.0107684618933384" calcext:value-type="float">
            <text:p>-0.0107684619</text:p>
          </table:table-cell>
        </table:table-row>
        <table:table-row table:style-name="ro1">
          <table:table-cell office:value-type="string" calcext:value-type="string">
            <text:p>GO_0006526</text:p>
          </table:table-cell>
          <table:table-cell office:value-type="float" office:value="0.142030494112282" calcext:value-type="float">
            <text:p>0.1420304941</text:p>
          </table:table-cell>
          <table:table-cell office:value-type="float" office:value="-0.00378258009724787" calcext:value-type="float">
            <text:p>-0.0037825801</text:p>
          </table:table-cell>
        </table:table-row>
        <table:table-row table:style-name="ro1">
          <table:table-cell office:value-type="string" calcext:value-type="string">
            <text:p>GO_0008380</text:p>
          </table:table-cell>
          <table:table-cell office:value-type="float" office:value="-0.221759672892808" calcext:value-type="float">
            <text:p>-0.2217596729</text:p>
          </table:table-cell>
          <table:table-cell office:value-type="float" office:value="-0.0465195043374856" calcext:value-type="float">
            <text:p>-0.0465195043</text:p>
          </table:table-cell>
        </table:table-row>
        <table:table-row table:style-name="ro1">
          <table:table-cell office:value-type="string" calcext:value-type="string">
            <text:p>GO_0045747</text:p>
          </table:table-cell>
          <table:table-cell office:value-type="float" office:value="-0.25915720934068" calcext:value-type="float">
            <text:p>-0.2591572093</text:p>
          </table:table-cell>
          <table:table-cell office:value-type="float" office:value="-0.0401924419387599" calcext:value-type="float">
            <text:p>-0.0401924419</text:p>
          </table:table-cell>
        </table:table-row>
        <table:table-row table:style-name="ro1">
          <table:table-cell office:value-type="string" calcext:value-type="string">
            <text:p>GO_0006570</text:p>
          </table:table-cell>
          <table:table-cell office:value-type="float" office:value="0.0900770788290906" calcext:value-type="float">
            <text:p>0.0900770788</text:p>
          </table:table-cell>
          <table:table-cell office:value-type="float" office:value="-0.0277649614429392" calcext:value-type="float">
            <text:p>-0.0277649614</text:p>
          </table:table-cell>
        </table:table-row>
        <table:table-row table:style-name="ro1">
          <table:table-cell office:value-type="string" calcext:value-type="string">
            <text:p>GO_0006221</text:p>
          </table:table-cell>
          <table:table-cell office:value-type="float" office:value="0.10245157233254" calcext:value-type="float">
            <text:p>0.1024515723</text:p>
          </table:table-cell>
          <table:table-cell office:value-type="float" office:value="0.00392693734285421" calcext:value-type="float">
            <text:p>0.0039269373</text:p>
          </table:table-cell>
        </table:table-row>
        <table:table-row table:style-name="ro1">
          <table:table-cell office:value-type="string" calcext:value-type="string">
            <text:p>GO_0016998</text:p>
          </table:table-cell>
          <table:table-cell office:value-type="float" office:value="0.0677664725789967" calcext:value-type="float">
            <text:p>0.0677664726</text:p>
          </table:table-cell>
          <table:table-cell office:value-type="float" office:value="0.00385500627910117" calcext:value-type="float">
            <text:p>0.0038550063</text:p>
          </table:table-cell>
        </table:table-row>
        <table:table-row table:style-name="ro1">
          <table:table-cell office:value-type="string" calcext:value-type="string">
            <text:p>GO_0009235</text:p>
          </table:table-cell>
          <table:table-cell office:value-type="float" office:value="-0.238825840610524" calcext:value-type="float">
            <text:p>-0.2388258406</text:p>
          </table:table-cell>
          <table:table-cell office:value-type="float" office:value="-0.0757381605062084" calcext:value-type="float">
            <text:p>-0.0757381605</text:p>
          </table:table-cell>
        </table:table-row>
        <table:table-row table:style-name="ro1">
          <table:table-cell office:value-type="string" calcext:value-type="string">
            <text:p>GO_0022900</text:p>
          </table:table-cell>
          <table:table-cell office:value-type="float" office:value="-0.0882172078490834" calcext:value-type="float">
            <text:p>-0.0882172078</text:p>
          </table:table-cell>
          <table:table-cell office:value-type="float" office:value="0.0223469603537654" calcext:value-type="float">
            <text:p>0.0223469604</text:p>
          </table:table-cell>
        </table:table-row>
        <table:table-row table:style-name="ro1">
          <table:table-cell office:value-type="string" calcext:value-type="string">
            <text:p>GO_0006506</text:p>
          </table:table-cell>
          <table:table-cell office:value-type="float" office:value="-0.111612234638718" calcext:value-type="float">
            <text:p>-0.1116122346</text:p>
          </table:table-cell>
          <table:table-cell office:value-type="float" office:value="-0.0358375765067224" calcext:value-type="float">
            <text:p>-0.0358375765</text:p>
          </table:table-cell>
        </table:table-row>
        <table:table-row table:style-name="ro1">
          <table:table-cell office:value-type="string" calcext:value-type="string">
            <text:p>GO_0042919</text:p>
          </table:table-cell>
          <table:table-cell office:value-type="float" office:value="0.203710027491842" calcext:value-type="float">
            <text:p>0.2037100275</text:p>
          </table:table-cell>
          <table:table-cell office:value-type="float" office:value="-0.0299871904695281" calcext:value-type="float">
            <text:p>-0.0299871905</text:p>
          </table:table-cell>
        </table:table-row>
        <table:table-row table:style-name="ro1">
          <table:table-cell office:value-type="string" calcext:value-type="string">
            <text:p>GO_0042819</text:p>
          </table:table-cell>
          <table:table-cell office:value-type="float" office:value="0.124987215885674" calcext:value-type="float">
            <text:p>0.1249872159</text:p>
          </table:table-cell>
          <table:table-cell office:value-type="float" office:value="-0.0148766858705386" calcext:value-type="float">
            <text:p>-0.0148766859</text:p>
          </table:table-cell>
        </table:table-row>
        <table:table-row table:style-name="ro1">
          <table:table-cell office:value-type="string" calcext:value-type="string">
            <text:p>GO_0009439</text:p>
          </table:table-cell>
          <table:table-cell office:value-type="float" office:value="-0.0542093167703371" calcext:value-type="float">
            <text:p>-0.0542093168</text:p>
          </table:table-cell>
          <table:table-cell office:value-type="float" office:value="0.0917269737126653" calcext:value-type="float">
            <text:p>0.0917269737</text:p>
          </table:table-cell>
        </table:table-row>
        <table:table-row table:style-name="ro1">
          <table:table-cell office:value-type="string" calcext:value-type="string">
            <text:p>GO_0006950</text:p>
          </table:table-cell>
          <table:table-cell office:value-type="float" office:value="-0.090392292966284" calcext:value-type="float">
            <text:p>-0.090392293</text:p>
          </table:table-cell>
          <table:table-cell office:value-type="float" office:value="-0.0468655079227572" calcext:value-type="float">
            <text:p>-0.0468655079</text:p>
          </table:table-cell>
        </table:table-row>
        <table:table-row table:style-name="ro1">
          <table:table-cell office:value-type="string" calcext:value-type="string">
            <text:p>GO_0007021</text:p>
          </table:table-cell>
          <table:table-cell office:value-type="float" office:value="-0.242991618292739" calcext:value-type="float">
            <text:p>-0.2429916183</text:p>
          </table:table-cell>
          <table:table-cell office:value-type="float" office:value="-0.187769365330346" calcext:value-type="float">
            <text:p>-0.1877693653</text:p>
          </table:table-cell>
        </table:table-row>
        <table:table-row table:style-name="ro1">
          <table:table-cell office:value-type="string" calcext:value-type="string">
            <text:p>GO_0031145</text:p>
          </table:table-cell>
          <table:table-cell office:value-type="float" office:value="-0.12963581604568" calcext:value-type="float">
            <text:p>-0.129635816</text:p>
          </table:table-cell>
          <table:table-cell office:value-type="float" office:value="-0.102996257476935" calcext:value-type="float">
            <text:p>-0.1029962575</text:p>
          </table:table-cell>
        </table:table-row>
        <table:table-row table:style-name="ro1">
          <table:table-cell office:value-type="string" calcext:value-type="string">
            <text:p>GO_0031388</text:p>
          </table:table-cell>
          <table:table-cell office:value-type="float" office:value="0.181575777132279" calcext:value-type="float">
            <text:p>0.1815757771</text:p>
          </table:table-cell>
          <table:table-cell office:value-type="float" office:value="-0.0182934332774489" calcext:value-type="float">
            <text:p>-0.0182934333</text:p>
          </table:table-cell>
        </table:table-row>
        <table:table-row table:style-name="ro1">
          <table:table-cell office:value-type="string" calcext:value-type="string">
            <text:p>GO_0006064</text:p>
          </table:table-cell>
          <table:table-cell office:value-type="float" office:value="0.114064757242517" calcext:value-type="float">
            <text:p>0.1140647572</text:p>
          </table:table-cell>
          <table:table-cell office:value-type="float" office:value="0.000252438978826123" calcext:value-type="float">
            <text:p>0.000252439</text:p>
          </table:table-cell>
        </table:table-row>
        <table:table-row table:style-name="ro1">
          <table:table-cell office:value-type="string" calcext:value-type="string">
            <text:p>GO_0009636</text:p>
          </table:table-cell>
          <table:table-cell office:value-type="float" office:value="-0.0135566899047418" calcext:value-type="float">
            <text:p>-0.0135566899</text:p>
          </table:table-cell>
          <table:table-cell office:value-type="float" office:value="0.0886733985950629" calcext:value-type="float">
            <text:p>0.0886733986</text:p>
          </table:table-cell>
        </table:table-row>
        <table:table-row table:style-name="ro1">
          <table:table-cell office:value-type="string" calcext:value-type="string">
            <text:p>GO_0071918</text:p>
          </table:table-cell>
          <table:table-cell office:value-type="float" office:value="-0.0639808669477897" calcext:value-type="float">
            <text:p>-0.0639808669</text:p>
          </table:table-cell>
          <table:table-cell office:value-type="float" office:value="-0.144496959264585" calcext:value-type="float">
            <text:p>-0.1444969593</text:p>
          </table:table-cell>
        </table:table-row>
        <table:table-row table:style-name="ro1">
          <table:table-cell office:value-type="string" calcext:value-type="string">
            <text:p>GO_0006535</text:p>
          </table:table-cell>
          <table:table-cell office:value-type="float" office:value="0.090601861244711" calcext:value-type="float">
            <text:p>0.0906018612</text:p>
          </table:table-cell>
          <table:table-cell office:value-type="float" office:value="0.00472195339518165" calcext:value-type="float">
            <text:p>0.0047219534</text:p>
          </table:table-cell>
        </table:table-row>
        <table:table-row table:style-name="ro1">
          <table:table-cell office:value-type="string" calcext:value-type="string">
            <text:p>GO_0042710</text:p>
          </table:table-cell>
          <table:table-cell office:value-type="float" office:value="-0.1377525402517" calcext:value-type="float">
            <text:p>-0.1377525403</text:p>
          </table:table-cell>
          <table:table-cell office:value-type="float" office:value="0.272822891299677" calcext:value-type="float">
            <text:p>0.2728228913</text:p>
          </table:table-cell>
        </table:table-row>
        <table:table-row table:style-name="ro1">
          <table:table-cell office:value-type="string" calcext:value-type="string">
            <text:p>GO_0006935</text:p>
          </table:table-cell>
          <table:table-cell office:value-type="float" office:value="0.108284908128355" calcext:value-type="float">
            <text:p>0.1082849081</text:p>
          </table:table-cell>
          <table:table-cell office:value-type="float" office:value="-0.00753865274848364" calcext:value-type="float">
            <text:p>-0.0075386527</text:p>
          </table:table-cell>
        </table:table-row>
        <table:table-row table:style-name="ro1">
          <table:table-cell office:value-type="string" calcext:value-type="string">
            <text:p>GO_0051205</text:p>
          </table:table-cell>
          <table:table-cell office:value-type="float" office:value="0.138695326239495" calcext:value-type="float">
            <text:p>0.1386953262</text:p>
          </table:table-cell>
          <table:table-cell office:value-type="float" office:value="0.0127557721440101" calcext:value-type="float">
            <text:p>0.0127557721</text:p>
          </table:table-cell>
        </table:table-row>
        <table:table-row table:style-name="ro1">
          <table:table-cell office:value-type="string" calcext:value-type="string">
            <text:p>GO_0001522</text:p>
          </table:table-cell>
          <table:table-cell office:value-type="float" office:value="0.165088044067968" calcext:value-type="float">
            <text:p>0.1650880441</text:p>
          </table:table-cell>
          <table:table-cell office:value-type="float" office:value="-0.0097577814649121" calcext:value-type="float">
            <text:p>-0.0097577815</text:p>
          </table:table-cell>
        </table:table-row>
        <table:table-row table:style-name="ro1">
          <table:table-cell office:value-type="string" calcext:value-type="string">
            <text:p>GO_0016485</text:p>
          </table:table-cell>
          <table:table-cell office:value-type="float" office:value="-0.198578709488934" calcext:value-type="float">
            <text:p>-0.1985787095</text:p>
          </table:table-cell>
          <table:table-cell office:value-type="float" office:value="-0.112228441553657" calcext:value-type="float">
            <text:p>-0.1122284416</text:p>
          </table:table-cell>
        </table:table-row>
        <table:table-row table:style-name="ro1">
          <table:table-cell office:value-type="string" calcext:value-type="string">
            <text:p>GO_0006812</text:p>
          </table:table-cell>
          <table:table-cell office:value-type="float" office:value="0.165211045806333" calcext:value-type="float">
            <text:p>0.1652110458</text:p>
          </table:table-cell>
          <table:table-cell office:value-type="float" office:value="-0.0150184184422949" calcext:value-type="float">
            <text:p>-0.0150184184</text:p>
          </table:table-cell>
        </table:table-row>
        <table:table-row table:style-name="ro1">
          <table:table-cell office:value-type="string" calcext:value-type="string">
            <text:p>GO_0051321</text:p>
          </table:table-cell>
          <table:table-cell office:value-type="float" office:value="0.235883828030534" calcext:value-type="float">
            <text:p>0.235883828</text:p>
          </table:table-cell>
          <table:table-cell office:value-type="float" office:value="-0.0809753508080856" calcext:value-type="float">
            <text:p>-0.0809753508</text:p>
          </table:table-cell>
        </table:table-row>
        <table:table-row table:style-name="ro1">
          <table:table-cell office:value-type="string" calcext:value-type="string">
            <text:p>GO_0006231</text:p>
          </table:table-cell>
          <table:table-cell office:value-type="float" office:value="0.161945853694303" calcext:value-type="float">
            <text:p>0.1619458537</text:p>
          </table:table-cell>
          <table:table-cell office:value-type="float" office:value="-0.00983742741891841" calcext:value-type="float">
            <text:p>-0.0098374274</text:p>
          </table:table-cell>
        </table:table-row>
        <table:table-row table:style-name="ro1">
          <table:table-cell office:value-type="string" calcext:value-type="string">
            <text:p>GO_0007059</text:p>
          </table:table-cell>
          <table:table-cell office:value-type="float" office:value="0.0750021809452111" calcext:value-type="float">
            <text:p>0.0750021809</text:p>
          </table:table-cell>
          <table:table-cell office:value-type="float" office:value="0.0609329306426002" calcext:value-type="float">
            <text:p>0.0609329306</text:p>
          </table:table-cell>
        </table:table-row>
        <table:table-row table:style-name="ro1">
          <table:table-cell office:value-type="string" calcext:value-type="string">
            <text:p>GO_0006461</text:p>
          </table:table-cell>
          <table:table-cell office:value-type="float" office:value="0.15839224608857" calcext:value-type="float">
            <text:p>0.1583922461</text:p>
          </table:table-cell>
          <table:table-cell office:value-type="float" office:value="-0.0102188257040675" calcext:value-type="float">
            <text:p>-0.0102188257</text:p>
          </table:table-cell>
        </table:table-row>
        <table:table-row table:style-name="ro1">
          <table:table-cell office:value-type="string" calcext:value-type="string">
            <text:p>GO_0009972</text:p>
          </table:table-cell>
          <table:table-cell office:value-type="float" office:value="0.168525092361843" calcext:value-type="float">
            <text:p>0.1685250924</text:p>
          </table:table-cell>
          <table:table-cell office:value-type="float" office:value="-0.0248890466444355" calcext:value-type="float">
            <text:p>-0.0248890466</text:p>
          </table:table-cell>
        </table:table-row>
        <table:table-row table:style-name="ro1">
          <table:table-cell office:value-type="string" calcext:value-type="string">
            <text:p>GO_0005996</text:p>
          </table:table-cell>
          <table:table-cell office:value-type="float" office:value="0.075337665293357" calcext:value-type="float">
            <text:p>0.0753376653</text:p>
          </table:table-cell>
          <table:table-cell office:value-type="float" office:value="0.033015436651748" calcext:value-type="float">
            <text:p>0.0330154367</text:p>
          </table:table-cell>
        </table:table-row>
        <table:table-row table:style-name="ro1">
          <table:table-cell office:value-type="string" calcext:value-type="string">
            <text:p>GO_0006855</text:p>
          </table:table-cell>
          <table:table-cell office:value-type="float" office:value="0.195621431158542" calcext:value-type="float">
            <text:p>0.1956214312</text:p>
          </table:table-cell>
          <table:table-cell office:value-type="float" office:value="-0.0197557643107803" calcext:value-type="float">
            <text:p>-0.0197557643</text:p>
          </table:table-cell>
        </table:table-row>
        <table:table-row table:style-name="ro1">
          <table:table-cell office:value-type="string" calcext:value-type="string">
            <text:p>GO_0030001</text:p>
          </table:table-cell>
          <table:table-cell office:value-type="float" office:value="0.114835495953647" calcext:value-type="float">
            <text:p>0.114835496</text:p>
          </table:table-cell>
          <table:table-cell office:value-type="float" office:value="-0.00544050160106337" calcext:value-type="float">
            <text:p>-0.0054405016</text:p>
          </table:table-cell>
        </table:table-row>
        <table:table-row table:style-name="ro1">
          <table:table-cell office:value-type="string" calcext:value-type="string">
            <text:p>GO_0006865</text:p>
          </table:table-cell>
          <table:table-cell office:value-type="float" office:value="0.180792191552951" calcext:value-type="float">
            <text:p>0.1807921916</text:p>
          </table:table-cell>
          <table:table-cell office:value-type="float" office:value="-0.0138709385561688" calcext:value-type="float">
            <text:p>-0.0138709386</text:p>
          </table:table-cell>
        </table:table-row>
        <table:table-row table:style-name="ro1">
          <table:table-cell office:value-type="string" calcext:value-type="string">
            <text:p>GO_0015689</text:p>
          </table:table-cell>
          <table:table-cell office:value-type="float" office:value="-0.0382704396258098" calcext:value-type="float">
            <text:p>-0.0382704396</text:p>
          </table:table-cell>
          <table:table-cell office:value-type="float" office:value="-0.0270279399161973" calcext:value-type="float">
            <text:p>-0.0270279399</text:p>
          </table:table-cell>
        </table:table-row>
        <table:table-row table:style-name="ro1">
          <table:table-cell office:value-type="string" calcext:value-type="string">
            <text:p>GO_0006808</text:p>
          </table:table-cell>
          <table:table-cell office:value-type="float" office:value="0.0312915905552568" calcext:value-type="float">
            <text:p>0.0312915906</text:p>
          </table:table-cell>
          <table:table-cell office:value-type="float" office:value="0.0536666066706753" calcext:value-type="float">
            <text:p>0.0536666067</text:p>
          </table:table-cell>
        </table:table-row>
        <table:table-row table:style-name="ro1">
          <table:table-cell office:value-type="string" calcext:value-type="string">
            <text:p>GO_0006030</text:p>
          </table:table-cell>
          <table:table-cell office:value-type="float" office:value="-0.265961336989444" calcext:value-type="float">
            <text:p>-0.265961337</text:p>
          </table:table-cell>
          <table:table-cell office:value-type="float" office:value="0.00190557549374414" calcext:value-type="float">
            <text:p>0.0019055755</text:p>
          </table:table-cell>
        </table:table-row>
        <table:table-row table:style-name="ro1">
          <table:table-cell office:value-type="string" calcext:value-type="string">
            <text:p>GO_0006888</text:p>
          </table:table-cell>
          <table:table-cell office:value-type="float" office:value="-0.236726320425695" calcext:value-type="float">
            <text:p>-0.2367263204</text:p>
          </table:table-cell>
          <table:table-cell office:value-type="float" office:value="-0.00193678684260943" calcext:value-type="float">
            <text:p>-0.0019367868</text:p>
          </table:table-cell>
        </table:table-row>
        <table:table-row table:style-name="ro1">
          <table:table-cell office:value-type="string" calcext:value-type="string">
            <text:p>GO_0006597</text:p>
          </table:table-cell>
          <table:table-cell office:value-type="float" office:value="-0.0634440334161489" calcext:value-type="float">
            <text:p>-0.0634440334</text:p>
          </table:table-cell>
          <table:table-cell office:value-type="float" office:value="-0.00302071568604266" calcext:value-type="float">
            <text:p>-0.0030207157</text:p>
          </table:table-cell>
        </table:table-row>
        <table:table-row table:style-name="ro1">
          <table:table-cell office:value-type="string" calcext:value-type="string">
            <text:p>GO_0046653</text:p>
          </table:table-cell>
          <table:table-cell office:value-type="float" office:value="0.166945443220214" calcext:value-type="float">
            <text:p>0.1669454432</text:p>
          </table:table-cell>
          <table:table-cell office:value-type="float" office:value="-0.00280525095471722" calcext:value-type="float">
            <text:p>-0.002805251</text:p>
          </table:table-cell>
        </table:table-row>
        <table:table-row table:style-name="ro1">
          <table:table-cell office:value-type="string" calcext:value-type="string">
            <text:p>GO_0006021</text:p>
          </table:table-cell>
          <table:table-cell office:value-type="float" office:value="0.00967428711215934" calcext:value-type="float">
            <text:p>0.0096742871</text:p>
          </table:table-cell>
          <table:table-cell office:value-type="float" office:value="0.00232819164558141" calcext:value-type="float">
            <text:p>0.0023281916</text:p>
          </table:table-cell>
        </table:table-row>
        <table:table-row table:style-name="ro1">
          <table:table-cell office:value-type="string" calcext:value-type="string">
            <text:p>GO_0009404</text:p>
          </table:table-cell>
          <table:table-cell office:value-type="float" office:value="0.239139874338128" calcext:value-type="float">
            <text:p>0.2391398743</text:p>
          </table:table-cell>
          <table:table-cell office:value-type="float" office:value="-0.0171865780621703" calcext:value-type="float">
            <text:p>-0.0171865781</text:p>
          </table:table-cell>
        </table:table-row>
        <table:table-row table:style-name="ro1">
          <table:table-cell office:value-type="string" calcext:value-type="string">
            <text:p>GO_0006614</text:p>
          </table:table-cell>
          <table:table-cell office:value-type="float" office:value="0.11543211348686" calcext:value-type="float">
            <text:p>0.1154321135</text:p>
          </table:table-cell>
          <table:table-cell office:value-type="float" office:value="0.00199924997313603" calcext:value-type="float">
            <text:p>0.00199925</text:p>
          </table:table-cell>
        </table:table-row>
        <table:table-row table:style-name="ro1">
          <table:table-cell office:value-type="string" calcext:value-type="string">
            <text:p>GO_0016125</text:p>
          </table:table-cell>
          <table:table-cell office:value-type="float" office:value="0.218240511442151" calcext:value-type="float">
            <text:p>0.2182405114</text:p>
          </table:table-cell>
          <table:table-cell office:value-type="float" office:value="-0.00109907638424601" calcext:value-type="float">
            <text:p>-0.0010990764</text:p>
          </table:table-cell>
        </table:table-row>
        <table:table-row table:style-name="ro1">
          <table:table-cell office:value-type="string" calcext:value-type="string">
            <text:p>GO_0015696</text:p>
          </table:table-cell>
          <table:table-cell office:value-type="float" office:value="-0.0778698082707257" calcext:value-type="float">
            <text:p>-0.0778698083</text:p>
          </table:table-cell>
          <table:table-cell office:value-type="float" office:value="0.088833753699786" calcext:value-type="float">
            <text:p>0.0888337537</text:p>
          </table:table-cell>
        </table:table-row>
        <table:table-row table:style-name="ro1">
          <table:table-cell office:value-type="string" calcext:value-type="string">
            <text:p>GO_0015940</text:p>
          </table:table-cell>
          <table:table-cell office:value-type="float" office:value="0.14985818787767" calcext:value-type="float">
            <text:p>0.1498581879</text:p>
          </table:table-cell>
          <table:table-cell office:value-type="float" office:value="-0.00719072483101554" calcext:value-type="float">
            <text:p>-0.0071907248</text:p>
          </table:table-cell>
        </table:table-row>
        <table:table-row table:style-name="ro1">
          <table:table-cell office:value-type="string" calcext:value-type="string">
            <text:p>GO_0009058</text:p>
          </table:table-cell>
          <table:table-cell office:value-type="float" office:value="0.148169492689186" calcext:value-type="float">
            <text:p>0.1481694927</text:p>
          </table:table-cell>
          <table:table-cell office:value-type="float" office:value="-0.00916903987448712" calcext:value-type="float">
            <text:p>-0.0091690399</text:p>
          </table:table-cell>
        </table:table-row>
        <table:table-row table:style-name="ro1">
          <table:table-cell office:value-type="string" calcext:value-type="string">
            <text:p>GO_0044341</text:p>
          </table:table-cell>
          <table:table-cell office:value-type="float" office:value="-0.012255679533219" calcext:value-type="float">
            <text:p>-0.0122556795</text:p>
          </table:table-cell>
          <table:table-cell office:value-type="float" office:value="-0.0383081616141224" calcext:value-type="float">
            <text:p>-0.0383081616</text:p>
          </table:table-cell>
        </table:table-row>
        <table:table-row table:style-name="ro1">
          <table:table-cell office:value-type="string" calcext:value-type="string">
            <text:p>GO_0033198</text:p>
          </table:table-cell>
          <table:table-cell office:value-type="float" office:value="-0.253677856782035" calcext:value-type="float">
            <text:p>-0.2536778568</text:p>
          </table:table-cell>
          <table:table-cell office:value-type="float" office:value="-0.223124553880406" calcext:value-type="float">
            <text:p>-0.2231245539</text:p>
          </table:table-cell>
        </table:table-row>
        <table:table-row table:style-name="ro1">
          <table:table-cell office:value-type="string" calcext:value-type="string">
            <text:p>GO_0030036</text:p>
          </table:table-cell>
          <table:table-cell office:value-type="float" office:value="-0.191900876377645" calcext:value-type="float">
            <text:p>-0.1919008764</text:p>
          </table:table-cell>
          <table:table-cell office:value-type="float" office:value="-0.25340696688877" calcext:value-type="float">
            <text:p>-0.2534069669</text:p>
          </table:table-cell>
        </table:table-row>
        <table:table-row table:style-name="ro1">
          <table:table-cell office:value-type="string" calcext:value-type="string">
            <text:p>GO_0005976</text:p>
          </table:table-cell>
          <table:table-cell office:value-type="float" office:value="0.149089286182504" calcext:value-type="float">
            <text:p>0.1490892862</text:p>
          </table:table-cell>
          <table:table-cell office:value-type="float" office:value="0.00370466943508586" calcext:value-type="float">
            <text:p>0.0037046694</text:p>
          </table:table-cell>
        </table:table-row>
        <table:table-row table:style-name="ro1">
          <table:table-cell office:value-type="string" calcext:value-type="string">
            <text:p>GO_0006355</text:p>
          </table:table-cell>
          <table:table-cell office:value-type="float" office:value="0.0744263424532383" calcext:value-type="float">
            <text:p>0.0744263425</text:p>
          </table:table-cell>
          <table:table-cell office:value-type="float" office:value="0.00679132230420621" calcext:value-type="float">
            <text:p>0.0067913223</text:p>
          </table:table-cell>
        </table:table-row>
        <table:table-row table:style-name="ro1">
          <table:table-cell office:value-type="string" calcext:value-type="string">
            <text:p>GO_0017004</text:p>
          </table:table-cell>
          <table:table-cell office:value-type="float" office:value="0.123903792039005" calcext:value-type="float">
            <text:p>0.123903792</text:p>
          </table:table-cell>
          <table:table-cell office:value-type="float" office:value="0.00141271783515711" calcext:value-type="float">
            <text:p>0.0014127178</text:p>
          </table:table-cell>
        </table:table-row>
        <table:table-row table:style-name="ro1">
          <table:table-cell office:value-type="string" calcext:value-type="string">
            <text:p>GO_0019441</text:p>
          </table:table-cell>
          <table:table-cell office:value-type="float" office:value="0.167438262197009" calcext:value-type="float">
            <text:p>0.1674382622</text:p>
          </table:table-cell>
          <table:table-cell office:value-type="float" office:value="-0.0113398203923612" calcext:value-type="float">
            <text:p>-0.0113398204</text:p>
          </table:table-cell>
        </table:table-row>
        <table:table-row table:style-name="ro1">
          <table:table-cell office:value-type="string" calcext:value-type="string">
            <text:p>GO_0034194</text:p>
          </table:table-cell>
          <table:table-cell office:value-type="float" office:value="0.185222902322774" calcext:value-type="float">
            <text:p>0.1852229023</text:p>
          </table:table-cell>
          <table:table-cell office:value-type="float" office:value="0.00908388801424109" calcext:value-type="float">
            <text:p>0.009083888</text:p>
          </table:table-cell>
        </table:table-row>
        <table:table-row table:style-name="ro1">
          <table:table-cell office:value-type="string" calcext:value-type="string">
            <text:p>GO_0007264</text:p>
          </table:table-cell>
          <table:table-cell office:value-type="float" office:value="-0.212457504385053" calcext:value-type="float">
            <text:p>-0.2124575044</text:p>
          </table:table-cell>
          <table:table-cell office:value-type="float" office:value="-0.00946720104713848" calcext:value-type="float">
            <text:p>-0.009467201</text:p>
          </table:table-cell>
        </table:table-row>
        <table:table-row table:style-name="ro1">
          <table:table-cell office:value-type="string" calcext:value-type="string">
            <text:p>GO_0000290</text:p>
          </table:table-cell>
          <table:table-cell office:value-type="float" office:value="-0.192002477381055" calcext:value-type="float">
            <text:p>-0.1920024774</text:p>
          </table:table-cell>
          <table:table-cell office:value-type="float" office:value="-0.20566066150269" calcext:value-type="float">
            <text:p>-0.2056606615</text:p>
          </table:table-cell>
        </table:table-row>
        <table:table-row table:style-name="ro1">
          <table:table-cell office:value-type="string" calcext:value-type="string">
            <text:p>GO_0006353</text:p>
          </table:table-cell>
          <table:table-cell office:value-type="float" office:value="0.0680386466483791" calcext:value-type="float">
            <text:p>0.0680386466</text:p>
          </table:table-cell>
          <table:table-cell office:value-type="float" office:value="0.0186255755172217" calcext:value-type="float">
            <text:p>0.0186255755</text:p>
          </table:table-cell>
        </table:table-row>
        <table:table-row table:style-name="ro1">
          <table:table-cell office:value-type="string" calcext:value-type="string">
            <text:p>GO_0008652</text:p>
          </table:table-cell>
          <table:table-cell office:value-type="float" office:value="0.139181231811398" calcext:value-type="float">
            <text:p>0.1391812318</text:p>
          </table:table-cell>
          <table:table-cell office:value-type="float" office:value="-0.00145853356026435" calcext:value-type="float">
            <text:p>-0.0014585336</text:p>
          </table:table-cell>
        </table:table-row>
        <table:table-row table:style-name="ro1">
          <table:table-cell office:value-type="string" calcext:value-type="string">
            <text:p>GO_0006529</text:p>
          </table:table-cell>
          <table:table-cell office:value-type="float" office:value="0.14530610256716" calcext:value-type="float">
            <text:p>0.1453061026</text:p>
          </table:table-cell>
          <table:table-cell office:value-type="float" office:value="-0.0197524700668116" calcext:value-type="float">
            <text:p>-0.0197524701</text:p>
          </table:table-cell>
        </table:table-row>
        <table:table-row table:style-name="ro1">
          <table:table-cell office:value-type="string" calcext:value-type="string">
            <text:p>GO_0051302</text:p>
          </table:table-cell>
          <table:table-cell office:value-type="float" office:value="-0.175551446541813" calcext:value-type="float">
            <text:p>-0.1755514465</text:p>
          </table:table-cell>
          <table:table-cell office:value-type="float" office:value="-0.0175239156288816" calcext:value-type="float">
            <text:p>-0.0175239156</text:p>
          </table:table-cell>
        </table:table-row>
        <table:table-row table:style-name="ro1">
          <table:table-cell office:value-type="string" calcext:value-type="string">
            <text:p>GO_0045017</text:p>
          </table:table-cell>
          <table:table-cell office:value-type="float" office:value="0.146085521400808" calcext:value-type="float">
            <text:p>0.1460855214</text:p>
          </table:table-cell>
          <table:table-cell office:value-type="float" office:value="-0.0266560482041035" calcext:value-type="float">
            <text:p>-0.0266560482</text:p>
          </table:table-cell>
        </table:table-row>
        <table:table-row table:style-name="ro1">
          <table:table-cell office:value-type="string" calcext:value-type="string">
            <text:p>GO_0009432</text:p>
          </table:table-cell>
          <table:table-cell office:value-type="float" office:value="0.0643515283962005" calcext:value-type="float">
            <text:p>0.0643515284</text:p>
          </table:table-cell>
          <table:table-cell office:value-type="float" office:value="0.0169986154996818" calcext:value-type="float">
            <text:p>0.0169986155</text:p>
          </table:table-cell>
        </table:table-row>
        <table:table-row table:style-name="ro1">
          <table:table-cell office:value-type="string" calcext:value-type="string">
            <text:p>GO_0006814</text:p>
          </table:table-cell>
          <table:table-cell office:value-type="float" office:value="0.145104833021319" calcext:value-type="float">
            <text:p>0.145104833</text:p>
          </table:table-cell>
          <table:table-cell office:value-type="float" office:value="-0.00925719867833324" calcext:value-type="float">
            <text:p>-0.0092571987</text:p>
          </table:table-cell>
        </table:table-row>
        <table:table-row table:style-name="ro1">
          <table:table-cell office:value-type="string" calcext:value-type="string">
            <text:p>GO_0051056</text:p>
          </table:table-cell>
          <table:table-cell office:value-type="float" office:value="-0.235217666602862" calcext:value-type="float">
            <text:p>-0.2352176666</text:p>
          </table:table-cell>
          <table:table-cell office:value-type="float" office:value="-0.0160523354056759" calcext:value-type="float">
            <text:p>-0.0160523354</text:p>
          </table:table-cell>
        </table:table-row>
        <table:table-row table:style-name="ro1">
          <table:table-cell office:value-type="string" calcext:value-type="string">
            <text:p>GO_0019988</text:p>
          </table:table-cell>
          <table:table-cell office:value-type="float" office:value="0.0393891796437248" calcext:value-type="float">
            <text:p>0.0393891796</text:p>
          </table:table-cell>
          <table:table-cell office:value-type="float" office:value="-0.0268055664569045" calcext:value-type="float">
            <text:p>-0.0268055665</text:p>
          </table:table-cell>
        </table:table-row>
        <table:table-row table:style-name="ro1">
          <table:table-cell office:value-type="string" calcext:value-type="string">
            <text:p>GO_0010124</text:p>
          </table:table-cell>
          <table:table-cell office:value-type="float" office:value="0.108248271331627" calcext:value-type="float">
            <text:p>0.1082482713</text:p>
          </table:table-cell>
          <table:table-cell office:value-type="float" office:value="-0.0340064004988769" calcext:value-type="float">
            <text:p>-0.0340064005</text:p>
          </table:table-cell>
        </table:table-row>
        <table:table-row table:style-name="ro1">
          <table:table-cell office:value-type="string" calcext:value-type="string">
            <text:p>GO_0009073</text:p>
          </table:table-cell>
          <table:table-cell office:value-type="float" office:value="0.146342877716202" calcext:value-type="float">
            <text:p>0.1463428777</text:p>
          </table:table-cell>
          <table:table-cell office:value-type="float" office:value="-0.00284448972919516" calcext:value-type="float">
            <text:p>-0.0028444897</text:p>
          </table:table-cell>
        </table:table-row>
        <table:table-row table:style-name="ro1">
          <table:table-cell office:value-type="string" calcext:value-type="string">
            <text:p>GO_0006096</text:p>
          </table:table-cell>
          <table:table-cell office:value-type="float" office:value="0.0527926935462307" calcext:value-type="float">
            <text:p>0.0527926935</text:p>
          </table:table-cell>
          <table:table-cell office:value-type="float" office:value="-0.010989755586219" calcext:value-type="float">
            <text:p>-0.0109897556</text:p>
          </table:table-cell>
        </table:table-row>
        <table:table-row table:style-name="ro1">
          <table:table-cell office:value-type="string" calcext:value-type="string">
            <text:p>GO_0015628</text:p>
          </table:table-cell>
          <table:table-cell office:value-type="float" office:value="0.115520148406463" calcext:value-type="float">
            <text:p>0.1155201484</text:p>
          </table:table-cell>
          <table:table-cell office:value-type="float" office:value="-0.00392242647407519" calcext:value-type="float">
            <text:p>-0.0039224265</text:p>
          </table:table-cell>
        </table:table-row>
        <table:table-row table:style-name="ro1">
          <table:table-cell office:value-type="string" calcext:value-type="string">
            <text:p>GO_0042823</text:p>
          </table:table-cell>
          <table:table-cell office:value-type="float" office:value="0.124987215885674" calcext:value-type="float">
            <text:p>0.1249872159</text:p>
          </table:table-cell>
          <table:table-cell office:value-type="float" office:value="-0.0148766858705386" calcext:value-type="float">
            <text:p>-0.0148766859</text:p>
          </table:table-cell>
        </table:table-row>
        <table:table-row table:style-name="ro1">
          <table:table-cell office:value-type="string" calcext:value-type="string">
            <text:p>GO_0071816</text:p>
          </table:table-cell>
          <table:table-cell office:value-type="float" office:value="-0.113827408694145" calcext:value-type="float">
            <text:p>-0.1138274087</text:p>
          </table:table-cell>
          <table:table-cell office:value-type="float" office:value="-0.0140666550849207" calcext:value-type="float">
            <text:p>-0.0140666551</text:p>
          </table:table-cell>
        </table:table-row>
        <table:table-row table:style-name="ro1">
          <table:table-cell office:value-type="string" calcext:value-type="string">
            <text:p>GO_0015803</text:p>
          </table:table-cell>
          <table:table-cell office:value-type="float" office:value="0.15765415693438" calcext:value-type="float">
            <text:p>0.1576541569</text:p>
          </table:table-cell>
          <table:table-cell office:value-type="float" office:value="-0.049074190351818" calcext:value-type="float">
            <text:p>-0.0490741904</text:p>
          </table:table-cell>
        </table:table-row>
        <table:table-row table:style-name="ro1">
          <table:table-cell office:value-type="string" calcext:value-type="string">
            <text:p>GO_0015684</text:p>
          </table:table-cell>
          <table:table-cell office:value-type="float" office:value="0.128381345562558" calcext:value-type="float">
            <text:p>0.1283813456</text:p>
          </table:table-cell>
          <table:table-cell office:value-type="float" office:value="-0.00238470854194327" calcext:value-type="float">
            <text:p>-0.0023847085</text:p>
          </table:table-cell>
        </table:table-row>
        <table:table-row table:style-name="ro1">
          <table:table-cell office:value-type="string" calcext:value-type="string">
            <text:p>GO_0006007</text:p>
          </table:table-cell>
          <table:table-cell office:value-type="float" office:value="0.132865609592738" calcext:value-type="float">
            <text:p>0.1328656096</text:p>
          </table:table-cell>
          <table:table-cell office:value-type="float" office:value="-0.0013968087295821" calcext:value-type="float">
            <text:p>-0.0013968087</text:p>
          </table:table-cell>
        </table:table-row>
        <table:table-row table:style-name="ro1">
          <table:table-cell office:value-type="string" calcext:value-type="string">
            <text:p>GO_0006190</text:p>
          </table:table-cell>
          <table:table-cell office:value-type="float" office:value="-0.191014564248241" calcext:value-type="float">
            <text:p>-0.1910145642</text:p>
          </table:table-cell>
          <table:table-cell office:value-type="float" office:value="-0.00148675434444381" calcext:value-type="float">
            <text:p>-0.0014867543</text:p>
          </table:table-cell>
        </table:table-row>
        <table:table-row table:style-name="ro1">
          <table:table-cell office:value-type="string" calcext:value-type="string">
            <text:p>GO_0016052</text:p>
          </table:table-cell>
          <table:table-cell office:value-type="float" office:value="0.16151583823556" calcext:value-type="float">
            <text:p>0.1615158382</text:p>
          </table:table-cell>
          <table:table-cell office:value-type="float" office:value="-0.0102560703247983" calcext:value-type="float">
            <text:p>-0.0102560703</text:p>
          </table:table-cell>
        </table:table-row>
        <table:table-row table:style-name="ro1">
          <table:table-cell office:value-type="string" calcext:value-type="string">
            <text:p>GO_0051156</text:p>
          </table:table-cell>
          <table:table-cell office:value-type="float" office:value="0.138600340221745" calcext:value-type="float">
            <text:p>0.1386003402</text:p>
          </table:table-cell>
          <table:table-cell office:value-type="float" office:value="-0.00859749646963832" calcext:value-type="float">
            <text:p>-0.0085974965</text:p>
          </table:table-cell>
        </table:table-row>
        <table:table-row table:style-name="ro1">
          <table:table-cell office:value-type="string" calcext:value-type="string">
            <text:p>GO_0007165</text:p>
          </table:table-cell>
          <table:table-cell office:value-type="float" office:value="0.136562060251503" calcext:value-type="float">
            <text:p>0.1365620603</text:p>
          </table:table-cell>
          <table:table-cell office:value-type="float" office:value="-0.0149064278900286" calcext:value-type="float">
            <text:p>-0.0149064279</text:p>
          </table:table-cell>
        </table:table-row>
        <table:table-row table:style-name="ro1">
          <table:table-cell office:value-type="string" calcext:value-type="string">
            <text:p>GO_0006333</text:p>
          </table:table-cell>
          <table:table-cell office:value-type="float" office:value="-0.259045632084423" calcext:value-type="float">
            <text:p>-0.2590456321</text:p>
          </table:table-cell>
          <table:table-cell office:value-type="float" office:value="0.024527749148683" calcext:value-type="float">
            <text:p>0.0245277491</text:p>
          </table:table-cell>
        </table:table-row>
        <table:table-row table:style-name="ro1">
          <table:table-cell office:value-type="string" calcext:value-type="string">
            <text:p>GO_0009165</text:p>
          </table:table-cell>
          <table:table-cell office:value-type="float" office:value="0.112026336715793" calcext:value-type="float">
            <text:p>0.1120263367</text:p>
          </table:table-cell>
          <table:table-cell office:value-type="float" office:value="0.00819889208941548" calcext:value-type="float">
            <text:p>0.0081988921</text:p>
          </table:table-cell>
        </table:table-row>
        <table:table-row table:style-name="ro1">
          <table:table-cell office:value-type="string" calcext:value-type="string">
            <text:p>GO_0043401</text:p>
          </table:table-cell>
          <table:table-cell office:value-type="float" office:value="-0.258006161317794" calcext:value-type="float">
            <text:p>-0.2580061613</text:p>
          </table:table-cell>
          <table:table-cell office:value-type="float" office:value="-0.068640523752051" calcext:value-type="float">
            <text:p>-0.0686405238</text:p>
          </table:table-cell>
        </table:table-row>
        <table:table-row table:style-name="ro1">
          <table:table-cell office:value-type="string" calcext:value-type="string">
            <text:p>GO_0070588</text:p>
          </table:table-cell>
          <table:table-cell office:value-type="float" office:value="-0.264321014849325" calcext:value-type="float">
            <text:p>-0.2643210148</text:p>
          </table:table-cell>
          <table:table-cell office:value-type="float" office:value="-0.220113676171727" calcext:value-type="float">
            <text:p>-0.2201136762</text:p>
          </table:table-cell>
        </table:table-row>
        <table:table-row table:style-name="ro1">
          <table:table-cell office:value-type="string" calcext:value-type="string">
            <text:p>GO_0006621</text:p>
          </table:table-cell>
          <table:table-cell office:value-type="float" office:value="-0.24934579005871" calcext:value-type="float">
            <text:p>-0.2493457901</text:p>
          </table:table-cell>
          <table:table-cell office:value-type="float" office:value="-0.0207689705294081" calcext:value-type="float">
            <text:p>-0.0207689705</text:p>
          </table:table-cell>
        </table:table-row>
        <table:table-row table:style-name="ro1">
          <table:table-cell office:value-type="string" calcext:value-type="string">
            <text:p>GO_0046080</text:p>
          </table:table-cell>
          <table:table-cell office:value-type="float" office:value="0.140304914135634" calcext:value-type="float">
            <text:p>0.1403049141</text:p>
          </table:table-cell>
          <table:table-cell office:value-type="float" office:value="-0.00820622852705784" calcext:value-type="float">
            <text:p>-0.0082062285</text:p>
          </table:table-cell>
        </table:table-row>
        <table:table-row table:style-name="ro1">
          <table:table-cell office:value-type="string" calcext:value-type="string">
            <text:p>GO_0070206</text:p>
          </table:table-cell>
          <table:table-cell office:value-type="float" office:value="0.0809984923537014" calcext:value-type="float">
            <text:p>0.0809984924</text:p>
          </table:table-cell>
          <table:table-cell office:value-type="float" office:value="0.0212797635549627" calcext:value-type="float">
            <text:p>0.0212797636</text:p>
          </table:table-cell>
        </table:table-row>
        <table:table-row table:style-name="ro1">
          <table:table-cell office:value-type="string" calcext:value-type="string">
            <text:p>GO_0032968</text:p>
          </table:table-cell>
          <table:table-cell office:value-type="float" office:value="-0.197463610493283" calcext:value-type="float">
            <text:p>-0.1974636105</text:p>
          </table:table-cell>
          <table:table-cell office:value-type="float" office:value="-0.169969676156467" calcext:value-type="float">
            <text:p>-0.1699696762</text:p>
          </table:table-cell>
        </table:table-row>
        <table:table-row table:style-name="ro1">
          <table:table-cell office:value-type="string" calcext:value-type="string">
            <text:p>GO_0006401</text:p>
          </table:table-cell>
          <table:table-cell office:value-type="float" office:value="0.111045044306797" calcext:value-type="float">
            <text:p>0.1110450443</text:p>
          </table:table-cell>
          <table:table-cell office:value-type="float" office:value="-0.00807017717878157" calcext:value-type="float">
            <text:p>-0.0080701772</text:p>
          </table:table-cell>
        </table:table-row>
        <table:table-row table:style-name="ro1">
          <table:table-cell office:value-type="string" calcext:value-type="string">
            <text:p>GO_0015991</text:p>
          </table:table-cell>
          <table:table-cell office:value-type="float" office:value="-0.137234212369494" calcext:value-type="float">
            <text:p>-0.1372342124</text:p>
          </table:table-cell>
          <table:table-cell office:value-type="float" office:value="0.0333013635141346" calcext:value-type="float">
            <text:p>0.0333013635</text:p>
          </table:table-cell>
        </table:table-row>
        <table:table-row table:style-name="ro1">
          <table:table-cell office:value-type="string" calcext:value-type="string">
            <text:p>GO_0019538</text:p>
          </table:table-cell>
          <table:table-cell office:value-type="float" office:value="-0.00390716173664824" calcext:value-type="float">
            <text:p>-0.0039071617</text:p>
          </table:table-cell>
          <table:table-cell office:value-type="float" office:value="-0.0016089582098396" calcext:value-type="float">
            <text:p>-0.0016089582</text:p>
          </table:table-cell>
        </table:table-row>
        <table:table-row table:style-name="ro1">
          <table:table-cell office:value-type="string" calcext:value-type="string">
            <text:p>GO_0071973</text:p>
          </table:table-cell>
          <table:table-cell office:value-type="float" office:value="-0.075738923094066" calcext:value-type="float">
            <text:p>-0.0757389231</text:p>
          </table:table-cell>
          <table:table-cell office:value-type="float" office:value="0.0210500161427674" calcext:value-type="float">
            <text:p>0.0210500161</text:p>
          </table:table-cell>
        </table:table-row>
        <table:table-row table:style-name="ro1">
          <table:table-cell office:value-type="string" calcext:value-type="string">
            <text:p>GO_0006481</text:p>
          </table:table-cell>
          <table:table-cell office:value-type="float" office:value="0.157256501730233" calcext:value-type="float">
            <text:p>0.1572565017</text:p>
          </table:table-cell>
          <table:table-cell office:value-type="float" office:value="-0.0162981680260939" calcext:value-type="float">
            <text:p>-0.016298168</text:p>
          </table:table-cell>
        </table:table-row>
        <table:table-row table:style-name="ro1">
          <table:table-cell office:value-type="string" calcext:value-type="string">
            <text:p>GO_0006779</text:p>
          </table:table-cell>
          <table:table-cell office:value-type="float" office:value="0.122021176924406" calcext:value-type="float">
            <text:p>0.1220211769</text:p>
          </table:table-cell>
          <table:table-cell office:value-type="float" office:value="-0.0150587759516332" calcext:value-type="float">
            <text:p>-0.015058776</text:p>
          </table:table-cell>
        </table:table-row>
        <table:table-row table:style-name="ro1">
          <table:table-cell office:value-type="string" calcext:value-type="string">
            <text:p>GO_0015996</text:p>
          </table:table-cell>
          <table:table-cell office:value-type="float" office:value="0.0553008883731887" calcext:value-type="float">
            <text:p>0.0553008884</text:p>
          </table:table-cell>
          <table:table-cell office:value-type="float" office:value="-0.0783304977763727" calcext:value-type="float">
            <text:p>-0.0783304978</text:p>
          </table:table-cell>
        </table:table-row>
        <table:table-row table:style-name="ro1">
          <table:table-cell office:value-type="string" calcext:value-type="string">
            <text:p>GO_0042147</text:p>
          </table:table-cell>
          <table:table-cell office:value-type="float" office:value="-0.241113506021947" calcext:value-type="float">
            <text:p>-0.241113506</text:p>
          </table:table-cell>
          <table:table-cell office:value-type="float" office:value="-0.0498808269020248" calcext:value-type="float">
            <text:p>-0.0498808269</text:p>
          </table:table-cell>
        </table:table-row>
        <table:table-row table:style-name="ro1">
          <table:table-cell office:value-type="string" calcext:value-type="string">
            <text:p>GO_0032012</text:p>
          </table:table-cell>
          <table:table-cell office:value-type="float" office:value="-0.244682949066274" calcext:value-type="float">
            <text:p>-0.2446829491</text:p>
          </table:table-cell>
          <table:table-cell office:value-type="float" office:value="-0.0396273610377138" calcext:value-type="float">
            <text:p>-0.039627361</text:p>
          </table:table-cell>
        </table:table-row>
        <table:table-row table:style-name="ro1">
          <table:table-cell office:value-type="string" calcext:value-type="string">
            <text:p>GO_0006471</text:p>
          </table:table-cell>
          <table:table-cell office:value-type="float" office:value="-0.219120743101333" calcext:value-type="float">
            <text:p>-0.2191207431</text:p>
          </table:table-cell>
          <table:table-cell office:value-type="float" office:value="-0.090716995764135" calcext:value-type="float">
            <text:p>-0.0907169958</text:p>
          </table:table-cell>
        </table:table-row>
        <table:table-row table:style-name="ro1">
          <table:table-cell office:value-type="string" calcext:value-type="string">
            <text:p>GO_0008615</text:p>
          </table:table-cell>
          <table:table-cell office:value-type="float" office:value="0.162244690236593" calcext:value-type="float">
            <text:p>0.1622446902</text:p>
          </table:table-cell>
          <table:table-cell office:value-type="float" office:value="-0.0119617531378903" calcext:value-type="float">
            <text:p>-0.0119617531</text:p>
          </table:table-cell>
        </table:table-row>
        <table:table-row table:style-name="ro1">
          <table:table-cell office:value-type="string" calcext:value-type="string">
            <text:p>GO_0046854</text:p>
          </table:table-cell>
          <table:table-cell office:value-type="float" office:value="0.16969562775946" calcext:value-type="float">
            <text:p>0.1696956278</text:p>
          </table:table-cell>
          <table:table-cell office:value-type="float" office:value="-0.011616347802925" calcext:value-type="float">
            <text:p>-0.0116163478</text:p>
          </table:table-cell>
        </table:table-row>
        <table:table-row table:style-name="ro1">
          <table:table-cell office:value-type="string" calcext:value-type="string">
            <text:p>GO_0008295</text:p>
          </table:table-cell>
          <table:table-cell office:value-type="float" office:value="0.0578177325325739" calcext:value-type="float">
            <text:p>0.0578177325</text:p>
          </table:table-cell>
          <table:table-cell office:value-type="float" office:value="0.00374294968039677" calcext:value-type="float">
            <text:p>0.0037429497</text:p>
          </table:table-cell>
        </table:table-row>
        <table:table-row table:style-name="ro1">
          <table:table-cell office:value-type="string" calcext:value-type="string">
            <text:p>GO_0016311</text:p>
          </table:table-cell>
          <table:table-cell office:value-type="float" office:value="0.192914709562322" calcext:value-type="float">
            <text:p>0.1929147096</text:p>
          </table:table-cell>
          <table:table-cell office:value-type="float" office:value="-0.0158229141668639" calcext:value-type="float">
            <text:p>-0.0158229142</text:p>
          </table:table-cell>
        </table:table-row>
        <table:table-row table:style-name="ro1">
          <table:table-cell office:value-type="string" calcext:value-type="string">
            <text:p>GO_0015012</text:p>
          </table:table-cell>
          <table:table-cell office:value-type="float" office:value="-0.246902810537269" calcext:value-type="float">
            <text:p>-0.2469028105</text:p>
          </table:table-cell>
          <table:table-cell office:value-type="float" office:value="-0.147852596030751" calcext:value-type="float">
            <text:p>-0.147852596</text:p>
          </table:table-cell>
        </table:table-row>
        <table:table-row table:style-name="ro1">
          <table:table-cell office:value-type="string" calcext:value-type="string">
            <text:p>GO_0015074</text:p>
          </table:table-cell>
          <table:table-cell office:value-type="float" office:value="0.207035294637011" calcext:value-type="float">
            <text:p>0.2070352946</text:p>
          </table:table-cell>
          <table:table-cell office:value-type="float" office:value="-0.0206971675911864" calcext:value-type="float">
            <text:p>-0.0206971676</text:p>
          </table:table-cell>
        </table:table-row>
        <table:table-row table:style-name="ro1">
          <table:table-cell office:value-type="string" calcext:value-type="string">
            <text:p>GO_0046373</text:p>
          </table:table-cell>
          <table:table-cell office:value-type="float" office:value="0.00156263341393187" calcext:value-type="float">
            <text:p>0.0015626334</text:p>
          </table:table-cell>
          <table:table-cell office:value-type="float" office:value="0.0248606978102931" calcext:value-type="float">
            <text:p>0.0248606978</text:p>
          </table:table-cell>
        </table:table-row>
        <table:table-row table:style-name="ro1">
          <table:table-cell office:value-type="string" calcext:value-type="string">
            <text:p>GO_0008033</text:p>
          </table:table-cell>
          <table:table-cell office:value-type="float" office:value="0.1526874559056" calcext:value-type="float">
            <text:p>0.1526874559</text:p>
          </table:table-cell>
          <table:table-cell office:value-type="float" office:value="-0.00704621877877565" calcext:value-type="float">
            <text:p>-0.0070462188</text:p>
          </table:table-cell>
        </table:table-row>
        <table:table-row table:style-name="ro1">
          <table:table-cell office:value-type="string" calcext:value-type="string">
            <text:p>GO_0009712</text:p>
          </table:table-cell>
          <table:table-cell office:value-type="float" office:value="0.148390424009137" calcext:value-type="float">
            <text:p>0.148390424</text:p>
          </table:table-cell>
          <table:table-cell office:value-type="float" office:value="0.00917212982595909" calcext:value-type="float">
            <text:p>0.0091721298</text:p>
          </table:table-cell>
        </table:table-row>
        <table:table-row table:style-name="ro1">
          <table:table-cell office:value-type="string" calcext:value-type="string">
            <text:p>GO_0005975</text:p>
          </table:table-cell>
          <table:table-cell office:value-type="float" office:value="0.0976551229140949" calcext:value-type="float">
            <text:p>0.0976551229</text:p>
          </table:table-cell>
          <table:table-cell office:value-type="float" office:value="-0.00377742323700847" calcext:value-type="float">
            <text:p>-0.0037774232</text:p>
          </table:table-cell>
        </table:table-row>
        <table:table-row table:style-name="ro1">
          <table:table-cell office:value-type="string" calcext:value-type="string">
            <text:p>GO_0015693</text:p>
          </table:table-cell>
          <table:table-cell office:value-type="float" office:value="-0.224002925550949" calcext:value-type="float">
            <text:p>-0.2240029256</text:p>
          </table:table-cell>
          <table:table-cell office:value-type="float" office:value="-0.000378891402339007" calcext:value-type="float">
            <text:p>-0.0003788914</text:p>
          </table:table-cell>
        </table:table-row>
        <table:table-row table:style-name="ro1">
          <table:table-cell office:value-type="string" calcext:value-type="string">
            <text:p>GO_0006099</text:p>
          </table:table-cell>
          <table:table-cell office:value-type="float" office:value="0.111010323195807" calcext:value-type="float">
            <text:p>0.1110103232</text:p>
          </table:table-cell>
          <table:table-cell office:value-type="float" office:value="0.00171791752968249" calcext:value-type="float">
            <text:p>0.0017179175</text:p>
          </table:table-cell>
        </table:table-row>
        <table:table-row table:style-name="ro1">
          <table:table-cell office:value-type="string" calcext:value-type="string">
            <text:p>GO_0009452</text:p>
          </table:table-cell>
          <table:table-cell office:value-type="float" office:value="-0.0517238623946468" calcext:value-type="float">
            <text:p>-0.0517238624</text:p>
          </table:table-cell>
          <table:table-cell office:value-type="float" office:value="-0.0175612079169485" calcext:value-type="float">
            <text:p>-0.0175612079</text:p>
          </table:table-cell>
        </table:table-row>
        <table:table-row table:style-name="ro1">
          <table:table-cell office:value-type="string" calcext:value-type="string">
            <text:p>GO_0006886</text:p>
          </table:table-cell>
          <table:table-cell office:value-type="float" office:value="-0.16944108281992" calcext:value-type="float">
            <text:p>-0.1694410828</text:p>
          </table:table-cell>
          <table:table-cell office:value-type="float" office:value="-0.00320179469113506" calcext:value-type="float">
            <text:p>-0.0032017947</text:p>
          </table:table-cell>
        </table:table-row>
        <table:table-row table:style-name="ro1">
          <table:table-cell office:value-type="string" calcext:value-type="string">
            <text:p>GO_0017003</text:p>
          </table:table-cell>
          <table:table-cell office:value-type="float" office:value="0.103649196140692" calcext:value-type="float">
            <text:p>0.1036491961</text:p>
          </table:table-cell>
          <table:table-cell office:value-type="float" office:value="-0.00733105182315898" calcext:value-type="float">
            <text:p>-0.0073310518</text:p>
          </table:table-cell>
        </table:table-row>
        <table:table-row table:style-name="ro1">
          <table:table-cell office:value-type="string" calcext:value-type="string">
            <text:p>GO_0009254</text:p>
          </table:table-cell>
          <table:table-cell office:value-type="float" office:value="0.192027443582222" calcext:value-type="float">
            <text:p>0.1920274436</text:p>
          </table:table-cell>
          <table:table-cell office:value-type="float" office:value="-0.0181669488342641" calcext:value-type="float">
            <text:p>-0.0181669488</text:p>
          </table:table-cell>
        </table:table-row>
        <table:table-row table:style-name="ro1">
          <table:table-cell office:value-type="string" calcext:value-type="string">
            <text:p>GO_0019058</text:p>
          </table:table-cell>
          <table:table-cell office:value-type="float" office:value="-0.0223489742092966" calcext:value-type="float">
            <text:p>-0.0223489742</text:p>
          </table:table-cell>
          <table:table-cell office:value-type="float" office:value="-0.0485171288082019" calcext:value-type="float">
            <text:p>-0.0485171288</text:p>
          </table:table-cell>
        </table:table-row>
        <table:table-row table:style-name="ro1">
          <table:table-cell office:value-type="string" calcext:value-type="string">
            <text:p>GO_0009159</text:p>
          </table:table-cell>
          <table:table-cell office:value-type="float" office:value="0.0852643695290015" calcext:value-type="float">
            <text:p>0.0852643695</text:p>
          </table:table-cell>
          <table:table-cell office:value-type="float" office:value="-0.0202232673229534" calcext:value-type="float">
            <text:p>-0.0202232673</text:p>
          </table:table-cell>
        </table:table-row>
        <table:table-row table:style-name="ro1">
          <table:table-cell office:value-type="string" calcext:value-type="string">
            <text:p>GO_0043683</text:p>
          </table:table-cell>
          <table:table-cell office:value-type="float" office:value="0.14915979941778" calcext:value-type="float">
            <text:p>0.1491597994</text:p>
          </table:table-cell>
          <table:table-cell office:value-type="float" office:value="-0.016823672554415" calcext:value-type="float">
            <text:p>-0.0168236726</text:p>
          </table:table-cell>
        </table:table-row>
        <table:table-row table:style-name="ro1">
          <table:table-cell office:value-type="string" calcext:value-type="string">
            <text:p>GO_0019645</text:p>
          </table:table-cell>
          <table:table-cell office:value-type="float" office:value="0.173943539680772" calcext:value-type="float">
            <text:p>0.1739435397</text:p>
          </table:table-cell>
          <table:table-cell office:value-type="float" office:value="-0.0250164425645005" calcext:value-type="float">
            <text:p>-0.0250164426</text:p>
          </table:table-cell>
        </table:table-row>
        <table:table-row table:style-name="ro1">
          <table:table-cell office:value-type="string" calcext:value-type="string">
            <text:p>GO_0006635</text:p>
          </table:table-cell>
          <table:table-cell office:value-type="float" office:value="-0.00230608914757432" calcext:value-type="float">
            <text:p>-0.0023060891</text:p>
          </table:table-cell>
          <table:table-cell office:value-type="float" office:value="-0.0294635220995641" calcext:value-type="float">
            <text:p>-0.0294635221</text:p>
          </table:table-cell>
        </table:table-row>
        <table:table-row table:style-name="ro1">
          <table:table-cell office:value-type="string" calcext:value-type="string">
            <text:p>GO_0046907</text:p>
          </table:table-cell>
          <table:table-cell office:value-type="float" office:value="-0.25590169252172" calcext:value-type="float">
            <text:p>-0.2559016925</text:p>
          </table:table-cell>
          <table:table-cell office:value-type="float" office:value="-0.0696528682338874" calcext:value-type="float">
            <text:p>-0.0696528682</text:p>
          </table:table-cell>
        </table:table-row>
        <table:table-row table:style-name="ro1">
          <table:table-cell office:value-type="string" calcext:value-type="string">
            <text:p>GO_0009820</text:p>
          </table:table-cell>
          <table:table-cell office:value-type="float" office:value="0.235883828030534" calcext:value-type="float">
            <text:p>0.235883828</text:p>
          </table:table-cell>
          <table:table-cell office:value-type="float" office:value="-0.0809753508080856" calcext:value-type="float">
            <text:p>-0.0809753508</text:p>
          </table:table-cell>
        </table:table-row>
        <table:table-row table:style-name="ro1">
          <table:table-cell office:value-type="string" calcext:value-type="string">
            <text:p>GO_0009186</text:p>
          </table:table-cell>
          <table:table-cell office:value-type="float" office:value="0.0092588182800383" calcext:value-type="float">
            <text:p>0.0092588183</text:p>
          </table:table-cell>
          <table:table-cell office:value-type="float" office:value="0.0331020947409081" calcext:value-type="float">
            <text:p>0.0331020947</text:p>
          </table:table-cell>
        </table:table-row>
        <table:table-row table:style-name="ro1">
          <table:table-cell office:value-type="string" calcext:value-type="string">
            <text:p>GO_0009249</text:p>
          </table:table-cell>
          <table:table-cell office:value-type="float" office:value="0.172322423472887" calcext:value-type="float">
            <text:p>0.1723224235</text:p>
          </table:table-cell>
          <table:table-cell office:value-type="float" office:value="-0.00808602871901073" calcext:value-type="float">
            <text:p>-0.0080860287</text:p>
          </table:table-cell>
        </table:table-row>
        <table:table-row table:style-name="ro1">
          <table:table-cell office:value-type="string" calcext:value-type="string">
            <text:p>GO_0018189</text:p>
          </table:table-cell>
          <table:table-cell office:value-type="float" office:value="-0.155202866666141" calcext:value-type="float">
            <text:p>-0.1552028667</text:p>
          </table:table-cell>
          <table:table-cell office:value-type="float" office:value="0.128481236579114" calcext:value-type="float">
            <text:p>0.1284812366</text:p>
          </table:table-cell>
        </table:table-row>
        <table:table-row table:style-name="ro1">
          <table:table-cell office:value-type="string" calcext:value-type="string">
            <text:p>GO_0016032</text:p>
          </table:table-cell>
          <table:table-cell office:value-type="float" office:value="-0.267071490462663" calcext:value-type="float">
            <text:p>-0.2670714905</text:p>
          </table:table-cell>
          <table:table-cell office:value-type="float" office:value="-0.073250894045395" calcext:value-type="float">
            <text:p>-0.073250894</text:p>
          </table:table-cell>
        </table:table-row>
        <table:table-row table:style-name="ro1">
          <table:table-cell office:value-type="string" calcext:value-type="string">
            <text:p>GO_0046439</text:p>
          </table:table-cell>
          <table:table-cell office:value-type="float" office:value="0.100145811099373" calcext:value-type="float">
            <text:p>0.1001458111</text:p>
          </table:table-cell>
          <table:table-cell office:value-type="float" office:value="-0.0214709422066412" calcext:value-type="float">
            <text:p>-0.0214709422</text:p>
          </table:table-cell>
        </table:table-row>
        <table:table-row table:style-name="ro1">
          <table:table-cell office:value-type="string" calcext:value-type="string">
            <text:p>GO_0015969</text:p>
          </table:table-cell>
          <table:table-cell office:value-type="float" office:value="0.170062570329922" calcext:value-type="float">
            <text:p>0.1700625703</text:p>
          </table:table-cell>
          <table:table-cell office:value-type="float" office:value="-0.00934795861597369" calcext:value-type="float">
            <text:p>-0.0093479586</text:p>
          </table:table-cell>
        </table:table-row>
        <table:table-row table:style-name="ro1">
          <table:table-cell office:value-type="string" calcext:value-type="string">
            <text:p>GO_0006801</text:p>
          </table:table-cell>
          <table:table-cell office:value-type="float" office:value="-0.0912895721642724" calcext:value-type="float">
            <text:p>-0.0912895722</text:p>
          </table:table-cell>
          <table:table-cell office:value-type="float" office:value="0.0767461862188159" calcext:value-type="float">
            <text:p>0.0767461862</text:p>
          </table:table-cell>
        </table:table-row>
        <table:table-row table:style-name="ro1">
          <table:table-cell office:value-type="string" calcext:value-type="string">
            <text:p>GO_0017038</text:p>
          </table:table-cell>
          <table:table-cell office:value-type="float" office:value="0.102367571454951" calcext:value-type="float">
            <text:p>0.1023675715</text:p>
          </table:table-cell>
          <table:table-cell office:value-type="float" office:value="0.00745798914375182" calcext:value-type="float">
            <text:p>0.0074579891</text:p>
          </table:table-cell>
        </table:table-row>
        <table:table-row table:style-name="ro1">
          <table:table-cell office:value-type="string" calcext:value-type="string">
            <text:p>GO_0007018</text:p>
          </table:table-cell>
          <table:table-cell office:value-type="float" office:value="-0.244351454845555" calcext:value-type="float">
            <text:p>-0.2443514548</text:p>
          </table:table-cell>
          <table:table-cell office:value-type="float" office:value="-0.0731139283019426" calcext:value-type="float">
            <text:p>-0.0731139283</text:p>
          </table:table-cell>
        </table:table-row>
        <table:table-row table:style-name="ro1">
          <table:table-cell office:value-type="string" calcext:value-type="string">
            <text:p>GO_0006457</text:p>
          </table:table-cell>
          <table:table-cell office:value-type="float" office:value="-0.0681163105094783" calcext:value-type="float">
            <text:p>-0.0681163105</text:p>
          </table:table-cell>
          <table:table-cell office:value-type="float" office:value="0.0182076504275984" calcext:value-type="float">
            <text:p>0.0182076504</text:p>
          </table:table-cell>
        </table:table-row>
        <table:table-row table:style-name="ro1">
          <table:table-cell office:value-type="string" calcext:value-type="string">
            <text:p>GO_0015888</text:p>
          </table:table-cell>
          <table:table-cell office:value-type="float" office:value="0.2392483362976" calcext:value-type="float">
            <text:p>0.2392483363</text:p>
          </table:table-cell>
          <table:table-cell office:value-type="float" office:value="-0.0442388420092838" calcext:value-type="float">
            <text:p>-0.044238842</text:p>
          </table:table-cell>
        </table:table-row>
        <table:table-row table:style-name="ro1">
          <table:table-cell office:value-type="string" calcext:value-type="string">
            <text:p>GO_0009229</text:p>
          </table:table-cell>
          <table:table-cell office:value-type="float" office:value="0.175987485020498" calcext:value-type="float">
            <text:p>0.175987485</text:p>
          </table:table-cell>
          <table:table-cell office:value-type="float" office:value="-0.02428014414527" calcext:value-type="float">
            <text:p>-0.0242801441</text:p>
          </table:table-cell>
        </table:table-row>
        <table:table-row table:style-name="ro1">
          <table:table-cell office:value-type="string" calcext:value-type="string">
            <text:p>GO_0006744</text:p>
          </table:table-cell>
          <table:table-cell office:value-type="float" office:value="0.159875648133544" calcext:value-type="float">
            <text:p>0.1598756481</text:p>
          </table:table-cell>
          <table:table-cell office:value-type="float" office:value="-0.0124645043207273" calcext:value-type="float">
            <text:p>-0.0124645043</text:p>
          </table:table-cell>
        </table:table-row>
        <table:table-row table:style-name="ro1">
          <table:table-cell office:value-type="string" calcext:value-type="string">
            <text:p>GO_0007283</text:p>
          </table:table-cell>
          <table:table-cell office:value-type="float" office:value="-0.13953671019638" calcext:value-type="float">
            <text:p>-0.1395367102</text:p>
          </table:table-cell>
          <table:table-cell office:value-type="float" office:value="-0.015298728695836" calcext:value-type="float">
            <text:p>-0.0152987287</text:p>
          </table:table-cell>
        </table:table-row>
        <table:table-row table:style-name="ro1">
          <table:table-cell office:value-type="string" calcext:value-type="string">
            <text:p>GO_0006730</text:p>
          </table:table-cell>
          <table:table-cell office:value-type="float" office:value="-0.0360662223258307" calcext:value-type="float">
            <text:p>-0.0360662223</text:p>
          </table:table-cell>
          <table:table-cell office:value-type="float" office:value="0.0150563913541689" calcext:value-type="float">
            <text:p>0.0150563914</text:p>
          </table:table-cell>
        </table:table-row>
        <table:table-row table:style-name="ro1">
          <table:table-cell office:value-type="string" calcext:value-type="string">
            <text:p>GO_0007155</text:p>
          </table:table-cell>
          <table:table-cell office:value-type="float" office:value="0.0146546697330569" calcext:value-type="float">
            <text:p>0.0146546697</text:p>
          </table:table-cell>
          <table:table-cell office:value-type="float" office:value="0.0289628841508305" calcext:value-type="float">
            <text:p>0.0289628842</text:p>
          </table:table-cell>
        </table:table-row>
        <table:table-row table:style-name="ro1">
          <table:table-cell office:value-type="string" calcext:value-type="string">
            <text:p>GO_0050920</text:p>
          </table:table-cell>
          <table:table-cell office:value-type="float" office:value="0.0709817767387161" calcext:value-type="float">
            <text:p>0.0709817767</text:p>
          </table:table-cell>
          <table:table-cell office:value-type="float" office:value="0.00647798530853031" calcext:value-type="float">
            <text:p>0.0064779853</text:p>
          </table:table-cell>
        </table:table-row>
        <table:table-row table:style-name="ro1">
          <table:table-cell office:value-type="string" calcext:value-type="string">
            <text:p>GO_0015986</text:p>
          </table:table-cell>
          <table:table-cell office:value-type="float" office:value="-0.120241563455358" calcext:value-type="float">
            <text:p>-0.1202415635</text:p>
          </table:table-cell>
          <table:table-cell office:value-type="float" office:value="0.0384033303740449" calcext:value-type="float">
            <text:p>0.0384033304</text:p>
          </table:table-cell>
        </table:table-row>
        <table:table-row table:style-name="ro1">
          <table:table-cell office:value-type="string" calcext:value-type="string">
            <text:p>GO_0048870</text:p>
          </table:table-cell>
          <table:table-cell office:value-type="float" office:value="-0.262039945000842" calcext:value-type="float">
            <text:p>-0.262039945</text:p>
          </table:table-cell>
          <table:table-cell office:value-type="float" office:value="-0.161660487710563" calcext:value-type="float">
            <text:p>-0.1616604877</text:p>
          </table:table-cell>
        </table:table-row>
        <table:table-row table:style-name="ro1">
          <table:table-cell office:value-type="string" calcext:value-type="string">
            <text:p>GO_0005985</text:p>
          </table:table-cell>
          <table:table-cell office:value-type="float" office:value="-0.0839421227036627" calcext:value-type="float">
            <text:p>-0.0839421227</text:p>
          </table:table-cell>
          <table:table-cell office:value-type="float" office:value="0.031950755687338" calcext:value-type="float">
            <text:p>0.0319507557</text:p>
          </table:table-cell>
        </table:table-row>
        <table:table-row table:style-name="ro1">
          <table:table-cell office:value-type="string" calcext:value-type="string">
            <text:p>GO_0009294</text:p>
          </table:table-cell>
          <table:table-cell office:value-type="float" office:value="0.192834306492313" calcext:value-type="float">
            <text:p>0.1928343065</text:p>
          </table:table-cell>
          <table:table-cell office:value-type="float" office:value="-0.0194778051333231" calcext:value-type="float">
            <text:p>-0.0194778051</text:p>
          </table:table-cell>
        </table:table-row>
        <table:table-row table:style-name="ro1">
          <table:table-cell office:value-type="string" calcext:value-type="string">
            <text:p>GO_0009252</text:p>
          </table:table-cell>
          <table:table-cell office:value-type="float" office:value="0.153110188680133" calcext:value-type="float">
            <text:p>0.1531101887</text:p>
          </table:table-cell>
          <table:table-cell office:value-type="float" office:value="-0.0172405204779106" calcext:value-type="float">
            <text:p>-0.0172405205</text:p>
          </table:table-cell>
        </table:table-row>
        <table:table-row table:style-name="ro1">
          <table:table-cell office:value-type="string" calcext:value-type="string">
            <text:p>GO_1902604</text:p>
          </table:table-cell>
          <table:table-cell office:value-type="float" office:value="0.136880423986673" calcext:value-type="float">
            <text:p>0.136880424</text:p>
          </table:table-cell>
          <table:table-cell office:value-type="float" office:value="-0.00699357315909685" calcext:value-type="float">
            <text:p>-0.0069935732</text:p>
          </table:table-cell>
        </table:table-row>
        <table:table-row table:style-name="ro1">
          <table:table-cell office:value-type="string" calcext:value-type="string">
            <text:p>GO_0009446</text:p>
          </table:table-cell>
          <table:table-cell office:value-type="float" office:value="0.18029695693995" calcext:value-type="float">
            <text:p>0.1802969569</text:p>
          </table:table-cell>
          <table:table-cell office:value-type="float" office:value="-0.0171363506065427" calcext:value-type="float">
            <text:p>-0.0171363506</text:p>
          </table:table-cell>
        </table:table-row>
        <table:table-row table:style-name="ro1">
          <table:table-cell office:value-type="string" calcext:value-type="string">
            <text:p>GO_0035429</text:p>
          </table:table-cell>
          <table:table-cell office:value-type="float" office:value="0.155284514281567" calcext:value-type="float">
            <text:p>0.1552845143</text:p>
          </table:table-cell>
          <table:table-cell office:value-type="float" office:value="-0.0125044684534209" calcext:value-type="float">
            <text:p>-0.0125044685</text:p>
          </table:table-cell>
        </table:table-row>
        <table:table-row table:style-name="ro1">
          <table:table-cell office:value-type="string" calcext:value-type="string">
            <text:p>GO_0019700</text:p>
          </table:table-cell>
          <table:table-cell office:value-type="float" office:value="0.190537154643155" calcext:value-type="float">
            <text:p>0.1905371546</text:p>
          </table:table-cell>
          <table:table-cell office:value-type="float" office:value="-0.0392697572658256" calcext:value-type="float">
            <text:p>-0.0392697573</text:p>
          </table:table-cell>
        </table:table-row>
        <table:table-row table:style-name="ro1">
          <table:table-cell office:value-type="string" calcext:value-type="string">
            <text:p>GO_0006750</text:p>
          </table:table-cell>
          <table:table-cell office:value-type="float" office:value="0.14982441629031" calcext:value-type="float">
            <text:p>0.1498244163</text:p>
          </table:table-cell>
          <table:table-cell office:value-type="float" office:value="-0.0150852409152897" calcext:value-type="float">
            <text:p>-0.0150852409</text:p>
          </table:table-cell>
        </table:table-row>
        <table:table-row table:style-name="ro1">
          <table:table-cell office:value-type="string" calcext:value-type="string">
            <text:p>GO_0032957</text:p>
          </table:table-cell>
          <table:table-cell office:value-type="float" office:value="-0.211056230092124" calcext:value-type="float">
            <text:p>-0.2110562301</text:p>
          </table:table-cell>
          <table:table-cell office:value-type="float" office:value="-0.0997437952922142" calcext:value-type="float">
            <text:p>-0.0997437953</text:p>
          </table:table-cell>
        </table:table-row>
        <table:table-row table:style-name="ro1">
          <table:table-cell office:value-type="string" calcext:value-type="string">
            <text:p>GO_0006826</text:p>
          </table:table-cell>
          <table:table-cell office:value-type="float" office:value="0.0640898840274712" calcext:value-type="float">
            <text:p>0.064089884</text:p>
          </table:table-cell>
          <table:table-cell office:value-type="float" office:value="-0.02588200146344" calcext:value-type="float">
            <text:p>-0.0258820015</text:p>
          </table:table-cell>
        </table:table-row>
        <table:table-row table:style-name="ro1">
          <table:table-cell office:value-type="string" calcext:value-type="string">
            <text:p>GO_0045493</text:p>
          </table:table-cell>
          <table:table-cell office:value-type="float" office:value="0.210066230032292" calcext:value-type="float">
            <text:p>0.21006623</text:p>
          </table:table-cell>
          <table:table-cell office:value-type="float" office:value="-0.0314524958544216" calcext:value-type="float">
            <text:p>-0.0314524959</text:p>
          </table:table-cell>
        </table:table-row>
        <table:table-row table:style-name="ro1">
          <table:table-cell office:value-type="string" calcext:value-type="string">
            <text:p>GO_0007338</text:p>
          </table:table-cell>
          <table:table-cell office:value-type="float" office:value="0.100500854267261" calcext:value-type="float">
            <text:p>0.1005008543</text:p>
          </table:table-cell>
          <table:table-cell office:value-type="float" office:value="-0.0925178430078577" calcext:value-type="float">
            <text:p>-0.092517843</text:p>
          </table:table-cell>
        </table:table-row>
        <table:table-row table:style-name="ro1">
          <table:table-cell office:value-type="string" calcext:value-type="string">
            <text:p>GO_0050821</text:p>
          </table:table-cell>
          <table:table-cell office:value-type="float" office:value="-0.268863273659158" calcext:value-type="float">
            <text:p>-0.2688632737</text:p>
          </table:table-cell>
          <table:table-cell office:value-type="float" office:value="0.051045627261477" calcext:value-type="float">
            <text:p>0.0510456273</text:p>
          </table:table-cell>
        </table:table-row>
        <table:table-row table:style-name="ro1">
          <table:table-cell office:value-type="string" calcext:value-type="string">
            <text:p>GO_0006270</text:p>
          </table:table-cell>
          <table:table-cell office:value-type="float" office:value="0.0975502622579302" calcext:value-type="float">
            <text:p>0.0975502623</text:p>
          </table:table-cell>
          <table:table-cell office:value-type="float" office:value="0.00285378876041493" calcext:value-type="float">
            <text:p>0.0028537888</text:p>
          </table:table-cell>
        </table:table-row>
        <table:table-row table:style-name="ro1">
          <table:table-cell office:value-type="string" calcext:value-type="string">
            <text:p>GO_0006914</text:p>
          </table:table-cell>
          <table:table-cell office:value-type="float" office:value="-0.131413329235732" calcext:value-type="float">
            <text:p>-0.1314133292</text:p>
          </table:table-cell>
          <table:table-cell office:value-type="float" office:value="-0.147607876856269" calcext:value-type="float">
            <text:p>-0.1476078769</text:p>
          </table:table-cell>
        </table:table-row>
        <table:table-row table:style-name="ro1">
          <table:table-cell office:value-type="string" calcext:value-type="string">
            <text:p>GO_0019551</text:p>
          </table:table-cell>
          <table:table-cell office:value-type="float" office:value="0.160300893631966" calcext:value-type="float">
            <text:p>0.1603008936</text:p>
          </table:table-cell>
          <table:table-cell office:value-type="float" office:value="-0.00843563869694828" calcext:value-type="float">
            <text:p>-0.0084356387</text:p>
          </table:table-cell>
        </table:table-row>
        <table:table-row table:style-name="ro1">
          <table:table-cell office:value-type="string" calcext:value-type="string">
            <text:p>GO_0006821</text:p>
          </table:table-cell>
          <table:table-cell office:value-type="float" office:value="0.162396049698248" calcext:value-type="float">
            <text:p>0.1623960497</text:p>
          </table:table-cell>
          <table:table-cell office:value-type="float" office:value="-0.0174460467681236" calcext:value-type="float">
            <text:p>-0.0174460468</text:p>
          </table:table-cell>
        </table:table-row>
        <table:table-row table:style-name="ro1">
          <table:table-cell office:value-type="string" calcext:value-type="string">
            <text:p>GO_0007154</text:p>
          </table:table-cell>
          <table:table-cell office:value-type="float" office:value="0.0393216743240868" calcext:value-type="float">
            <text:p>0.0393216743</text:p>
          </table:table-cell>
          <table:table-cell office:value-type="float" office:value="0.00486668366981044" calcext:value-type="float">
            <text:p>0.0048666837</text:p>
          </table:table-cell>
        </table:table-row>
        <table:table-row table:style-name="ro1">
          <table:table-cell office:value-type="string" calcext:value-type="string">
            <text:p>GO_0009103</text:p>
          </table:table-cell>
          <table:table-cell office:value-type="float" office:value="0.0997771464011151" calcext:value-type="float">
            <text:p>0.0997771464</text:p>
          </table:table-cell>
          <table:table-cell office:value-type="float" office:value="0.0149758344270468" calcext:value-type="float">
            <text:p>0.0149758344</text:p>
          </table:table-cell>
        </table:table-row>
        <table:table-row table:style-name="ro1">
          <table:table-cell office:value-type="string" calcext:value-type="string">
            <text:p>GO_0090063</text:p>
          </table:table-cell>
          <table:table-cell office:value-type="float" office:value="-0.167758964681025" calcext:value-type="float">
            <text:p>-0.1677589647</text:p>
          </table:table-cell>
          <table:table-cell office:value-type="float" office:value="-0.0809109515138678" calcext:value-type="float">
            <text:p>-0.0809109515</text:p>
          </table:table-cell>
        </table:table-row>
        <table:table-row table:style-name="ro1">
          <table:table-cell office:value-type="string" calcext:value-type="string">
            <text:p>GO_0046782</text:p>
          </table:table-cell>
          <table:table-cell office:value-type="float" office:value="0.240794571092342" calcext:value-type="float">
            <text:p>0.2407945711</text:p>
          </table:table-cell>
          <table:table-cell office:value-type="float" office:value="-0.0189634839293199" calcext:value-type="float">
            <text:p>-0.0189634839</text:p>
          </table:table-cell>
        </table:table-row>
        <table:table-row table:style-name="ro1">
          <table:table-cell office:value-type="string" calcext:value-type="string">
            <text:p>GO_0000041</text:p>
          </table:table-cell>
          <table:table-cell office:value-type="float" office:value="-0.0984652716017535" calcext:value-type="float">
            <text:p>-0.0984652716</text:p>
          </table:table-cell>
          <table:table-cell office:value-type="float" office:value="0.0644709106981004" calcext:value-type="float">
            <text:p>0.0644709107</text:p>
          </table:table-cell>
        </table:table-row>
        <table:table-row table:style-name="ro1">
          <table:table-cell office:value-type="string" calcext:value-type="string">
            <text:p>GO_0045151</text:p>
          </table:table-cell>
          <table:table-cell office:value-type="float" office:value="0.162260897443484" calcext:value-type="float">
            <text:p>0.1622608974</text:p>
          </table:table-cell>
          <table:table-cell office:value-type="float" office:value="-0.0382940568479856" calcext:value-type="float">
            <text:p>-0.0382940568</text:p>
          </table:table-cell>
        </table:table-row>
        <table:table-row table:style-name="ro1">
          <table:table-cell office:value-type="string" calcext:value-type="string">
            <text:p>GO_0006207</text:p>
          </table:table-cell>
          <table:table-cell office:value-type="float" office:value="0.16100457089459" calcext:value-type="float">
            <text:p>0.1610045709</text:p>
          </table:table-cell>
          <table:table-cell office:value-type="float" office:value="-0.00748332881763257" calcext:value-type="float">
            <text:p>-0.0074833288</text:p>
          </table:table-cell>
        </table:table-row>
        <table:table-row table:style-name="ro1">
          <table:table-cell office:value-type="string" calcext:value-type="string">
            <text:p>GO_0015716</text:p>
          </table:table-cell>
          <table:table-cell office:value-type="float" office:value="0.1975383418153" calcext:value-type="float">
            <text:p>0.1975383418</text:p>
          </table:table-cell>
          <table:table-cell office:value-type="float" office:value="-0.0568459241429163" calcext:value-type="float">
            <text:p>-0.0568459241</text:p>
          </table:table-cell>
        </table:table-row>
        <table:table-row table:style-name="ro1">
          <table:table-cell office:value-type="string" calcext:value-type="string">
            <text:p>GO_0003333</text:p>
          </table:table-cell>
          <table:table-cell office:value-type="float" office:value="0.169212284293388" calcext:value-type="float">
            <text:p>0.1692122843</text:p>
          </table:table-cell>
          <table:table-cell office:value-type="float" office:value="-0.0254792088261063" calcext:value-type="float">
            <text:p>-0.0254792088</text:p>
          </table:table-cell>
        </table:table-row>
        <table:table-row table:style-name="ro1">
          <table:table-cell office:value-type="string" calcext:value-type="string">
            <text:p>GO_0006433</text:p>
          </table:table-cell>
          <table:table-cell office:value-type="float" office:value="0.112876231278589" calcext:value-type="float">
            <text:p>0.1128762313</text:p>
          </table:table-cell>
          <table:table-cell office:value-type="float" office:value="0.000612377222366763" calcext:value-type="float">
            <text:p>0.0006123772</text:p>
          </table:table-cell>
        </table:table-row>
        <table:table-row table:style-name="ro1">
          <table:table-cell office:value-type="string" calcext:value-type="string">
            <text:p>GO_0033014</text:p>
          </table:table-cell>
          <table:table-cell office:value-type="float" office:value="0.157177396679323" calcext:value-type="float">
            <text:p>0.1571773967</text:p>
          </table:table-cell>
          <table:table-cell office:value-type="float" office:value="-0.00574883404834202" calcext:value-type="float">
            <text:p>-0.005748834</text:p>
          </table:table-cell>
        </table:table-row>
        <table:table-row table:style-name="ro1">
          <table:table-cell office:value-type="string" calcext:value-type="string">
            <text:p>GO_0043043</text:p>
          </table:table-cell>
          <table:table-cell office:value-type="float" office:value="0.118688475946023" calcext:value-type="float">
            <text:p>0.1186884759</text:p>
          </table:table-cell>
          <table:table-cell office:value-type="float" office:value="0.00797946577000809" calcext:value-type="float">
            <text:p>0.0079794658</text:p>
          </table:table-cell>
        </table:table-row>
        <table:table-row table:style-name="ro1">
          <table:table-cell office:value-type="string" calcext:value-type="string">
            <text:p>GO_0009401</text:p>
          </table:table-cell>
          <table:table-cell office:value-type="float" office:value="0.0640289217946857" calcext:value-type="float">
            <text:p>0.0640289218</text:p>
          </table:table-cell>
          <table:table-cell office:value-type="float" office:value="0.0119154585469859" calcext:value-type="float">
            <text:p>0.0119154585</text:p>
          </table:table-cell>
        </table:table-row>
        <table:table-row table:style-name="ro1">
          <table:table-cell office:value-type="string" calcext:value-type="string">
            <text:p>GO_0006183</text:p>
          </table:table-cell>
          <table:table-cell office:value-type="float" office:value="0.024400652639243" calcext:value-type="float">
            <text:p>0.0244006526</text:p>
          </table:table-cell>
          <table:table-cell office:value-type="float" office:value="0.00151323815285502" calcext:value-type="float">
            <text:p>0.0015132382</text:p>
          </table:table-cell>
        </table:table-row>
        <table:table-row table:style-name="ro1">
          <table:table-cell office:value-type="string" calcext:value-type="string">
            <text:p>GO_0006464</text:p>
          </table:table-cell>
          <table:table-cell office:value-type="float" office:value="0.133632214817016" calcext:value-type="float">
            <text:p>0.1336322148</text:p>
          </table:table-cell>
          <table:table-cell office:value-type="float" office:value="-0.0230873781155976" calcext:value-type="float">
            <text:p>-0.0230873781</text:p>
          </table:table-cell>
        </table:table-row>
        <table:table-row table:style-name="ro1">
          <table:table-cell office:value-type="string" calcext:value-type="string">
            <text:p>GO_0006357</text:p>
          </table:table-cell>
          <table:table-cell office:value-type="float" office:value="-0.128627025278526" calcext:value-type="float">
            <text:p>-0.1286270253</text:p>
          </table:table-cell>
          <table:table-cell office:value-type="float" office:value="-0.0749424689961833" calcext:value-type="float">
            <text:p>-0.074942469</text:p>
          </table:table-cell>
        </table:table-row>
        <table:table-row table:style-name="ro1">
          <table:table-cell office:value-type="string" calcext:value-type="string">
            <text:p>GO_0051188</text:p>
          </table:table-cell>
          <table:table-cell office:value-type="float" office:value="0.201677185360749" calcext:value-type="float">
            <text:p>0.2016771854</text:p>
          </table:table-cell>
          <table:table-cell office:value-type="float" office:value="-0.0148300205723389" calcext:value-type="float">
            <text:p>-0.0148300206</text:p>
          </table:table-cell>
        </table:table-row>
        <table:table-row table:style-name="ro1">
          <table:table-cell office:value-type="string" calcext:value-type="string">
            <text:p>GO_0006568</text:p>
          </table:table-cell>
          <table:table-cell office:value-type="float" office:value="0.165357580648477" calcext:value-type="float">
            <text:p>0.1653575806</text:p>
          </table:table-cell>
          <table:table-cell office:value-type="float" office:value="-0.0105079525049517" calcext:value-type="float">
            <text:p>-0.0105079525</text:p>
          </table:table-cell>
        </table:table-row>
        <table:table-row table:style-name="ro1">
          <table:table-cell office:value-type="string" calcext:value-type="string">
            <text:p>GO_0006683</text:p>
          </table:table-cell>
          <table:table-cell office:value-type="float" office:value="-0.230163021972688" calcext:value-type="float">
            <text:p>-0.230163022</text:p>
          </table:table-cell>
          <table:table-cell office:value-type="float" office:value="0.0148608201547826" calcext:value-type="float">
            <text:p>0.0148608202</text:p>
          </table:table-cell>
        </table:table-row>
        <table:table-row table:style-name="ro1">
          <table:table-cell office:value-type="string" calcext:value-type="string">
            <text:p>GO_0002128</text:p>
          </table:table-cell>
          <table:table-cell office:value-type="float" office:value="0.229768638383588" calcext:value-type="float">
            <text:p>0.2297686384</text:p>
          </table:table-cell>
          <table:table-cell office:value-type="float" office:value="-0.0176438409408245" calcext:value-type="float">
            <text:p>-0.0176438409</text:p>
          </table:table-cell>
        </table:table-row>
        <table:table-row table:style-name="ro1">
          <table:table-cell office:value-type="string" calcext:value-type="string">
            <text:p>GO_0050992</text:p>
          </table:table-cell>
          <table:table-cell office:value-type="float" office:value="0.117766393112252" calcext:value-type="float">
            <text:p>0.1177663931</text:p>
          </table:table-cell>
          <table:table-cell office:value-type="float" office:value="0.00488538093338004" calcext:value-type="float">
            <text:p>0.0048853809</text:p>
          </table:table-cell>
        </table:table-row>
        <table:table-row table:style-name="ro1">
          <table:table-cell office:value-type="string" calcext:value-type="string">
            <text:p>GO_0017013</text:p>
          </table:table-cell>
          <table:table-cell office:value-type="float" office:value="0.175802365287657" calcext:value-type="float">
            <text:p>0.1758023653</text:p>
          </table:table-cell>
          <table:table-cell office:value-type="float" office:value="-0.0155594599657786" calcext:value-type="float">
            <text:p>-0.01555946</text:p>
          </table:table-cell>
        </table:table-row>
        <table:table-row table:style-name="ro1">
          <table:table-cell office:value-type="string" calcext:value-type="string">
            <text:p>GO_0019068</text:p>
          </table:table-cell>
          <table:table-cell office:value-type="float" office:value="0.185307968053355" calcext:value-type="float">
            <text:p>0.1853079681</text:p>
          </table:table-cell>
          <table:table-cell office:value-type="float" office:value="-0.0153473584008762" calcext:value-type="float">
            <text:p>-0.0153473584</text:p>
          </table:table-cell>
        </table:table-row>
        <table:table-row table:style-name="ro1">
          <table:table-cell office:value-type="string" calcext:value-type="string">
            <text:p>GO_0031047</text:p>
          </table:table-cell>
          <table:table-cell office:value-type="float" office:value="0.235883828030534" calcext:value-type="float">
            <text:p>0.235883828</text:p>
          </table:table-cell>
          <table:table-cell office:value-type="float" office:value="-0.0809753508080856" calcext:value-type="float">
            <text:p>-0.0809753508</text:p>
          </table:table-cell>
        </table:table-row>
        <table:table-row table:style-name="ro1">
          <table:table-cell office:value-type="string" calcext:value-type="string">
            <text:p>GO_0061024</text:p>
          </table:table-cell>
          <table:table-cell office:value-type="float" office:value="0.190164545956854" calcext:value-type="float">
            <text:p>0.190164546</text:p>
          </table:table-cell>
          <table:table-cell office:value-type="float" office:value="-0.0207476032691689" calcext:value-type="float">
            <text:p>-0.0207476033</text:p>
          </table:table-cell>
        </table:table-row>
        <table:table-row table:style-name="ro1">
          <table:table-cell office:value-type="string" calcext:value-type="string">
            <text:p>GO_0006979</text:p>
          </table:table-cell>
          <table:table-cell office:value-type="float" office:value="0.03436901662565" calcext:value-type="float">
            <text:p>0.0343690166</text:p>
          </table:table-cell>
          <table:table-cell office:value-type="float" office:value="0.0077939370849376" calcext:value-type="float">
            <text:p>0.0077939371</text:p>
          </table:table-cell>
        </table:table-row>
        <table:table-row table:style-name="ro1">
          <table:table-cell office:value-type="string" calcext:value-type="string">
            <text:p>GO_0019385</text:p>
          </table:table-cell>
          <table:table-cell office:value-type="float" office:value="-0.0901113550184727" calcext:value-type="float">
            <text:p>-0.090111355</text:p>
          </table:table-cell>
          <table:table-cell office:value-type="float" office:value="0.0617986573500447" calcext:value-type="float">
            <text:p>0.0617986574</text:p>
          </table:table-cell>
        </table:table-row>
        <table:table-row table:style-name="ro1">
          <table:table-cell office:value-type="string" calcext:value-type="string">
            <text:p>GO_0006606</text:p>
          </table:table-cell>
          <table:table-cell office:value-type="float" office:value="-0.214495484343579" calcext:value-type="float">
            <text:p>-0.2144954843</text:p>
          </table:table-cell>
          <table:table-cell office:value-type="float" office:value="-0.0771424413220115" calcext:value-type="float">
            <text:p>-0.0771424413</text:p>
          </table:table-cell>
        </table:table-row>
        <table:table-row table:style-name="ro1">
          <table:table-cell office:value-type="string" calcext:value-type="string">
            <text:p>GO_0044179</text:p>
          </table:table-cell>
          <table:table-cell office:value-type="float" office:value="0.235883828030534" calcext:value-type="float">
            <text:p>0.235883828</text:p>
          </table:table-cell>
          <table:table-cell office:value-type="float" office:value="-0.0809753508080856" calcext:value-type="float">
            <text:p>-0.0809753508</text:p>
          </table:table-cell>
        </table:table-row>
        <table:table-row table:style-name="ro1">
          <table:table-cell office:value-type="string" calcext:value-type="string">
            <text:p>GO_0043666</text:p>
          </table:table-cell>
          <table:table-cell office:value-type="float" office:value="-0.137131138835528" calcext:value-type="float">
            <text:p>-0.1371311388</text:p>
          </table:table-cell>
          <table:table-cell office:value-type="float" office:value="-0.0198547364433571" calcext:value-type="float">
            <text:p>-0.0198547364</text:p>
          </table:table-cell>
        </table:table-row>
        <table:table-row table:style-name="ro1">
          <table:table-cell office:value-type="string" calcext:value-type="string">
            <text:p>GO_0006953</text:p>
          </table:table-cell>
          <table:table-cell office:value-type="float" office:value="0.235883828030534" calcext:value-type="float">
            <text:p>0.235883828</text:p>
          </table:table-cell>
          <table:table-cell office:value-type="float" office:value="-0.0809753508080856" calcext:value-type="float">
            <text:p>-0.0809753508</text:p>
          </table:table-cell>
        </table:table-row>
        <table:table-row table:style-name="ro1">
          <table:table-cell office:value-type="string" calcext:value-type="string">
            <text:p>GO_0034258</text:p>
          </table:table-cell>
          <table:table-cell office:value-type="float" office:value="0.207753859605976" calcext:value-type="float">
            <text:p>0.2077538596</text:p>
          </table:table-cell>
          <table:table-cell office:value-type="float" office:value="-0.0200056850302768" calcext:value-type="float">
            <text:p>-0.020005685</text:p>
          </table:table-cell>
        </table:table-row>
        <table:table-row table:style-name="ro1">
          <table:table-cell office:value-type="string" calcext:value-type="string">
            <text:p>GO_0009733</text:p>
          </table:table-cell>
          <table:table-cell office:value-type="float" office:value="0.24169768086413" calcext:value-type="float">
            <text:p>0.2416976809</text:p>
          </table:table-cell>
          <table:table-cell office:value-type="float" office:value="-0.0193743889162764" calcext:value-type="float">
            <text:p>-0.0193743889</text:p>
          </table:table-cell>
        </table:table-row>
        <table:table-row table:style-name="ro1">
          <table:table-cell office:value-type="string" calcext:value-type="string">
            <text:p>GO_0017187</text:p>
          </table:table-cell>
          <table:table-cell office:value-type="float" office:value="0.191906573734226" calcext:value-type="float">
            <text:p>0.1919065737</text:p>
          </table:table-cell>
          <table:table-cell office:value-type="float" office:value="-0.00782223120425798" calcext:value-type="float">
            <text:p>-0.0078222312</text:p>
          </table:table-cell>
        </table:table-row>
        <table:table-row table:style-name="ro1">
          <table:table-cell office:value-type="string" calcext:value-type="string">
            <text:p>GO_0006858</text:p>
          </table:table-cell>
          <table:table-cell office:value-type="float" office:value="0.0754783956256619" calcext:value-type="float">
            <text:p>0.0754783956</text:p>
          </table:table-cell>
          <table:table-cell office:value-type="float" office:value="0.00231524109109185" calcext:value-type="float">
            <text:p>0.0023152411</text:p>
          </table:table-cell>
        </table:table-row>
        <table:table-row table:style-name="ro1">
          <table:table-cell office:value-type="string" calcext:value-type="string">
            <text:p>GO_0009877</text:p>
          </table:table-cell>
          <table:table-cell office:value-type="float" office:value="0.070231605744684" calcext:value-type="float">
            <text:p>0.0702316057</text:p>
          </table:table-cell>
          <table:table-cell office:value-type="float" office:value="0.0169555940750154" calcext:value-type="float">
            <text:p>0.0169555941</text:p>
          </table:table-cell>
        </table:table-row>
        <table:table-row table:style-name="ro1">
          <table:table-cell office:value-type="string" calcext:value-type="string">
            <text:p>GO_0035444</text:p>
          </table:table-cell>
          <table:table-cell office:value-type="float" office:value="0.154630389330204" calcext:value-type="float">
            <text:p>0.1546303893</text:p>
          </table:table-cell>
          <table:table-cell office:value-type="float" office:value="-0.00367821954163557" calcext:value-type="float">
            <text:p>-0.0036782195</text:p>
          </table:table-cell>
        </table:table-row>
        <table:table-row table:style-name="ro1">
          <table:table-cell office:value-type="string" calcext:value-type="string">
            <text:p>GO_0006955</text:p>
          </table:table-cell>
          <table:table-cell office:value-type="float" office:value="-0.231897295914231" calcext:value-type="float">
            <text:p>-0.2318972959</text:p>
          </table:table-cell>
          <table:table-cell office:value-type="float" office:value="-0.286658483199974" calcext:value-type="float">
            <text:p>-0.2866584832</text:p>
          </table:table-cell>
        </table:table-row>
        <table:table-row table:style-name="ro1">
          <table:table-cell office:value-type="string" calcext:value-type="string">
            <text:p>GO_0009116</text:p>
          </table:table-cell>
          <table:table-cell office:value-type="float" office:value="0.145349211161312" calcext:value-type="float">
            <text:p>0.1453492112</text:p>
          </table:table-cell>
          <table:table-cell office:value-type="float" office:value="-0.00729154052202664" calcext:value-type="float">
            <text:p>-0.0072915405</text:p>
          </table:table-cell>
        </table:table-row>
        <table:table-row table:style-name="ro1">
          <table:table-cell office:value-type="string" calcext:value-type="string">
            <text:p>GO_0007031</text:p>
          </table:table-cell>
          <table:table-cell office:value-type="float" office:value="-0.0203110640325064" calcext:value-type="float">
            <text:p>-0.020311064</text:p>
          </table:table-cell>
          <table:table-cell office:value-type="float" office:value="0.00161642556394821" calcext:value-type="float">
            <text:p>0.0016164256</text:p>
          </table:table-cell>
        </table:table-row>
        <table:table-row table:style-name="ro1">
          <table:table-cell office:value-type="string" calcext:value-type="string">
            <text:p>GO_0006298</text:p>
          </table:table-cell>
          <table:table-cell office:value-type="float" office:value="0.18402925037177" calcext:value-type="float">
            <text:p>0.1840292504</text:p>
          </table:table-cell>
          <table:table-cell office:value-type="float" office:value="-0.0144117451669637" calcext:value-type="float">
            <text:p>-0.0144117452</text:p>
          </table:table-cell>
        </table:table-row>
        <table:table-row table:style-name="ro1">
          <table:table-cell office:value-type="string" calcext:value-type="string">
            <text:p>GO_0051016</text:p>
          </table:table-cell>
          <table:table-cell office:value-type="float" office:value="-0.261101803966707" calcext:value-type="float">
            <text:p>-0.261101804</text:p>
          </table:table-cell>
          <table:table-cell office:value-type="float" office:value="-0.0311332717422185" calcext:value-type="float">
            <text:p>-0.0311332717</text:p>
          </table:table-cell>
        </table:table-row>
        <table:table-row table:style-name="ro1">
          <table:table-cell office:value-type="string" calcext:value-type="string">
            <text:p>GO_0009060</text:p>
          </table:table-cell>
          <table:table-cell office:value-type="float" office:value="-0.127358388491216" calcext:value-type="float">
            <text:p>-0.1273583885</text:p>
          </table:table-cell>
          <table:table-cell office:value-type="float" office:value="-0.0156235652867229" calcext:value-type="float">
            <text:p>-0.0156235653</text:p>
          </table:table-cell>
        </table:table-row>
        <table:table-row table:style-name="ro1">
          <table:table-cell office:value-type="string" calcext:value-type="string">
            <text:p>GO_0042157</text:p>
          </table:table-cell>
          <table:table-cell office:value-type="float" office:value="0.176346335520022" calcext:value-type="float">
            <text:p>0.1763463355</text:p>
          </table:table-cell>
          <table:table-cell office:value-type="float" office:value="-0.0115198729799974" calcext:value-type="float">
            <text:p>-0.011519873</text:p>
          </table:table-cell>
        </table:table-row>
        <table:table-row table:style-name="ro1">
          <table:table-cell office:value-type="string" calcext:value-type="string">
            <text:p>GO_0019752</text:p>
          </table:table-cell>
          <table:table-cell office:value-type="float" office:value="0.0643031671338538" calcext:value-type="float">
            <text:p>0.0643031671</text:p>
          </table:table-cell>
          <table:table-cell office:value-type="float" office:value="-0.0128721449440564" calcext:value-type="float">
            <text:p>-0.0128721449</text:p>
          </table:table-cell>
        </table:table-row>
        <table:table-row table:style-name="ro1">
          <table:table-cell office:value-type="string" calcext:value-type="string">
            <text:p>GO_0006788</text:p>
          </table:table-cell>
          <table:table-cell office:value-type="float" office:value="-0.236981814429545" calcext:value-type="float">
            <text:p>-0.2369818144</text:p>
          </table:table-cell>
          <table:table-cell office:value-type="float" office:value="0.156235359387379" calcext:value-type="float">
            <text:p>0.1562353594</text:p>
          </table:table-cell>
        </table:table-row>
        <table:table-row table:style-name="ro1">
          <table:table-cell office:value-type="string" calcext:value-type="string">
            <text:p>GO_0006511</text:p>
          </table:table-cell>
          <table:table-cell office:value-type="float" office:value="-0.202268904952662" calcext:value-type="float">
            <text:p>-0.202268905</text:p>
          </table:table-cell>
          <table:table-cell office:value-type="float" office:value="-0.0164446682505956" calcext:value-type="float">
            <text:p>-0.0164446683</text:p>
          </table:table-cell>
        </table:table-row>
        <table:table-row table:style-name="ro1">
          <table:table-cell office:value-type="string" calcext:value-type="string">
            <text:p>GO_0051382</text:p>
          </table:table-cell>
          <table:table-cell office:value-type="float" office:value="0.238064022843132" calcext:value-type="float">
            <text:p>0.2380640228</text:p>
          </table:table-cell>
          <table:table-cell office:value-type="float" office:value="-0.0578749900986571" calcext:value-type="float">
            <text:p>-0.0578749901</text:p>
          </table:table-cell>
        </table:table-row>
        <table:table-row table:style-name="ro1">
          <table:table-cell office:value-type="string" calcext:value-type="string">
            <text:p>GO_0006012</text:p>
          </table:table-cell>
          <table:table-cell office:value-type="float" office:value="0.130169153567608" calcext:value-type="float">
            <text:p>0.1301691536</text:p>
          </table:table-cell>
          <table:table-cell office:value-type="float" office:value="-0.0201310943914616" calcext:value-type="float">
            <text:p>-0.0201310944</text:p>
          </table:table-cell>
        </table:table-row>
        <table:table-row table:style-name="ro1">
          <table:table-cell office:value-type="string" calcext:value-type="string">
            <text:p>GO_0008645</text:p>
          </table:table-cell>
          <table:table-cell office:value-type="float" office:value="0.148093492866295" calcext:value-type="float">
            <text:p>0.1480934929</text:p>
          </table:table-cell>
          <table:table-cell office:value-type="float" office:value="0.000704126166502595" calcext:value-type="float">
            <text:p>0.0007041262</text:p>
          </table:table-cell>
        </table:table-row>
        <table:table-row table:style-name="ro1">
          <table:table-cell office:value-type="string" calcext:value-type="string">
            <text:p>GO_0006265</text:p>
          </table:table-cell>
          <table:table-cell office:value-type="float" office:value="0.12034572789733" calcext:value-type="float">
            <text:p>0.1203457279</text:p>
          </table:table-cell>
          <table:table-cell office:value-type="float" office:value="0.00238093281384487" calcext:value-type="float">
            <text:p>0.0023809328</text:p>
          </table:table-cell>
        </table:table-row>
        <table:table-row table:style-name="ro1">
          <table:table-cell office:value-type="string" calcext:value-type="string">
            <text:p>GO_0006213</text:p>
          </table:table-cell>
          <table:table-cell office:value-type="float" office:value="0.177547582636036" calcext:value-type="float">
            <text:p>0.1775475826</text:p>
          </table:table-cell>
          <table:table-cell office:value-type="float" office:value="-0.0108481708953405" calcext:value-type="float">
            <text:p>-0.0108481709</text:p>
          </table:table-cell>
        </table:table-row>
        <table:table-row table:style-name="ro1">
          <table:table-cell office:value-type="string" calcext:value-type="string">
            <text:p>GO_0006289</text:p>
          </table:table-cell>
          <table:table-cell office:value-type="float" office:value="0.191070022029232" calcext:value-type="float">
            <text:p>0.191070022</text:p>
          </table:table-cell>
          <table:table-cell office:value-type="float" office:value="-0.0152570401251244" calcext:value-type="float">
            <text:p>-0.0152570401</text:p>
          </table:table-cell>
        </table:table-row>
        <table:table-row table:style-name="ro1">
          <table:table-cell office:value-type="string" calcext:value-type="string">
            <text:p>GO_0071555</text:p>
          </table:table-cell>
          <table:table-cell office:value-type="float" office:value="0.104117931928724" calcext:value-type="float">
            <text:p>0.1041179319</text:p>
          </table:table-cell>
          <table:table-cell office:value-type="float" office:value="0.013322842632183" calcext:value-type="float">
            <text:p>0.0133228426</text:p>
          </table:table-cell>
        </table:table-row>
        <table:table-row table:style-name="ro1">
          <table:table-cell office:value-type="string" calcext:value-type="string">
            <text:p>GO_0071705</text:p>
          </table:table-cell>
          <table:table-cell office:value-type="float" office:value="0.161673848976175" calcext:value-type="float">
            <text:p>0.161673849</text:p>
          </table:table-cell>
          <table:table-cell office:value-type="float" office:value="-0.0206758001416052" calcext:value-type="float">
            <text:p>-0.0206758001</text:p>
          </table:table-cell>
        </table:table-row>
        <table:table-row table:style-name="ro1">
          <table:table-cell office:value-type="string" calcext:value-type="string">
            <text:p>GO_0051262</text:p>
          </table:table-cell>
          <table:table-cell office:value-type="float" office:value="0.101850828690034" calcext:value-type="float">
            <text:p>0.1018508287</text:p>
          </table:table-cell>
          <table:table-cell office:value-type="float" office:value="0.00685941568857725" calcext:value-type="float">
            <text:p>0.0068594157</text:p>
          </table:table-cell>
        </table:table-row>
        <table:table-row table:style-name="ro1">
          <table:table-cell office:value-type="string" calcext:value-type="string">
            <text:p>GO_0009758</text:p>
          </table:table-cell>
          <table:table-cell office:value-type="float" office:value="0.240297531080307" calcext:value-type="float">
            <text:p>0.2402975311</text:p>
          </table:table-cell>
          <table:table-cell office:value-type="float" office:value="-0.0139584964449409" calcext:value-type="float">
            <text:p>-0.0139584964</text:p>
          </table:table-cell>
        </table:table-row>
        <table:table-row table:style-name="ro1">
          <table:table-cell office:value-type="string" calcext:value-type="string">
            <text:p>GO_0006542</text:p>
          </table:table-cell>
          <table:table-cell office:value-type="float" office:value="0.032832578837034" calcext:value-type="float">
            <text:p>0.0328325788</text:p>
          </table:table-cell>
          <table:table-cell office:value-type="float" office:value="0.026873999291623" calcext:value-type="float">
            <text:p>0.0268739993</text:p>
          </table:table-cell>
        </table:table-row>
        <table:table-row table:style-name="ro1">
          <table:table-cell office:value-type="string" calcext:value-type="string">
            <text:p>GO_0007275</text:p>
          </table:table-cell>
          <table:table-cell office:value-type="float" office:value="-0.254141976188367" calcext:value-type="float">
            <text:p>-0.2541419762</text:p>
          </table:table-cell>
          <table:table-cell office:value-type="float" office:value="-0.0738539067407204" calcext:value-type="float">
            <text:p>-0.0738539067</text:p>
          </table:table-cell>
        </table:table-row>
        <table:table-row table:style-name="ro1">
          <table:table-cell office:value-type="string" calcext:value-type="string">
            <text:p>GO_0045901</text:p>
          </table:table-cell>
          <table:table-cell office:value-type="float" office:value="-0.0592659780779471" calcext:value-type="float">
            <text:p>-0.0592659781</text:p>
          </table:table-cell>
          <table:table-cell office:value-type="float" office:value="0.0120196126351221" calcext:value-type="float">
            <text:p>0.0120196126</text:p>
          </table:table-cell>
        </table:table-row>
        <table:table-row table:style-name="ro1">
          <table:table-cell office:value-type="string" calcext:value-type="string">
            <text:p>GO_0019478</text:p>
          </table:table-cell>
          <table:table-cell office:value-type="float" office:value="0.170447840329107" calcext:value-type="float">
            <text:p>0.1704478403</text:p>
          </table:table-cell>
          <table:table-cell office:value-type="float" office:value="-0.0153866127288138" calcext:value-type="float">
            <text:p>-0.0153866127</text:p>
          </table:table-cell>
        </table:table-row>
        <table:table-row table:style-name="ro1">
          <table:table-cell office:value-type="string" calcext:value-type="string">
            <text:p>GO_0006470</text:p>
          </table:table-cell>
          <table:table-cell office:value-type="float" office:value="-0.0621538488931753" calcext:value-type="float">
            <text:p>-0.0621538489</text:p>
          </table:table-cell>
          <table:table-cell office:value-type="float" office:value="-0.0223747618531836" calcext:value-type="float">
            <text:p>-0.0223747619</text:p>
          </table:table-cell>
        </table:table-row>
        <table:table-row table:style-name="ro1">
          <table:table-cell office:value-type="string" calcext:value-type="string">
            <text:p>GO_0006556</text:p>
          </table:table-cell>
          <table:table-cell office:value-type="float" office:value="0.0061397375236636" calcext:value-type="float">
            <text:p>0.0061397375</text:p>
          </table:table-cell>
          <table:table-cell office:value-type="float" office:value="0.00319730339499488" calcext:value-type="float">
            <text:p>0.0031973034</text:p>
          </table:table-cell>
        </table:table-row>
        <table:table-row table:style-name="ro1">
          <table:table-cell office:value-type="string" calcext:value-type="string">
            <text:p>GO_0018342</text:p>
          </table:table-cell>
          <table:table-cell office:value-type="float" office:value="-0.196664543693253" calcext:value-type="float">
            <text:p>-0.1966645437</text:p>
          </table:table-cell>
          <table:table-cell office:value-type="float" office:value="0.0613849376226003" calcext:value-type="float">
            <text:p>0.0613849376</text:p>
          </table:table-cell>
        </table:table-row>
        <table:table-row table:style-name="ro1">
          <table:table-cell office:value-type="string" calcext:value-type="string">
            <text:p>GO_0000413</text:p>
          </table:table-cell>
          <table:table-cell office:value-type="float" office:value="0.00357935069998451" calcext:value-type="float">
            <text:p>0.0035793507</text:p>
          </table:table-cell>
          <table:table-cell office:value-type="float" office:value="0.00646989603689866" calcext:value-type="float">
            <text:p>0.006469896</text:p>
          </table:table-cell>
        </table:table-row>
        <table:table-row table:style-name="ro1">
          <table:table-cell office:value-type="string" calcext:value-type="string">
            <text:p>GO_0006171</text:p>
          </table:table-cell>
          <table:table-cell office:value-type="float" office:value="0.130103741762605" calcext:value-type="float">
            <text:p>0.1301037418</text:p>
          </table:table-cell>
          <table:table-cell office:value-type="float" office:value="-0.00268730217158434" calcext:value-type="float">
            <text:p>-0.0026873022</text:p>
          </table:table-cell>
        </table:table-row>
        <table:table-row table:style-name="ro1">
          <table:table-cell office:value-type="string" calcext:value-type="string">
            <text:p>GO_0007076</text:p>
          </table:table-cell>
          <table:table-cell office:value-type="float" office:value="-0.25374125711831" calcext:value-type="float">
            <text:p>-0.2537412571</text:p>
          </table:table-cell>
          <table:table-cell office:value-type="float" office:value="-0.0541525130961697" calcext:value-type="float">
            <text:p>-0.0541525131</text:p>
          </table:table-cell>
        </table:table-row>
        <table:table-row table:style-name="ro1">
          <table:table-cell office:value-type="string" calcext:value-type="string">
            <text:p>GO_0000160</text:p>
          </table:table-cell>
          <table:table-cell office:value-type="float" office:value="0.10497120275367" calcext:value-type="float">
            <text:p>0.1049712028</text:p>
          </table:table-cell>
          <table:table-cell office:value-type="float" office:value="-0.00410245197927458" calcext:value-type="float">
            <text:p>-0.004102452</text:p>
          </table:table-cell>
        </table:table-row>
        <table:table-row table:style-name="ro1">
          <table:table-cell office:value-type="string" calcext:value-type="string">
            <text:p>GO_0032955</text:p>
          </table:table-cell>
          <table:table-cell office:value-type="float" office:value="-0.116416346589916" calcext:value-type="float">
            <text:p>-0.1164163466</text:p>
          </table:table-cell>
          <table:table-cell office:value-type="float" office:value="0.101006723362149" calcext:value-type="float">
            <text:p>0.1010067234</text:p>
          </table:table-cell>
        </table:table-row>
        <table:table-row table:style-name="ro1">
          <table:table-cell office:value-type="string" calcext:value-type="string">
            <text:p>GO_0019941</text:p>
          </table:table-cell>
          <table:table-cell office:value-type="float" office:value="0.166140035145318" calcext:value-type="float">
            <text:p>0.1661400351</text:p>
          </table:table-cell>
          <table:table-cell office:value-type="float" office:value="-0.00746448111336098" calcext:value-type="float">
            <text:p>-0.0074644811</text:p>
          </table:table-cell>
        </table:table-row>
        <table:table-row table:style-name="ro1">
          <table:table-cell office:value-type="string" calcext:value-type="string">
            <text:p>GO_0006352</text:p>
          </table:table-cell>
          <table:table-cell office:value-type="float" office:value="0.0501069887974238" calcext:value-type="float">
            <text:p>0.0501069888</text:p>
          </table:table-cell>
          <table:table-cell office:value-type="float" office:value="0.00713709043531616" calcext:value-type="float">
            <text:p>0.0071370904</text:p>
          </table:table-cell>
        </table:table-row>
        <table:table-row table:style-name="ro1">
          <table:table-cell office:value-type="string" calcext:value-type="string">
            <text:p>GO_0008272</text:p>
          </table:table-cell>
          <table:table-cell office:value-type="float" office:value="0.0963380032673695" calcext:value-type="float">
            <text:p>0.0963380033</text:p>
          </table:table-cell>
          <table:table-cell office:value-type="float" office:value="-0.00703813195584178" calcext:value-type="float">
            <text:p>-0.007038132</text:p>
          </table:table-cell>
        </table:table-row>
        <table:table-row table:style-name="ro1">
          <table:table-cell office:value-type="string" calcext:value-type="string">
            <text:p>GO_0008654</text:p>
          </table:table-cell>
          <table:table-cell office:value-type="float" office:value="0.138752001013697" calcext:value-type="float">
            <text:p>0.138752001</text:p>
          </table:table-cell>
          <table:table-cell office:value-type="float" office:value="-0.00902190412091231" calcext:value-type="float">
            <text:p>-0.0090219041</text:p>
          </table:table-cell>
        </table:table-row>
        <table:table-row table:style-name="ro1">
          <table:table-cell office:value-type="string" calcext:value-type="string">
            <text:p>GO_0042558</text:p>
          </table:table-cell>
          <table:table-cell office:value-type="float" office:value="0.142642056725089" calcext:value-type="float">
            <text:p>0.1426420567</text:p>
          </table:table-cell>
          <table:table-cell office:value-type="float" office:value="-0.0104526830033946" calcext:value-type="float">
            <text:p>-0.010452683</text:p>
          </table:table-cell>
        </table:table-row>
        <table:table-row table:style-name="ro1">
          <table:table-cell office:value-type="string" calcext:value-type="string">
            <text:p>GO_0051259</text:p>
          </table:table-cell>
          <table:table-cell office:value-type="float" office:value="0.153011990119055" calcext:value-type="float">
            <text:p>0.1530119901</text:p>
          </table:table-cell>
          <table:table-cell office:value-type="float" office:value="0.0090543829767585" calcext:value-type="float">
            <text:p>0.009054383</text:p>
          </table:table-cell>
        </table:table-row>
        <table:table-row table:style-name="ro1">
          <table:table-cell office:value-type="string" calcext:value-type="string">
            <text:p>GO_0009607</text:p>
          </table:table-cell>
          <table:table-cell office:value-type="float" office:value="-0.0452905350671226" calcext:value-type="float">
            <text:p>-0.0452905351</text:p>
          </table:table-cell>
          <table:table-cell office:value-type="float" office:value="-0.0332105749999566" calcext:value-type="float">
            <text:p>-0.033210575</text:p>
          </table:table-cell>
        </table:table-row>
        <table:table-row table:style-name="ro1">
          <table:table-cell office:value-type="string" calcext:value-type="string">
            <text:p>GO_0006006</text:p>
          </table:table-cell>
          <table:table-cell office:value-type="float" office:value="0.123336034302455" calcext:value-type="float">
            <text:p>0.1233360343</text:p>
          </table:table-cell>
          <table:table-cell office:value-type="float" office:value="-0.00433722550988675" calcext:value-type="float">
            <text:p>-0.0043372255</text:p>
          </table:table-cell>
        </table:table-row>
        <table:table-row table:style-name="ro1">
          <table:table-cell office:value-type="string" calcext:value-type="string">
            <text:p>GO_0042398</text:p>
          </table:table-cell>
          <table:table-cell office:value-type="float" office:value="0.154719255511388" calcext:value-type="float">
            <text:p>0.1547192555</text:p>
          </table:table-cell>
          <table:table-cell office:value-type="float" office:value="-0.0144394233610016" calcext:value-type="float">
            <text:p>-0.0144394234</text:p>
          </table:table-cell>
        </table:table-row>
        <table:table-row table:style-name="ro1">
          <table:table-cell office:value-type="string" calcext:value-type="string">
            <text:p>GO_0006306</text:p>
          </table:table-cell>
          <table:table-cell office:value-type="float" office:value="0.189529799150863" calcext:value-type="float">
            <text:p>0.1895297992</text:p>
          </table:table-cell>
          <table:table-cell office:value-type="float" office:value="-0.0126228504922529" calcext:value-type="float">
            <text:p>-0.0126228505</text:p>
          </table:table-cell>
        </table:table-row>
        <table:table-row table:style-name="ro1">
          <table:table-cell office:value-type="string" calcext:value-type="string">
            <text:p>GO_0001682</text:p>
          </table:table-cell>
          <table:table-cell office:value-type="float" office:value="-0.0127864693935187" calcext:value-type="float">
            <text:p>-0.0127864694</text:p>
          </table:table-cell>
          <table:table-cell office:value-type="float" office:value="-0.192914287945416" calcext:value-type="float">
            <text:p>-0.1929142879</text:p>
          </table:table-cell>
        </table:table-row>
        <table:table-row table:style-name="ro1">
          <table:table-cell office:value-type="string" calcext:value-type="string">
            <text:p>GO_0030328</text:p>
          </table:table-cell>
          <table:table-cell office:value-type="float" office:value="0.0892423172389815" calcext:value-type="float">
            <text:p>0.0892423172</text:p>
          </table:table-cell>
          <table:table-cell office:value-type="float" office:value="0.0340229460642961" calcext:value-type="float">
            <text:p>0.0340229461</text:p>
          </table:table-cell>
        </table:table-row>
        <table:table-row table:style-name="ro1">
          <table:table-cell office:value-type="string" calcext:value-type="string">
            <text:p>GO_0006388</text:p>
          </table:table-cell>
          <table:table-cell office:value-type="float" office:value="0.18889765828882" calcext:value-type="float">
            <text:p>0.1888976583</text:p>
          </table:table-cell>
          <table:table-cell office:value-type="float" office:value="-0.0162126162991794" calcext:value-type="float">
            <text:p>-0.0162126163</text:p>
          </table:table-cell>
        </table:table-row>
        <table:table-row table:style-name="ro1">
          <table:table-cell office:value-type="string" calcext:value-type="string">
            <text:p>GO_0016579</text:p>
          </table:table-cell>
          <table:table-cell office:value-type="float" office:value="-0.221787530606835" calcext:value-type="float">
            <text:p>-0.2217875306</text:p>
          </table:table-cell>
          <table:table-cell office:value-type="float" office:value="-0.0340376506342666" calcext:value-type="float">
            <text:p>-0.0340376506</text:p>
          </table:table-cell>
        </table:table-row>
        <table:table-row table:style-name="ro1">
          <table:table-cell office:value-type="string" calcext:value-type="string">
            <text:p>GO_0006783</text:p>
          </table:table-cell>
          <table:table-cell office:value-type="float" office:value="0.160615637150731" calcext:value-type="float">
            <text:p>0.1606156372</text:p>
          </table:table-cell>
          <table:table-cell office:value-type="float" office:value="-0.00901899896057235" calcext:value-type="float">
            <text:p>-0.009018999</text:p>
          </table:table-cell>
        </table:table-row>
        <table:table-row table:style-name="ro1">
          <table:table-cell office:value-type="string" calcext:value-type="string">
            <text:p>GO_0016051</text:p>
          </table:table-cell>
          <table:table-cell office:value-type="float" office:value="0.0816849710364904" calcext:value-type="float">
            <text:p>0.081684971</text:p>
          </table:table-cell>
          <table:table-cell office:value-type="float" office:value="0.0247608266855821" calcext:value-type="float">
            <text:p>0.0247608267</text:p>
          </table:table-cell>
        </table:table-row>
        <table:table-row table:style-name="ro1">
          <table:table-cell office:value-type="string" calcext:value-type="string">
            <text:p>GO_0006423</text:p>
          </table:table-cell>
          <table:table-cell office:value-type="float" office:value="0.190411087985458" calcext:value-type="float">
            <text:p>0.190411088</text:p>
          </table:table-cell>
          <table:table-cell office:value-type="float" office:value="-0.012271071266369" calcext:value-type="float">
            <text:p>-0.0122710713</text:p>
          </table:table-cell>
        </table:table-row>
        <table:table-row table:style-name="ro1">
          <table:table-cell office:value-type="string" calcext:value-type="string">
            <text:p>GO_0046417</text:p>
          </table:table-cell>
          <table:table-cell office:value-type="float" office:value="0.160776655663286" calcext:value-type="float">
            <text:p>0.1607766557</text:p>
          </table:table-cell>
          <table:table-cell office:value-type="float" office:value="-0.00972841838329718" calcext:value-type="float">
            <text:p>-0.0097284184</text:p>
          </table:table-cell>
        </table:table-row>
        <table:table-row table:style-name="ro1">
          <table:table-cell office:value-type="string" calcext:value-type="string">
            <text:p>GO_0006177</text:p>
          </table:table-cell>
          <table:table-cell office:value-type="float" office:value="0.150824565803402" calcext:value-type="float">
            <text:p>0.1508245658</text:p>
          </table:table-cell>
          <table:table-cell office:value-type="float" office:value="-0.00818924306304791" calcext:value-type="float">
            <text:p>-0.0081892431</text:p>
          </table:table-cell>
        </table:table-row>
        <table:table-row table:style-name="ro1">
          <table:table-cell office:value-type="string" calcext:value-type="string">
            <text:p>GO_0042176</text:p>
          </table:table-cell>
          <table:table-cell office:value-type="float" office:value="-0.249238885115863" calcext:value-type="float">
            <text:p>-0.2492388851</text:p>
          </table:table-cell>
          <table:table-cell office:value-type="float" office:value="-0.0168642915491218" calcext:value-type="float">
            <text:p>-0.0168642915</text:p>
          </table:table-cell>
        </table:table-row>
        <table:table-row table:style-name="ro1">
          <table:table-cell office:value-type="string" calcext:value-type="string">
            <text:p>GO_0015694</text:p>
          </table:table-cell>
          <table:table-cell office:value-type="float" office:value="0.218640103471321" calcext:value-type="float">
            <text:p>0.2186401035</text:p>
          </table:table-cell>
          <table:table-cell office:value-type="float" office:value="-0.0244389201386341" calcext:value-type="float">
            <text:p>-0.0244389201</text:p>
          </table:table-cell>
        </table:table-row>
        <table:table-row table:style-name="ro1">
          <table:table-cell office:value-type="string" calcext:value-type="string">
            <text:p>GO_0006097</text:p>
          </table:table-cell>
          <table:table-cell office:value-type="float" office:value="0.0932832455595256" calcext:value-type="float">
            <text:p>0.0932832456</text:p>
          </table:table-cell>
          <table:table-cell office:value-type="float" office:value="-0.017477406005728" calcext:value-type="float">
            <text:p>-0.017477406</text:p>
          </table:table-cell>
        </table:table-row>
        <table:table-row table:style-name="ro1">
          <table:table-cell office:value-type="string" calcext:value-type="string">
            <text:p>GO_0010033</text:p>
          </table:table-cell>
          <table:table-cell office:value-type="float" office:value="0.190164545956854" calcext:value-type="float">
            <text:p>0.190164546</text:p>
          </table:table-cell>
          <table:table-cell office:value-type="float" office:value="-0.0207476032691689" calcext:value-type="float">
            <text:p>-0.0207476033</text:p>
          </table:table-cell>
        </table:table-row>
        <table:table-row table:style-name="ro1">
          <table:table-cell office:value-type="string" calcext:value-type="string">
            <text:p>GO_0019069</text:p>
          </table:table-cell>
          <table:table-cell office:value-type="float" office:value="-0.270274936540679" calcext:value-type="float">
            <text:p>-0.2702749365</text:p>
          </table:table-cell>
          <table:table-cell office:value-type="float" office:value="-0.0128238001174102" calcext:value-type="float">
            <text:p>-0.0128238001</text:p>
          </table:table-cell>
        </table:table-row>
        <table:table-row table:style-name="ro1">
          <table:table-cell office:value-type="string" calcext:value-type="string">
            <text:p>GO_0006891</text:p>
          </table:table-cell>
          <table:table-cell office:value-type="float" office:value="-0.212742100376171" calcext:value-type="float">
            <text:p>-0.2127421004</text:p>
          </table:table-cell>
          <table:table-cell office:value-type="float" office:value="0.0591934322316972" calcext:value-type="float">
            <text:p>0.0591934322</text:p>
          </table:table-cell>
        </table:table-row>
        <table:table-row table:style-name="ro1">
          <table:table-cell office:value-type="string" calcext:value-type="string">
            <text:p>GO_0018279</text:p>
          </table:table-cell>
          <table:table-cell office:value-type="float" office:value="-0.259294882907022" calcext:value-type="float">
            <text:p>-0.2592948829</text:p>
          </table:table-cell>
          <table:table-cell office:value-type="float" office:value="-0.0325311377425748" calcext:value-type="float">
            <text:p>-0.0325311377</text:p>
          </table:table-cell>
        </table:table-row>
        <table:table-row table:style-name="ro1">
          <table:table-cell office:value-type="string" calcext:value-type="string">
            <text:p>GO_0046999</text:p>
          </table:table-cell>
          <table:table-cell office:value-type="float" office:value="0.155412849466447" calcext:value-type="float">
            <text:p>0.1554128495</text:p>
          </table:table-cell>
          <table:table-cell office:value-type="float" office:value="-0.0426209029538588" calcext:value-type="float">
            <text:p>-0.042620903</text:p>
          </table:table-cell>
        </table:table-row>
        <table:table-row table:style-name="ro1">
          <table:table-cell office:value-type="string" calcext:value-type="string">
            <text:p>GO_0009372</text:p>
          </table:table-cell>
          <table:table-cell office:value-type="float" office:value="-0.107278557063409" calcext:value-type="float">
            <text:p>-0.1072785571</text:p>
          </table:table-cell>
          <table:table-cell office:value-type="float" office:value="0.170471174665935" calcext:value-type="float">
            <text:p>0.1704711747</text:p>
          </table:table-cell>
        </table:table-row>
        <table:table-row table:style-name="ro1">
          <table:table-cell office:value-type="string" calcext:value-type="string">
            <text:p>GO_0016114</text:p>
          </table:table-cell>
          <table:table-cell office:value-type="float" office:value="0.132431317794917" calcext:value-type="float">
            <text:p>0.1324313178</text:p>
          </table:table-cell>
          <table:table-cell office:value-type="float" office:value="0.00131291790290768" calcext:value-type="float">
            <text:p>0.0013129179</text:p>
          </table:table-cell>
        </table:table-row>
        <table:table-row table:style-name="ro1">
          <table:table-cell office:value-type="string" calcext:value-type="string">
            <text:p>GO_0007010</text:p>
          </table:table-cell>
          <table:table-cell office:value-type="float" office:value="-0.259544999854045" calcext:value-type="float">
            <text:p>-0.2595449999</text:p>
          </table:table-cell>
          <table:table-cell office:value-type="float" office:value="-0.039418131751452" calcext:value-type="float">
            <text:p>-0.0394181318</text:p>
          </table:table-cell>
        </table:table-row>
        <table:table-row table:style-name="ro1">
          <table:table-cell office:value-type="string" calcext:value-type="string">
            <text:p>GO_0016973</text:p>
          </table:table-cell>
          <table:table-cell office:value-type="float" office:value="-0.055447292573126" calcext:value-type="float">
            <text:p>-0.0554472926</text:p>
          </table:table-cell>
          <table:table-cell office:value-type="float" office:value="0.155979267235606" calcext:value-type="float">
            <text:p>0.1559792672</text:p>
          </table:table-cell>
        </table:table-row>
        <table:table-row table:style-name="ro1">
          <table:table-cell office:value-type="string" calcext:value-type="string">
            <text:p>GO_0090305</text:p>
          </table:table-cell>
          <table:table-cell office:value-type="float" office:value="-0.0358780008541416" calcext:value-type="float">
            <text:p>-0.0358780009</text:p>
          </table:table-cell>
          <table:table-cell office:value-type="float" office:value="-0.113524547827685" calcext:value-type="float">
            <text:p>-0.1135245478</text:p>
          </table:table-cell>
        </table:table-row>
        <table:table-row table:style-name="ro1">
          <table:table-cell office:value-type="string" calcext:value-type="string">
            <text:p>GO_0006120</text:p>
          </table:table-cell>
          <table:table-cell office:value-type="float" office:value="0.119725044816803" calcext:value-type="float">
            <text:p>0.1197250448</text:p>
          </table:table-cell>
          <table:table-cell office:value-type="float" office:value="0.00503117242724543" calcext:value-type="float">
            <text:p>0.0050311724</text:p>
          </table:table-cell>
        </table:table-row>
        <table:table-row table:style-name="ro1">
          <table:table-cell office:value-type="string" calcext:value-type="string">
            <text:p>GO_0006396</text:p>
          </table:table-cell>
          <table:table-cell office:value-type="float" office:value="0.156073371687478" calcext:value-type="float">
            <text:p>0.1560733717</text:p>
          </table:table-cell>
          <table:table-cell office:value-type="float" office:value="-0.0124477879794753" calcext:value-type="float">
            <text:p>-0.012447788</text:p>
          </table:table-cell>
        </table:table-row>
        <table:table-row table:style-name="ro1">
          <table:table-cell office:value-type="string" calcext:value-type="string">
            <text:p>GO_0030163</text:p>
          </table:table-cell>
          <table:table-cell office:value-type="float" office:value="0.0772335130219545" calcext:value-type="float">
            <text:p>0.077233513</text:p>
          </table:table-cell>
          <table:table-cell office:value-type="float" office:value="0.0120225440824872" calcext:value-type="float">
            <text:p>0.0120225441</text:p>
          </table:table-cell>
        </table:table-row>
        <table:table-row table:style-name="ro1">
          <table:table-cell office:value-type="string" calcext:value-type="string">
            <text:p>GO_0035434</text:p>
          </table:table-cell>
          <table:table-cell office:value-type="float" office:value="-0.171081472669564" calcext:value-type="float">
            <text:p>-0.1710814727</text:p>
          </table:table-cell>
          <table:table-cell office:value-type="float" office:value="-0.069546703415136" calcext:value-type="float">
            <text:p>-0.0695467034</text:p>
          </table:table-cell>
        </table:table-row>
        <table:table-row table:style-name="ro1">
          <table:table-cell office:value-type="string" calcext:value-type="string">
            <text:p>GO_0000002</text:p>
          </table:table-cell>
          <table:table-cell office:value-type="float" office:value="-0.157413556947574" calcext:value-type="float">
            <text:p>-0.1574135569</text:p>
          </table:table-cell>
          <table:table-cell office:value-type="float" office:value="0.139999292510468" calcext:value-type="float">
            <text:p>0.1399992925</text:p>
          </table:table-cell>
        </table:table-row>
        <table:table-row table:style-name="ro1">
          <table:table-cell office:value-type="string" calcext:value-type="string">
            <text:p>GO_0006665</text:p>
          </table:table-cell>
          <table:table-cell office:value-type="float" office:value="-0.0317187980619351" calcext:value-type="float">
            <text:p>-0.0317187981</text:p>
          </table:table-cell>
          <table:table-cell office:value-type="float" office:value="0.0239213908414835" calcext:value-type="float">
            <text:p>0.0239213908</text:p>
          </table:table-cell>
        </table:table-row>
        <table:table-row table:style-name="ro1">
          <table:table-cell office:value-type="string" calcext:value-type="string">
            <text:p>GO_0034220</text:p>
          </table:table-cell>
          <table:table-cell office:value-type="float" office:value="0.0751632030461686" calcext:value-type="float">
            <text:p>0.075163203</text:p>
          </table:table-cell>
          <table:table-cell office:value-type="float" office:value="-0.0042995676356619" calcext:value-type="float">
            <text:p>-0.0042995676</text:p>
          </table:table-cell>
        </table:table-row>
        <table:table-row table:style-name="ro1">
          <table:table-cell office:value-type="string" calcext:value-type="string">
            <text:p>GO_0006694</text:p>
          </table:table-cell>
          <table:table-cell office:value-type="float" office:value="0.156474585463071" calcext:value-type="float">
            <text:p>0.1564745855</text:p>
          </table:table-cell>
          <table:table-cell office:value-type="float" office:value="-0.0180989527859112" calcext:value-type="float">
            <text:p>-0.0180989528</text:p>
          </table:table-cell>
        </table:table-row>
        <table:table-row table:style-name="ro1">
          <table:table-cell office:value-type="string" calcext:value-type="string">
            <text:p>GO_0055114</text:p>
          </table:table-cell>
          <table:table-cell office:value-type="float" office:value="0.101976655841377" calcext:value-type="float">
            <text:p>0.1019766558</text:p>
          </table:table-cell>
          <table:table-cell office:value-type="float" office:value="-0.00830000685897711" calcext:value-type="float">
            <text:p>-0.0083000069</text:p>
          </table:table-cell>
        </table:table-row>
        <table:table-row table:style-name="ro1">
          <table:table-cell office:value-type="string" calcext:value-type="string">
            <text:p>GO_0006928</text:p>
          </table:table-cell>
          <table:table-cell office:value-type="float" office:value="-0.0756376353061647" calcext:value-type="float">
            <text:p>-0.0756376353</text:p>
          </table:table-cell>
          <table:table-cell office:value-type="float" office:value="-0.0112536387028411" calcext:value-type="float">
            <text:p>-0.0112536387</text:p>
          </table:table-cell>
        </table:table-row>
        <table:table-row table:style-name="ro1">
          <table:table-cell office:value-type="string" calcext:value-type="string">
            <text:p>GO_0006415</text:p>
          </table:table-cell>
          <table:table-cell office:value-type="float" office:value="0.150291419360018" calcext:value-type="float">
            <text:p>0.1502914194</text:p>
          </table:table-cell>
          <table:table-cell office:value-type="float" office:value="-0.00308060335643422" calcext:value-type="float">
            <text:p>-0.0030806034</text:p>
          </table:table-cell>
        </table:table-row>
        <table:table-row table:style-name="ro1">
          <table:table-cell office:value-type="string" calcext:value-type="string">
            <text:p>GO_0009415</text:p>
          </table:table-cell>
          <table:table-cell office:value-type="float" office:value="-0.24286195275296" calcext:value-type="float">
            <text:p>-0.2428619528</text:p>
          </table:table-cell>
          <table:table-cell office:value-type="float" office:value="-0.028391133403219" calcext:value-type="float">
            <text:p>-0.0283911334</text:p>
          </table:table-cell>
        </table:table-row>
        <table:table-row table:style-name="ro1">
          <table:table-cell office:value-type="string" calcext:value-type="string">
            <text:p>GO_0009267</text:p>
          </table:table-cell>
          <table:table-cell office:value-type="float" office:value="0.185129892453346" calcext:value-type="float">
            <text:p>0.1851298925</text:p>
          </table:table-cell>
          <table:table-cell office:value-type="float" office:value="-0.0175939616141836" calcext:value-type="float">
            <text:p>-0.0175939616</text:p>
          </table:table-cell>
        </table:table-row>
        <table:table-row table:style-name="ro1">
          <table:table-cell office:value-type="string" calcext:value-type="string">
            <text:p>GO_0008299</text:p>
          </table:table-cell>
          <table:table-cell office:value-type="float" office:value="0.120834161341687" calcext:value-type="float">
            <text:p>0.1208341613</text:p>
          </table:table-cell>
          <table:table-cell office:value-type="float" office:value="0.00335034596782722" calcext:value-type="float">
            <text:p>0.003350346</text:p>
          </table:table-cell>
        </table:table-row>
        <table:table-row table:style-name="ro1">
          <table:table-cell office:value-type="string" calcext:value-type="string">
            <text:p>GO_0000272</text:p>
          </table:table-cell>
          <table:table-cell office:value-type="float" office:value="0.00155706979148165" calcext:value-type="float">
            <text:p>0.0015570698</text:p>
          </table:table-cell>
          <table:table-cell office:value-type="float" office:value="0.00961660509923268" calcext:value-type="float">
            <text:p>0.0096166051</text:p>
          </table:table-cell>
        </table:table-row>
        <table:table-row table:style-name="ro1">
          <table:table-cell office:value-type="string" calcext:value-type="string">
            <text:p>GO_0031204</text:p>
          </table:table-cell>
          <table:table-cell office:value-type="float" office:value="-0.249791895054407" calcext:value-type="float">
            <text:p>-0.2497918951</text:p>
          </table:table-cell>
          <table:table-cell office:value-type="float" office:value="-0.0176532142829424" calcext:value-type="float">
            <text:p>-0.0176532143</text:p>
          </table:table-cell>
        </table:table-row>
        <table:table-row table:style-name="ro1">
          <table:table-cell office:value-type="string" calcext:value-type="string">
            <text:p>GO_0016559</text:p>
          </table:table-cell>
          <table:table-cell office:value-type="float" office:value="-0.15963765247372" calcext:value-type="float">
            <text:p>-0.1596376525</text:p>
          </table:table-cell>
          <table:table-cell office:value-type="float" office:value="-0.0679357579663258" calcext:value-type="float">
            <text:p>-0.067935758</text:p>
          </table:table-cell>
        </table:table-row>
        <table:table-row table:style-name="ro1">
          <table:table-cell office:value-type="string" calcext:value-type="string">
            <text:p>GO_0042274</text:p>
          </table:table-cell>
          <table:table-cell office:value-type="float" office:value="0.0471103405927203" calcext:value-type="float">
            <text:p>0.0471103406</text:p>
          </table:table-cell>
          <table:table-cell office:value-type="float" office:value="0.0194554573934192" calcext:value-type="float">
            <text:p>0.0194554574</text:p>
          </table:table-cell>
        </table:table-row>
        <table:table-row table:style-name="ro1">
          <table:table-cell office:value-type="string" calcext:value-type="string">
            <text:p>GO_0043571</text:p>
          </table:table-cell>
          <table:table-cell office:value-type="float" office:value="0.0405326692382373" calcext:value-type="float">
            <text:p>0.0405326692</text:p>
          </table:table-cell>
          <table:table-cell office:value-type="float" office:value="-0.163840474567223" calcext:value-type="float">
            <text:p>-0.1638404746</text:p>
          </table:table-cell>
        </table:table-row>
        <table:table-row table:style-name="ro1">
          <table:table-cell office:value-type="string" calcext:value-type="string">
            <text:p>GO_0007034</text:p>
          </table:table-cell>
          <table:table-cell office:value-type="float" office:value="-0.0312910205342385" calcext:value-type="float">
            <text:p>-0.0312910205</text:p>
          </table:table-cell>
          <table:table-cell office:value-type="float" office:value="-0.0124619790447317" calcext:value-type="float">
            <text:p>-0.012461979</text:p>
          </table:table-cell>
        </table:table-row>
        <table:table-row table:style-name="ro1">
          <table:table-cell office:value-type="string" calcext:value-type="string">
            <text:p>GO_0061136</text:p>
          </table:table-cell>
          <table:table-cell office:value-type="float" office:value="0.218630991132746" calcext:value-type="float">
            <text:p>0.2186309911</text:p>
          </table:table-cell>
          <table:table-cell office:value-type="float" office:value="-0.0361823926053837" calcext:value-type="float">
            <text:p>-0.0361823926</text:p>
          </table:table-cell>
        </table:table-row>
        <table:table-row table:style-name="ro1">
          <table:table-cell office:value-type="string" calcext:value-type="string">
            <text:p>GO_0044238</text:p>
          </table:table-cell>
          <table:table-cell office:value-type="float" office:value="-0.0978038843962224" calcext:value-type="float">
            <text:p>-0.0978038844</text:p>
          </table:table-cell>
          <table:table-cell office:value-type="float" office:value="0.0397829134126149" calcext:value-type="float">
            <text:p>0.0397829134</text:p>
          </table:table-cell>
        </table:table-row>
        <table:table-row table:style-name="ro1">
          <table:table-cell office:value-type="string" calcext:value-type="string">
            <text:p>GO_0006367</text:p>
          </table:table-cell>
          <table:table-cell office:value-type="float" office:value="-0.201665834548646" calcext:value-type="float">
            <text:p>-0.2016658345</text:p>
          </table:table-cell>
          <table:table-cell office:value-type="float" office:value="-0.0656333885722492" calcext:value-type="float">
            <text:p>-0.0656333886</text:p>
          </table:table-cell>
        </table:table-row>
        <table:table-row table:style-name="ro1">
          <table:table-cell office:value-type="string" calcext:value-type="string">
            <text:p>GO_0019670</text:p>
          </table:table-cell>
          <table:table-cell office:value-type="float" office:value="0.210146968502781" calcext:value-type="float">
            <text:p>0.2101469685</text:p>
          </table:table-cell>
          <table:table-cell office:value-type="float" office:value="-0.0288870041930902" calcext:value-type="float">
            <text:p>-0.0288870042</text:p>
          </table:table-cell>
        </table:table-row>
        <table:table-row table:style-name="ro1">
          <table:table-cell office:value-type="string" calcext:value-type="string">
            <text:p>GO_0019217</text:p>
          </table:table-cell>
          <table:table-cell office:value-type="float" office:value="-0.0485792516292248" calcext:value-type="float">
            <text:p>-0.0485792516</text:p>
          </table:table-cell>
          <table:table-cell office:value-type="float" office:value="0.0844491650665924" calcext:value-type="float">
            <text:p>0.0844491651</text:p>
          </table:table-cell>
        </table:table-row>
        <table:table-row table:style-name="ro1">
          <table:table-cell office:value-type="string" calcext:value-type="string">
            <text:p>GO_0006559</text:p>
          </table:table-cell>
          <table:table-cell office:value-type="float" office:value="0.0900770788290906" calcext:value-type="float">
            <text:p>0.0900770788</text:p>
          </table:table-cell>
          <table:table-cell office:value-type="float" office:value="-0.0277649614429392" calcext:value-type="float">
            <text:p>-0.0277649614</text:p>
          </table:table-cell>
        </table:table-row>
        <table:table-row table:style-name="ro1">
          <table:table-cell office:value-type="string" calcext:value-type="string">
            <text:p>GO_0045893</text:p>
          </table:table-cell>
          <table:table-cell office:value-type="float" office:value="0.0169451804960357" calcext:value-type="float">
            <text:p>0.0169451805</text:p>
          </table:table-cell>
          <table:table-cell office:value-type="float" office:value="0.022865171502589" calcext:value-type="float">
            <text:p>0.0228651715</text:p>
          </table:table-cell>
        </table:table-row>
        <table:table-row table:style-name="ro1">
          <table:table-cell office:value-type="string" calcext:value-type="string">
            <text:p>GO_0000746</text:p>
          </table:table-cell>
          <table:table-cell office:value-type="float" office:value="0.0908659569532168" calcext:value-type="float">
            <text:p>0.090865957</text:p>
          </table:table-cell>
          <table:table-cell office:value-type="float" office:value="-0.0446613695556672" calcext:value-type="float">
            <text:p>-0.0446613696</text:p>
          </table:table-cell>
        </table:table-row>
        <table:table-row table:style-name="ro1">
          <table:table-cell office:value-type="string" calcext:value-type="string">
            <text:p>GO_0006796</text:p>
          </table:table-cell>
          <table:table-cell office:value-type="float" office:value="-0.010231415339447" calcext:value-type="float">
            <text:p>-0.0102314153</text:p>
          </table:table-cell>
          <table:table-cell office:value-type="float" office:value="0.00223238762488605" calcext:value-type="float">
            <text:p>0.0022323876</text:p>
          </table:table-cell>
        </table:table-row>
        <table:table-row table:style-name="ro1">
          <table:table-cell office:value-type="string" calcext:value-type="string">
            <text:p>GO_0016042</text:p>
          </table:table-cell>
          <table:table-cell office:value-type="float" office:value="0.0905895204449592" calcext:value-type="float">
            <text:p>0.0905895204</text:p>
          </table:table-cell>
          <table:table-cell office:value-type="float" office:value="0.0380888837779848" calcext:value-type="float">
            <text:p>0.0380888838</text:p>
          </table:table-cell>
        </table:table-row>
        <table:table-row table:style-name="ro1">
          <table:table-cell office:value-type="string" calcext:value-type="string">
            <text:p>GO_0048013</text:p>
          </table:table-cell>
          <table:table-cell office:value-type="float" office:value="-0.19027350992052" calcext:value-type="float">
            <text:p>-0.1902735099</text:p>
          </table:table-cell>
          <table:table-cell office:value-type="float" office:value="0.0612789390336855" calcext:value-type="float">
            <text:p>0.061278939</text:p>
          </table:table-cell>
        </table:table-row>
        <table:table-row table:style-name="ro1">
          <table:table-cell office:value-type="string" calcext:value-type="string">
            <text:p>GO_0042773</text:p>
          </table:table-cell>
          <table:table-cell office:value-type="float" office:value="0.0655811893904713" calcext:value-type="float">
            <text:p>0.0655811894</text:p>
          </table:table-cell>
          <table:table-cell office:value-type="float" office:value="0.00966292063092105" calcext:value-type="float">
            <text:p>0.0096629206</text:p>
          </table:table-cell>
        </table:table-row>
        <table:table-row table:style-name="ro1">
          <table:table-cell office:value-type="string" calcext:value-type="string">
            <text:p>GO_0015700</text:p>
          </table:table-cell>
          <table:table-cell office:value-type="float" office:value="0.131388604391404" calcext:value-type="float">
            <text:p>0.1313886044</text:p>
          </table:table-cell>
          <table:table-cell office:value-type="float" office:value="-0.0147801746862178" calcext:value-type="float">
            <text:p>-0.0147801747</text:p>
          </table:table-cell>
        </table:table-row>
        <table:table-row table:style-name="ro1">
          <table:table-cell office:value-type="string" calcext:value-type="string">
            <text:p>GO_0007015</text:p>
          </table:table-cell>
          <table:table-cell office:value-type="float" office:value="-0.258239379690636" calcext:value-type="float">
            <text:p>-0.2582393797</text:p>
          </table:table-cell>
          <table:table-cell office:value-type="float" office:value="-0.0885656110635487" calcext:value-type="float">
            <text:p>-0.0885656111</text:p>
          </table:table-cell>
        </table:table-row>
        <table:table-row table:style-name="ro1">
          <table:table-cell office:value-type="string" calcext:value-type="string">
            <text:p>GO_0007623</text:p>
          </table:table-cell>
          <table:table-cell office:value-type="float" office:value="0.0218286367568271" calcext:value-type="float">
            <text:p>0.0218286368</text:p>
          </table:table-cell>
          <table:table-cell office:value-type="float" office:value="0.0988863755164602" calcext:value-type="float">
            <text:p>0.0988863755</text:p>
          </table:table-cell>
        </table:table-row>
        <table:table-row table:style-name="ro1">
          <table:table-cell office:value-type="string" calcext:value-type="string">
            <text:p>GO_0008612</text:p>
          </table:table-cell>
          <table:table-cell office:value-type="float" office:value="0.162533208946909" calcext:value-type="float">
            <text:p>0.1625332089</text:p>
          </table:table-cell>
          <table:table-cell office:value-type="float" office:value="-0.00613025900253686" calcext:value-type="float">
            <text:p>-0.006130259</text:p>
          </table:table-cell>
        </table:table-row>
        <table:table-row table:style-name="ro1">
          <table:table-cell office:value-type="string" calcext:value-type="string">
            <text:p>GO_0006066</text:p>
          </table:table-cell>
          <table:table-cell office:value-type="float" office:value="-0.090002791131117" calcext:value-type="float">
            <text:p>-0.0900027911</text:p>
          </table:table-cell>
          <table:table-cell office:value-type="float" office:value="0.164018992713669" calcext:value-type="float">
            <text:p>0.1640189927</text:p>
          </table:table-cell>
        </table:table-row>
        <table:table-row table:style-name="ro1">
          <table:table-cell office:value-type="string" calcext:value-type="string">
            <text:p>GO_0019491</text:p>
          </table:table-cell>
          <table:table-cell office:value-type="float" office:value="0.188247179282563" calcext:value-type="float">
            <text:p>0.1882471793</text:p>
          </table:table-cell>
          <table:table-cell office:value-type="float" office:value="-0.00822113017065851" calcext:value-type="float">
            <text:p>-0.0082211302</text:p>
          </table:table-cell>
        </table:table-row>
        <table:table-row table:style-name="ro1">
          <table:table-cell office:value-type="string" calcext:value-type="string">
            <text:p>GO_1902208</text:p>
          </table:table-cell>
          <table:table-cell office:value-type="float" office:value="0.151872056714435" calcext:value-type="float">
            <text:p>0.1518720567</text:p>
          </table:table-cell>
          <table:table-cell office:value-type="float" office:value="0.0292828927737488" calcext:value-type="float">
            <text:p>0.0292828928</text:p>
          </table:table-cell>
        </table:table-row>
        <table:table-row table:style-name="ro1">
          <table:table-cell office:value-type="string" calcext:value-type="string">
            <text:p>GO_0016570</text:p>
          </table:table-cell>
          <table:table-cell office:value-type="float" office:value="-0.252956163146296" calcext:value-type="float">
            <text:p>-0.2529561631</text:p>
          </table:table-cell>
          <table:table-cell office:value-type="float" office:value="-0.129323513601211" calcext:value-type="float">
            <text:p>-0.1293235136</text:p>
          </table:table-cell>
        </table:table-row>
        <table:table-row table:style-name="ro1">
          <table:table-cell office:value-type="string" calcext:value-type="string">
            <text:p>GO_0006164</text:p>
          </table:table-cell>
          <table:table-cell office:value-type="float" office:value="0.131838519612107" calcext:value-type="float">
            <text:p>0.1318385196</text:p>
          </table:table-cell>
          <table:table-cell office:value-type="float" office:value="-0.000681410365894902" calcext:value-type="float">
            <text:p>-0.0006814104</text:p>
          </table:table-cell>
        </table:table-row>
        <table:table-row table:style-name="ro1">
          <table:table-cell office:value-type="string" calcext:value-type="string">
            <text:p>GO_0043039</text:p>
          </table:table-cell>
          <table:table-cell office:value-type="float" office:value="0.148752983121641" calcext:value-type="float">
            <text:p>0.1487529831</text:p>
          </table:table-cell>
          <table:table-cell office:value-type="float" office:value="-0.00545063688852871" calcext:value-type="float">
            <text:p>-0.0054506369</text:p>
          </table:table-cell>
        </table:table-row>
        <table:table-row table:style-name="ro1">
          <table:table-cell office:value-type="string" calcext:value-type="string">
            <text:p>GO_0070072</text:p>
          </table:table-cell>
          <table:table-cell office:value-type="float" office:value="-0.0392425091212081" calcext:value-type="float">
            <text:p>-0.0392425091</text:p>
          </table:table-cell>
          <table:table-cell office:value-type="float" office:value="-0.150261056626487" calcext:value-type="float">
            <text:p>-0.1502610566</text:p>
          </table:table-cell>
        </table:table-row>
        <table:table-row table:style-name="ro1">
          <table:table-cell office:value-type="string" calcext:value-type="string">
            <text:p>GO_0030418</text:p>
          </table:table-cell>
          <table:table-cell office:value-type="float" office:value="0.244604607280928" calcext:value-type="float">
            <text:p>0.2446046073</text:p>
          </table:table-cell>
          <table:table-cell office:value-type="float" office:value="0.0114260920296281" calcext:value-type="float">
            <text:p>0.011426092</text:p>
          </table:table-cell>
        </table:table-row>
        <table:table-row table:style-name="ro1">
          <table:table-cell office:value-type="string" calcext:value-type="string">
            <text:p>GO_0006420</text:p>
          </table:table-cell>
          <table:table-cell office:value-type="float" office:value="0.177143246254657" calcext:value-type="float">
            <text:p>0.1771432463</text:p>
          </table:table-cell>
          <table:table-cell office:value-type="float" office:value="-0.0120229845016766" calcext:value-type="float">
            <text:p>-0.0120229845</text:p>
          </table:table-cell>
        </table:table-row>
        <table:table-row table:style-name="ro1">
          <table:table-cell office:value-type="string" calcext:value-type="string">
            <text:p>GO_0042742</text:p>
          </table:table-cell>
          <table:table-cell office:value-type="float" office:value="-0.107782829052202" calcext:value-type="float">
            <text:p>-0.1077828291</text:p>
          </table:table-cell>
          <table:table-cell office:value-type="float" office:value="0.0589111424930197" calcext:value-type="float">
            <text:p>0.0589111425</text:p>
          </table:table-cell>
        </table:table-row>
        <table:table-row table:style-name="ro1">
          <table:table-cell office:value-type="string" calcext:value-type="string">
            <text:p>GO_0009396</text:p>
          </table:table-cell>
          <table:table-cell office:value-type="float" office:value="0.117345819753833" calcext:value-type="float">
            <text:p>0.1173458198</text:p>
          </table:table-cell>
          <table:table-cell office:value-type="float" office:value="-0.014962588459871" calcext:value-type="float">
            <text:p>-0.0149625885</text:p>
          </table:table-cell>
        </table:table-row>
        <table:table-row table:style-name="ro1">
          <table:table-cell office:value-type="string" calcext:value-type="string">
            <text:p>GO_0044237</text:p>
          </table:table-cell>
          <table:table-cell office:value-type="float" office:value="0.155810050364394" calcext:value-type="float">
            <text:p>0.1558100504</text:p>
          </table:table-cell>
          <table:table-cell office:value-type="float" office:value="-0.0113069920934078" calcext:value-type="float">
            <text:p>-0.0113069921</text:p>
          </table:table-cell>
        </table:table-row>
        <table:table-row table:style-name="ro1">
          <table:table-cell office:value-type="string" calcext:value-type="string">
            <text:p>GO_0009246</text:p>
          </table:table-cell>
          <table:table-cell office:value-type="float" office:value="0.00934568933303339" calcext:value-type="float">
            <text:p>0.0093456893</text:p>
          </table:table-cell>
          <table:table-cell office:value-type="float" office:value="-0.0316727666755343" calcext:value-type="float">
            <text:p>-0.0316727667</text:p>
          </table:table-cell>
        </table:table-row>
        <table:table-row table:style-name="ro1">
          <table:table-cell office:value-type="string" calcext:value-type="string">
            <text:p>GO_0006749</text:p>
          </table:table-cell>
          <table:table-cell office:value-type="float" office:value="0.176980774345424" calcext:value-type="float">
            <text:p>0.1769807743</text:p>
          </table:table-cell>
          <table:table-cell office:value-type="float" office:value="-0.0153480128676971" calcext:value-type="float">
            <text:p>-0.0153480129</text:p>
          </table:table-cell>
        </table:table-row>
        <table:table-row table:style-name="ro1">
          <table:table-cell office:value-type="string" calcext:value-type="string">
            <text:p>GO_0040007</text:p>
          </table:table-cell>
          <table:table-cell office:value-type="float" office:value="-0.089620987273178" calcext:value-type="float">
            <text:p>-0.0896209873</text:p>
          </table:table-cell>
          <table:table-cell office:value-type="float" office:value="0.127661191156577" calcext:value-type="float">
            <text:p>0.1276611912</text:p>
          </table:table-cell>
        </table:table-row>
        <table:table-row table:style-name="ro1">
          <table:table-cell office:value-type="string" calcext:value-type="string">
            <text:p>GO_0009247</text:p>
          </table:table-cell>
          <table:table-cell office:value-type="float" office:value="-0.10998786305661" calcext:value-type="float">
            <text:p>-0.1099878631</text:p>
          </table:table-cell>
          <table:table-cell office:value-type="float" office:value="-0.0374916040459157" calcext:value-type="float">
            <text:p>-0.037491604</text:p>
          </table:table-cell>
        </table:table-row>
        <table:table-row table:style-name="ro1">
          <table:table-cell office:value-type="string" calcext:value-type="string">
            <text:p>GO_0009094</text:p>
          </table:table-cell>
          <table:table-cell office:value-type="float" office:value="0.17399831870087" calcext:value-type="float">
            <text:p>0.1739983187</text:p>
          </table:table-cell>
          <table:table-cell office:value-type="float" office:value="-0.00843800901776427" calcext:value-type="float">
            <text:p>-0.008438009</text:p>
          </table:table-cell>
        </table:table-row>
        <table:table-row table:style-name="ro1">
          <table:table-cell office:value-type="string" calcext:value-type="string">
            <text:p>GO_0046836</text:p>
          </table:table-cell>
          <table:table-cell office:value-type="float" office:value="-0.241507379127493" calcext:value-type="float">
            <text:p>-0.2415073791</text:p>
          </table:table-cell>
          <table:table-cell office:value-type="float" office:value="0.00875419099300689" calcext:value-type="float">
            <text:p>0.008754191</text:p>
          </table:table-cell>
        </table:table-row>
        <table:table-row table:style-name="ro1">
          <table:table-cell office:value-type="string" calcext:value-type="string">
            <text:p>GO_0009072</text:p>
          </table:table-cell>
          <table:table-cell office:value-type="float" office:value="0.0498119727115678" calcext:value-type="float">
            <text:p>0.0498119727</text:p>
          </table:table-cell>
          <table:table-cell office:value-type="float" office:value="-0.0234052355930675" calcext:value-type="float">
            <text:p>-0.0234052356</text:p>
          </table:table-cell>
        </table:table-row>
        <table:table-row table:style-name="ro1">
          <table:table-cell office:value-type="string" calcext:value-type="string">
            <text:p>GO_0043066</text:p>
          </table:table-cell>
          <table:table-cell office:value-type="float" office:value="-0.209751159995796" calcext:value-type="float">
            <text:p>-0.20975116</text:p>
          </table:table-cell>
          <table:table-cell office:value-type="float" office:value="-0.089664959127465" calcext:value-type="float">
            <text:p>-0.0896649591</text:p>
          </table:table-cell>
        </table:table-row>
        <table:table-row table:style-name="ro1">
          <table:table-cell office:value-type="string" calcext:value-type="string">
            <text:p>GO_0006275</text:p>
          </table:table-cell>
          <table:table-cell office:value-type="float" office:value="0.0773860184303213" calcext:value-type="float">
            <text:p>0.0773860184</text:p>
          </table:table-cell>
          <table:table-cell office:value-type="float" office:value="-0.00803821098250686" calcext:value-type="float">
            <text:p>-0.008038211</text:p>
          </table:table-cell>
        </table:table-row>
        <table:table-row table:style-name="ro1">
          <table:table-cell office:value-type="string" calcext:value-type="string">
            <text:p>GO_0006741</text:p>
          </table:table-cell>
          <table:table-cell office:value-type="float" office:value="0.165271708724643" calcext:value-type="float">
            <text:p>0.1652717087</text:p>
          </table:table-cell>
          <table:table-cell office:value-type="float" office:value="-0.0112896738666477" calcext:value-type="float">
            <text:p>-0.0112896739</text:p>
          </table:table-cell>
        </table:table-row>
        <table:table-row table:style-name="ro1">
          <table:table-cell office:value-type="string" calcext:value-type="string">
            <text:p>GO_0006650</text:p>
          </table:table-cell>
          <table:table-cell office:value-type="float" office:value="-0.176367463643673" calcext:value-type="float">
            <text:p>-0.1763674636</text:p>
          </table:table-cell>
          <table:table-cell office:value-type="float" office:value="-0.167341860219136" calcext:value-type="float">
            <text:p>-0.1673418602</text:p>
          </table:table-cell>
        </table:table-row>
        <table:table-row table:style-name="ro1">
          <table:table-cell office:value-type="string" calcext:value-type="string">
            <text:p>GO_0006188</text:p>
          </table:table-cell>
          <table:table-cell office:value-type="float" office:value="0.177129463586717" calcext:value-type="float">
            <text:p>0.1771294636</text:p>
          </table:table-cell>
          <table:table-cell office:value-type="float" office:value="-0.013472513535272" calcext:value-type="float">
            <text:p>-0.0134725135</text:p>
          </table:table-cell>
        </table:table-row>
        <table:table-row table:style-name="ro1">
          <table:table-cell office:value-type="string" calcext:value-type="string">
            <text:p>GO_0043165</text:p>
          </table:table-cell>
          <table:table-cell office:value-type="float" office:value="0.191762320814978" calcext:value-type="float">
            <text:p>0.1917623208</text:p>
          </table:table-cell>
          <table:table-cell office:value-type="float" office:value="-0.0202442823646059" calcext:value-type="float">
            <text:p>-0.0202442824</text:p>
          </table:table-cell>
        </table:table-row>
        <table:table-row table:style-name="ro1">
          <table:table-cell office:value-type="string" calcext:value-type="string">
            <text:p>GO_0006094</text:p>
          </table:table-cell>
          <table:table-cell office:value-type="float" office:value="0.0230993077454646" calcext:value-type="float">
            <text:p>0.0230993077</text:p>
          </table:table-cell>
          <table:table-cell office:value-type="float" office:value="-0.0191744182890482" calcext:value-type="float">
            <text:p>-0.0191744183</text:p>
          </table:table-cell>
        </table:table-row>
        <table:table-row table:style-name="ro1">
          <table:table-cell office:value-type="string" calcext:value-type="string">
            <text:p>GO_0008610</text:p>
          </table:table-cell>
          <table:table-cell office:value-type="float" office:value="0.120593913096824" calcext:value-type="float">
            <text:p>0.1205939131</text:p>
          </table:table-cell>
          <table:table-cell office:value-type="float" office:value="0.00500070285596723" calcext:value-type="float">
            <text:p>0.0050007029</text:p>
          </table:table-cell>
        </table:table-row>
        <table:table-row table:style-name="ro1">
          <table:table-cell office:value-type="string" calcext:value-type="string">
            <text:p>GO_0048193</text:p>
          </table:table-cell>
          <table:table-cell office:value-type="float" office:value="-0.19754574425316" calcext:value-type="float">
            <text:p>-0.1975457443</text:p>
          </table:table-cell>
          <table:table-cell office:value-type="float" office:value="-0.0938893286812041" calcext:value-type="float">
            <text:p>-0.0938893287</text:p>
          </table:table-cell>
        </table:table-row>
        <table:table-row table:style-name="ro1">
          <table:table-cell office:value-type="string" calcext:value-type="string">
            <text:p>GO_0015937</text:p>
          </table:table-cell>
          <table:table-cell office:value-type="float" office:value="0.14835680758164" calcext:value-type="float">
            <text:p>0.1483568076</text:p>
          </table:table-cell>
          <table:table-cell office:value-type="float" office:value="-0.0057826027226313" calcext:value-type="float">
            <text:p>-0.0057826027</text:p>
          </table:table-cell>
        </table:table-row>
        <table:table-row table:style-name="ro1">
          <table:table-cell office:value-type="string" calcext:value-type="string">
            <text:p>GO_0007009</text:p>
          </table:table-cell>
          <table:table-cell office:value-type="float" office:value="-0.253940396135696" calcext:value-type="float">
            <text:p>-0.2539403961</text:p>
          </table:table-cell>
          <table:table-cell office:value-type="float" office:value="-0.176378645822097" calcext:value-type="float">
            <text:p>-0.1763786458</text:p>
          </table:table-cell>
        </table:table-row>
        <table:table-row table:style-name="ro1">
          <table:table-cell office:value-type="string" calcext:value-type="string">
            <text:p>GO_0006885</text:p>
          </table:table-cell>
          <table:table-cell office:value-type="float" office:value="0.188369532495245" calcext:value-type="float">
            <text:p>0.1883695325</text:p>
          </table:table-cell>
          <table:table-cell office:value-type="float" office:value="-0.0120330693536578" calcext:value-type="float">
            <text:p>-0.0120330694</text:p>
          </table:table-cell>
        </table:table-row>
        <table:table-row table:style-name="ro1">
          <table:table-cell office:value-type="string" calcext:value-type="string">
            <text:p>GO_0019082</text:p>
          </table:table-cell>
          <table:table-cell office:value-type="float" office:value="-0.271675561222005" calcext:value-type="float">
            <text:p>-0.2716755612</text:p>
          </table:table-cell>
          <table:table-cell office:value-type="float" office:value="-0.0739379778732411" calcext:value-type="float">
            <text:p>-0.0739379779</text:p>
          </table:table-cell>
        </table:table-row>
        <table:table-row table:style-name="ro1">
          <table:table-cell office:value-type="string" calcext:value-type="string">
            <text:p>GO_0019310</text:p>
          </table:table-cell>
          <table:table-cell office:value-type="float" office:value="0.0118331047081045" calcext:value-type="float">
            <text:p>0.0118331047</text:p>
          </table:table-cell>
          <table:table-cell office:value-type="float" office:value="-0.0385565466346128" calcext:value-type="float">
            <text:p>-0.0385565466</text:p>
          </table:table-cell>
        </table:table-row>
        <table:table-row table:style-name="ro1">
          <table:table-cell office:value-type="string" calcext:value-type="string">
            <text:p>GO_0006869</text:p>
          </table:table-cell>
          <table:table-cell office:value-type="float" office:value="-0.256419050994633" calcext:value-type="float">
            <text:p>-0.256419051</text:p>
          </table:table-cell>
          <table:table-cell office:value-type="float" office:value="-0.0953174317510152" calcext:value-type="float">
            <text:p>-0.0953174318</text:p>
          </table:table-cell>
        </table:table-row>
        <table:table-row table:style-name="ro1">
          <table:table-cell office:value-type="string" calcext:value-type="string">
            <text:p>GO_0006075</text:p>
          </table:table-cell>
          <table:table-cell office:value-type="float" office:value="-0.237610889266433" calcext:value-type="float">
            <text:p>-0.2376108893</text:p>
          </table:table-cell>
          <table:table-cell office:value-type="float" office:value="0.0900104114089719" calcext:value-type="float">
            <text:p>0.0900104114</text:p>
          </table:table-cell>
        </table:table-row>
        <table:table-row table:style-name="ro1">
          <table:table-cell office:value-type="string" calcext:value-type="string">
            <text:p>GO_0070193</text:p>
          </table:table-cell>
          <table:table-cell office:value-type="float" office:value="-0.268580812800334" calcext:value-type="float">
            <text:p>-0.2685808128</text:p>
          </table:table-cell>
          <table:table-cell office:value-type="float" office:value="0.0757757257293318" calcext:value-type="float">
            <text:p>0.0757757257</text:p>
          </table:table-cell>
        </table:table-row>
        <table:table-row table:style-name="ro1">
          <table:table-cell office:value-type="string" calcext:value-type="string">
            <text:p>GO_0051289</text:p>
          </table:table-cell>
          <table:table-cell office:value-type="float" office:value="-0.292273196170458" calcext:value-type="float">
            <text:p>-0.2922731962</text:p>
          </table:table-cell>
          <table:table-cell office:value-type="float" office:value="-0.308400715182674" calcext:value-type="float">
            <text:p>-0.3084007152</text:p>
          </table:table-cell>
        </table:table-row>
        <table:table-row table:style-name="ro1">
          <table:table-cell office:value-type="string" calcext:value-type="string">
            <text:p>GO_0043934</text:p>
          </table:table-cell>
          <table:table-cell office:value-type="float" office:value="-0.222792779327717" calcext:value-type="float">
            <text:p>-0.2227927793</text:p>
          </table:table-cell>
          <table:table-cell office:value-type="float" office:value="0.371098213903551" calcext:value-type="float">
            <text:p>0.3710982139</text:p>
          </table:table-cell>
        </table:table-row>
        <table:table-row table:style-name="ro1">
          <table:table-cell office:value-type="string" calcext:value-type="string">
            <text:p>GO_0008203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</table:table-row>
        <table:table-row table:style-name="ro1">
          <table:table-cell office:value-type="string" calcext:value-type="string">
            <text:p>GO_0006384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</table:table-row>
        <table:table-row table:style-name="ro1">
          <table:table-cell office:value-type="string" calcext:value-type="string">
            <text:p>GO_0006122</text:p>
          </table:table-cell>
          <table:table-cell office:value-type="float" office:value="-0.270641148503465" calcext:value-type="float">
            <text:p>-0.2706411485</text:p>
          </table:table-cell>
          <table:table-cell office:value-type="float" office:value="-0.0423984055682947" calcext:value-type="float">
            <text:p>-0.0423984056</text:p>
          </table:table-cell>
        </table:table-row>
        <table:table-row table:style-name="ro1">
          <table:table-cell office:value-type="string" calcext:value-type="string">
            <text:p>GO_0050832</text:p>
          </table:table-cell>
          <table:table-cell office:value-type="float" office:value="-0.222792779327717" calcext:value-type="float">
            <text:p>-0.2227927793</text:p>
          </table:table-cell>
          <table:table-cell office:value-type="float" office:value="0.371098213903551" calcext:value-type="float">
            <text:p>0.3710982139</text:p>
          </table:table-cell>
        </table:table-row>
        <table:table-row table:style-name="ro1">
          <table:table-cell office:value-type="string" calcext:value-type="string">
            <text:p>GO_0019048</text:p>
          </table:table-cell>
          <table:table-cell office:value-type="float" office:value="-0.27109644025532" calcext:value-type="float">
            <text:p>-0.2710964403</text:p>
          </table:table-cell>
          <table:table-cell office:value-type="float" office:value="-0.011516583105727" calcext:value-type="float">
            <text:p>-0.0115165831</text:p>
          </table:table-cell>
        </table:table-row>
        <table:table-row table:style-name="ro1">
          <table:table-cell office:value-type="string" calcext:value-type="string">
            <text:p>GO_0031144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</table:table-row>
        <table:table-row table:style-name="ro1">
          <table:table-cell office:value-type="string" calcext:value-type="string">
            <text:p>GO_0009890</text:p>
          </table:table-cell>
          <table:table-cell office:value-type="float" office:value="-0.270177546067965" calcext:value-type="float">
            <text:p>-0.2701775461</text:p>
          </table:table-cell>
          <table:table-cell office:value-type="float" office:value="-0.39725466792046" calcext:value-type="float">
            <text:p>-0.3972546679</text:p>
          </table:table-cell>
        </table:table-row>
        <table:table-row table:style-name="ro1">
          <table:table-cell office:value-type="string" calcext:value-type="string">
            <text:p>GO_0019251</text:p>
          </table:table-cell>
          <table:table-cell office:value-type="float" office:value="-0.249413579388536" calcext:value-type="float">
            <text:p>-0.2494135794</text:p>
          </table:table-cell>
          <table:table-cell office:value-type="float" office:value="0.0671909653326282" calcext:value-type="float">
            <text:p>0.0671909653</text:p>
          </table:table-cell>
        </table:table-row>
        <table:table-row table:style-name="ro1">
          <table:table-cell office:value-type="string" calcext:value-type="string">
            <text:p>GO_0009584</text:p>
          </table:table-cell>
          <table:table-cell office:value-type="float" office:value="-0.247362054180551" calcext:value-type="float">
            <text:p>-0.2473620542</text:p>
          </table:table-cell>
          <table:table-cell office:value-type="float" office:value="0.254498627023677" calcext:value-type="float">
            <text:p>0.254498627</text:p>
          </table:table-cell>
        </table:table-row>
        <table:table-row table:style-name="ro1">
          <table:table-cell office:value-type="string" calcext:value-type="string">
            <text:p>GO_001588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O_0019236</text:p>
          </table:table-cell>
          <table:table-cell office:value-type="float" office:value="-0.266587376953991" calcext:value-type="float">
            <text:p>-0.266587377</text:p>
          </table:table-cell>
          <table:table-cell office:value-type="float" office:value="-0.0694662599611244" calcext:value-type="float">
            <text:p>-0.06946626</text:p>
          </table:table-cell>
        </table:table-row>
        <table:table-row table:style-name="ro1">
          <table:table-cell office:value-type="string" calcext:value-type="string">
            <text:p>GO_0051479</text:p>
          </table:table-cell>
          <table:table-cell office:value-type="float" office:value="-0.258331354382903" calcext:value-type="float">
            <text:p>-0.2583313544</text:p>
          </table:table-cell>
          <table:table-cell office:value-type="float" office:value="-0.205166447464457" calcext:value-type="float">
            <text:p>-0.2051664475</text:p>
          </table:table-cell>
        </table:table-row>
        <table:table-row table:style-name="ro1">
          <table:table-cell office:value-type="string" calcext:value-type="string">
            <text:p>GO_0016043</text:p>
          </table:table-cell>
          <table:table-cell office:value-type="float" office:value="-0.277423337812436" calcext:value-type="float">
            <text:p>-0.2774233378</text:p>
          </table:table-cell>
          <table:table-cell office:value-type="float" office:value="-0.137529589562816" calcext:value-type="float">
            <text:p>-0.1375295896</text:p>
          </table:table-cell>
        </table:table-row>
        <table:table-row table:style-name="ro1">
          <table:table-cell office:value-type="string" calcext:value-type="string">
            <text:p>GO_0030336</text:p>
          </table:table-cell>
          <table:table-cell office:value-type="float" office:value="-0.222792779327717" calcext:value-type="float">
            <text:p>-0.2227927793</text:p>
          </table:table-cell>
          <table:table-cell office:value-type="float" office:value="0.371098213903551" calcext:value-type="float">
            <text:p>0.3710982139</text:p>
          </table:table-cell>
        </table:table-row>
        <table:table-row table:style-name="ro1">
          <table:table-cell office:value-type="string" calcext:value-type="string">
            <text:p>GO_0030150</text:p>
          </table:table-cell>
          <table:table-cell office:value-type="float" office:value="-0.28096148800755" calcext:value-type="float">
            <text:p>-0.280961488</text:p>
          </table:table-cell>
          <table:table-cell office:value-type="float" office:value="-0.0526631727722286" calcext:value-type="float">
            <text:p>-0.0526631728</text:p>
          </table:table-cell>
        </table:table-row>
        <table:table-row table:style-name="ro1">
          <table:table-cell office:value-type="string" calcext:value-type="string">
            <text:p>GO_0035307</text:p>
          </table:table-cell>
          <table:table-cell office:value-type="float" office:value="-0.295256258545367" calcext:value-type="float">
            <text:p>-0.2952562585</text:p>
          </table:table-cell>
          <table:table-cell office:value-type="float" office:value="-0.159514561451382" calcext:value-type="float">
            <text:p>-0.1595145615</text:p>
          </table:table-cell>
        </table:table-row>
        <table:table-row table:style-name="ro1">
          <table:table-cell office:value-type="string" calcext:value-type="string">
            <text:p>GO_0052331</text:p>
          </table:table-cell>
          <table:table-cell office:value-type="float" office:value="-0.249595731669251" calcext:value-type="float">
            <text:p>-0.2495957317</text:p>
          </table:table-cell>
          <table:table-cell office:value-type="float" office:value="0.295914169966658" calcext:value-type="float">
            <text:p>0.29591417</text:p>
          </table:table-cell>
        </table:table-row>
        <table:table-row table:style-name="ro1">
          <table:table-cell office:value-type="string" calcext:value-type="string">
            <text:p>GO_0032439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</table:table-row>
        <table:table-row table:style-name="ro1">
          <table:table-cell office:value-type="string" calcext:value-type="string">
            <text:p>GO_0002218</text:p>
          </table:table-cell>
          <table:table-cell office:value-type="float" office:value="-0.31436884627295" calcext:value-type="float">
            <text:p>-0.3143688463</text:p>
          </table:table-cell>
          <table:table-cell office:value-type="float" office:value="-0.219546762444888" calcext:value-type="float">
            <text:p>-0.2195467624</text:p>
          </table:table-cell>
        </table:table-row>
        <table:table-row table:style-name="ro1">
          <table:table-cell office:value-type="string" calcext:value-type="string">
            <text:p>GO_004217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O_0019836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</table:table-row>
        <table:table-row table:style-name="ro1">
          <table:table-cell office:value-type="string" calcext:value-type="string">
            <text:p>GO_0048478</text:p>
          </table:table-cell>
          <table:table-cell office:value-type="float" office:value="-0.292273196170458" calcext:value-type="float">
            <text:p>-0.2922731962</text:p>
          </table:table-cell>
          <table:table-cell office:value-type="float" office:value="-0.308400715182674" calcext:value-type="float">
            <text:p>-0.3084007152</text:p>
          </table:table-cell>
        </table:table-row>
        <table:table-row table:style-name="ro1">
          <table:table-cell office:value-type="string" calcext:value-type="string">
            <text:p>GO_0007099</text:p>
          </table:table-cell>
          <table:table-cell office:value-type="float" office:value="-0.270177546067965" calcext:value-type="float">
            <text:p>-0.2701775461</text:p>
          </table:table-cell>
          <table:table-cell office:value-type="float" office:value="-0.39725466792046" calcext:value-type="float">
            <text:p>-0.3972546679</text:p>
          </table:table-cell>
        </table:table-row>
        <table:table-row table:style-name="ro1">
          <table:table-cell office:value-type="string" calcext:value-type="string">
            <text:p>GO_0071630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</table:table-row>
        <table:table-row table:style-name="ro1">
          <table:table-cell office:value-type="string" calcext:value-type="string">
            <text:p>GO_0031175</text:p>
          </table:table-cell>
          <table:table-cell office:value-type="float" office:value="-0.270177546067965" calcext:value-type="float">
            <text:p>-0.2701775461</text:p>
          </table:table-cell>
          <table:table-cell office:value-type="float" office:value="-0.39725466792046" calcext:value-type="float">
            <text:p>-0.3972546679</text:p>
          </table:table-cell>
        </table:table-row>
        <table:table-row table:style-name="ro1">
          <table:table-cell office:value-type="string" calcext:value-type="string">
            <text:p>GO_0019073</text:p>
          </table:table-cell>
          <table:table-cell office:value-type="float" office:value="-0.271452387466532" calcext:value-type="float">
            <text:p>-0.2714523875</text:p>
          </table:table-cell>
          <table:table-cell office:value-type="float" office:value="-0.0100411969699087" calcext:value-type="float">
            <text:p>-0.010041197</text:p>
          </table:table-cell>
        </table:table-row>
        <table:table-row table:style-name="ro1">
          <table:table-cell office:value-type="string" calcext:value-type="string">
            <text:p>GO_0030154</text:p>
          </table:table-cell>
          <table:table-cell office:value-type="float" office:value="-0.292273196170458" calcext:value-type="float">
            <text:p>-0.2922731962</text:p>
          </table:table-cell>
          <table:table-cell office:value-type="float" office:value="-0.308400715182674" calcext:value-type="float">
            <text:p>-0.3084007152</text:p>
          </table:table-cell>
        </table:table-row>
        <table:table-row table:style-name="ro1">
          <table:table-cell office:value-type="string" calcext:value-type="string">
            <text:p>GO_000751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O_0018298</text:p>
          </table:table-cell>
          <table:table-cell office:value-type="float" office:value="-0.274267630790847" calcext:value-type="float">
            <text:p>-0.2742676308</text:p>
          </table:table-cell>
          <table:table-cell office:value-type="float" office:value="-0.0286597664486094" calcext:value-type="float">
            <text:p>-0.0286597664</text:p>
          </table:table-cell>
        </table:table-row>
        <table:table-row table:style-name="ro1">
          <table:table-cell office:value-type="string" calcext:value-type="string">
            <text:p>GO_0006825</text:p>
          </table:table-cell>
          <table:table-cell office:value-type="float" office:value="-0.278779568459391" calcext:value-type="float">
            <text:p>-0.2787795685</text:p>
          </table:table-cell>
          <table:table-cell office:value-type="float" office:value="-0.10983936616175" calcext:value-type="float">
            <text:p>-0.1098393662</text:p>
          </table:table-cell>
        </table:table-row>
        <table:table-row table:style-name="ro1">
          <table:table-cell office:value-type="string" calcext:value-type="string">
            <text:p>GO_0032481</text:p>
          </table:table-cell>
          <table:table-cell office:value-type="float" office:value="-0.31436884627295" calcext:value-type="float">
            <text:p>-0.3143688463</text:p>
          </table:table-cell>
          <table:table-cell office:value-type="float" office:value="-0.219546762444888" calcext:value-type="float">
            <text:p>-0.2195467624</text:p>
          </table:table-cell>
        </table:table-row>
        <table:table-row table:style-name="ro1">
          <table:table-cell office:value-type="string" calcext:value-type="string">
            <text:p>GO_0051297</text:p>
          </table:table-cell>
          <table:table-cell office:value-type="float" office:value="-0.270177546067965" calcext:value-type="float">
            <text:p>-0.2701775461</text:p>
          </table:table-cell>
          <table:table-cell office:value-type="float" office:value="-0.39725466792046" calcext:value-type="float">
            <text:p>-0.3972546679</text:p>
          </table:table-cell>
        </table:table-row>
        <table:table-row table:style-name="ro1">
          <table:table-cell office:value-type="string" calcext:value-type="string">
            <text:p>GO_0019882</text:p>
          </table:table-cell>
          <table:table-cell office:value-type="float" office:value="-0.242894993583867" calcext:value-type="float">
            <text:p>-0.2428949936</text:p>
          </table:table-cell>
          <table:table-cell office:value-type="float" office:value="0.314710180950881" calcext:value-type="float">
            <text:p>0.314710181</text:p>
          </table:table-cell>
        </table:table-row>
        <table:table-row table:style-name="ro1">
          <table:table-cell office:value-type="string" calcext:value-type="string">
            <text:p>GO_0007029</text:p>
          </table:table-cell>
          <table:table-cell office:value-type="float" office:value="-0.31436884627295" calcext:value-type="float">
            <text:p>-0.3143688463</text:p>
          </table:table-cell>
          <table:table-cell office:value-type="float" office:value="-0.219546762444888" calcext:value-type="float">
            <text:p>-0.2195467624</text:p>
          </table:table-cell>
        </table:table-row>
        <table:table-row table:style-name="ro1">
          <table:table-cell office:value-type="string" calcext:value-type="string">
            <text:p>GO_0006974</text:p>
          </table:table-cell>
          <table:table-cell office:value-type="float" office:value="-0.292273196170458" calcext:value-type="float">
            <text:p>-0.2922731962</text:p>
          </table:table-cell>
          <table:table-cell office:value-type="float" office:value="-0.308400715182674" calcext:value-type="float">
            <text:p>-0.3084007152</text:p>
          </table:table-cell>
        </table:table-row>
        <table:table-row table:style-name="ro1">
          <table:table-cell office:value-type="string" calcext:value-type="string">
            <text:p>GO_0097588</text:p>
          </table:table-cell>
          <table:table-cell office:value-type="float" office:value="-0.222792779327717" calcext:value-type="float">
            <text:p>-0.2227927793</text:p>
          </table:table-cell>
          <table:table-cell office:value-type="float" office:value="0.371098213903551" calcext:value-type="float">
            <text:p>0.3710982139</text:p>
          </table:table-cell>
        </table:table-row>
        <table:table-row table:style-name="ro1">
          <table:table-cell office:value-type="string" calcext:value-type="string">
            <text:p>GO_0009399</text:p>
          </table:table-cell>
          <table:table-cell office:value-type="float" office:value="-0.222792779327717" calcext:value-type="float">
            <text:p>-0.2227927793</text:p>
          </table:table-cell>
          <table:table-cell office:value-type="float" office:value="0.371098213903551" calcext:value-type="float">
            <text:p>0.3710982139</text:p>
          </table:table-cell>
        </table:table-row>
        <table:table-row table:style-name="ro1">
          <table:table-cell office:value-type="string" calcext:value-type="string">
            <text:p>GO_0031110</text:p>
          </table:table-cell>
          <table:table-cell office:value-type="float" office:value="-0.303321021221704" calcext:value-type="float">
            <text:p>-0.3033210212</text:p>
          </table:table-cell>
          <table:table-cell office:value-type="float" office:value="-0.263973738813781" calcext:value-type="float">
            <text:p>-0.2639737388</text:p>
          </table:table-cell>
        </table:table-row>
        <table:table-row table:style-name="ro1">
          <table:table-cell office:value-type="string" calcext:value-type="string">
            <text:p>GO_0016037</text:p>
          </table:table-cell>
          <table:table-cell office:value-type="float" office:value="-0.268219407288843" calcext:value-type="float">
            <text:p>-0.2682194073</text:p>
          </table:table-cell>
          <table:table-cell office:value-type="float" office:value="0.0384600929022397" calcext:value-type="float">
            <text:p>0.0384600929</text:p>
          </table:table-cell>
        </table:table-row>
        <table:table-row table:style-name="ro1">
          <table:table-cell office:value-type="string" calcext:value-type="string">
            <text:p>GO_004309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O_0010167</text:p>
          </table:table-cell>
          <table:table-cell office:value-type="float" office:value="-0.265390653916" calcext:value-type="float">
            <text:p>-0.2653906539</text:p>
          </table:table-cell>
          <table:table-cell office:value-type="float" office:value="0.0397965426919875" calcext:value-type="float">
            <text:p>0.0397965427</text:p>
          </table:table-cell>
        </table:table-row>
        <table:table-row table:style-name="ro1">
          <table:table-cell office:value-type="string" calcext:value-type="string">
            <text:p>GO_0008284</text:p>
          </table:table-cell>
          <table:table-cell office:value-type="float" office:value="-0.268927690666248" calcext:value-type="float">
            <text:p>-0.2689276907</text:p>
          </table:table-cell>
          <table:table-cell office:value-type="float" office:value="-0.0114901124817737" calcext:value-type="float">
            <text:p>-0.0114901125</text:p>
          </table:table-cell>
        </table:table-row>
        <table:table-row table:style-name="ro1">
          <table:table-cell office:value-type="string" calcext:value-type="string">
            <text:p>GO_0048598</text:p>
          </table:table-cell>
          <table:table-cell office:value-type="float" office:value="-0.222792779327717" calcext:value-type="float">
            <text:p>-0.2227927793</text:p>
          </table:table-cell>
          <table:table-cell office:value-type="float" office:value="0.371098213903551" calcext:value-type="float">
            <text:p>0.3710982139</text:p>
          </table:table-cell>
        </table:table-row>
        <table:table-row table:style-name="ro1">
          <table:table-cell office:value-type="string" calcext:value-type="string">
            <text:p>GO_0006516</text:p>
          </table:table-cell>
          <table:table-cell office:value-type="float" office:value="-0.267784099991983" calcext:value-type="float">
            <text:p>-0.2677841</text:p>
          </table:table-cell>
          <table:table-cell office:value-type="float" office:value="-0.178729062614236" calcext:value-type="float">
            <text:p>-0.1787290626</text:p>
          </table:table-cell>
        </table:table-row>
        <table:table-row table:style-name="ro1">
          <table:table-cell office:value-type="string" calcext:value-type="string">
            <text:p>GO_0000184</text:p>
          </table:table-cell>
          <table:table-cell office:value-type="float" office:value="-0.266946869484286" calcext:value-type="float">
            <text:p>-0.2669468695</text:p>
          </table:table-cell>
          <table:table-cell office:value-type="float" office:value="-0.0413300611872921" calcext:value-type="float">
            <text:p>-0.0413300612</text:p>
          </table:table-cell>
        </table:table-row>
        <table:table-row table:style-name="ro1">
          <table:table-cell office:value-type="string" calcext:value-type="string">
            <text:p>GO_0030431</text:p>
          </table:table-cell>
          <table:table-cell office:value-type="float" office:value="-0.270177546067965" calcext:value-type="float">
            <text:p>-0.2701775461</text:p>
          </table:table-cell>
          <table:table-cell office:value-type="float" office:value="-0.39725466792046" calcext:value-type="float">
            <text:p>-0.3972546679</text:p>
          </table:table-cell>
        </table:table-row>
        <table:table-row table:style-name="ro1">
          <table:table-cell office:value-type="string" calcext:value-type="string">
            <text:p>GO_0045116</text:p>
          </table:table-cell>
          <table:table-cell office:value-type="float" office:value="-0.280427004485396" calcext:value-type="float">
            <text:p>-0.2804270045</text:p>
          </table:table-cell>
          <table:table-cell office:value-type="float" office:value="-0.116312494726671" calcext:value-type="float">
            <text:p>-0.1163124947</text:p>
          </table:table-cell>
        </table:table-row>
        <table:table-row table:style-name="ro1">
          <table:table-cell office:value-type="string" calcext:value-type="string">
            <text:p>GO_0040001</text:p>
          </table:table-cell>
          <table:table-cell office:value-type="float" office:value="-0.222792779327717" calcext:value-type="float">
            <text:p>-0.2227927793</text:p>
          </table:table-cell>
          <table:table-cell office:value-type="float" office:value="0.371098213903551" calcext:value-type="float">
            <text:p>0.3710982139</text:p>
          </table:table-cell>
        </table:table-row>
        <table:table-row table:style-name="ro1">
          <table:table-cell office:value-type="string" calcext:value-type="string">
            <text:p>GO_0009059</text:p>
          </table:table-cell>
          <table:table-cell office:value-type="float" office:value="-0.31436884627295" calcext:value-type="float">
            <text:p>-0.3143688463</text:p>
          </table:table-cell>
          <table:table-cell office:value-type="float" office:value="-0.219546762444888" calcext:value-type="float">
            <text:p>-0.2195467624</text:p>
          </table:table-cell>
        </table:table-row>
        <table:table-row table:style-name="ro1">
          <table:table-cell office:value-type="string" calcext:value-type="string">
            <text:p>GO_0006695</text:p>
          </table:table-cell>
          <table:table-cell office:value-type="float" office:value="-0.266587376953991" calcext:value-type="float">
            <text:p>-0.266587377</text:p>
          </table:table-cell>
          <table:table-cell office:value-type="float" office:value="-0.0694662599611244" calcext:value-type="float">
            <text:p>-0.06946626</text:p>
          </table:table-cell>
        </table:table-row>
        <table:table-row table:style-name="ro1">
          <table:table-cell office:value-type="string" calcext:value-type="string">
            <text:p>GO_0016568</text:p>
          </table:table-cell>
          <table:table-cell office:value-type="float" office:value="-0.288683027056484" calcext:value-type="float">
            <text:p>-0.2886830271</text:p>
          </table:table-cell>
          <table:table-cell office:value-type="float" office:value="0.0193876927766618" calcext:value-type="float">
            <text:p>0.0193876928</text:p>
          </table:table-cell>
        </table:table-row>
        <table:table-row table:style-name="ro1">
          <table:table-cell office:value-type="string" calcext:value-type="string">
            <text:p>GO_009026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O_0010826</text:p>
          </table:table-cell>
          <table:table-cell office:value-type="float" office:value="-0.282752614467787" calcext:value-type="float">
            <text:p>-0.2827526145</text:p>
          </table:table-cell>
          <table:table-cell office:value-type="float" office:value="-0.30642429478537" calcext:value-type="float">
            <text:p>-0.3064242948</text:p>
          </table:table-cell>
        </table:table-row>
        <table:table-row table:style-name="ro1">
          <table:table-cell office:value-type="string" calcext:value-type="string">
            <text:p>GO_0006576</text:p>
          </table:table-cell>
          <table:table-cell office:value-type="float" office:value="-0.268580812800334" calcext:value-type="float">
            <text:p>-0.2685808128</text:p>
          </table:table-cell>
          <table:table-cell office:value-type="float" office:value="0.0757757257293318" calcext:value-type="float">
            <text:p>0.0757757257</text:p>
          </table:table-cell>
        </table:table-row>
        <table:table-row table:style-name="ro1">
          <table:table-cell office:value-type="string" calcext:value-type="string">
            <text:p>GO_0030198</text:p>
          </table:table-cell>
          <table:table-cell office:value-type="float" office:value="-0.260331005864524" calcext:value-type="float">
            <text:p>-0.2603310059</text:p>
          </table:table-cell>
          <table:table-cell office:value-type="float" office:value="-0.00652847798045645" calcext:value-type="float">
            <text:p>-0.006528478</text:p>
          </table:table-cell>
        </table:table-row>
        <table:table-row table:style-name="ro1">
          <table:table-cell office:value-type="string" calcext:value-type="string">
            <text:p>GO_0010972</text:p>
          </table:table-cell>
          <table:table-cell office:value-type="float" office:value="-0.222792779327717" calcext:value-type="float">
            <text:p>-0.2227927793</text:p>
          </table:table-cell>
          <table:table-cell office:value-type="float" office:value="0.371098213903551" calcext:value-type="float">
            <text:p>0.3710982139</text:p>
          </table:table-cell>
        </table:table-row>
        <table:table-row table:style-name="ro1">
          <table:table-cell office:value-type="string" calcext:value-type="string">
            <text:p>GO_0051694</text:p>
          </table:table-cell>
          <table:table-cell office:value-type="float" office:value="-0.280987303818361" calcext:value-type="float">
            <text:p>-0.2809873038</text:p>
          </table:table-cell>
          <table:table-cell office:value-type="float" office:value="-0.178538659711582" calcext:value-type="float">
            <text:p>-0.1785386597</text:p>
          </table:table-cell>
        </table:table-row>
        <table:table-row table:style-name="ro1">
          <table:table-cell office:value-type="string" calcext:value-type="string">
            <text:p>GO_006056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O_0043410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</table:table-row>
        <table:table-row table:style-name="ro1">
          <table:table-cell office:value-type="string" calcext:value-type="string">
            <text:p>GO_0000724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</table:table-row>
        <table:table-row table:style-name="ro1">
          <table:table-cell office:value-type="string" calcext:value-type="string">
            <text:p>GO_0043044</text:p>
          </table:table-cell>
          <table:table-cell office:value-type="float" office:value="-0.273968223970806" calcext:value-type="float">
            <text:p>-0.273968224</text:p>
          </table:table-cell>
          <table:table-cell office:value-type="float" office:value="-0.13226926764474" calcext:value-type="float">
            <text:p>-0.1322692676</text:p>
          </table:table-cell>
        </table:table-row>
        <table:table-row table:style-name="ro1">
          <table:table-cell office:value-type="string" calcext:value-type="string">
            <text:p>GO_0007169</text:p>
          </table:table-cell>
          <table:table-cell office:value-type="float" office:value="-0.273271535526604" calcext:value-type="float">
            <text:p>-0.2732715355</text:p>
          </table:table-cell>
          <table:table-cell office:value-type="float" office:value="0.162748365909591" calcext:value-type="float">
            <text:p>0.1627483659</text:p>
          </table:table-cell>
        </table:table-row>
        <table:table-row table:style-name="ro1">
          <table:table-cell office:value-type="string" calcext:value-type="string">
            <text:p>GO_0051028</text:p>
          </table:table-cell>
          <table:table-cell office:value-type="float" office:value="-0.31436884627295" calcext:value-type="float">
            <text:p>-0.3143688463</text:p>
          </table:table-cell>
          <table:table-cell office:value-type="float" office:value="-0.219546762444888" calcext:value-type="float">
            <text:p>-0.2195467624</text:p>
          </table:table-cell>
        </table:table-row>
        <table:table-row table:style-name="ro1">
          <table:table-cell office:value-type="string" calcext:value-type="string">
            <text:p>GO_0071230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</table:table-row>
        <table:table-row table:style-name="ro1">
          <table:table-cell office:value-type="string" calcext:value-type="string">
            <text:p>GO_0034477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</table:table-row>
        <table:table-row table:style-name="ro1">
          <table:table-cell office:value-type="string" calcext:value-type="string">
            <text:p>GO_0031412</text:p>
          </table:table-cell>
          <table:table-cell office:value-type="float" office:value="-0.267916334184886" calcext:value-type="float">
            <text:p>-0.2679163342</text:p>
          </table:table-cell>
          <table:table-cell office:value-type="float" office:value="0.0273617304991797" calcext:value-type="float">
            <text:p>0.0273617305</text:p>
          </table:table-cell>
        </table:table-row>
        <table:table-row table:style-name="ro1">
          <table:table-cell office:value-type="string" calcext:value-type="string">
            <text:p>GO_0023052</text:p>
          </table:table-cell>
          <table:table-cell office:value-type="float" office:value="-0.292273196170458" calcext:value-type="float">
            <text:p>-0.2922731962</text:p>
          </table:table-cell>
          <table:table-cell office:value-type="float" office:value="-0.308400715182674" calcext:value-type="float">
            <text:p>-0.3084007152</text:p>
          </table:table-cell>
        </table:table-row>
        <table:table-row table:style-name="ro1">
          <table:table-cell office:value-type="string" calcext:value-type="string">
            <text:p>GO_000662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O_0071229</text:p>
          </table:table-cell>
          <table:table-cell office:value-type="float" office:value="-0.222792779327717" calcext:value-type="float">
            <text:p>-0.2227927793</text:p>
          </table:table-cell>
          <table:table-cell office:value-type="float" office:value="0.371098213903551" calcext:value-type="float">
            <text:p>0.3710982139</text:p>
          </table:table-cell>
        </table:table-row>
        <table:table-row table:style-name="ro1">
          <table:table-cell office:value-type="string" calcext:value-type="string">
            <text:p>GO_0018142</text:p>
          </table:table-cell>
          <table:table-cell office:value-type="float" office:value="-0.274794487077784" calcext:value-type="float">
            <text:p>-0.2747944871</text:p>
          </table:table-cell>
          <table:table-cell office:value-type="float" office:value="-0.0439932131127983" calcext:value-type="float">
            <text:p>-0.0439932131</text:p>
          </table:table-cell>
        </table:table-row>
        <table:table-row table:style-name="ro1">
          <table:table-cell office:value-type="string" calcext:value-type="string">
            <text:p>GO_0030682</text:p>
          </table:table-cell>
          <table:table-cell office:value-type="float" office:value="-0.222792779327717" calcext:value-type="float">
            <text:p>-0.2227927793</text:p>
          </table:table-cell>
          <table:table-cell office:value-type="float" office:value="0.371098213903551" calcext:value-type="float">
            <text:p>0.3710982139</text:p>
          </table:table-cell>
        </table:table-row>
        <table:table-row table:style-name="ro1">
          <table:table-cell office:value-type="string" calcext:value-type="string">
            <text:p>GO_0019685</text:p>
          </table:table-cell>
          <table:table-cell office:value-type="float" office:value="-0.268580812800334" calcext:value-type="float">
            <text:p>-0.2685808128</text:p>
          </table:table-cell>
          <table:table-cell office:value-type="float" office:value="0.0757757257293318" calcext:value-type="float">
            <text:p>0.0757757257</text:p>
          </table:table-cell>
        </table:table-row>
        <table:table-row table:style-name="ro1">
          <table:table-cell office:value-type="string" calcext:value-type="string">
            <text:p>GO_0007130</text:p>
          </table:table-cell>
          <table:table-cell office:value-type="float" office:value="-0.268580812800334" calcext:value-type="float">
            <text:p>-0.2685808128</text:p>
          </table:table-cell>
          <table:table-cell office:value-type="float" office:value="0.0757757257293318" calcext:value-type="float">
            <text:p>0.0757757257</text:p>
          </table:table-cell>
        </table:table-row>
        <table:table-row table:style-name="ro1">
          <table:table-cell office:value-type="string" calcext:value-type="string">
            <text:p>GO_0045947</text:p>
          </table:table-cell>
          <table:table-cell office:value-type="float" office:value="-0.279521451773004" calcext:value-type="float">
            <text:p>-0.2795214518</text:p>
          </table:table-cell>
          <table:table-cell office:value-type="float" office:value="-0.216238917328391" calcext:value-type="float">
            <text:p>-0.2162389173</text:p>
          </table:table-cell>
        </table:table-row>
        <table:table-row table:style-name="ro1">
          <table:table-cell office:value-type="string" calcext:value-type="string">
            <text:p>GO_0045765</text:p>
          </table:table-cell>
          <table:table-cell office:value-type="float" office:value="-0.276346039730805" calcext:value-type="float">
            <text:p>-0.2763460397</text:p>
          </table:table-cell>
          <table:table-cell office:value-type="float" office:value="-0.25837388102142" calcext:value-type="float">
            <text:p>-0.258373881</text:p>
          </table:table-cell>
        </table:table-row>
        <table:table-row table:style-name="ro1">
          <table:table-cell office:value-type="string" calcext:value-type="string">
            <text:p>GO_0008063</text:p>
          </table:table-cell>
          <table:table-cell office:value-type="float" office:value="-0.272842285541041" calcext:value-type="float">
            <text:p>-0.2728422855</text:p>
          </table:table-cell>
          <table:table-cell office:value-type="float" office:value="-0.144967802834391" calcext:value-type="float">
            <text:p>-0.1449678028</text:p>
          </table:table-cell>
        </table:table-row>
        <table:table-row table:style-name="ro1">
          <table:table-cell office:value-type="string" calcext:value-type="string">
            <text:p>GO_0032008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</table:table-row>
        <table:table-row table:style-name="ro1">
          <table:table-cell office:value-type="string" calcext:value-type="string">
            <text:p>GO_0006425</text:p>
          </table:table-cell>
          <table:table-cell office:value-type="float" office:value="-0.273008831758108" calcext:value-type="float">
            <text:p>-0.2730088318</text:p>
          </table:table-cell>
          <table:table-cell office:value-type="float" office:value="-0.129199873766512" calcext:value-type="float">
            <text:p>-0.1291998738</text:p>
          </table:table-cell>
        </table:table-row>
        <table:table-row table:style-name="ro1">
          <table:table-cell office:value-type="string" calcext:value-type="string">
            <text:p>GO_0048024</text:p>
          </table:table-cell>
          <table:table-cell office:value-type="float" office:value="-0.266719611146895" calcext:value-type="float">
            <text:p>-0.2667196111</text:p>
          </table:table-cell>
          <table:table-cell office:value-type="float" office:value="0.136624533152292" calcext:value-type="float">
            <text:p>0.1366245332</text:p>
          </table:table-cell>
        </table:table-row>
        <table:table-row table:style-name="ro1">
          <table:table-cell office:value-type="string" calcext:value-type="string">
            <text:p>GO_000925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O_0042632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</table:table-row>
        <table:table-row table:style-name="ro1">
          <table:table-cell office:value-type="string" calcext:value-type="string">
            <text:p>GO_0046931</text:p>
          </table:table-cell>
          <table:table-cell office:value-type="float" office:value="-0.249595731669251" calcext:value-type="float">
            <text:p>-0.2495957317</text:p>
          </table:table-cell>
          <table:table-cell office:value-type="float" office:value="0.295914169966658" calcext:value-type="float">
            <text:p>0.29591417</text:p>
          </table:table-cell>
        </table:table-row>
        <table:table-row table:style-name="ro1">
          <table:table-cell office:value-type="string" calcext:value-type="string">
            <text:p>GO_0080009</text:p>
          </table:table-cell>
          <table:table-cell office:value-type="float" office:value="-0.266422861427135" calcext:value-type="float">
            <text:p>-0.2664228614</text:p>
          </table:table-cell>
          <table:table-cell office:value-type="float" office:value="0.0225533380765127" calcext:value-type="float">
            <text:p>0.0225533381</text:p>
          </table:table-cell>
        </table:table-row>
        <table:table-row table:style-name="ro1">
          <table:table-cell office:value-type="string" calcext:value-type="string">
            <text:p>GO_0007268</text:p>
          </table:table-cell>
          <table:table-cell office:value-type="float" office:value="-0.31436884627295" calcext:value-type="float">
            <text:p>-0.3143688463</text:p>
          </table:table-cell>
          <table:table-cell office:value-type="float" office:value="-0.219546762444888" calcext:value-type="float">
            <text:p>-0.2195467624</text:p>
          </table:table-cell>
        </table:table-row>
        <table:table-row table:style-name="ro1">
          <table:table-cell office:value-type="string" calcext:value-type="string">
            <text:p>GO_0007172</text:p>
          </table:table-cell>
          <table:table-cell office:value-type="float" office:value="-0.270177546067965" calcext:value-type="float">
            <text:p>-0.2701775461</text:p>
          </table:table-cell>
          <table:table-cell office:value-type="float" office:value="-0.39725466792046" calcext:value-type="float">
            <text:p>-0.3972546679</text:p>
          </table:table-cell>
        </table:table-row>
        <table:table-row table:style-name="ro1">
          <table:table-cell office:value-type="string" calcext:value-type="string">
            <text:p>GO_0071929</text:p>
          </table:table-cell>
          <table:table-cell office:value-type="float" office:value="-0.268382461510978" calcext:value-type="float">
            <text:p>-0.2683824615</text:p>
          </table:table-cell>
          <table:table-cell office:value-type="float" office:value="-0.233360463940792" calcext:value-type="float">
            <text:p>-0.2333604639</text:p>
          </table:table-cell>
        </table:table-row>
        <table:table-row table:style-name="ro1">
          <table:table-cell office:value-type="string" calcext:value-type="string">
            <text:p>GO_0000281</text:p>
          </table:table-cell>
          <table:table-cell office:value-type="float" office:value="-0.222792779327717" calcext:value-type="float">
            <text:p>-0.2227927793</text:p>
          </table:table-cell>
          <table:table-cell office:value-type="float" office:value="0.371098213903551" calcext:value-type="float">
            <text:p>0.3710982139</text:p>
          </table:table-cell>
        </table:table-row>
        <table:table-row table:style-name="ro1">
          <table:table-cell office:value-type="string" calcext:value-type="string">
            <text:p>GO_0032780</text:p>
          </table:table-cell>
          <table:table-cell office:value-type="float" office:value="-0.285540291354812" calcext:value-type="float">
            <text:p>-0.2855402914</text:p>
          </table:table-cell>
          <table:table-cell office:value-type="float" office:value="-0.0821954215896506" calcext:value-type="float">
            <text:p>-0.0821954216</text:p>
          </table:table-cell>
        </table:table-row>
        <table:table-row table:style-name="ro1">
          <table:table-cell office:value-type="string" calcext:value-type="string">
            <text:p>GO_0046797</text:p>
          </table:table-cell>
          <table:table-cell office:value-type="float" office:value="-0.271248178907441" calcext:value-type="float">
            <text:p>-0.2712481789</text:p>
          </table:table-cell>
          <table:table-cell office:value-type="float" office:value="-0.0128036822425904" calcext:value-type="float">
            <text:p>-0.0128036822</text:p>
          </table:table-cell>
        </table:table-row>
        <table:table-row table:style-name="ro1">
          <table:table-cell office:value-type="string" calcext:value-type="string">
            <text:p>GO_0046660</text:p>
          </table:table-cell>
          <table:table-cell office:value-type="float" office:value="-0.270177546067965" calcext:value-type="float">
            <text:p>-0.2701775461</text:p>
          </table:table-cell>
          <table:table-cell office:value-type="float" office:value="-0.39725466792046" calcext:value-type="float">
            <text:p>-0.3972546679</text:p>
          </table:table-cell>
        </table:table-row>
        <table:table-row table:style-name="ro1">
          <table:table-cell office:value-type="string" calcext:value-type="string">
            <text:p>GO_0030494</text:p>
          </table:table-cell>
          <table:table-cell office:value-type="float" office:value="-0.268580812800334" calcext:value-type="float">
            <text:p>-0.2685808128</text:p>
          </table:table-cell>
          <table:table-cell office:value-type="float" office:value="0.0757757257293318" calcext:value-type="float">
            <text:p>0.0757757257</text:p>
          </table:table-cell>
        </table:table-row>
        <table:table-row table:style-name="ro1">
          <table:table-cell office:value-type="string" calcext:value-type="string">
            <text:p>GO_000975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O_0032222</text:p>
          </table:table-cell>
          <table:table-cell office:value-type="float" office:value="-0.270177546067965" calcext:value-type="float">
            <text:p>-0.2701775461</text:p>
          </table:table-cell>
          <table:table-cell office:value-type="float" office:value="-0.39725466792046" calcext:value-type="float">
            <text:p>-0.3972546679</text:p>
          </table:table-cell>
        </table:table-row>
        <table:table-row table:style-name="ro1">
          <table:table-cell office:value-type="string" calcext:value-type="string">
            <text:p>GO_0042073</text:p>
          </table:table-cell>
          <table:table-cell office:value-type="float" office:value="-0.283950601039234" calcext:value-type="float">
            <text:p>-0.283950601</text:p>
          </table:table-cell>
          <table:table-cell office:value-type="float" office:value="-0.250608457306113" calcext:value-type="float">
            <text:p>-0.2506084573</text:p>
          </table:table-cell>
        </table:table-row>
        <table:table-row table:style-name="ro1">
          <table:table-cell office:value-type="string" calcext:value-type="string">
            <text:p>GO_1903818</text:p>
          </table:table-cell>
          <table:table-cell office:value-type="float" office:value="-0.270177546067965" calcext:value-type="float">
            <text:p>-0.2701775461</text:p>
          </table:table-cell>
          <table:table-cell office:value-type="float" office:value="-0.39725466792046" calcext:value-type="float">
            <text:p>-0.3972546679</text:p>
          </table:table-cell>
        </table:table-row>
        <table:table-row table:style-name="ro1">
          <table:table-cell office:value-type="string" calcext:value-type="string">
            <text:p>GO_0046856</text:p>
          </table:table-cell>
          <table:table-cell office:value-type="float" office:value="-0.288683027056484" calcext:value-type="float">
            <text:p>-0.2886830271</text:p>
          </table:table-cell>
          <table:table-cell office:value-type="float" office:value="0.0193876927766618" calcext:value-type="float">
            <text:p>0.0193876928</text:p>
          </table:table-cell>
        </table:table-row>
        <table:table-row table:style-name="ro1">
          <table:table-cell office:value-type="string" calcext:value-type="string">
            <text:p>GO_0015743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</table:table-row>
        <table:table-row table:style-name="ro1">
          <table:table-cell office:value-type="string" calcext:value-type="string">
            <text:p>GO_0051191</text:p>
          </table:table-cell>
          <table:table-cell office:value-type="float" office:value="-0.31436884627295" calcext:value-type="float">
            <text:p>-0.3143688463</text:p>
          </table:table-cell>
          <table:table-cell office:value-type="float" office:value="-0.219546762444888" calcext:value-type="float">
            <text:p>-0.2195467624</text:p>
          </table:table-cell>
        </table:table-row>
        <table:table-row table:style-name="ro1">
          <table:table-cell office:value-type="string" calcext:value-type="string">
            <text:p>GO_001092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O_0001919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</table:table-row>
        <table:table-row table:style-name="ro1">
          <table:table-cell office:value-type="string" calcext:value-type="string">
            <text:p>GO_0046718</text:p>
          </table:table-cell>
          <table:table-cell office:value-type="float" office:value="-0.271393399410566" calcext:value-type="float">
            <text:p>-0.2713933994</text:p>
          </table:table-cell>
          <table:table-cell office:value-type="float" office:value="-0.012951447790298" calcext:value-type="float">
            <text:p>-0.0129514478</text:p>
          </table:table-cell>
        </table:table-row>
        <table:table-row table:style-name="ro1">
          <table:table-cell office:value-type="string" calcext:value-type="string">
            <text:p>GO_003200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O_0070836</text:p>
          </table:table-cell>
          <table:table-cell office:value-type="float" office:value="-0.286793224048369" calcext:value-type="float">
            <text:p>-0.286793224</text:p>
          </table:table-cell>
          <table:table-cell office:value-type="float" office:value="-0.102201044340483" calcext:value-type="float">
            <text:p>-0.1022010443</text:p>
          </table:table-cell>
        </table:table-row>
        <table:table-row table:style-name="ro1">
          <table:table-cell office:value-type="string" calcext:value-type="string">
            <text:p>GO_0019076</text:p>
          </table:table-cell>
          <table:table-cell office:value-type="float" office:value="-0.269631556343586" calcext:value-type="float">
            <text:p>-0.2696315563</text:p>
          </table:table-cell>
          <table:table-cell office:value-type="float" office:value="-0.312957951961605" calcext:value-type="float">
            <text:p>-0.312957952</text:p>
          </table:table-cell>
        </table:table-row>
        <table:table-row table:style-name="ro1">
          <table:table-cell office:value-type="string" calcext:value-type="string">
            <text:p>GO_0001503</text:p>
          </table:table-cell>
          <table:table-cell office:value-type="float" office:value="-0.260331005864524" calcext:value-type="float">
            <text:p>-0.2603310059</text:p>
          </table:table-cell>
          <table:table-cell office:value-type="float" office:value="-0.00652847798045645" calcext:value-type="float">
            <text:p>-0.006528478</text:p>
          </table:table-cell>
        </table:table-row>
        <table:table-row table:style-name="ro1">
          <table:table-cell office:value-type="string" calcext:value-type="string">
            <text:p>GO_0006778</text:p>
          </table:table-cell>
          <table:table-cell office:value-type="float" office:value="-0.31436884627295" calcext:value-type="float">
            <text:p>-0.3143688463</text:p>
          </table:table-cell>
          <table:table-cell office:value-type="float" office:value="-0.219546762444888" calcext:value-type="float">
            <text:p>-0.2195467624</text:p>
          </table:table-cell>
        </table:table-row>
        <table:table-row table:style-name="ro1">
          <table:table-cell office:value-type="string" calcext:value-type="string">
            <text:p>GO_0007050</text:p>
          </table:table-cell>
          <table:table-cell office:value-type="float" office:value="-0.270186796685912" calcext:value-type="float">
            <text:p>-0.2701867967</text:p>
          </table:table-cell>
          <table:table-cell office:value-type="float" office:value="-0.123290172160189" calcext:value-type="float">
            <text:p>-0.1232901722</text:p>
          </table:table-cell>
        </table:table-row>
        <table:table-row table:style-name="ro1">
          <table:table-cell office:value-type="string" calcext:value-type="string">
            <text:p>GO_0043161</text:p>
          </table:table-cell>
          <table:table-cell office:value-type="float" office:value="-0.280343572530559" calcext:value-type="float">
            <text:p>-0.2803435725</text:p>
          </table:table-cell>
          <table:table-cell office:value-type="float" office:value="-0.0575820385692576" calcext:value-type="float">
            <text:p>-0.0575820386</text:p>
          </table:table-cell>
        </table:table-row>
        <table:table-row table:style-name="ro1">
          <table:table-cell office:value-type="string" calcext:value-type="string">
            <text:p>GO_0007016</text:p>
          </table:table-cell>
          <table:table-cell office:value-type="float" office:value="-0.280327828840718" calcext:value-type="float">
            <text:p>-0.2803278288</text:p>
          </table:table-cell>
          <table:table-cell office:value-type="float" office:value="-0.270880589561733" calcext:value-type="float">
            <text:p>-0.2708805896</text:p>
          </table:table-cell>
        </table:table-row>
        <table:table-row table:style-name="ro1">
          <table:table-cell office:value-type="string" calcext:value-type="string">
            <text:p>GO_0050790</text:p>
          </table:table-cell>
          <table:table-cell office:value-type="float" office:value="-0.281051010518967" calcext:value-type="float">
            <text:p>-0.2810510105</text:p>
          </table:table-cell>
          <table:table-cell office:value-type="float" office:value="-0.281481343751239" calcext:value-type="float">
            <text:p>-0.2814813438</text:p>
          </table:table-cell>
        </table:table-row>
        <table:table-row table:style-name="ro1">
          <table:table-cell office:value-type="string" calcext:value-type="string">
            <text:p>GO_0007218</text:p>
          </table:table-cell>
          <table:table-cell office:value-type="float" office:value="-0.286795503263055" calcext:value-type="float">
            <text:p>-0.2867955033</text:p>
          </table:table-cell>
          <table:table-cell office:value-type="float" office:value="-0.15931550332597" calcext:value-type="float">
            <text:p>-0.1593155033</text:p>
          </table:table-cell>
        </table:table-row>
        <table:table-row table:style-name="ro1">
          <table:table-cell office:value-type="string" calcext:value-type="string">
            <text:p>GO_0007128</text:p>
          </table:table-cell>
          <table:table-cell office:value-type="float" office:value="-0.268580812800334" calcext:value-type="float">
            <text:p>-0.2685808128</text:p>
          </table:table-cell>
          <table:table-cell office:value-type="float" office:value="0.0757757257293318" calcext:value-type="float">
            <text:p>0.0757757257</text:p>
          </table:table-cell>
        </table:table-row>
        <table:table-row table:style-name="ro1">
          <table:table-cell office:value-type="string" calcext:value-type="string">
            <text:p>GO_0000012</text:p>
          </table:table-cell>
          <table:table-cell office:value-type="float" office:value="-0.276143670817783" calcext:value-type="float">
            <text:p>-0.2761436708</text:p>
          </table:table-cell>
          <table:table-cell office:value-type="float" office:value="-0.0994823604578771" calcext:value-type="float">
            <text:p>-0.0994823605</text:p>
          </table:table-cell>
        </table:table-row>
        <table:table-row table:style-name="ro1">
          <table:table-cell office:value-type="string" calcext:value-type="string">
            <text:p>GO_0018101</text:p>
          </table:table-cell>
          <table:table-cell office:value-type="float" office:value="-0.266587376953991" calcext:value-type="float">
            <text:p>-0.266587377</text:p>
          </table:table-cell>
          <table:table-cell office:value-type="float" office:value="-0.0694662599611244" calcext:value-type="float">
            <text:p>-0.06946626</text:p>
          </table:table-cell>
        </table:table-row>
        <table:table-row table:style-name="ro1">
          <table:table-cell office:value-type="string" calcext:value-type="string">
            <text:p>GO_0032801</text:p>
          </table:table-cell>
          <table:table-cell office:value-type="float" office:value="-0.269631556343586" calcext:value-type="float">
            <text:p>-0.2696315563</text:p>
          </table:table-cell>
          <table:table-cell office:value-type="float" office:value="-0.312957951961605" calcext:value-type="float">
            <text:p>-0.312957952</text:p>
          </table:table-cell>
        </table:table-row>
        <table:table-row table:style-name="ro1">
          <table:table-cell office:value-type="string" calcext:value-type="string">
            <text:p>GO_0030436</text:p>
          </table:table-cell>
          <table:table-cell office:value-type="float" office:value="-0.222792779327717" calcext:value-type="float">
            <text:p>-0.2227927793</text:p>
          </table:table-cell>
          <table:table-cell office:value-type="float" office:value="0.371098213903551" calcext:value-type="float">
            <text:p>0.3710982139</text:p>
          </table:table-cell>
        </table:table-row>
        <table:table-row table:style-name="ro1">
          <table:table-cell office:value-type="string" calcext:value-type="string">
            <text:p>GO_0042384</text:p>
          </table:table-cell>
          <table:table-cell office:value-type="float" office:value="-0.281758182270997" calcext:value-type="float">
            <text:p>-0.2817581823</text:p>
          </table:table-cell>
          <table:table-cell office:value-type="float" office:value="-0.275987166280838" calcext:value-type="float">
            <text:p>-0.2759871663</text:p>
          </table:table-cell>
        </table:table-row>
        <table:table-row table:style-name="ro1">
          <table:table-cell office:value-type="string" calcext:value-type="string">
            <text:p>GO_0009690</text:p>
          </table:table-cell>
          <table:table-cell office:value-type="float" office:value="-0.270177546067965" calcext:value-type="float">
            <text:p>-0.2701775461</text:p>
          </table:table-cell>
          <table:table-cell office:value-type="float" office:value="-0.39725466792046" calcext:value-type="float">
            <text:p>-0.3972546679</text:p>
          </table:table-cell>
        </table:table-row>
        <table:table-row table:style-name="ro1">
          <table:table-cell office:value-type="string" calcext:value-type="string">
            <text:p>GO_0019054</text:p>
          </table:table-cell>
          <table:table-cell office:value-type="float" office:value="-0.272935627324267" calcext:value-type="float">
            <text:p>-0.2729356273</text:p>
          </table:table-cell>
          <table:table-cell office:value-type="float" office:value="0.000508051128020204" calcext:value-type="float">
            <text:p>0.0005080511</text:p>
          </table:table-cell>
        </table:table-row>
        <table:table-row table:style-name="ro1">
          <table:table-cell office:value-type="string" calcext:value-type="string">
            <text:p>GO_000987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O_0042325</text:p>
          </table:table-cell>
          <table:table-cell office:value-type="float" office:value="-0.292273196170458" calcext:value-type="float">
            <text:p>-0.2922731962</text:p>
          </table:table-cell>
          <table:table-cell office:value-type="float" office:value="-0.308400715182674" calcext:value-type="float">
            <text:p>-0.3084007152</text:p>
          </table:table-cell>
        </table:table-row>
        <table:table-row table:style-name="ro1">
          <table:table-cell office:value-type="string" calcext:value-type="string">
            <text:p>GO_0015706</text:p>
          </table:table-cell>
          <table:table-cell office:value-type="float" office:value="-0.265390653916" calcext:value-type="float">
            <text:p>-0.2653906539</text:p>
          </table:table-cell>
          <table:table-cell office:value-type="float" office:value="0.0397965426919875" calcext:value-type="float">
            <text:p>0.0397965427</text:p>
          </table:table-cell>
        </table:table-row>
        <table:table-row table:style-name="ro1">
          <table:table-cell office:value-type="string" calcext:value-type="string">
            <text:p>GO_0008053</text:p>
          </table:table-cell>
          <table:table-cell office:value-type="float" office:value="-0.270177546067965" calcext:value-type="float">
            <text:p>-0.2701775461</text:p>
          </table:table-cell>
          <table:table-cell office:value-type="float" office:value="-0.39725466792046" calcext:value-type="float">
            <text:p>-0.3972546679</text:p>
          </table:table-cell>
        </table:table-row>
        <table:table-row table:style-name="ro1">
          <table:table-cell office:value-type="string" calcext:value-type="string">
            <text:p>GO_0007040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</table:table-row>
        <table:table-row table:style-name="ro1">
          <table:table-cell office:value-type="string" calcext:value-type="string">
            <text:p>GO_0007267</text:p>
          </table:table-cell>
          <table:table-cell office:value-type="float" office:value="-0.289879750094475" calcext:value-type="float">
            <text:p>-0.2898797501</text:p>
          </table:table-cell>
          <table:table-cell office:value-type="float" office:value="-0.0898751098764502" calcext:value-type="float">
            <text:p>-0.0898751099</text:p>
          </table:table-cell>
        </table:table-row>
        <table:table-row table:style-name="ro1">
          <table:table-cell office:value-type="string" calcext:value-type="string">
            <text:p>GO_0000045</text:p>
          </table:table-cell>
          <table:table-cell office:value-type="float" office:value="-0.276008758209102" calcext:value-type="float">
            <text:p>-0.2760087582</text:p>
          </table:table-cell>
          <table:table-cell office:value-type="float" office:value="0.00644531991781787" calcext:value-type="float">
            <text:p>0.0064453199</text:p>
          </table:table-cell>
        </table:table-row>
        <table:table-row table:style-name="ro1">
          <table:table-cell office:value-type="string" calcext:value-type="string">
            <text:p>GO_000722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O_0020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O_0033617</text:p>
          </table:table-cell>
          <table:table-cell office:value-type="float" office:value="-0.31436884627295" calcext:value-type="float">
            <text:p>-0.3143688463</text:p>
          </table:table-cell>
          <table:table-cell office:value-type="float" office:value="-0.219546762444888" calcext:value-type="float">
            <text:p>-0.2195467624</text:p>
          </table:table-cell>
        </table:table-row>
      </table:table>
      <table:table table:name="eigenvector1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erm</text:p>
          </table:table-cell>
          <table:table-cell office:value-type="string" calcext:value-type="string">
            <text:p>V1</text:p>
          </table:table-cell>
        </table:table-row>
        <table:table-row table:style-name="ro1">
          <table:table-cell office:value-type="string" calcext:value-type="string">
            <text:p>GO_001588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O_004217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O_000751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O_004309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O_009026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O_006056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O_000662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O_000925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O_000975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O_001092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O_003200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O_000987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O_000722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O_002001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O_0071766</text:p>
          </table:table-cell>
          <table:table-cell office:value-type="float" office:value="0.244604607280928" calcext:value-type="float">
            <text:p>0.2446046073</text:p>
          </table:table-cell>
        </table:table-row>
        <table:table-row table:style-name="ro1">
          <table:table-cell office:value-type="string" calcext:value-type="string">
            <text:p>GO_0019064</text:p>
          </table:table-cell>
          <table:table-cell office:value-type="float" office:value="0.244604607280928" calcext:value-type="float">
            <text:p>0.2446046073</text:p>
          </table:table-cell>
        </table:table-row>
        <table:table-row table:style-name="ro1">
          <table:table-cell office:value-type="string" calcext:value-type="string">
            <text:p>GO_0030418</text:p>
          </table:table-cell>
          <table:table-cell office:value-type="float" office:value="0.244604607280928" calcext:value-type="float">
            <text:p>0.2446046073</text:p>
          </table:table-cell>
        </table:table-row>
        <table:table-row table:style-name="ro1">
          <table:table-cell office:value-type="string" calcext:value-type="string">
            <text:p>GO_0035435</text:p>
          </table:table-cell>
          <table:table-cell office:value-type="float" office:value="0.243940686375507" calcext:value-type="float">
            <text:p>0.2439406864</text:p>
          </table:table-cell>
        </table:table-row>
        <table:table-row table:style-name="ro1">
          <table:table-cell office:value-type="string" calcext:value-type="string">
            <text:p>GO_0019083</text:p>
          </table:table-cell>
          <table:table-cell office:value-type="float" office:value="0.242612844564667" calcext:value-type="float">
            <text:p>0.2426128446</text:p>
          </table:table-cell>
        </table:table-row>
        <table:table-row table:style-name="ro1">
          <table:table-cell office:value-type="string" calcext:value-type="string">
            <text:p>GO_0042546</text:p>
          </table:table-cell>
          <table:table-cell office:value-type="float" office:value="0.242063746344345" calcext:value-type="float">
            <text:p>0.2420637463</text:p>
          </table:table-cell>
        </table:table-row>
        <table:table-row table:style-name="ro1">
          <table:table-cell office:value-type="string" calcext:value-type="string">
            <text:p>GO_0009733</text:p>
          </table:table-cell>
          <table:table-cell office:value-type="float" office:value="0.24169768086413" calcext:value-type="float">
            <text:p>0.2416976809</text:p>
          </table:table-cell>
        </table:table-row>
        <table:table-row table:style-name="ro1">
          <table:table-cell office:value-type="string" calcext:value-type="string">
            <text:p>GO_0046413</text:p>
          </table:table-cell>
          <table:table-cell office:value-type="float" office:value="0.241307236008111" calcext:value-type="float">
            <text:p>0.241307236</text:p>
          </table:table-cell>
        </table:table-row>
        <table:table-row table:style-name="ro1">
          <table:table-cell office:value-type="string" calcext:value-type="string">
            <text:p>GO_0046782</text:p>
          </table:table-cell>
          <table:table-cell office:value-type="float" office:value="0.240794571092342" calcext:value-type="float">
            <text:p>0.2407945711</text:p>
          </table:table-cell>
        </table:table-row>
        <table:table-row table:style-name="ro1">
          <table:table-cell office:value-type="string" calcext:value-type="string">
            <text:p>GO_0009758</text:p>
          </table:table-cell>
          <table:table-cell office:value-type="float" office:value="0.240297531080307" calcext:value-type="float">
            <text:p>0.2402975311</text:p>
          </table:table-cell>
        </table:table-row>
        <table:table-row table:style-name="ro1">
          <table:table-cell office:value-type="string" calcext:value-type="string">
            <text:p>GO_0019290</text:p>
          </table:table-cell>
          <table:table-cell office:value-type="float" office:value="0.240135755696258" calcext:value-type="float">
            <text:p>0.2401357557</text:p>
          </table:table-cell>
        </table:table-row>
        <table:table-row table:style-name="ro1">
          <table:table-cell office:value-type="string" calcext:value-type="string">
            <text:p>GO_0015888</text:p>
          </table:table-cell>
          <table:table-cell office:value-type="float" office:value="0.2392483362976" calcext:value-type="float">
            <text:p>0.2392483363</text:p>
          </table:table-cell>
        </table:table-row>
        <table:table-row table:style-name="ro1">
          <table:table-cell office:value-type="string" calcext:value-type="string">
            <text:p>GO_0051782</text:p>
          </table:table-cell>
          <table:table-cell office:value-type="float" office:value="0.23921218231111" calcext:value-type="float">
            <text:p>0.2392121823</text:p>
          </table:table-cell>
        </table:table-row>
        <table:table-row table:style-name="ro1">
          <table:table-cell office:value-type="string" calcext:value-type="string">
            <text:p>GO_0071107</text:p>
          </table:table-cell>
          <table:table-cell office:value-type="float" office:value="0.239139874338128" calcext:value-type="float">
            <text:p>0.2391398743</text:p>
          </table:table-cell>
        </table:table-row>
        <table:table-row table:style-name="ro1">
          <table:table-cell office:value-type="string" calcext:value-type="string">
            <text:p>GO_0009404</text:p>
          </table:table-cell>
          <table:table-cell office:value-type="float" office:value="0.239139874338128" calcext:value-type="float">
            <text:p>0.2391398743</text:p>
          </table:table-cell>
        </table:table-row>
        <table:table-row table:style-name="ro1">
          <table:table-cell office:value-type="string" calcext:value-type="string">
            <text:p>GO_0034508</text:p>
          </table:table-cell>
          <table:table-cell office:value-type="float" office:value="0.238064022843132" calcext:value-type="float">
            <text:p>0.2380640228</text:p>
          </table:table-cell>
        </table:table-row>
        <table:table-row table:style-name="ro1">
          <table:table-cell office:value-type="string" calcext:value-type="string">
            <text:p>GO_0051382</text:p>
          </table:table-cell>
          <table:table-cell office:value-type="float" office:value="0.238064022843132" calcext:value-type="float">
            <text:p>0.2380640228</text:p>
          </table:table-cell>
        </table:table-row>
        <table:table-row table:style-name="ro1">
          <table:table-cell office:value-type="string" calcext:value-type="string">
            <text:p>GO_0010833</text:p>
          </table:table-cell>
          <table:table-cell office:value-type="float" office:value="0.235883828030534" calcext:value-type="float">
            <text:p>0.235883828</text:p>
          </table:table-cell>
        </table:table-row>
        <table:table-row table:style-name="ro1">
          <table:table-cell office:value-type="string" calcext:value-type="string">
            <text:p>GO_0045132</text:p>
          </table:table-cell>
          <table:table-cell office:value-type="float" office:value="0.235883828030534" calcext:value-type="float">
            <text:p>0.235883828</text:p>
          </table:table-cell>
        </table:table-row>
        <table:table-row table:style-name="ro1">
          <table:table-cell office:value-type="string" calcext:value-type="string">
            <text:p>GO_0005993</text:p>
          </table:table-cell>
          <table:table-cell office:value-type="float" office:value="0.235883828030534" calcext:value-type="float">
            <text:p>0.235883828</text:p>
          </table:table-cell>
        </table:table-row>
        <table:table-row table:style-name="ro1">
          <table:table-cell office:value-type="string" calcext:value-type="string">
            <text:p>GO_0016106</text:p>
          </table:table-cell>
          <table:table-cell office:value-type="float" office:value="0.235883828030534" calcext:value-type="float">
            <text:p>0.235883828</text:p>
          </table:table-cell>
        </table:table-row>
        <table:table-row table:style-name="ro1">
          <table:table-cell office:value-type="string" calcext:value-type="string">
            <text:p>GO_0002098</text:p>
          </table:table-cell>
          <table:table-cell office:value-type="float" office:value="0.235883828030534" calcext:value-type="float">
            <text:p>0.235883828</text:p>
          </table:table-cell>
        </table:table-row>
        <table:table-row table:style-name="ro1">
          <table:table-cell office:value-type="string" calcext:value-type="string">
            <text:p>GO_0008608</text:p>
          </table:table-cell>
          <table:table-cell office:value-type="float" office:value="0.235883828030534" calcext:value-type="float">
            <text:p>0.235883828</text:p>
          </table:table-cell>
        </table:table-row>
        <table:table-row table:style-name="ro1">
          <table:table-cell office:value-type="string" calcext:value-type="string">
            <text:p>GO_0006824</text:p>
          </table:table-cell>
          <table:table-cell office:value-type="float" office:value="0.235883828030534" calcext:value-type="float">
            <text:p>0.235883828</text:p>
          </table:table-cell>
        </table:table-row>
        <table:table-row table:style-name="ro1">
          <table:table-cell office:value-type="string" calcext:value-type="string">
            <text:p>GO_0000390</text:p>
          </table:table-cell>
          <table:table-cell office:value-type="float" office:value="0.235883828030534" calcext:value-type="float">
            <text:p>0.235883828</text:p>
          </table:table-cell>
        </table:table-row>
        <table:table-row table:style-name="ro1">
          <table:table-cell office:value-type="string" calcext:value-type="string">
            <text:p>GO_0032065</text:p>
          </table:table-cell>
          <table:table-cell office:value-type="float" office:value="0.235883828030534" calcext:value-type="float">
            <text:p>0.235883828</text:p>
          </table:table-cell>
        </table:table-row>
        <table:table-row table:style-name="ro1">
          <table:table-cell office:value-type="string" calcext:value-type="string">
            <text:p>GO_0051321</text:p>
          </table:table-cell>
          <table:table-cell office:value-type="float" office:value="0.235883828030534" calcext:value-type="float">
            <text:p>0.235883828</text:p>
          </table:table-cell>
        </table:table-row>
        <table:table-row table:style-name="ro1">
          <table:table-cell office:value-type="string" calcext:value-type="string">
            <text:p>GO_0009820</text:p>
          </table:table-cell>
          <table:table-cell office:value-type="float" office:value="0.235883828030534" calcext:value-type="float">
            <text:p>0.235883828</text:p>
          </table:table-cell>
        </table:table-row>
        <table:table-row table:style-name="ro1">
          <table:table-cell office:value-type="string" calcext:value-type="string">
            <text:p>GO_0031047</text:p>
          </table:table-cell>
          <table:table-cell office:value-type="float" office:value="0.235883828030534" calcext:value-type="float">
            <text:p>0.235883828</text:p>
          </table:table-cell>
        </table:table-row>
        <table:table-row table:style-name="ro1">
          <table:table-cell office:value-type="string" calcext:value-type="string">
            <text:p>GO_0044179</text:p>
          </table:table-cell>
          <table:table-cell office:value-type="float" office:value="0.235883828030534" calcext:value-type="float">
            <text:p>0.235883828</text:p>
          </table:table-cell>
        </table:table-row>
        <table:table-row table:style-name="ro1">
          <table:table-cell office:value-type="string" calcext:value-type="string">
            <text:p>GO_0006953</text:p>
          </table:table-cell>
          <table:table-cell office:value-type="float" office:value="0.235883828030534" calcext:value-type="float">
            <text:p>0.235883828</text:p>
          </table:table-cell>
        </table:table-row>
        <table:table-row table:style-name="ro1">
          <table:table-cell office:value-type="string" calcext:value-type="string">
            <text:p>GO_0000921</text:p>
          </table:table-cell>
          <table:table-cell office:value-type="float" office:value="0.235666904111588" calcext:value-type="float">
            <text:p>0.2356669041</text:p>
          </table:table-cell>
        </table:table-row>
        <table:table-row table:style-name="ro1">
          <table:table-cell office:value-type="string" calcext:value-type="string">
            <text:p>GO_0006011</text:p>
          </table:table-cell>
          <table:table-cell office:value-type="float" office:value="0.235666904111588" calcext:value-type="float">
            <text:p>0.2356669041</text:p>
          </table:table-cell>
        </table:table-row>
        <table:table-row table:style-name="ro1">
          <table:table-cell office:value-type="string" calcext:value-type="string">
            <text:p>GO_0019748</text:p>
          </table:table-cell>
          <table:table-cell office:value-type="float" office:value="0.234414119977892" calcext:value-type="float">
            <text:p>0.23441412</text:p>
          </table:table-cell>
        </table:table-row>
        <table:table-row table:style-name="ro1">
          <table:table-cell office:value-type="string" calcext:value-type="string">
            <text:p>GO_0002128</text:p>
          </table:table-cell>
          <table:table-cell office:value-type="float" office:value="0.229768638383588" calcext:value-type="float">
            <text:p>0.2297686384</text:p>
          </table:table-cell>
        </table:table-row>
        <table:table-row table:style-name="ro1">
          <table:table-cell office:value-type="string" calcext:value-type="string">
            <text:p>GO_0006323</text:p>
          </table:table-cell>
          <table:table-cell office:value-type="float" office:value="0.228404880752423" calcext:value-type="float">
            <text:p>0.2284048808</text:p>
          </table:table-cell>
        </table:table-row>
        <table:table-row table:style-name="ro1">
          <table:table-cell office:value-type="string" calcext:value-type="string">
            <text:p>GO_0015694</text:p>
          </table:table-cell>
          <table:table-cell office:value-type="float" office:value="0.218640103471321" calcext:value-type="float">
            <text:p>0.2186401035</text:p>
          </table:table-cell>
        </table:table-row>
        <table:table-row table:style-name="ro1">
          <table:table-cell office:value-type="string" calcext:value-type="string">
            <text:p>GO_0061136</text:p>
          </table:table-cell>
          <table:table-cell office:value-type="float" office:value="0.218630991132746" calcext:value-type="float">
            <text:p>0.2186309911</text:p>
          </table:table-cell>
        </table:table-row>
        <table:table-row table:style-name="ro1">
          <table:table-cell office:value-type="string" calcext:value-type="string">
            <text:p>GO_0016125</text:p>
          </table:table-cell>
          <table:table-cell office:value-type="float" office:value="0.218240511442151" calcext:value-type="float">
            <text:p>0.2182405114</text:p>
          </table:table-cell>
        </table:table-row>
        <table:table-row table:style-name="ro1">
          <table:table-cell office:value-type="string" calcext:value-type="string">
            <text:p>GO_0034229</text:p>
          </table:table-cell>
          <table:table-cell office:value-type="float" office:value="0.214140782894221" calcext:value-type="float">
            <text:p>0.2141407829</text:p>
          </table:table-cell>
        </table:table-row>
        <table:table-row table:style-name="ro1">
          <table:table-cell office:value-type="string" calcext:value-type="string">
            <text:p>GO_0010468</text:p>
          </table:table-cell>
          <table:table-cell office:value-type="float" office:value="0.211293984392382" calcext:value-type="float">
            <text:p>0.2112939844</text:p>
          </table:table-cell>
        </table:table-row>
        <table:table-row table:style-name="ro1">
          <table:table-cell office:value-type="string" calcext:value-type="string">
            <text:p>GO_0019363</text:p>
          </table:table-cell>
          <table:table-cell office:value-type="float" office:value="0.210517147156371" calcext:value-type="float">
            <text:p>0.2105171472</text:p>
          </table:table-cell>
        </table:table-row>
        <table:table-row table:style-name="ro1">
          <table:table-cell office:value-type="string" calcext:value-type="string">
            <text:p>GO_0006742</text:p>
          </table:table-cell>
          <table:table-cell office:value-type="float" office:value="0.210517147156371" calcext:value-type="float">
            <text:p>0.2105171472</text:p>
          </table:table-cell>
        </table:table-row>
        <table:table-row table:style-name="ro1">
          <table:table-cell office:value-type="string" calcext:value-type="string">
            <text:p>GO_0019670</text:p>
          </table:table-cell>
          <table:table-cell office:value-type="float" office:value="0.210146968502781" calcext:value-type="float">
            <text:p>0.2101469685</text:p>
          </table:table-cell>
        </table:table-row>
        <table:table-row table:style-name="ro1">
          <table:table-cell office:value-type="string" calcext:value-type="string">
            <text:p>GO_0045493</text:p>
          </table:table-cell>
          <table:table-cell office:value-type="float" office:value="0.210066230032292" calcext:value-type="float">
            <text:p>0.21006623</text:p>
          </table:table-cell>
        </table:table-row>
        <table:table-row table:style-name="ro1">
          <table:table-cell office:value-type="string" calcext:value-type="string">
            <text:p>GO_0034258</text:p>
          </table:table-cell>
          <table:table-cell office:value-type="float" office:value="0.207753859605976" calcext:value-type="float">
            <text:p>0.2077538596</text:p>
          </table:table-cell>
        </table:table-row>
        <table:table-row table:style-name="ro1">
          <table:table-cell office:value-type="string" calcext:value-type="string">
            <text:p>GO_0015074</text:p>
          </table:table-cell>
          <table:table-cell office:value-type="float" office:value="0.207035294637011" calcext:value-type="float">
            <text:p>0.2070352946</text:p>
          </table:table-cell>
        </table:table-row>
        <table:table-row table:style-name="ro1">
          <table:table-cell office:value-type="string" calcext:value-type="string">
            <text:p>GO_0042919</text:p>
          </table:table-cell>
          <table:table-cell office:value-type="float" office:value="0.203710027491842" calcext:value-type="float">
            <text:p>0.2037100275</text:p>
          </table:table-cell>
        </table:table-row>
        <table:table-row table:style-name="ro1">
          <table:table-cell office:value-type="string" calcext:value-type="string">
            <text:p>GO_0071805</text:p>
          </table:table-cell>
          <table:table-cell office:value-type="float" office:value="0.202835669141313" calcext:value-type="float">
            <text:p>0.2028356691</text:p>
          </table:table-cell>
        </table:table-row>
        <table:table-row table:style-name="ro1">
          <table:table-cell office:value-type="string" calcext:value-type="string">
            <text:p>GO_0051188</text:p>
          </table:table-cell>
          <table:table-cell office:value-type="float" office:value="0.201677185360749" calcext:value-type="float">
            <text:p>0.2016771854</text:p>
          </table:table-cell>
        </table:table-row>
        <table:table-row table:style-name="ro1">
          <table:table-cell office:value-type="string" calcext:value-type="string">
            <text:p>GO_0030908</text:p>
          </table:table-cell>
          <table:table-cell office:value-type="float" office:value="0.20146415009662" calcext:value-type="float">
            <text:p>0.2014641501</text:p>
          </table:table-cell>
        </table:table-row>
        <table:table-row table:style-name="ro1">
          <table:table-cell office:value-type="string" calcext:value-type="string">
            <text:p>GO_0006284</text:p>
          </table:table-cell>
          <table:table-cell office:value-type="float" office:value="0.201181768635663" calcext:value-type="float">
            <text:p>0.2011817686</text:p>
          </table:table-cell>
        </table:table-row>
        <table:table-row table:style-name="ro1">
          <table:table-cell office:value-type="string" calcext:value-type="string">
            <text:p>GO_0032775</text:p>
          </table:table-cell>
          <table:table-cell office:value-type="float" office:value="0.200699713180743" calcext:value-type="float">
            <text:p>0.2006997132</text:p>
          </table:table-cell>
        </table:table-row>
        <table:table-row table:style-name="ro1">
          <table:table-cell office:value-type="string" calcext:value-type="string">
            <text:p>GO_0006313</text:p>
          </table:table-cell>
          <table:table-cell office:value-type="float" office:value="0.19933149080168" calcext:value-type="float">
            <text:p>0.1993314908</text:p>
          </table:table-cell>
        </table:table-row>
        <table:table-row table:style-name="ro1">
          <table:table-cell office:value-type="string" calcext:value-type="string">
            <text:p>GO_0045040</text:p>
          </table:table-cell>
          <table:table-cell office:value-type="float" office:value="0.198952296639769" calcext:value-type="float">
            <text:p>0.1989522966</text:p>
          </table:table-cell>
        </table:table-row>
        <table:table-row table:style-name="ro1">
          <table:table-cell office:value-type="string" calcext:value-type="string">
            <text:p>GO_0015716</text:p>
          </table:table-cell>
          <table:table-cell office:value-type="float" office:value="0.1975383418153" calcext:value-type="float">
            <text:p>0.1975383418</text:p>
          </table:table-cell>
        </table:table-row>
        <table:table-row table:style-name="ro1">
          <table:table-cell office:value-type="string" calcext:value-type="string">
            <text:p>GO_0046688</text:p>
          </table:table-cell>
          <table:table-cell office:value-type="float" office:value="0.196841625406585" calcext:value-type="float">
            <text:p>0.1968416254</text:p>
          </table:table-cell>
        </table:table-row>
        <table:table-row table:style-name="ro1">
          <table:table-cell office:value-type="string" calcext:value-type="string">
            <text:p>GO_0043461</text:p>
          </table:table-cell>
          <table:table-cell office:value-type="float" office:value="0.196246470786725" calcext:value-type="float">
            <text:p>0.1962464708</text:p>
          </table:table-cell>
        </table:table-row>
        <table:table-row table:style-name="ro1">
          <table:table-cell office:value-type="string" calcext:value-type="string">
            <text:p>GO_0006259</text:p>
          </table:table-cell>
          <table:table-cell office:value-type="float" office:value="0.196008944779598" calcext:value-type="float">
            <text:p>0.1960089448</text:p>
          </table:table-cell>
        </table:table-row>
        <table:table-row table:style-name="ro1">
          <table:table-cell office:value-type="string" calcext:value-type="string">
            <text:p>GO_0006855</text:p>
          </table:table-cell>
          <table:table-cell office:value-type="float" office:value="0.195621431158542" calcext:value-type="float">
            <text:p>0.1956214312</text:p>
          </table:table-cell>
        </table:table-row>
        <table:table-row table:style-name="ro1">
          <table:table-cell office:value-type="string" calcext:value-type="string">
            <text:p>GO_0008218</text:p>
          </table:table-cell>
          <table:table-cell office:value-type="float" office:value="0.194695781225683" calcext:value-type="float">
            <text:p>0.1946957812</text:p>
          </table:table-cell>
        </table:table-row>
        <table:table-row table:style-name="ro1">
          <table:table-cell office:value-type="string" calcext:value-type="string">
            <text:p>GO_0006040</text:p>
          </table:table-cell>
          <table:table-cell office:value-type="float" office:value="0.194648149030551" calcext:value-type="float">
            <text:p>0.194648149</text:p>
          </table:table-cell>
        </table:table-row>
        <table:table-row table:style-name="ro1">
          <table:table-cell office:value-type="string" calcext:value-type="string">
            <text:p>GO_0009264</text:p>
          </table:table-cell>
          <table:table-cell office:value-type="float" office:value="0.194267978938117" calcext:value-type="float">
            <text:p>0.1942679789</text:p>
          </table:table-cell>
        </table:table-row>
        <table:table-row table:style-name="ro1">
          <table:table-cell office:value-type="string" calcext:value-type="string">
            <text:p>GO_0031167</text:p>
          </table:table-cell>
          <table:table-cell office:value-type="float" office:value="0.19401218630468" calcext:value-type="float">
            <text:p>0.1940121863</text:p>
          </table:table-cell>
        </table:table-row>
        <table:table-row table:style-name="ro1">
          <table:table-cell office:value-type="string" calcext:value-type="string">
            <text:p>GO_0009190</text:p>
          </table:table-cell>
          <table:table-cell office:value-type="float" office:value="0.193809361640768" calcext:value-type="float">
            <text:p>0.1938093616</text:p>
          </table:table-cell>
        </table:table-row>
        <table:table-row table:style-name="ro1">
          <table:table-cell office:value-type="string" calcext:value-type="string">
            <text:p>GO_0009307</text:p>
          </table:table-cell>
          <table:table-cell office:value-type="float" office:value="0.193647372610221" calcext:value-type="float">
            <text:p>0.1936473726</text:p>
          </table:table-cell>
        </table:table-row>
        <table:table-row table:style-name="ro1">
          <table:table-cell office:value-type="string" calcext:value-type="string">
            <text:p>GO_0006304</text:p>
          </table:table-cell>
          <table:table-cell office:value-type="float" office:value="0.193535575763931" calcext:value-type="float">
            <text:p>0.1935355758</text:p>
          </table:table-cell>
        </table:table-row>
        <table:table-row table:style-name="ro1">
          <table:table-cell office:value-type="string" calcext:value-type="string">
            <text:p>GO_0016311</text:p>
          </table:table-cell>
          <table:table-cell office:value-type="float" office:value="0.192914709562322" calcext:value-type="float">
            <text:p>0.1929147096</text:p>
          </table:table-cell>
        </table:table-row>
        <table:table-row table:style-name="ro1">
          <table:table-cell office:value-type="string" calcext:value-type="string">
            <text:p>GO_0009294</text:p>
          </table:table-cell>
          <table:table-cell office:value-type="float" office:value="0.192834306492313" calcext:value-type="float">
            <text:p>0.1928343065</text:p>
          </table:table-cell>
        </table:table-row>
        <table:table-row table:style-name="ro1">
          <table:table-cell office:value-type="string" calcext:value-type="string">
            <text:p>GO_0006672</text:p>
          </table:table-cell>
          <table:table-cell office:value-type="float" office:value="0.192561444824171" calcext:value-type="float">
            <text:p>0.1925614448</text:p>
          </table:table-cell>
        </table:table-row>
        <table:table-row table:style-name="ro1">
          <table:table-cell office:value-type="string" calcext:value-type="string">
            <text:p>GO_0009254</text:p>
          </table:table-cell>
          <table:table-cell office:value-type="float" office:value="0.192027443582222" calcext:value-type="float">
            <text:p>0.1920274436</text:p>
          </table:table-cell>
        </table:table-row>
        <table:table-row table:style-name="ro1">
          <table:table-cell office:value-type="string" calcext:value-type="string">
            <text:p>GO_0017187</text:p>
          </table:table-cell>
          <table:table-cell office:value-type="float" office:value="0.191906573734226" calcext:value-type="float">
            <text:p>0.1919065737</text:p>
          </table:table-cell>
        </table:table-row>
        <table:table-row table:style-name="ro1">
          <table:table-cell office:value-type="string" calcext:value-type="string">
            <text:p>GO_0043165</text:p>
          </table:table-cell>
          <table:table-cell office:value-type="float" office:value="0.191762320814978" calcext:value-type="float">
            <text:p>0.1917623208</text:p>
          </table:table-cell>
        </table:table-row>
        <table:table-row table:style-name="ro1">
          <table:table-cell office:value-type="string" calcext:value-type="string">
            <text:p>GO_0009236</text:p>
          </table:table-cell>
          <table:table-cell office:value-type="float" office:value="0.191685897213364" calcext:value-type="float">
            <text:p>0.1916858972</text:p>
          </table:table-cell>
        </table:table-row>
        <table:table-row table:style-name="ro1">
          <table:table-cell office:value-type="string" calcext:value-type="string">
            <text:p>GO_0035556</text:p>
          </table:table-cell>
          <table:table-cell office:value-type="float" office:value="0.191222508035912" calcext:value-type="float">
            <text:p>0.191222508</text:p>
          </table:table-cell>
        </table:table-row>
        <table:table-row table:style-name="ro1">
          <table:table-cell office:value-type="string" calcext:value-type="string">
            <text:p>GO_0006289</text:p>
          </table:table-cell>
          <table:table-cell office:value-type="float" office:value="0.191070022029232" calcext:value-type="float">
            <text:p>0.191070022</text:p>
          </table:table-cell>
        </table:table-row>
        <table:table-row table:style-name="ro1">
          <table:table-cell office:value-type="string" calcext:value-type="string">
            <text:p>GO_0042916</text:p>
          </table:table-cell>
          <table:table-cell office:value-type="float" office:value="0.190537154643155" calcext:value-type="float">
            <text:p>0.1905371546</text:p>
          </table:table-cell>
        </table:table-row>
        <table:table-row table:style-name="ro1">
          <table:table-cell office:value-type="string" calcext:value-type="string">
            <text:p>GO_0019700</text:p>
          </table:table-cell>
          <table:table-cell office:value-type="float" office:value="0.190537154643155" calcext:value-type="float">
            <text:p>0.1905371546</text:p>
          </table:table-cell>
        </table:table-row>
        <table:table-row table:style-name="ro1">
          <table:table-cell office:value-type="string" calcext:value-type="string">
            <text:p>GO_0006423</text:p>
          </table:table-cell>
          <table:table-cell office:value-type="float" office:value="0.190411087985458" calcext:value-type="float">
            <text:p>0.190411088</text:p>
          </table:table-cell>
        </table:table-row>
        <table:table-row table:style-name="ro1">
          <table:table-cell office:value-type="string" calcext:value-type="string">
            <text:p>GO_0061024</text:p>
          </table:table-cell>
          <table:table-cell office:value-type="float" office:value="0.190164545956854" calcext:value-type="float">
            <text:p>0.190164546</text:p>
          </table:table-cell>
        </table:table-row>
        <table:table-row table:style-name="ro1">
          <table:table-cell office:value-type="string" calcext:value-type="string">
            <text:p>GO_0010033</text:p>
          </table:table-cell>
          <table:table-cell office:value-type="float" office:value="0.190164545956854" calcext:value-type="float">
            <text:p>0.190164546</text:p>
          </table:table-cell>
        </table:table-row>
        <table:table-row table:style-name="ro1">
          <table:table-cell office:value-type="string" calcext:value-type="string">
            <text:p>GO_0000271</text:p>
          </table:table-cell>
          <table:table-cell office:value-type="float" office:value="0.189863723112581" calcext:value-type="float">
            <text:p>0.1898637231</text:p>
          </table:table-cell>
        </table:table-row>
        <table:table-row table:style-name="ro1">
          <table:table-cell office:value-type="string" calcext:value-type="string">
            <text:p>GO_0006306</text:p>
          </table:table-cell>
          <table:table-cell office:value-type="float" office:value="0.189529799150863" calcext:value-type="float">
            <text:p>0.1895297992</text:p>
          </table:table-cell>
        </table:table-row>
        <table:table-row table:style-name="ro1">
          <table:table-cell office:value-type="string" calcext:value-type="string">
            <text:p>GO_0006388</text:p>
          </table:table-cell>
          <table:table-cell office:value-type="float" office:value="0.18889765828882" calcext:value-type="float">
            <text:p>0.1888976583</text:p>
          </table:table-cell>
        </table:table-row>
        <table:table-row table:style-name="ro1">
          <table:table-cell office:value-type="string" calcext:value-type="string">
            <text:p>GO_0006269</text:p>
          </table:table-cell>
          <table:table-cell office:value-type="float" office:value="0.188670694373465" calcext:value-type="float">
            <text:p>0.1886706944</text:p>
          </table:table-cell>
        </table:table-row>
        <table:table-row table:style-name="ro1">
          <table:table-cell office:value-type="string" calcext:value-type="string">
            <text:p>GO_0006885</text:p>
          </table:table-cell>
          <table:table-cell office:value-type="float" office:value="0.188369532495245" calcext:value-type="float">
            <text:p>0.1883695325</text:p>
          </table:table-cell>
        </table:table-row>
        <table:table-row table:style-name="ro1">
          <table:table-cell office:value-type="string" calcext:value-type="string">
            <text:p>GO_0006310</text:p>
          </table:table-cell>
          <table:table-cell office:value-type="float" office:value="0.188286707180169" calcext:value-type="float">
            <text:p>0.1882867072</text:p>
          </table:table-cell>
        </table:table-row>
        <table:table-row table:style-name="ro1">
          <table:table-cell office:value-type="string" calcext:value-type="string">
            <text:p>GO_0019491</text:p>
          </table:table-cell>
          <table:table-cell office:value-type="float" office:value="0.188247179282563" calcext:value-type="float">
            <text:p>0.1882471793</text:p>
          </table:table-cell>
        </table:table-row>
        <table:table-row table:style-name="ro1">
          <table:table-cell office:value-type="string" calcext:value-type="string">
            <text:p>GO_0019627</text:p>
          </table:table-cell>
          <table:table-cell office:value-type="float" office:value="0.187602158565621" calcext:value-type="float">
            <text:p>0.1876021586</text:p>
          </table:table-cell>
        </table:table-row>
        <table:table-row table:style-name="ro1">
          <table:table-cell office:value-type="string" calcext:value-type="string">
            <text:p>GO_0019068</text:p>
          </table:table-cell>
          <table:table-cell office:value-type="float" office:value="0.185307968053355" calcext:value-type="float">
            <text:p>0.1853079681</text:p>
          </table:table-cell>
        </table:table-row>
        <table:table-row table:style-name="ro1">
          <table:table-cell office:value-type="string" calcext:value-type="string">
            <text:p>GO_0034194</text:p>
          </table:table-cell>
          <table:table-cell office:value-type="float" office:value="0.185222902322774" calcext:value-type="float">
            <text:p>0.1852229023</text:p>
          </table:table-cell>
        </table:table-row>
        <table:table-row table:style-name="ro1">
          <table:table-cell office:value-type="string" calcext:value-type="string">
            <text:p>GO_0009267</text:p>
          </table:table-cell>
          <table:table-cell office:value-type="float" office:value="0.185129892453346" calcext:value-type="float">
            <text:p>0.1851298925</text:p>
          </table:table-cell>
        </table:table-row>
        <table:table-row table:style-name="ro1">
          <table:table-cell office:value-type="string" calcext:value-type="string">
            <text:p>GO_0015703</text:p>
          </table:table-cell>
          <table:table-cell office:value-type="float" office:value="0.184220691538546" calcext:value-type="float">
            <text:p>0.1842206915</text:p>
          </table:table-cell>
        </table:table-row>
        <table:table-row table:style-name="ro1">
          <table:table-cell office:value-type="string" calcext:value-type="string">
            <text:p>GO_0006298</text:p>
          </table:table-cell>
          <table:table-cell office:value-type="float" office:value="0.18402925037177" calcext:value-type="float">
            <text:p>0.1840292504</text:p>
          </table:table-cell>
        </table:table-row>
        <table:table-row table:style-name="ro1">
          <table:table-cell office:value-type="string" calcext:value-type="string">
            <text:p>GO_0019439</text:p>
          </table:table-cell>
          <table:table-cell office:value-type="float" office:value="0.183056292887688" calcext:value-type="float">
            <text:p>0.1830562929</text:p>
          </table:table-cell>
        </table:table-row>
        <table:table-row table:style-name="ro1">
          <table:table-cell office:value-type="string" calcext:value-type="string">
            <text:p>GO_0031388</text:p>
          </table:table-cell>
          <table:table-cell office:value-type="float" office:value="0.181575777132279" calcext:value-type="float">
            <text:p>0.1815757771</text:p>
          </table:table-cell>
        </table:table-row>
        <table:table-row table:style-name="ro1">
          <table:table-cell office:value-type="string" calcext:value-type="string">
            <text:p>GO_0002949</text:p>
          </table:table-cell>
          <table:table-cell office:value-type="float" office:value="0.181107150989628" calcext:value-type="float">
            <text:p>0.181107151</text:p>
          </table:table-cell>
        </table:table-row>
        <table:table-row table:style-name="ro1">
          <table:table-cell office:value-type="string" calcext:value-type="string">
            <text:p>GO_0019354</text:p>
          </table:table-cell>
          <table:table-cell office:value-type="float" office:value="0.180919178325856" calcext:value-type="float">
            <text:p>0.1809191783</text:p>
          </table:table-cell>
        </table:table-row>
        <table:table-row table:style-name="ro1">
          <table:table-cell office:value-type="string" calcext:value-type="string">
            <text:p>GO_0006400</text:p>
          </table:table-cell>
          <table:table-cell office:value-type="float" office:value="0.180901197677971" calcext:value-type="float">
            <text:p>0.1809011977</text:p>
          </table:table-cell>
        </table:table-row>
        <table:table-row table:style-name="ro1">
          <table:table-cell office:value-type="string" calcext:value-type="string">
            <text:p>GO_0006865</text:p>
          </table:table-cell>
          <table:table-cell office:value-type="float" office:value="0.180792191552951" calcext:value-type="float">
            <text:p>0.1807921916</text:p>
          </table:table-cell>
        </table:table-row>
        <table:table-row table:style-name="ro1">
          <table:table-cell office:value-type="string" calcext:value-type="string">
            <text:p>GO_0009446</text:p>
          </table:table-cell>
          <table:table-cell office:value-type="float" office:value="0.18029695693995" calcext:value-type="float">
            <text:p>0.1802969569</text:p>
          </table:table-cell>
        </table:table-row>
        <table:table-row table:style-name="ro1">
          <table:table-cell office:value-type="string" calcext:value-type="string">
            <text:p>GO_0051301</text:p>
          </table:table-cell>
          <table:table-cell office:value-type="float" office:value="0.180196920430979" calcext:value-type="float">
            <text:p>0.1801969204</text:p>
          </table:table-cell>
        </table:table-row>
        <table:table-row table:style-name="ro1">
          <table:table-cell office:value-type="string" calcext:value-type="string">
            <text:p>GO_0008360</text:p>
          </table:table-cell>
          <table:table-cell office:value-type="float" office:value="0.180086119739612" calcext:value-type="float">
            <text:p>0.1800861197</text:p>
          </table:table-cell>
        </table:table-row>
        <table:table-row table:style-name="ro1">
          <table:table-cell office:value-type="string" calcext:value-type="string">
            <text:p>GO_0000256</text:p>
          </table:table-cell>
          <table:table-cell office:value-type="float" office:value="0.179685324143998" calcext:value-type="float">
            <text:p>0.1796853241</text:p>
          </table:table-cell>
        </table:table-row>
        <table:table-row table:style-name="ro1">
          <table:table-cell office:value-type="string" calcext:value-type="string">
            <text:p>GO_0017000</text:p>
          </table:table-cell>
          <table:table-cell office:value-type="float" office:value="0.179680001340467" calcext:value-type="float">
            <text:p>0.1796800013</text:p>
          </table:table-cell>
        </table:table-row>
        <table:table-row table:style-name="ro1">
          <table:table-cell office:value-type="string" calcext:value-type="string">
            <text:p>GO_0006282</text:p>
          </table:table-cell>
          <table:table-cell office:value-type="float" office:value="0.179061516007414" calcext:value-type="float">
            <text:p>0.179061516</text:p>
          </table:table-cell>
        </table:table-row>
        <table:table-row table:style-name="ro1">
          <table:table-cell office:value-type="string" calcext:value-type="string">
            <text:p>GO_0009308</text:p>
          </table:table-cell>
          <table:table-cell office:value-type="float" office:value="0.178865938845366" calcext:value-type="float">
            <text:p>0.1788659388</text:p>
          </table:table-cell>
        </table:table-row>
        <table:table-row table:style-name="ro1">
          <table:table-cell office:value-type="string" calcext:value-type="string">
            <text:p>GO_0015886</text:p>
          </table:table-cell>
          <table:table-cell office:value-type="float" office:value="0.177647211585812" calcext:value-type="float">
            <text:p>0.1776472116</text:p>
          </table:table-cell>
        </table:table-row>
        <table:table-row table:style-name="ro1">
          <table:table-cell office:value-type="string" calcext:value-type="string">
            <text:p>GO_0006213</text:p>
          </table:table-cell>
          <table:table-cell office:value-type="float" office:value="0.177547582636036" calcext:value-type="float">
            <text:p>0.1775475826</text:p>
          </table:table-cell>
        </table:table-row>
        <table:table-row table:style-name="ro1">
          <table:table-cell office:value-type="string" calcext:value-type="string">
            <text:p>GO_0009086</text:p>
          </table:table-cell>
          <table:table-cell office:value-type="float" office:value="0.177356582936815" calcext:value-type="float">
            <text:p>0.1773565829</text:p>
          </table:table-cell>
        </table:table-row>
        <table:table-row table:style-name="ro1">
          <table:table-cell office:value-type="string" calcext:value-type="string">
            <text:p>GO_0006420</text:p>
          </table:table-cell>
          <table:table-cell office:value-type="float" office:value="0.177143246254657" calcext:value-type="float">
            <text:p>0.1771432463</text:p>
          </table:table-cell>
        </table:table-row>
        <table:table-row table:style-name="ro1">
          <table:table-cell office:value-type="string" calcext:value-type="string">
            <text:p>GO_0006188</text:p>
          </table:table-cell>
          <table:table-cell office:value-type="float" office:value="0.177129463586717" calcext:value-type="float">
            <text:p>0.1771294636</text:p>
          </table:table-cell>
        </table:table-row>
        <table:table-row table:style-name="ro1">
          <table:table-cell office:value-type="string" calcext:value-type="string">
            <text:p>GO_0006749</text:p>
          </table:table-cell>
          <table:table-cell office:value-type="float" office:value="0.176980774345424" calcext:value-type="float">
            <text:p>0.1769807743</text:p>
          </table:table-cell>
        </table:table-row>
        <table:table-row table:style-name="ro1">
          <table:table-cell office:value-type="string" calcext:value-type="string">
            <text:p>GO_0015727</text:p>
          </table:table-cell>
          <table:table-cell office:value-type="float" office:value="0.176711252354456" calcext:value-type="float">
            <text:p>0.1767112524</text:p>
          </table:table-cell>
        </table:table-row>
        <table:table-row table:style-name="ro1">
          <table:table-cell office:value-type="string" calcext:value-type="string">
            <text:p>GO_0042157</text:p>
          </table:table-cell>
          <table:table-cell office:value-type="float" office:value="0.176346335520022" calcext:value-type="float">
            <text:p>0.1763463355</text:p>
          </table:table-cell>
        </table:table-row>
        <table:table-row table:style-name="ro1">
          <table:table-cell office:value-type="string" calcext:value-type="string">
            <text:p>GO_0001514</text:p>
          </table:table-cell>
          <table:table-cell office:value-type="float" office:value="0.176169923742301" calcext:value-type="float">
            <text:p>0.1761699237</text:p>
          </table:table-cell>
        </table:table-row>
        <table:table-row table:style-name="ro1">
          <table:table-cell office:value-type="string" calcext:value-type="string">
            <text:p>GO_0009229</text:p>
          </table:table-cell>
          <table:table-cell office:value-type="float" office:value="0.175987485020498" calcext:value-type="float">
            <text:p>0.175987485</text:p>
          </table:table-cell>
        </table:table-row>
        <table:table-row table:style-name="ro1">
          <table:table-cell office:value-type="string" calcext:value-type="string">
            <text:p>GO_0017013</text:p>
          </table:table-cell>
          <table:table-cell office:value-type="float" office:value="0.175802365287657" calcext:value-type="float">
            <text:p>0.1758023653</text:p>
          </table:table-cell>
        </table:table-row>
        <table:table-row table:style-name="ro1">
          <table:table-cell office:value-type="string" calcext:value-type="string">
            <text:p>GO_0006527</text:p>
          </table:table-cell>
          <table:table-cell office:value-type="float" office:value="0.174103951131417" calcext:value-type="float">
            <text:p>0.1741039511</text:p>
          </table:table-cell>
        </table:table-row>
        <table:table-row table:style-name="ro1">
          <table:table-cell office:value-type="string" calcext:value-type="string">
            <text:p>GO_0009094</text:p>
          </table:table-cell>
          <table:table-cell office:value-type="float" office:value="0.17399831870087" calcext:value-type="float">
            <text:p>0.1739983187</text:p>
          </table:table-cell>
        </table:table-row>
        <table:table-row table:style-name="ro1">
          <table:table-cell office:value-type="string" calcext:value-type="string">
            <text:p>GO_0009056</text:p>
          </table:table-cell>
          <table:table-cell office:value-type="float" office:value="0.173947034806814" calcext:value-type="float">
            <text:p>0.1739470348</text:p>
          </table:table-cell>
        </table:table-row>
        <table:table-row table:style-name="ro1">
          <table:table-cell office:value-type="string" calcext:value-type="string">
            <text:p>GO_0019645</text:p>
          </table:table-cell>
          <table:table-cell office:value-type="float" office:value="0.173943539680772" calcext:value-type="float">
            <text:p>0.1739435397</text:p>
          </table:table-cell>
        </table:table-row>
        <table:table-row table:style-name="ro1">
          <table:table-cell office:value-type="string" calcext:value-type="string">
            <text:p>GO_0008616</text:p>
          </table:table-cell>
          <table:table-cell office:value-type="float" office:value="0.173225549946968" calcext:value-type="float">
            <text:p>0.1732255499</text:p>
          </table:table-cell>
        </table:table-row>
        <table:table-row table:style-name="ro1">
          <table:table-cell office:value-type="string" calcext:value-type="string">
            <text:p>GO_0042158</text:p>
          </table:table-cell>
          <table:table-cell office:value-type="float" office:value="0.172322423472887" calcext:value-type="float">
            <text:p>0.1723224235</text:p>
          </table:table-cell>
        </table:table-row>
        <table:table-row table:style-name="ro1">
          <table:table-cell office:value-type="string" calcext:value-type="string">
            <text:p>GO_0009249</text:p>
          </table:table-cell>
          <table:table-cell office:value-type="float" office:value="0.172322423472887" calcext:value-type="float">
            <text:p>0.1723224235</text:p>
          </table:table-cell>
        </table:table-row>
        <table:table-row table:style-name="ro1">
          <table:table-cell office:value-type="string" calcext:value-type="string">
            <text:p>GO_0045227</text:p>
          </table:table-cell>
          <table:table-cell office:value-type="float" office:value="0.172048190076624" calcext:value-type="float">
            <text:p>0.1720481901</text:p>
          </table:table-cell>
        </table:table-row>
        <table:table-row table:style-name="ro1">
          <table:table-cell office:value-type="string" calcext:value-type="string">
            <text:p>GO_0009113</text:p>
          </table:table-cell>
          <table:table-cell office:value-type="float" office:value="0.171918122656816" calcext:value-type="float">
            <text:p>0.1719181227</text:p>
          </table:table-cell>
        </table:table-row>
        <table:table-row table:style-name="ro1">
          <table:table-cell office:value-type="string" calcext:value-type="string">
            <text:p>GO_0006784</text:p>
          </table:table-cell>
          <table:table-cell office:value-type="float" office:value="0.171590874453518" calcext:value-type="float">
            <text:p>0.1715908745</text:p>
          </table:table-cell>
        </table:table-row>
        <table:table-row table:style-name="ro1">
          <table:table-cell office:value-type="string" calcext:value-type="string">
            <text:p>GO_0030259</text:p>
          </table:table-cell>
          <table:table-cell office:value-type="float" office:value="0.171458045579446" calcext:value-type="float">
            <text:p>0.1714580456</text:p>
          </table:table-cell>
        </table:table-row>
        <table:table-row table:style-name="ro1">
          <table:table-cell office:value-type="string" calcext:value-type="string">
            <text:p>GO_0006493</text:p>
          </table:table-cell>
          <table:table-cell office:value-type="float" office:value="0.171154803111626" calcext:value-type="float">
            <text:p>0.1711548031</text:p>
          </table:table-cell>
        </table:table-row>
        <table:table-row table:style-name="ro1">
          <table:table-cell office:value-type="string" calcext:value-type="string">
            <text:p>GO_0019478</text:p>
          </table:table-cell>
          <table:table-cell office:value-type="float" office:value="0.170447840329107" calcext:value-type="float">
            <text:p>0.1704478403</text:p>
          </table:table-cell>
        </table:table-row>
        <table:table-row table:style-name="ro1">
          <table:table-cell office:value-type="string" calcext:value-type="string">
            <text:p>GO_0006106</text:p>
          </table:table-cell>
          <table:table-cell office:value-type="float" office:value="0.17033038134382" calcext:value-type="float">
            <text:p>0.1703303813</text:p>
          </table:table-cell>
        </table:table-row>
        <table:table-row table:style-name="ro1">
          <table:table-cell office:value-type="string" calcext:value-type="string">
            <text:p>GO_0019475</text:p>
          </table:table-cell>
          <table:table-cell office:value-type="float" office:value="0.170071640645742" calcext:value-type="float">
            <text:p>0.1700716406</text:p>
          </table:table-cell>
        </table:table-row>
        <table:table-row table:style-name="ro1">
          <table:table-cell office:value-type="string" calcext:value-type="string">
            <text:p>GO_0015969</text:p>
          </table:table-cell>
          <table:table-cell office:value-type="float" office:value="0.170062570329922" calcext:value-type="float">
            <text:p>0.1700625703</text:p>
          </table:table-cell>
        </table:table-row>
        <table:table-row table:style-name="ro1">
          <table:table-cell office:value-type="string" calcext:value-type="string">
            <text:p>GO_0046854</text:p>
          </table:table-cell>
          <table:table-cell office:value-type="float" office:value="0.16969562775946" calcext:value-type="float">
            <text:p>0.1696956278</text:p>
          </table:table-cell>
        </table:table-row>
        <table:table-row table:style-name="ro1">
          <table:table-cell office:value-type="string" calcext:value-type="string">
            <text:p>GO_0032324</text:p>
          </table:table-cell>
          <table:table-cell office:value-type="float" office:value="0.169561125110286" calcext:value-type="float">
            <text:p>0.1695611251</text:p>
          </table:table-cell>
        </table:table-row>
        <table:table-row table:style-name="ro1">
          <table:table-cell office:value-type="string" calcext:value-type="string">
            <text:p>GO_0003333</text:p>
          </table:table-cell>
          <table:table-cell office:value-type="float" office:value="0.169212284293388" calcext:value-type="float">
            <text:p>0.1692122843</text:p>
          </table:table-cell>
        </table:table-row>
        <table:table-row table:style-name="ro1">
          <table:table-cell office:value-type="string" calcext:value-type="string">
            <text:p>GO_0009972</text:p>
          </table:table-cell>
          <table:table-cell office:value-type="float" office:value="0.168525092361843" calcext:value-type="float">
            <text:p>0.1685250924</text:p>
          </table:table-cell>
        </table:table-row>
        <table:table-row table:style-name="ro1">
          <table:table-cell office:value-type="string" calcext:value-type="string">
            <text:p>GO_0019281</text:p>
          </table:table-cell>
          <table:table-cell office:value-type="float" office:value="0.168267213271574" calcext:value-type="float">
            <text:p>0.1682672133</text:p>
          </table:table-cell>
        </table:table-row>
        <table:table-row table:style-name="ro1">
          <table:table-cell office:value-type="string" calcext:value-type="string">
            <text:p>GO_0019441</text:p>
          </table:table-cell>
          <table:table-cell office:value-type="float" office:value="0.167438262197009" calcext:value-type="float">
            <text:p>0.1674382622</text:p>
          </table:table-cell>
        </table:table-row>
        <table:table-row table:style-name="ro1">
          <table:table-cell office:value-type="string" calcext:value-type="string">
            <text:p>GO_0046653</text:p>
          </table:table-cell>
          <table:table-cell office:value-type="float" office:value="0.166945443220214" calcext:value-type="float">
            <text:p>0.1669454432</text:p>
          </table:table-cell>
        </table:table-row>
        <table:table-row table:style-name="ro1">
          <table:table-cell office:value-type="string" calcext:value-type="string">
            <text:p>GO_0010498</text:p>
          </table:table-cell>
          <table:table-cell office:value-type="float" office:value="0.166140035145318" calcext:value-type="float">
            <text:p>0.1661400351</text:p>
          </table:table-cell>
        </table:table-row>
        <table:table-row table:style-name="ro1">
          <table:table-cell office:value-type="string" calcext:value-type="string">
            <text:p>GO_0019941</text:p>
          </table:table-cell>
          <table:table-cell office:value-type="float" office:value="0.166140035145318" calcext:value-type="float">
            <text:p>0.1661400351</text:p>
          </table:table-cell>
        </table:table-row>
        <table:table-row table:style-name="ro1">
          <table:table-cell office:value-type="string" calcext:value-type="string">
            <text:p>GO_0045490</text:p>
          </table:table-cell>
          <table:table-cell office:value-type="float" office:value="0.165511603683723" calcext:value-type="float">
            <text:p>0.1655116037</text:p>
          </table:table-cell>
        </table:table-row>
        <table:table-row table:style-name="ro1">
          <table:table-cell office:value-type="string" calcext:value-type="string">
            <text:p>GO_0006568</text:p>
          </table:table-cell>
          <table:table-cell office:value-type="float" office:value="0.165357580648477" calcext:value-type="float">
            <text:p>0.1653575806</text:p>
          </table:table-cell>
        </table:table-row>
        <table:table-row table:style-name="ro1">
          <table:table-cell office:value-type="string" calcext:value-type="string">
            <text:p>GO_0006741</text:p>
          </table:table-cell>
          <table:table-cell office:value-type="float" office:value="0.165271708724643" calcext:value-type="float">
            <text:p>0.1652717087</text:p>
          </table:table-cell>
        </table:table-row>
        <table:table-row table:style-name="ro1">
          <table:table-cell office:value-type="string" calcext:value-type="string">
            <text:p>GO_0006812</text:p>
          </table:table-cell>
          <table:table-cell office:value-type="float" office:value="0.165211045806333" calcext:value-type="float">
            <text:p>0.1652110458</text:p>
          </table:table-cell>
        </table:table-row>
        <table:table-row table:style-name="ro1">
          <table:table-cell office:value-type="string" calcext:value-type="string">
            <text:p>GO_0001522</text:p>
          </table:table-cell>
          <table:table-cell office:value-type="float" office:value="0.165088044067968" calcext:value-type="float">
            <text:p>0.1650880441</text:p>
          </table:table-cell>
        </table:table-row>
        <table:table-row table:style-name="ro1">
          <table:table-cell office:value-type="string" calcext:value-type="string">
            <text:p>GO_0006525</text:p>
          </table:table-cell>
          <table:table-cell office:value-type="float" office:value="0.165023315243116" calcext:value-type="float">
            <text:p>0.1650233152</text:p>
          </table:table-cell>
        </table:table-row>
        <table:table-row table:style-name="ro1">
          <table:table-cell office:value-type="string" calcext:value-type="string">
            <text:p>GO_0006545</text:p>
          </table:table-cell>
          <table:table-cell office:value-type="float" office:value="0.164872672259503" calcext:value-type="float">
            <text:p>0.1648726723</text:p>
          </table:table-cell>
        </table:table-row>
        <table:table-row table:style-name="ro1">
          <table:table-cell office:value-type="string" calcext:value-type="string">
            <text:p>GO_0006189</text:p>
          </table:table-cell>
          <table:table-cell office:value-type="float" office:value="0.163956228643561" calcext:value-type="float">
            <text:p>0.1639562286</text:p>
          </table:table-cell>
        </table:table-row>
        <table:table-row table:style-name="ro1">
          <table:table-cell office:value-type="string" calcext:value-type="string">
            <text:p>GO_0006835</text:p>
          </table:table-cell>
          <table:table-cell office:value-type="float" office:value="0.163784382940619" calcext:value-type="float">
            <text:p>0.1637843829</text:p>
          </table:table-cell>
        </table:table-row>
        <table:table-row table:style-name="ro1">
          <table:table-cell office:value-type="string" calcext:value-type="string">
            <text:p>GO_0006426</text:p>
          </table:table-cell>
          <table:table-cell office:value-type="float" office:value="0.16375445405656" calcext:value-type="float">
            <text:p>0.1637544541</text:p>
          </table:table-cell>
        </table:table-row>
        <table:table-row table:style-name="ro1">
          <table:table-cell office:value-type="string" calcext:value-type="string">
            <text:p>GO_0019634</text:p>
          </table:table-cell>
          <table:table-cell office:value-type="float" office:value="0.163598493099386" calcext:value-type="float">
            <text:p>0.1635984931</text:p>
          </table:table-cell>
        </table:table-row>
        <table:table-row table:style-name="ro1">
          <table:table-cell office:value-type="string" calcext:value-type="string">
            <text:p>GO_0009451</text:p>
          </table:table-cell>
          <table:table-cell office:value-type="float" office:value="0.162987176438529" calcext:value-type="float">
            <text:p>0.1629871764</text:p>
          </table:table-cell>
        </table:table-row>
        <table:table-row table:style-name="ro1">
          <table:table-cell office:value-type="string" calcext:value-type="string">
            <text:p>GO_0015813</text:p>
          </table:table-cell>
          <table:table-cell office:value-type="float" office:value="0.162932965517725" calcext:value-type="float">
            <text:p>0.1629329655</text:p>
          </table:table-cell>
        </table:table-row>
        <table:table-row table:style-name="ro1">
          <table:table-cell office:value-type="string" calcext:value-type="string">
            <text:p>GO_0051304</text:p>
          </table:table-cell>
          <table:table-cell office:value-type="float" office:value="0.162805754372141" calcext:value-type="float">
            <text:p>0.1628057544</text:p>
          </table:table-cell>
        </table:table-row>
        <table:table-row table:style-name="ro1">
          <table:table-cell office:value-type="string" calcext:value-type="string">
            <text:p>GO_0006813</text:p>
          </table:table-cell>
          <table:table-cell office:value-type="float" office:value="0.162714741330934" calcext:value-type="float">
            <text:p>0.1627147413</text:p>
          </table:table-cell>
        </table:table-row>
        <table:table-row table:style-name="ro1">
          <table:table-cell office:value-type="string" calcext:value-type="string">
            <text:p>GO_0008612</text:p>
          </table:table-cell>
          <table:table-cell office:value-type="float" office:value="0.162533208946909" calcext:value-type="float">
            <text:p>0.1625332089</text:p>
          </table:table-cell>
        </table:table-row>
        <table:table-row table:style-name="ro1">
          <table:table-cell office:value-type="string" calcext:value-type="string">
            <text:p>GO_0006821</text:p>
          </table:table-cell>
          <table:table-cell office:value-type="float" office:value="0.162396049698248" calcext:value-type="float">
            <text:p>0.1623960497</text:p>
          </table:table-cell>
        </table:table-row>
        <table:table-row table:style-name="ro1">
          <table:table-cell office:value-type="string" calcext:value-type="string">
            <text:p>GO_0045151</text:p>
          </table:table-cell>
          <table:table-cell office:value-type="float" office:value="0.162260897443484" calcext:value-type="float">
            <text:p>0.1622608974</text:p>
          </table:table-cell>
        </table:table-row>
        <table:table-row table:style-name="ro1">
          <table:table-cell office:value-type="string" calcext:value-type="string">
            <text:p>GO_0008615</text:p>
          </table:table-cell>
          <table:table-cell office:value-type="float" office:value="0.162244690236593" calcext:value-type="float">
            <text:p>0.1622446902</text:p>
          </table:table-cell>
        </table:table-row>
        <table:table-row table:style-name="ro1">
          <table:table-cell office:value-type="string" calcext:value-type="string">
            <text:p>GO_0009394</text:p>
          </table:table-cell>
          <table:table-cell office:value-type="float" office:value="0.162112676370462" calcext:value-type="float">
            <text:p>0.1621126764</text:p>
          </table:table-cell>
        </table:table-row>
        <table:table-row table:style-name="ro1">
          <table:table-cell office:value-type="string" calcext:value-type="string">
            <text:p>GO_0006231</text:p>
          </table:table-cell>
          <table:table-cell office:value-type="float" office:value="0.161945853694303" calcext:value-type="float">
            <text:p>0.1619458537</text:p>
          </table:table-cell>
        </table:table-row>
        <table:table-row table:style-name="ro1">
          <table:table-cell office:value-type="string" calcext:value-type="string">
            <text:p>GO_0071705</text:p>
          </table:table-cell>
          <table:table-cell office:value-type="float" office:value="0.161673848976175" calcext:value-type="float">
            <text:p>0.161673849</text:p>
          </table:table-cell>
        </table:table-row>
        <table:table-row table:style-name="ro1">
          <table:table-cell office:value-type="string" calcext:value-type="string">
            <text:p>GO_0016052</text:p>
          </table:table-cell>
          <table:table-cell office:value-type="float" office:value="0.16151583823556" calcext:value-type="float">
            <text:p>0.1615158382</text:p>
          </table:table-cell>
        </table:table-row>
        <table:table-row table:style-name="ro1">
          <table:table-cell office:value-type="string" calcext:value-type="string">
            <text:p>GO_0009089</text:p>
          </table:table-cell>
          <table:table-cell office:value-type="float" office:value="0.161406911482629" calcext:value-type="float">
            <text:p>0.1614069115</text:p>
          </table:table-cell>
        </table:table-row>
        <table:table-row table:style-name="ro1">
          <table:table-cell office:value-type="string" calcext:value-type="string">
            <text:p>GO_0015878</text:p>
          </table:table-cell>
          <table:table-cell office:value-type="float" office:value="0.161261868542244" calcext:value-type="float">
            <text:p>0.1612618685</text:p>
          </table:table-cell>
        </table:table-row>
        <table:table-row table:style-name="ro1">
          <table:table-cell office:value-type="string" calcext:value-type="string">
            <text:p>GO_0006207</text:p>
          </table:table-cell>
          <table:table-cell office:value-type="float" office:value="0.16100457089459" calcext:value-type="float">
            <text:p>0.1610045709</text:p>
          </table:table-cell>
        </table:table-row>
        <table:table-row table:style-name="ro1">
          <table:table-cell office:value-type="string" calcext:value-type="string">
            <text:p>GO_0046168</text:p>
          </table:table-cell>
          <table:table-cell office:value-type="float" office:value="0.160987550661131" calcext:value-type="float">
            <text:p>0.1609875507</text:p>
          </table:table-cell>
        </table:table-row>
        <table:table-row table:style-name="ro1">
          <table:table-cell office:value-type="string" calcext:value-type="string">
            <text:p>GO_0046417</text:p>
          </table:table-cell>
          <table:table-cell office:value-type="float" office:value="0.160776655663286" calcext:value-type="float">
            <text:p>0.1607766557</text:p>
          </table:table-cell>
        </table:table-row>
        <table:table-row table:style-name="ro1">
          <table:table-cell office:value-type="string" calcext:value-type="string">
            <text:p>GO_0006783</text:p>
          </table:table-cell>
          <table:table-cell office:value-type="float" office:value="0.160615637150731" calcext:value-type="float">
            <text:p>0.1606156372</text:p>
          </table:table-cell>
        </table:table-row>
        <table:table-row table:style-name="ro1">
          <table:table-cell office:value-type="string" calcext:value-type="string">
            <text:p>GO_0006725</text:p>
          </table:table-cell>
          <table:table-cell office:value-type="float" office:value="0.160427883574926" calcext:value-type="float">
            <text:p>0.1604278836</text:p>
          </table:table-cell>
        </table:table-row>
        <table:table-row table:style-name="ro1">
          <table:table-cell office:value-type="string" calcext:value-type="string">
            <text:p>GO_0019551</text:p>
          </table:table-cell>
          <table:table-cell office:value-type="float" office:value="0.160300893631966" calcext:value-type="float">
            <text:p>0.1603008936</text:p>
          </table:table-cell>
        </table:table-row>
        <table:table-row table:style-name="ro1">
          <table:table-cell office:value-type="string" calcext:value-type="string">
            <text:p>GO_0006438</text:p>
          </table:table-cell>
          <table:table-cell office:value-type="float" office:value="0.160299384277739" calcext:value-type="float">
            <text:p>0.1602993843</text:p>
          </table:table-cell>
        </table:table-row>
        <table:table-row table:style-name="ro1">
          <table:table-cell office:value-type="string" calcext:value-type="string">
            <text:p>GO_0001558</text:p>
          </table:table-cell>
          <table:table-cell office:value-type="float" office:value="0.160188685793227" calcext:value-type="float">
            <text:p>0.1601886858</text:p>
          </table:table-cell>
        </table:table-row>
        <table:table-row table:style-name="ro1">
          <table:table-cell office:value-type="string" calcext:value-type="string">
            <text:p>GO_0006744</text:p>
          </table:table-cell>
          <table:table-cell office:value-type="float" office:value="0.159875648133544" calcext:value-type="float">
            <text:p>0.1598756481</text:p>
          </table:table-cell>
        </table:table-row>
        <table:table-row table:style-name="ro1">
          <table:table-cell office:value-type="string" calcext:value-type="string">
            <text:p>GO_0006281</text:p>
          </table:table-cell>
          <table:table-cell office:value-type="float" office:value="0.158873250542455" calcext:value-type="float">
            <text:p>0.1588732505</text:p>
          </table:table-cell>
        </table:table-row>
        <table:table-row table:style-name="ro1">
          <table:table-cell office:value-type="string" calcext:value-type="string">
            <text:p>GO_0006571</text:p>
          </table:table-cell>
          <table:table-cell office:value-type="float" office:value="0.158692842627531" calcext:value-type="float">
            <text:p>0.1586928426</text:p>
          </table:table-cell>
        </table:table-row>
        <table:table-row table:style-name="ro1">
          <table:table-cell office:value-type="string" calcext:value-type="string">
            <text:p>GO_0006461</text:p>
          </table:table-cell>
          <table:table-cell office:value-type="float" office:value="0.15839224608857" calcext:value-type="float">
            <text:p>0.1583922461</text:p>
          </table:table-cell>
        </table:table-row>
        <table:table-row table:style-name="ro1">
          <table:table-cell office:value-type="string" calcext:value-type="string">
            <text:p>GO_0015803</text:p>
          </table:table-cell>
          <table:table-cell office:value-type="float" office:value="0.15765415693438" calcext:value-type="float">
            <text:p>0.1576541569</text:p>
          </table:table-cell>
        </table:table-row>
        <table:table-row table:style-name="ro1">
          <table:table-cell office:value-type="string" calcext:value-type="string">
            <text:p>GO_0006481</text:p>
          </table:table-cell>
          <table:table-cell office:value-type="float" office:value="0.157256501730233" calcext:value-type="float">
            <text:p>0.1572565017</text:p>
          </table:table-cell>
        </table:table-row>
        <table:table-row table:style-name="ro1">
          <table:table-cell office:value-type="string" calcext:value-type="string">
            <text:p>GO_0033014</text:p>
          </table:table-cell>
          <table:table-cell office:value-type="float" office:value="0.157177396679323" calcext:value-type="float">
            <text:p>0.1571773967</text:p>
          </table:table-cell>
        </table:table-row>
        <table:table-row table:style-name="ro1">
          <table:table-cell office:value-type="string" calcext:value-type="string">
            <text:p>GO_0006694</text:p>
          </table:table-cell>
          <table:table-cell office:value-type="float" office:value="0.156474585463071" calcext:value-type="float">
            <text:p>0.1564745855</text:p>
          </table:table-cell>
        </table:table-row>
        <table:table-row table:style-name="ro1">
          <table:table-cell office:value-type="string" calcext:value-type="string">
            <text:p>GO_0009231</text:p>
          </table:table-cell>
          <table:table-cell office:value-type="float" office:value="0.156472273159726" calcext:value-type="float">
            <text:p>0.1564722732</text:p>
          </table:table-cell>
        </table:table-row>
        <table:table-row table:style-name="ro1">
          <table:table-cell office:value-type="string" calcext:value-type="string">
            <text:p>GO_0006729</text:p>
          </table:table-cell>
          <table:table-cell office:value-type="float" office:value="0.156272815832353" calcext:value-type="float">
            <text:p>0.1562728158</text:p>
          </table:table-cell>
        </table:table-row>
        <table:table-row table:style-name="ro1">
          <table:table-cell office:value-type="string" calcext:value-type="string">
            <text:p>GO_0006396</text:p>
          </table:table-cell>
          <table:table-cell office:value-type="float" office:value="0.156073371687478" calcext:value-type="float">
            <text:p>0.1560733717</text:p>
          </table:table-cell>
        </table:table-row>
        <table:table-row table:style-name="ro1">
          <table:table-cell office:value-type="string" calcext:value-type="string">
            <text:p>GO_0044237</text:p>
          </table:table-cell>
          <table:table-cell office:value-type="float" office:value="0.155810050364394" calcext:value-type="float">
            <text:p>0.1558100504</text:p>
          </table:table-cell>
        </table:table-row>
        <table:table-row table:style-name="ro1">
          <table:table-cell office:value-type="string" calcext:value-type="string">
            <text:p>GO_0046999</text:p>
          </table:table-cell>
          <table:table-cell office:value-type="float" office:value="0.155412849466447" calcext:value-type="float">
            <text:p>0.1554128495</text:p>
          </table:table-cell>
        </table:table-row>
        <table:table-row table:style-name="ro1">
          <table:table-cell office:value-type="string" calcext:value-type="string">
            <text:p>GO_0035429</text:p>
          </table:table-cell>
          <table:table-cell office:value-type="float" office:value="0.155284514281567" calcext:value-type="float">
            <text:p>0.1552845143</text:p>
          </table:table-cell>
        </table:table-row>
        <table:table-row table:style-name="ro1">
          <table:table-cell office:value-type="string" calcext:value-type="string">
            <text:p>GO_0042398</text:p>
          </table:table-cell>
          <table:table-cell office:value-type="float" office:value="0.154719255511388" calcext:value-type="float">
            <text:p>0.1547192555</text:p>
          </table:table-cell>
        </table:table-row>
        <table:table-row table:style-name="ro1">
          <table:table-cell office:value-type="string" calcext:value-type="string">
            <text:p>GO_0035444</text:p>
          </table:table-cell>
          <table:table-cell office:value-type="float" office:value="0.154630389330204" calcext:value-type="float">
            <text:p>0.1546303893</text:p>
          </table:table-cell>
        </table:table-row>
        <table:table-row table:style-name="ro1">
          <table:table-cell office:value-type="string" calcext:value-type="string">
            <text:p>GO_0009253</text:p>
          </table:table-cell>
          <table:table-cell office:value-type="float" office:value="0.154457281388838" calcext:value-type="float">
            <text:p>0.1544572814</text:p>
          </table:table-cell>
        </table:table-row>
        <table:table-row table:style-name="ro1">
          <table:table-cell office:value-type="string" calcext:value-type="string">
            <text:p>GO_0009291</text:p>
          </table:table-cell>
          <table:table-cell office:value-type="float" office:value="0.15441626328032" calcext:value-type="float">
            <text:p>0.1544162633</text:p>
          </table:table-cell>
        </table:table-row>
        <table:table-row table:style-name="ro1">
          <table:table-cell office:value-type="string" calcext:value-type="string">
            <text:p>GO_0006760</text:p>
          </table:table-cell>
          <table:table-cell office:value-type="float" office:value="0.154149634019093" calcext:value-type="float">
            <text:p>0.154149634</text:p>
          </table:table-cell>
        </table:table-row>
        <table:table-row table:style-name="ro1">
          <table:table-cell office:value-type="string" calcext:value-type="string">
            <text:p>GO_0009252</text:p>
          </table:table-cell>
          <table:table-cell office:value-type="float" office:value="0.153110188680133" calcext:value-type="float">
            <text:p>0.1531101887</text:p>
          </table:table-cell>
        </table:table-row>
        <table:table-row table:style-name="ro1">
          <table:table-cell office:value-type="string" calcext:value-type="string">
            <text:p>GO_0051259</text:p>
          </table:table-cell>
          <table:table-cell office:value-type="float" office:value="0.153011990119055" calcext:value-type="float">
            <text:p>0.1530119901</text:p>
          </table:table-cell>
        </table:table-row>
        <table:table-row table:style-name="ro1">
          <table:table-cell office:value-type="string" calcext:value-type="string">
            <text:p>GO_0008033</text:p>
          </table:table-cell>
          <table:table-cell office:value-type="float" office:value="0.1526874559056" calcext:value-type="float">
            <text:p>0.1526874559</text:p>
          </table:table-cell>
        </table:table-row>
        <table:table-row table:style-name="ro1">
          <table:table-cell office:value-type="string" calcext:value-type="string">
            <text:p>GO_0043419</text:p>
          </table:table-cell>
          <table:table-cell office:value-type="float" office:value="0.152599507711148" calcext:value-type="float">
            <text:p>0.1525995077</text:p>
          </table:table-cell>
        </table:table-row>
        <table:table-row table:style-name="ro1">
          <table:table-cell office:value-type="string" calcext:value-type="string">
            <text:p>GO_0006308</text:p>
          </table:table-cell>
          <table:table-cell office:value-type="float" office:value="0.152486312462167" calcext:value-type="float">
            <text:p>0.1524863125</text:p>
          </table:table-cell>
        </table:table-row>
        <table:table-row table:style-name="ro1">
          <table:table-cell office:value-type="string" calcext:value-type="string">
            <text:p>GO_1902208</text:p>
          </table:table-cell>
          <table:table-cell office:value-type="float" office:value="0.151872056714435" calcext:value-type="float">
            <text:p>0.1518720567</text:p>
          </table:table-cell>
        </table:table-row>
        <table:table-row table:style-name="ro1">
          <table:table-cell office:value-type="string" calcext:value-type="string">
            <text:p>GO_0006537</text:p>
          </table:table-cell>
          <table:table-cell office:value-type="float" office:value="0.151286517953516" calcext:value-type="float">
            <text:p>0.151286518</text:p>
          </table:table-cell>
        </table:table-row>
        <table:table-row table:style-name="ro1">
          <table:table-cell office:value-type="string" calcext:value-type="string">
            <text:p>GO_0030488</text:p>
          </table:table-cell>
          <table:table-cell office:value-type="float" office:value="0.151281714902157" calcext:value-type="float">
            <text:p>0.1512817149</text:p>
          </table:table-cell>
        </table:table-row>
        <table:table-row table:style-name="ro1">
          <table:table-cell office:value-type="string" calcext:value-type="string">
            <text:p>GO_0009117</text:p>
          </table:table-cell>
          <table:table-cell office:value-type="float" office:value="0.151138123574813" calcext:value-type="float">
            <text:p>0.1511381236</text:p>
          </table:table-cell>
        </table:table-row>
        <table:table-row table:style-name="ro1">
          <table:table-cell office:value-type="string" calcext:value-type="string">
            <text:p>GO_0006177</text:p>
          </table:table-cell>
          <table:table-cell office:value-type="float" office:value="0.150824565803402" calcext:value-type="float">
            <text:p>0.1508245658</text:p>
          </table:table-cell>
        </table:table-row>
        <table:table-row table:style-name="ro1">
          <table:table-cell office:value-type="string" calcext:value-type="string">
            <text:p>GO_0006418</text:p>
          </table:table-cell>
          <table:table-cell office:value-type="float" office:value="0.150554623888919" calcext:value-type="float">
            <text:p>0.1505546239</text:p>
          </table:table-cell>
        </table:table-row>
        <table:table-row table:style-name="ro1">
          <table:table-cell office:value-type="string" calcext:value-type="string">
            <text:p>GO_0006415</text:p>
          </table:table-cell>
          <table:table-cell office:value-type="float" office:value="0.150291419360018" calcext:value-type="float">
            <text:p>0.1502914194</text:p>
          </table:table-cell>
        </table:table-row>
        <table:table-row table:style-name="ro1">
          <table:table-cell office:value-type="string" calcext:value-type="string">
            <text:p>GO_0015833</text:p>
          </table:table-cell>
          <table:table-cell office:value-type="float" office:value="0.150007985172267" calcext:value-type="float">
            <text:p>0.1500079852</text:p>
          </table:table-cell>
        </table:table-row>
        <table:table-row table:style-name="ro1">
          <table:table-cell office:value-type="string" calcext:value-type="string">
            <text:p>GO_0015940</text:p>
          </table:table-cell>
          <table:table-cell office:value-type="float" office:value="0.14985818787767" calcext:value-type="float">
            <text:p>0.1498581879</text:p>
          </table:table-cell>
        </table:table-row>
        <table:table-row table:style-name="ro1">
          <table:table-cell office:value-type="string" calcext:value-type="string">
            <text:p>GO_0006750</text:p>
          </table:table-cell>
          <table:table-cell office:value-type="float" office:value="0.14982441629031" calcext:value-type="float">
            <text:p>0.1498244163</text:p>
          </table:table-cell>
        </table:table-row>
        <table:table-row table:style-name="ro1">
          <table:table-cell office:value-type="string" calcext:value-type="string">
            <text:p>GO_0006777</text:p>
          </table:table-cell>
          <table:table-cell office:value-type="float" office:value="0.149443839519384" calcext:value-type="float">
            <text:p>0.1494438395</text:p>
          </table:table-cell>
        </table:table-row>
        <table:table-row table:style-name="ro1">
          <table:table-cell office:value-type="string" calcext:value-type="string">
            <text:p>GO_0043683</text:p>
          </table:table-cell>
          <table:table-cell office:value-type="float" office:value="0.14915979941778" calcext:value-type="float">
            <text:p>0.1491597994</text:p>
          </table:table-cell>
        </table:table-row>
        <table:table-row table:style-name="ro1">
          <table:table-cell office:value-type="string" calcext:value-type="string">
            <text:p>GO_0032328</text:p>
          </table:table-cell>
          <table:table-cell office:value-type="float" office:value="0.149148064478157" calcext:value-type="float">
            <text:p>0.1491480645</text:p>
          </table:table-cell>
        </table:table-row>
        <table:table-row table:style-name="ro1">
          <table:table-cell office:value-type="string" calcext:value-type="string">
            <text:p>GO_0005976</text:p>
          </table:table-cell>
          <table:table-cell office:value-type="float" office:value="0.149089286182504" calcext:value-type="float">
            <text:p>0.1490892862</text:p>
          </table:table-cell>
        </table:table-row>
        <table:table-row table:style-name="ro1">
          <table:table-cell office:value-type="string" calcext:value-type="string">
            <text:p>GO_0043039</text:p>
          </table:table-cell>
          <table:table-cell office:value-type="float" office:value="0.148752983121641" calcext:value-type="float">
            <text:p>0.1487529831</text:p>
          </table:table-cell>
        </table:table-row>
        <table:table-row table:style-name="ro1">
          <table:table-cell office:value-type="string" calcext:value-type="string">
            <text:p>GO_0009712</text:p>
          </table:table-cell>
          <table:table-cell office:value-type="float" office:value="0.148390424009137" calcext:value-type="float">
            <text:p>0.148390424</text:p>
          </table:table-cell>
        </table:table-row>
        <table:table-row table:style-name="ro1">
          <table:table-cell office:value-type="string" calcext:value-type="string">
            <text:p>GO_0009052</text:p>
          </table:table-cell>
          <table:table-cell office:value-type="float" office:value="0.148360326168171" calcext:value-type="float">
            <text:p>0.1483603262</text:p>
          </table:table-cell>
        </table:table-row>
        <table:table-row table:style-name="ro1">
          <table:table-cell office:value-type="string" calcext:value-type="string">
            <text:p>GO_0015937</text:p>
          </table:table-cell>
          <table:table-cell office:value-type="float" office:value="0.14835680758164" calcext:value-type="float">
            <text:p>0.1483568076</text:p>
          </table:table-cell>
        </table:table-row>
        <table:table-row table:style-name="ro1">
          <table:table-cell office:value-type="string" calcext:value-type="string">
            <text:p>GO_0009058</text:p>
          </table:table-cell>
          <table:table-cell office:value-type="float" office:value="0.148169492689186" calcext:value-type="float">
            <text:p>0.1481694927</text:p>
          </table:table-cell>
        </table:table-row>
        <table:table-row table:style-name="ro1">
          <table:table-cell office:value-type="string" calcext:value-type="string">
            <text:p>GO_0008645</text:p>
          </table:table-cell>
          <table:table-cell office:value-type="float" office:value="0.148093492866295" calcext:value-type="float">
            <text:p>0.1480934929</text:p>
          </table:table-cell>
        </table:table-row>
        <table:table-row table:style-name="ro1">
          <table:table-cell office:value-type="string" calcext:value-type="string">
            <text:p>GO_0000105</text:p>
          </table:table-cell>
          <table:table-cell office:value-type="float" office:value="0.147969094135593" calcext:value-type="float">
            <text:p>0.1479690941</text:p>
          </table:table-cell>
        </table:table-row>
        <table:table-row table:style-name="ro1">
          <table:table-cell office:value-type="string" calcext:value-type="string">
            <text:p>GO_0006505</text:p>
          </table:table-cell>
          <table:table-cell office:value-type="float" office:value="0.147858295778949" calcext:value-type="float">
            <text:p>0.1478582958</text:p>
          </table:table-cell>
        </table:table-row>
        <table:table-row table:style-name="ro1">
          <table:table-cell office:value-type="string" calcext:value-type="string">
            <text:p>GO_0006139</text:p>
          </table:table-cell>
          <table:table-cell office:value-type="float" office:value="0.147539113158144" calcext:value-type="float">
            <text:p>0.1475391132</text:p>
          </table:table-cell>
        </table:table-row>
        <table:table-row table:style-name="ro1">
          <table:table-cell office:value-type="string" calcext:value-type="string">
            <text:p>GO_0018193</text:p>
          </table:table-cell>
          <table:table-cell office:value-type="float" office:value="0.14641228466056" calcext:value-type="float">
            <text:p>0.1464122847</text:p>
          </table:table-cell>
        </table:table-row>
        <table:table-row table:style-name="ro1">
          <table:table-cell office:value-type="string" calcext:value-type="string">
            <text:p>GO_0009073</text:p>
          </table:table-cell>
          <table:table-cell office:value-type="float" office:value="0.146342877716202" calcext:value-type="float">
            <text:p>0.1463428777</text:p>
          </table:table-cell>
        </table:table-row>
        <table:table-row table:style-name="ro1">
          <table:table-cell office:value-type="string" calcext:value-type="string">
            <text:p>GO_0009435</text:p>
          </table:table-cell>
          <table:table-cell office:value-type="float" office:value="0.14630010421205" calcext:value-type="float">
            <text:p>0.1463001042</text:p>
          </table:table-cell>
        </table:table-row>
        <table:table-row table:style-name="ro1">
          <table:table-cell office:value-type="string" calcext:value-type="string">
            <text:p>GO_0045017</text:p>
          </table:table-cell>
          <table:table-cell office:value-type="float" office:value="0.146085521400808" calcext:value-type="float">
            <text:p>0.1460855214</text:p>
          </table:table-cell>
        </table:table-row>
        <table:table-row table:style-name="ro1">
          <table:table-cell office:value-type="string" calcext:value-type="string">
            <text:p>GO_0006827</text:p>
          </table:table-cell>
          <table:table-cell office:value-type="float" office:value="0.145740340315961" calcext:value-type="float">
            <text:p>0.1457403403</text:p>
          </table:table-cell>
        </table:table-row>
        <table:table-row table:style-name="ro1">
          <table:table-cell office:value-type="string" calcext:value-type="string">
            <text:p>GO_0009116</text:p>
          </table:table-cell>
          <table:table-cell office:value-type="float" office:value="0.145349211161312" calcext:value-type="float">
            <text:p>0.1453492112</text:p>
          </table:table-cell>
        </table:table-row>
        <table:table-row table:style-name="ro1">
          <table:table-cell office:value-type="string" calcext:value-type="string">
            <text:p>GO_0006529</text:p>
          </table:table-cell>
          <table:table-cell office:value-type="float" office:value="0.14530610256716" calcext:value-type="float">
            <text:p>0.1453061026</text:p>
          </table:table-cell>
        </table:table-row>
        <table:table-row table:style-name="ro1">
          <table:table-cell office:value-type="string" calcext:value-type="string">
            <text:p>GO_0006814</text:p>
          </table:table-cell>
          <table:table-cell office:value-type="float" office:value="0.145104833021319" calcext:value-type="float">
            <text:p>0.145104833</text:p>
          </table:table-cell>
        </table:table-row>
        <table:table-row table:style-name="ro1">
          <table:table-cell office:value-type="string" calcext:value-type="string">
            <text:p>GO_0016598</text:p>
          </table:table-cell>
          <table:table-cell office:value-type="float" office:value="0.144573227798526" calcext:value-type="float">
            <text:p>0.1445732278</text:p>
          </table:table-cell>
        </table:table-row>
        <table:table-row table:style-name="ro1">
          <table:table-cell office:value-type="string" calcext:value-type="string">
            <text:p>GO_0008152</text:p>
          </table:table-cell>
          <table:table-cell office:value-type="float" office:value="0.142796438710345" calcext:value-type="float">
            <text:p>0.1427964387</text:p>
          </table:table-cell>
        </table:table-row>
        <table:table-row table:style-name="ro1">
          <table:table-cell office:value-type="string" calcext:value-type="string">
            <text:p>GO_0042558</text:p>
          </table:table-cell>
          <table:table-cell office:value-type="float" office:value="0.142642056725089" calcext:value-type="float">
            <text:p>0.1426420567</text:p>
          </table:table-cell>
        </table:table-row>
        <table:table-row table:style-name="ro1">
          <table:table-cell office:value-type="string" calcext:value-type="string">
            <text:p>GO_0071704</text:p>
          </table:table-cell>
          <table:table-cell office:value-type="float" office:value="0.142085903196647" calcext:value-type="float">
            <text:p>0.1420859032</text:p>
          </table:table-cell>
        </table:table-row>
        <table:table-row table:style-name="ro1">
          <table:table-cell office:value-type="string" calcext:value-type="string">
            <text:p>GO_0006526</text:p>
          </table:table-cell>
          <table:table-cell office:value-type="float" office:value="0.142030494112282" calcext:value-type="float">
            <text:p>0.1420304941</text:p>
          </table:table-cell>
        </table:table-row>
        <table:table-row table:style-name="ro1">
          <table:table-cell office:value-type="string" calcext:value-type="string">
            <text:p>GO_0006419</text:p>
          </table:table-cell>
          <table:table-cell office:value-type="float" office:value="0.14153404682699" calcext:value-type="float">
            <text:p>0.1415340468</text:p>
          </table:table-cell>
        </table:table-row>
        <table:table-row table:style-name="ro1">
          <table:table-cell office:value-type="string" calcext:value-type="string">
            <text:p>GO_0032259</text:p>
          </table:table-cell>
          <table:table-cell office:value-type="float" office:value="0.140978759141745" calcext:value-type="float">
            <text:p>0.1409787591</text:p>
          </table:table-cell>
        </table:table-row>
        <table:table-row table:style-name="ro1">
          <table:table-cell office:value-type="string" calcext:value-type="string">
            <text:p>GO_0006878</text:p>
          </table:table-cell>
          <table:table-cell office:value-type="float" office:value="0.140708669704514" calcext:value-type="float">
            <text:p>0.1407086697</text:p>
          </table:table-cell>
        </table:table-row>
        <table:table-row table:style-name="ro1">
          <table:table-cell office:value-type="string" calcext:value-type="string">
            <text:p>GO_0046080</text:p>
          </table:table-cell>
          <table:table-cell office:value-type="float" office:value="0.140304914135634" calcext:value-type="float">
            <text:p>0.1403049141</text:p>
          </table:table-cell>
        </table:table-row>
        <table:table-row table:style-name="ro1">
          <table:table-cell office:value-type="string" calcext:value-type="string">
            <text:p>GO_0008652</text:p>
          </table:table-cell>
          <table:table-cell office:value-type="float" office:value="0.139181231811398" calcext:value-type="float">
            <text:p>0.1391812318</text:p>
          </table:table-cell>
        </table:table-row>
        <table:table-row table:style-name="ro1">
          <table:table-cell office:value-type="string" calcext:value-type="string">
            <text:p>GO_0008654</text:p>
          </table:table-cell>
          <table:table-cell office:value-type="float" office:value="0.138752001013697" calcext:value-type="float">
            <text:p>0.138752001</text:p>
          </table:table-cell>
        </table:table-row>
        <table:table-row table:style-name="ro1">
          <table:table-cell office:value-type="string" calcext:value-type="string">
            <text:p>GO_0051205</text:p>
          </table:table-cell>
          <table:table-cell office:value-type="float" office:value="0.138695326239495" calcext:value-type="float">
            <text:p>0.1386953262</text:p>
          </table:table-cell>
        </table:table-row>
        <table:table-row table:style-name="ro1">
          <table:table-cell office:value-type="string" calcext:value-type="string">
            <text:p>GO_0051156</text:p>
          </table:table-cell>
          <table:table-cell office:value-type="float" office:value="0.138600340221745" calcext:value-type="float">
            <text:p>0.1386003402</text:p>
          </table:table-cell>
        </table:table-row>
        <table:table-row table:style-name="ro1">
          <table:table-cell office:value-type="string" calcext:value-type="string">
            <text:p>GO_0045892</text:p>
          </table:table-cell>
          <table:table-cell office:value-type="float" office:value="0.138157625341248" calcext:value-type="float">
            <text:p>0.1381576253</text:p>
          </table:table-cell>
        </table:table-row>
        <table:table-row table:style-name="ro1">
          <table:table-cell office:value-type="string" calcext:value-type="string">
            <text:p>GO_0006198</text:p>
          </table:table-cell>
          <table:table-cell office:value-type="float" office:value="0.13748278663297" calcext:value-type="float">
            <text:p>0.1374827866</text:p>
          </table:table-cell>
        </table:table-row>
        <table:table-row table:style-name="ro1">
          <table:table-cell office:value-type="string" calcext:value-type="string">
            <text:p>GO_1902604</text:p>
          </table:table-cell>
          <table:table-cell office:value-type="float" office:value="0.136880423986673" calcext:value-type="float">
            <text:p>0.136880424</text:p>
          </table:table-cell>
        </table:table-row>
        <table:table-row table:style-name="ro1">
          <table:table-cell office:value-type="string" calcext:value-type="string">
            <text:p>GO_0007165</text:p>
          </table:table-cell>
          <table:table-cell office:value-type="float" office:value="0.136562060251503" calcext:value-type="float">
            <text:p>0.1365620603</text:p>
          </table:table-cell>
        </table:table-row>
        <table:table-row table:style-name="ro1">
          <table:table-cell office:value-type="string" calcext:value-type="string">
            <text:p>GO_0006364</text:p>
          </table:table-cell>
          <table:table-cell office:value-type="float" office:value="0.135699691651038" calcext:value-type="float">
            <text:p>0.1356996917</text:p>
          </table:table-cell>
        </table:table-row>
        <table:table-row table:style-name="ro1">
          <table:table-cell office:value-type="string" calcext:value-type="string">
            <text:p>GO_0033539</text:p>
          </table:table-cell>
          <table:table-cell office:value-type="float" office:value="0.135463058910004" calcext:value-type="float">
            <text:p>0.1354630589</text:p>
          </table:table-cell>
        </table:table-row>
        <table:table-row table:style-name="ro1">
          <table:table-cell office:value-type="string" calcext:value-type="string">
            <text:p>GO_0006432</text:p>
          </table:table-cell>
          <table:table-cell office:value-type="float" office:value="0.13531031064518" calcext:value-type="float">
            <text:p>0.1353103106</text:p>
          </table:table-cell>
        </table:table-row>
        <table:table-row table:style-name="ro1">
          <table:table-cell office:value-type="string" calcext:value-type="string">
            <text:p>GO_0009098</text:p>
          </table:table-cell>
          <table:table-cell office:value-type="float" office:value="0.135068631121171" calcext:value-type="float">
            <text:p>0.1350686311</text:p>
          </table:table-cell>
        </table:table-row>
        <table:table-row table:style-name="ro1">
          <table:table-cell office:value-type="string" calcext:value-type="string">
            <text:p>GO_0006546</text:p>
          </table:table-cell>
          <table:table-cell office:value-type="float" office:value="0.133864851942789" calcext:value-type="float">
            <text:p>0.1338648519</text:p>
          </table:table-cell>
        </table:table-row>
        <table:table-row table:style-name="ro1">
          <table:table-cell office:value-type="string" calcext:value-type="string">
            <text:p>GO_0000917</text:p>
          </table:table-cell>
          <table:table-cell office:value-type="float" office:value="0.133757034749366" calcext:value-type="float">
            <text:p>0.1337570347</text:p>
          </table:table-cell>
        </table:table-row>
        <table:table-row table:style-name="ro1">
          <table:table-cell office:value-type="string" calcext:value-type="string">
            <text:p>GO_0006464</text:p>
          </table:table-cell>
          <table:table-cell office:value-type="float" office:value="0.133632214817016" calcext:value-type="float">
            <text:p>0.1336322148</text:p>
          </table:table-cell>
        </table:table-row>
        <table:table-row table:style-name="ro1">
          <table:table-cell office:value-type="string" calcext:value-type="string">
            <text:p>GO_0006007</text:p>
          </table:table-cell>
          <table:table-cell office:value-type="float" office:value="0.132865609592738" calcext:value-type="float">
            <text:p>0.1328656096</text:p>
          </table:table-cell>
        </table:table-row>
        <table:table-row table:style-name="ro1">
          <table:table-cell office:value-type="string" calcext:value-type="string">
            <text:p>GO_0016114</text:p>
          </table:table-cell>
          <table:table-cell office:value-type="float" office:value="0.132431317794917" calcext:value-type="float">
            <text:p>0.1324313178</text:p>
          </table:table-cell>
        </table:table-row>
        <table:table-row table:style-name="ro1">
          <table:table-cell office:value-type="string" calcext:value-type="string">
            <text:p>GO_0000723</text:p>
          </table:table-cell>
          <table:table-cell office:value-type="float" office:value="0.132292603752205" calcext:value-type="float">
            <text:p>0.1322926038</text:p>
          </table:table-cell>
        </table:table-row>
        <table:table-row table:style-name="ro1">
          <table:table-cell office:value-type="string" calcext:value-type="string">
            <text:p>GO_0006164</text:p>
          </table:table-cell>
          <table:table-cell office:value-type="float" office:value="0.131838519612107" calcext:value-type="float">
            <text:p>0.1318385196</text:p>
          </table:table-cell>
        </table:table-row>
        <table:table-row table:style-name="ro1">
          <table:table-cell office:value-type="string" calcext:value-type="string">
            <text:p>GO_0006836</text:p>
          </table:table-cell>
          <table:table-cell office:value-type="float" office:value="0.131710303287522" calcext:value-type="float">
            <text:p>0.1317103033</text:p>
          </table:table-cell>
        </table:table-row>
        <table:table-row table:style-name="ro1">
          <table:table-cell office:value-type="string" calcext:value-type="string">
            <text:p>GO_0015700</text:p>
          </table:table-cell>
          <table:table-cell office:value-type="float" office:value="0.131388604391404" calcext:value-type="float">
            <text:p>0.1313886044</text:p>
          </table:table-cell>
        </table:table-row>
        <table:table-row table:style-name="ro1">
          <table:table-cell office:value-type="string" calcext:value-type="string">
            <text:p>GO_0032784</text:p>
          </table:table-cell>
          <table:table-cell office:value-type="float" office:value="0.131115959007166" calcext:value-type="float">
            <text:p>0.131115959</text:p>
          </table:table-cell>
        </table:table-row>
        <table:table-row table:style-name="ro1">
          <table:table-cell office:value-type="string" calcext:value-type="string">
            <text:p>GO_0006012</text:p>
          </table:table-cell>
          <table:table-cell office:value-type="float" office:value="0.130169153567608" calcext:value-type="float">
            <text:p>0.1301691536</text:p>
          </table:table-cell>
        </table:table-row>
        <table:table-row table:style-name="ro1">
          <table:table-cell office:value-type="string" calcext:value-type="string">
            <text:p>GO_0006171</text:p>
          </table:table-cell>
          <table:table-cell office:value-type="float" office:value="0.130103741762605" calcext:value-type="float">
            <text:p>0.1301037418</text:p>
          </table:table-cell>
        </table:table-row>
        <table:table-row table:style-name="ro1">
          <table:table-cell office:value-type="string" calcext:value-type="string">
            <text:p>GO_0006541</text:p>
          </table:table-cell>
          <table:table-cell office:value-type="float" office:value="0.12882439084501" calcext:value-type="float">
            <text:p>0.1288243908</text:p>
          </table:table-cell>
        </table:table-row>
        <table:table-row table:style-name="ro1">
          <table:table-cell office:value-type="string" calcext:value-type="string">
            <text:p>GO_0015684</text:p>
          </table:table-cell>
          <table:table-cell office:value-type="float" office:value="0.128381345562558" calcext:value-type="float">
            <text:p>0.1283813456</text:p>
          </table:table-cell>
        </table:table-row>
        <table:table-row table:style-name="ro1">
          <table:table-cell office:value-type="string" calcext:value-type="string">
            <text:p>GO_0055070</text:p>
          </table:table-cell>
          <table:table-cell office:value-type="float" office:value="0.12690076553212" calcext:value-type="float">
            <text:p>0.1269007655</text:p>
          </table:table-cell>
        </table:table-row>
        <table:table-row table:style-name="ro1">
          <table:table-cell office:value-type="string" calcext:value-type="string">
            <text:p>GO_0015936</text:p>
          </table:table-cell>
          <table:table-cell office:value-type="float" office:value="0.125522580974999" calcext:value-type="float">
            <text:p>0.125522581</text:p>
          </table:table-cell>
        </table:table-row>
        <table:table-row table:style-name="ro1">
          <table:table-cell office:value-type="string" calcext:value-type="string">
            <text:p>GO_0042128</text:p>
          </table:table-cell>
          <table:table-cell office:value-type="float" office:value="0.125047548156456" calcext:value-type="float">
            <text:p>0.1250475482</text:p>
          </table:table-cell>
        </table:table-row>
        <table:table-row table:style-name="ro1">
          <table:table-cell office:value-type="string" calcext:value-type="string">
            <text:p>GO_0042819</text:p>
          </table:table-cell>
          <table:table-cell office:value-type="float" office:value="0.124987215885674" calcext:value-type="float">
            <text:p>0.1249872159</text:p>
          </table:table-cell>
        </table:table-row>
        <table:table-row table:style-name="ro1">
          <table:table-cell office:value-type="string" calcext:value-type="string">
            <text:p>GO_0042823</text:p>
          </table:table-cell>
          <table:table-cell office:value-type="float" office:value="0.124987215885674" calcext:value-type="float">
            <text:p>0.1249872159</text:p>
          </table:table-cell>
        </table:table-row>
        <table:table-row table:style-name="ro1">
          <table:table-cell office:value-type="string" calcext:value-type="string">
            <text:p>GO_0006807</text:p>
          </table:table-cell>
          <table:table-cell office:value-type="float" office:value="0.124136130954883" calcext:value-type="float">
            <text:p>0.124136131</text:p>
          </table:table-cell>
        </table:table-row>
        <table:table-row table:style-name="ro1">
          <table:table-cell office:value-type="string" calcext:value-type="string">
            <text:p>GO_0017004</text:p>
          </table:table-cell>
          <table:table-cell office:value-type="float" office:value="0.123903792039005" calcext:value-type="float">
            <text:p>0.123903792</text:p>
          </table:table-cell>
        </table:table-row>
        <table:table-row table:style-name="ro1">
          <table:table-cell office:value-type="string" calcext:value-type="string">
            <text:p>GO_0005992</text:p>
          </table:table-cell>
          <table:table-cell office:value-type="float" office:value="0.123848788471771" calcext:value-type="float">
            <text:p>0.1238487885</text:p>
          </table:table-cell>
        </table:table-row>
        <table:table-row table:style-name="ro1">
          <table:table-cell office:value-type="string" calcext:value-type="string">
            <text:p>GO_0006006</text:p>
          </table:table-cell>
          <table:table-cell office:value-type="float" office:value="0.123336034302455" calcext:value-type="float">
            <text:p>0.1233360343</text:p>
          </table:table-cell>
        </table:table-row>
        <table:table-row table:style-name="ro1">
          <table:table-cell office:value-type="string" calcext:value-type="string">
            <text:p>GO_0006555</text:p>
          </table:table-cell>
          <table:table-cell office:value-type="float" office:value="0.122831283179875" calcext:value-type="float">
            <text:p>0.1228312832</text:p>
          </table:table-cell>
        </table:table-row>
        <table:table-row table:style-name="ro1">
          <table:table-cell office:value-type="string" calcext:value-type="string">
            <text:p>GO_0006779</text:p>
          </table:table-cell>
          <table:table-cell office:value-type="float" office:value="0.122021176924406" calcext:value-type="float">
            <text:p>0.1220211769</text:p>
          </table:table-cell>
        </table:table-row>
        <table:table-row table:style-name="ro1">
          <table:table-cell office:value-type="string" calcext:value-type="string">
            <text:p>GO_0051775</text:p>
          </table:table-cell>
          <table:table-cell office:value-type="float" office:value="0.121391226183819" calcext:value-type="float">
            <text:p>0.1213912262</text:p>
          </table:table-cell>
        </table:table-row>
        <table:table-row table:style-name="ro1">
          <table:table-cell office:value-type="string" calcext:value-type="string">
            <text:p>GO_0009228</text:p>
          </table:table-cell>
          <table:table-cell office:value-type="float" office:value="0.121053241815314" calcext:value-type="float">
            <text:p>0.1210532418</text:p>
          </table:table-cell>
        </table:table-row>
        <table:table-row table:style-name="ro1">
          <table:table-cell office:value-type="string" calcext:value-type="string">
            <text:p>GO_0009245</text:p>
          </table:table-cell>
          <table:table-cell office:value-type="float" office:value="0.120968854061184" calcext:value-type="float">
            <text:p>0.1209688541</text:p>
          </table:table-cell>
        </table:table-row>
        <table:table-row table:style-name="ro1">
          <table:table-cell office:value-type="string" calcext:value-type="string">
            <text:p>GO_0008299</text:p>
          </table:table-cell>
          <table:table-cell office:value-type="float" office:value="0.120834161341687" calcext:value-type="float">
            <text:p>0.1208341613</text:p>
          </table:table-cell>
        </table:table-row>
        <table:table-row table:style-name="ro1">
          <table:table-cell office:value-type="string" calcext:value-type="string">
            <text:p>GO_0008610</text:p>
          </table:table-cell>
          <table:table-cell office:value-type="float" office:value="0.120593913096824" calcext:value-type="float">
            <text:p>0.1205939131</text:p>
          </table:table-cell>
        </table:table-row>
        <table:table-row table:style-name="ro1">
          <table:table-cell office:value-type="string" calcext:value-type="string">
            <text:p>GO_0006265</text:p>
          </table:table-cell>
          <table:table-cell office:value-type="float" office:value="0.12034572789733" calcext:value-type="float">
            <text:p>0.1203457279</text:p>
          </table:table-cell>
        </table:table-row>
        <table:table-row table:style-name="ro1">
          <table:table-cell office:value-type="string" calcext:value-type="string">
            <text:p>GO_0006120</text:p>
          </table:table-cell>
          <table:table-cell office:value-type="float" office:value="0.119725044816803" calcext:value-type="float">
            <text:p>0.1197250448</text:p>
          </table:table-cell>
        </table:table-row>
        <table:table-row table:style-name="ro1">
          <table:table-cell office:value-type="string" calcext:value-type="string">
            <text:p>GO_0006631</text:p>
          </table:table-cell>
          <table:table-cell office:value-type="float" office:value="0.11936091244601" calcext:value-type="float">
            <text:p>0.1193609124</text:p>
          </table:table-cell>
        </table:table-row>
        <table:table-row table:style-name="ro1">
          <table:table-cell office:value-type="string" calcext:value-type="string">
            <text:p>GO_0070475</text:p>
          </table:table-cell>
          <table:table-cell office:value-type="float" office:value="0.118705762337495" calcext:value-type="float">
            <text:p>0.1187057623</text:p>
          </table:table-cell>
        </table:table-row>
        <table:table-row table:style-name="ro1">
          <table:table-cell office:value-type="string" calcext:value-type="string">
            <text:p>GO_0043043</text:p>
          </table:table-cell>
          <table:table-cell office:value-type="float" office:value="0.118688475946023" calcext:value-type="float">
            <text:p>0.1186884759</text:p>
          </table:table-cell>
        </table:table-row>
        <table:table-row table:style-name="ro1">
          <table:table-cell office:value-type="string" calcext:value-type="string">
            <text:p>GO_0019288</text:p>
          </table:table-cell>
          <table:table-cell office:value-type="float" office:value="0.117766393112252" calcext:value-type="float">
            <text:p>0.1177663931</text:p>
          </table:table-cell>
        </table:table-row>
        <table:table-row table:style-name="ro1">
          <table:table-cell office:value-type="string" calcext:value-type="string">
            <text:p>GO_0050992</text:p>
          </table:table-cell>
          <table:table-cell office:value-type="float" office:value="0.117766393112252" calcext:value-type="float">
            <text:p>0.1177663931</text:p>
          </table:table-cell>
        </table:table-row>
        <table:table-row table:style-name="ro1">
          <table:table-cell office:value-type="string" calcext:value-type="string">
            <text:p>GO_0009396</text:p>
          </table:table-cell>
          <table:table-cell office:value-type="float" office:value="0.117345819753833" calcext:value-type="float">
            <text:p>0.1173458198</text:p>
          </table:table-cell>
        </table:table-row>
        <table:table-row table:style-name="ro1">
          <table:table-cell office:value-type="string" calcext:value-type="string">
            <text:p>GO_0006450</text:p>
          </table:table-cell>
          <table:table-cell office:value-type="float" office:value="0.117323247002655" calcext:value-type="float">
            <text:p>0.117323247</text:p>
          </table:table-cell>
        </table:table-row>
        <table:table-row table:style-name="ro1">
          <table:table-cell office:value-type="string" calcext:value-type="string">
            <text:p>GO_0015672</text:p>
          </table:table-cell>
          <table:table-cell office:value-type="float" office:value="0.116399151573343" calcext:value-type="float">
            <text:p>0.1163991516</text:p>
          </table:table-cell>
        </table:table-row>
        <table:table-row table:style-name="ro1">
          <table:table-cell office:value-type="string" calcext:value-type="string">
            <text:p>GO_0009403</text:p>
          </table:table-cell>
          <table:table-cell office:value-type="float" office:value="0.116057044489209" calcext:value-type="float">
            <text:p>0.1160570445</text:p>
          </table:table-cell>
        </table:table-row>
        <table:table-row table:style-name="ro1">
          <table:table-cell office:value-type="string" calcext:value-type="string">
            <text:p>GO_0055085</text:p>
          </table:table-cell>
          <table:table-cell office:value-type="float" office:value="0.116010684779558" calcext:value-type="float">
            <text:p>0.1160106848</text:p>
          </table:table-cell>
        </table:table-row>
        <table:table-row table:style-name="ro1">
          <table:table-cell office:value-type="string" calcext:value-type="string">
            <text:p>GO_0015628</text:p>
          </table:table-cell>
          <table:table-cell office:value-type="float" office:value="0.115520148406463" calcext:value-type="float">
            <text:p>0.1155201484</text:p>
          </table:table-cell>
        </table:table-row>
        <table:table-row table:style-name="ro1">
          <table:table-cell office:value-type="string" calcext:value-type="string">
            <text:p>GO_0006614</text:p>
          </table:table-cell>
          <table:table-cell office:value-type="float" office:value="0.11543211348686" calcext:value-type="float">
            <text:p>0.1154321135</text:p>
          </table:table-cell>
        </table:table-row>
        <table:table-row table:style-name="ro1">
          <table:table-cell office:value-type="string" calcext:value-type="string">
            <text:p>GO_0006182</text:p>
          </table:table-cell>
          <table:table-cell office:value-type="float" office:value="0.114925173250362" calcext:value-type="float">
            <text:p>0.1149251733</text:p>
          </table:table-cell>
        </table:table-row>
        <table:table-row table:style-name="ro1">
          <table:table-cell office:value-type="string" calcext:value-type="string">
            <text:p>GO_0010038</text:p>
          </table:table-cell>
          <table:table-cell office:value-type="float" office:value="0.114886496388033" calcext:value-type="float">
            <text:p>0.1148864964</text:p>
          </table:table-cell>
        </table:table-row>
        <table:table-row table:style-name="ro1">
          <table:table-cell office:value-type="string" calcext:value-type="string">
            <text:p>GO_0006633</text:p>
          </table:table-cell>
          <table:table-cell office:value-type="float" office:value="0.114841783110631" calcext:value-type="float">
            <text:p>0.1148417831</text:p>
          </table:table-cell>
        </table:table-row>
        <table:table-row table:style-name="ro1">
          <table:table-cell office:value-type="string" calcext:value-type="string">
            <text:p>GO_0030001</text:p>
          </table:table-cell>
          <table:table-cell office:value-type="float" office:value="0.114835495953647" calcext:value-type="float">
            <text:p>0.114835496</text:p>
          </table:table-cell>
        </table:table-row>
        <table:table-row table:style-name="ro1">
          <table:table-cell office:value-type="string" calcext:value-type="string">
            <text:p>GO_0030261</text:p>
          </table:table-cell>
          <table:table-cell office:value-type="float" office:value="0.114473846350226" calcext:value-type="float">
            <text:p>0.1144738464</text:p>
          </table:table-cell>
        </table:table-row>
        <table:table-row table:style-name="ro1">
          <table:table-cell office:value-type="string" calcext:value-type="string">
            <text:p>GO_0006064</text:p>
          </table:table-cell>
          <table:table-cell office:value-type="float" office:value="0.114064757242517" calcext:value-type="float">
            <text:p>0.1140647572</text:p>
          </table:table-cell>
        </table:table-row>
        <table:table-row table:style-name="ro1">
          <table:table-cell office:value-type="string" calcext:value-type="string">
            <text:p>GO_0019370</text:p>
          </table:table-cell>
          <table:table-cell office:value-type="float" office:value="0.113846782191408" calcext:value-type="float">
            <text:p>0.1138467822</text:p>
          </table:table-cell>
        </table:table-row>
        <table:table-row table:style-name="ro1">
          <table:table-cell office:value-type="string" calcext:value-type="string">
            <text:p>GO_0006433</text:p>
          </table:table-cell>
          <table:table-cell office:value-type="float" office:value="0.112876231278589" calcext:value-type="float">
            <text:p>0.1128762313</text:p>
          </table:table-cell>
        </table:table-row>
        <table:table-row table:style-name="ro1">
          <table:table-cell office:value-type="string" calcext:value-type="string">
            <text:p>GO_0009165</text:p>
          </table:table-cell>
          <table:table-cell office:value-type="float" office:value="0.112026336715793" calcext:value-type="float">
            <text:p>0.1120263367</text:p>
          </table:table-cell>
        </table:table-row>
        <table:table-row table:style-name="ro1">
          <table:table-cell office:value-type="string" calcext:value-type="string">
            <text:p>GO_0006401</text:p>
          </table:table-cell>
          <table:table-cell office:value-type="float" office:value="0.111045044306797" calcext:value-type="float">
            <text:p>0.1110450443</text:p>
          </table:table-cell>
        </table:table-row>
        <table:table-row table:style-name="ro1">
          <table:table-cell office:value-type="string" calcext:value-type="string">
            <text:p>GO_0006099</text:p>
          </table:table-cell>
          <table:table-cell office:value-type="float" office:value="0.111010323195807" calcext:value-type="float">
            <text:p>0.1110103232</text:p>
          </table:table-cell>
        </table:table-row>
        <table:table-row table:style-name="ro1">
          <table:table-cell office:value-type="string" calcext:value-type="string">
            <text:p>GO_0030416</text:p>
          </table:table-cell>
          <table:table-cell office:value-type="float" office:value="0.110902742274787" calcext:value-type="float">
            <text:p>0.1109027423</text:p>
          </table:table-cell>
        </table:table-row>
        <table:table-row table:style-name="ro1">
          <table:table-cell office:value-type="string" calcext:value-type="string">
            <text:p>GO_0007049</text:p>
          </table:table-cell>
          <table:table-cell office:value-type="float" office:value="0.110360578181232" calcext:value-type="float">
            <text:p>0.1103605782</text:p>
          </table:table-cell>
        </table:table-row>
        <table:table-row table:style-name="ro1">
          <table:table-cell office:value-type="string" calcext:value-type="string">
            <text:p>GO_0006303</text:p>
          </table:table-cell>
          <table:table-cell office:value-type="float" office:value="0.109159016996945" calcext:value-type="float">
            <text:p>0.109159017</text:p>
          </table:table-cell>
        </table:table-row>
        <table:table-row table:style-name="ro1">
          <table:table-cell office:value-type="string" calcext:value-type="string">
            <text:p>GO_0006935</text:p>
          </table:table-cell>
          <table:table-cell office:value-type="float" office:value="0.108284908128355" calcext:value-type="float">
            <text:p>0.1082849081</text:p>
          </table:table-cell>
        </table:table-row>
        <table:table-row table:style-name="ro1">
          <table:table-cell office:value-type="string" calcext:value-type="string">
            <text:p>GO_0030255</text:p>
          </table:table-cell>
          <table:table-cell office:value-type="float" office:value="0.108264248661565" calcext:value-type="float">
            <text:p>0.1082642487</text:p>
          </table:table-cell>
        </table:table-row>
        <table:table-row table:style-name="ro1">
          <table:table-cell office:value-type="string" calcext:value-type="string">
            <text:p>GO_0010124</text:p>
          </table:table-cell>
          <table:table-cell office:value-type="float" office:value="0.108248271331627" calcext:value-type="float">
            <text:p>0.1082482713</text:p>
          </table:table-cell>
        </table:table-row>
        <table:table-row table:style-name="ro1">
          <table:table-cell office:value-type="string" calcext:value-type="string">
            <text:p>GO_0006379</text:p>
          </table:table-cell>
          <table:table-cell office:value-type="float" office:value="0.107170964382412" calcext:value-type="float">
            <text:p>0.1071709644</text:p>
          </table:table-cell>
        </table:table-row>
        <table:table-row table:style-name="ro1">
          <table:table-cell office:value-type="string" calcext:value-type="string">
            <text:p>GO_0006520</text:p>
          </table:table-cell>
          <table:table-cell office:value-type="float" office:value="0.106546565516512" calcext:value-type="float">
            <text:p>0.1065465655</text:p>
          </table:table-cell>
        </table:table-row>
        <table:table-row table:style-name="ro1">
          <table:table-cell office:value-type="string" calcext:value-type="string">
            <text:p>GO_0015948</text:p>
          </table:table-cell>
          <table:table-cell office:value-type="float" office:value="0.106279880390463" calcext:value-type="float">
            <text:p>0.1062798804</text:p>
          </table:table-cell>
        </table:table-row>
        <table:table-row table:style-name="ro1">
          <table:table-cell office:value-type="string" calcext:value-type="string">
            <text:p>GO_0000160</text:p>
          </table:table-cell>
          <table:table-cell office:value-type="float" office:value="0.10497120275367" calcext:value-type="float">
            <text:p>0.1049712028</text:p>
          </table:table-cell>
        </table:table-row>
        <table:table-row table:style-name="ro1">
          <table:table-cell office:value-type="string" calcext:value-type="string">
            <text:p>GO_0071555</text:p>
          </table:table-cell>
          <table:table-cell office:value-type="float" office:value="0.104117931928724" calcext:value-type="float">
            <text:p>0.1041179319</text:p>
          </table:table-cell>
        </table:table-row>
        <table:table-row table:style-name="ro1">
          <table:table-cell office:value-type="string" calcext:value-type="string">
            <text:p>GO_0017003</text:p>
          </table:table-cell>
          <table:table-cell office:value-type="float" office:value="0.103649196140692" calcext:value-type="float">
            <text:p>0.1036491961</text:p>
          </table:table-cell>
        </table:table-row>
        <table:table-row table:style-name="ro1">
          <table:table-cell office:value-type="string" calcext:value-type="string">
            <text:p>GO_0006221</text:p>
          </table:table-cell>
          <table:table-cell office:value-type="float" office:value="0.10245157233254" calcext:value-type="float">
            <text:p>0.1024515723</text:p>
          </table:table-cell>
        </table:table-row>
        <table:table-row table:style-name="ro1">
          <table:table-cell office:value-type="string" calcext:value-type="string">
            <text:p>GO_0017038</text:p>
          </table:table-cell>
          <table:table-cell office:value-type="float" office:value="0.102367571454951" calcext:value-type="float">
            <text:p>0.1023675715</text:p>
          </table:table-cell>
        </table:table-row>
        <table:table-row table:style-name="ro1">
          <table:table-cell office:value-type="string" calcext:value-type="string">
            <text:p>GO_0055114</text:p>
          </table:table-cell>
          <table:table-cell office:value-type="float" office:value="0.101976655841377" calcext:value-type="float">
            <text:p>0.1019766558</text:p>
          </table:table-cell>
        </table:table-row>
        <table:table-row table:style-name="ro1">
          <table:table-cell office:value-type="string" calcext:value-type="string">
            <text:p>GO_0051262</text:p>
          </table:table-cell>
          <table:table-cell office:value-type="float" office:value="0.101850828690034" calcext:value-type="float">
            <text:p>0.1018508287</text:p>
          </table:table-cell>
        </table:table-row>
        <table:table-row table:style-name="ro1">
          <table:table-cell office:value-type="string" calcext:value-type="string">
            <text:p>GO_0006629</text:p>
          </table:table-cell>
          <table:table-cell office:value-type="float" office:value="0.100882677313131" calcext:value-type="float">
            <text:p>0.1008826773</text:p>
          </table:table-cell>
        </table:table-row>
        <table:table-row table:style-name="ro1">
          <table:table-cell office:value-type="string" calcext:value-type="string">
            <text:p>GO_0007338</text:p>
          </table:table-cell>
          <table:table-cell office:value-type="float" office:value="0.100500854267261" calcext:value-type="float">
            <text:p>0.1005008543</text:p>
          </table:table-cell>
        </table:table-row>
        <table:table-row table:style-name="ro1">
          <table:table-cell office:value-type="string" calcext:value-type="string">
            <text:p>GO_0046439</text:p>
          </table:table-cell>
          <table:table-cell office:value-type="float" office:value="0.100145811099373" calcext:value-type="float">
            <text:p>0.1001458111</text:p>
          </table:table-cell>
        </table:table-row>
        <table:table-row table:style-name="ro1">
          <table:table-cell office:value-type="string" calcext:value-type="string">
            <text:p>GO_0009103</text:p>
          </table:table-cell>
          <table:table-cell office:value-type="float" office:value="0.0997771464011151" calcext:value-type="float">
            <text:p>0.0997771464</text:p>
          </table:table-cell>
        </table:table-row>
        <table:table-row table:style-name="ro1">
          <table:table-cell office:value-type="string" calcext:value-type="string">
            <text:p>GO_0015031</text:p>
          </table:table-cell>
          <table:table-cell office:value-type="float" office:value="0.098891293735493" calcext:value-type="float">
            <text:p>0.0988912937</text:p>
          </table:table-cell>
        </table:table-row>
        <table:table-row table:style-name="ro1">
          <table:table-cell office:value-type="string" calcext:value-type="string">
            <text:p>GO_0006810</text:p>
          </table:table-cell>
          <table:table-cell office:value-type="float" office:value="0.0979931158130043" calcext:value-type="float">
            <text:p>0.0979931158</text:p>
          </table:table-cell>
        </table:table-row>
        <table:table-row table:style-name="ro1">
          <table:table-cell office:value-type="string" calcext:value-type="string">
            <text:p>GO_0009166</text:p>
          </table:table-cell>
          <table:table-cell office:value-type="float" office:value="0.0978984411861321" calcext:value-type="float">
            <text:p>0.0978984412</text:p>
          </table:table-cell>
        </table:table-row>
        <table:table-row table:style-name="ro1">
          <table:table-cell office:value-type="string" calcext:value-type="string">
            <text:p>GO_0005975</text:p>
          </table:table-cell>
          <table:table-cell office:value-type="float" office:value="0.0976551229140949" calcext:value-type="float">
            <text:p>0.0976551229</text:p>
          </table:table-cell>
        </table:table-row>
        <table:table-row table:style-name="ro1">
          <table:table-cell office:value-type="string" calcext:value-type="string">
            <text:p>GO_0006270</text:p>
          </table:table-cell>
          <table:table-cell office:value-type="float" office:value="0.0975502622579302" calcext:value-type="float">
            <text:p>0.0975502623</text:p>
          </table:table-cell>
        </table:table-row>
        <table:table-row table:style-name="ro1">
          <table:table-cell office:value-type="string" calcext:value-type="string">
            <text:p>GO_0000103</text:p>
          </table:table-cell>
          <table:table-cell office:value-type="float" office:value="0.0975262725005114" calcext:value-type="float">
            <text:p>0.0975262725</text:p>
          </table:table-cell>
        </table:table-row>
        <table:table-row table:style-name="ro1">
          <table:table-cell office:value-type="string" calcext:value-type="string">
            <text:p>GO_0008272</text:p>
          </table:table-cell>
          <table:table-cell office:value-type="float" office:value="0.0963380032673695" calcext:value-type="float">
            <text:p>0.0963380033</text:p>
          </table:table-cell>
        </table:table-row>
        <table:table-row table:style-name="ro1">
          <table:table-cell office:value-type="string" calcext:value-type="string">
            <text:p>GO_0015774</text:p>
          </table:table-cell>
          <table:table-cell office:value-type="float" office:value="0.0960132854214567" calcext:value-type="float">
            <text:p>0.0960132854</text:p>
          </table:table-cell>
        </table:table-row>
        <table:table-row table:style-name="ro1">
          <table:table-cell office:value-type="string" calcext:value-type="string">
            <text:p>GO_0006468</text:p>
          </table:table-cell>
          <table:table-cell office:value-type="float" office:value="0.0946233000492543" calcext:value-type="float">
            <text:p>0.0946233</text:p>
          </table:table-cell>
        </table:table-row>
        <table:table-row table:style-name="ro1">
          <table:table-cell office:value-type="string" calcext:value-type="string">
            <text:p>GO_0006097</text:p>
          </table:table-cell>
          <table:table-cell office:value-type="float" office:value="0.0932832455595256" calcext:value-type="float">
            <text:p>0.0932832456</text:p>
          </table:table-cell>
        </table:table-row>
        <table:table-row table:style-name="ro1">
          <table:table-cell office:value-type="string" calcext:value-type="string">
            <text:p>GO_0000746</text:p>
          </table:table-cell>
          <table:table-cell office:value-type="float" office:value="0.0908659569532168" calcext:value-type="float">
            <text:p>0.090865957</text:p>
          </table:table-cell>
        </table:table-row>
        <table:table-row table:style-name="ro1">
          <table:table-cell office:value-type="string" calcext:value-type="string">
            <text:p>GO_0006535</text:p>
          </table:table-cell>
          <table:table-cell office:value-type="float" office:value="0.090601861244711" calcext:value-type="float">
            <text:p>0.0906018612</text:p>
          </table:table-cell>
        </table:table-row>
        <table:table-row table:style-name="ro1">
          <table:table-cell office:value-type="string" calcext:value-type="string">
            <text:p>GO_0016042</text:p>
          </table:table-cell>
          <table:table-cell office:value-type="float" office:value="0.0905895204449592" calcext:value-type="float">
            <text:p>0.0905895204</text:p>
          </table:table-cell>
        </table:table-row>
        <table:table-row table:style-name="ro1">
          <table:table-cell office:value-type="string" calcext:value-type="string">
            <text:p>GO_0030153</text:p>
          </table:table-cell>
          <table:table-cell office:value-type="float" office:value="0.0901080583836389" calcext:value-type="float">
            <text:p>0.0901080584</text:p>
          </table:table-cell>
        </table:table-row>
        <table:table-row table:style-name="ro1">
          <table:table-cell office:value-type="string" calcext:value-type="string">
            <text:p>GO_0006570</text:p>
          </table:table-cell>
          <table:table-cell office:value-type="float" office:value="0.0900770788290906" calcext:value-type="float">
            <text:p>0.0900770788</text:p>
          </table:table-cell>
        </table:table-row>
        <table:table-row table:style-name="ro1">
          <table:table-cell office:value-type="string" calcext:value-type="string">
            <text:p>GO_0006559</text:p>
          </table:table-cell>
          <table:table-cell office:value-type="float" office:value="0.0900770788290906" calcext:value-type="float">
            <text:p>0.0900770788</text:p>
          </table:table-cell>
        </table:table-row>
        <table:table-row table:style-name="ro1">
          <table:table-cell office:value-type="string" calcext:value-type="string">
            <text:p>GO_0030328</text:p>
          </table:table-cell>
          <table:table-cell office:value-type="float" office:value="0.0892423172389815" calcext:value-type="float">
            <text:p>0.0892423172</text:p>
          </table:table-cell>
        </table:table-row>
        <table:table-row table:style-name="ro1">
          <table:table-cell office:value-type="string" calcext:value-type="string">
            <text:p>GO_0000902</text:p>
          </table:table-cell>
          <table:table-cell office:value-type="float" office:value="0.0867059242237185" calcext:value-type="float">
            <text:p>0.0867059242</text:p>
          </table:table-cell>
        </table:table-row>
        <table:table-row table:style-name="ro1">
          <table:table-cell office:value-type="string" calcext:value-type="string">
            <text:p>GO_0009159</text:p>
          </table:table-cell>
          <table:table-cell office:value-type="float" office:value="0.0852643695290015" calcext:value-type="float">
            <text:p>0.0852643695</text:p>
          </table:table-cell>
        </table:table-row>
        <table:table-row table:style-name="ro1">
          <table:table-cell office:value-type="string" calcext:value-type="string">
            <text:p>GO_0019299</text:p>
          </table:table-cell>
          <table:table-cell office:value-type="float" office:value="0.0847615849070596" calcext:value-type="float">
            <text:p>0.0847615849</text:p>
          </table:table-cell>
        </table:table-row>
        <table:table-row table:style-name="ro1">
          <table:table-cell office:value-type="string" calcext:value-type="string">
            <text:p>GO_0019402</text:p>
          </table:table-cell>
          <table:table-cell office:value-type="float" office:value="0.0832164739428086" calcext:value-type="float">
            <text:p>0.0832164739</text:p>
          </table:table-cell>
        </table:table-row>
        <table:table-row table:style-name="ro1">
          <table:table-cell office:value-type="string" calcext:value-type="string">
            <text:p>GO_0016051</text:p>
          </table:table-cell>
          <table:table-cell office:value-type="float" office:value="0.0816849710364904" calcext:value-type="float">
            <text:p>0.081684971</text:p>
          </table:table-cell>
        </table:table-row>
        <table:table-row table:style-name="ro1">
          <table:table-cell office:value-type="string" calcext:value-type="string">
            <text:p>GO_0070206</text:p>
          </table:table-cell>
          <table:table-cell office:value-type="float" office:value="0.0809984923537014" calcext:value-type="float">
            <text:p>0.0809984924</text:p>
          </table:table-cell>
        </table:table-row>
        <table:table-row table:style-name="ro1">
          <table:table-cell office:value-type="string" calcext:value-type="string">
            <text:p>GO_0006031</text:p>
          </table:table-cell>
          <table:table-cell office:value-type="float" office:value="0.0791978139091981" calcext:value-type="float">
            <text:p>0.0791978139</text:p>
          </table:table-cell>
        </table:table-row>
        <table:table-row table:style-name="ro1">
          <table:table-cell office:value-type="string" calcext:value-type="string">
            <text:p>GO_0006508</text:p>
          </table:table-cell>
          <table:table-cell office:value-type="float" office:value="0.0790703245436276" calcext:value-type="float">
            <text:p>0.0790703245</text:p>
          </table:table-cell>
        </table:table-row>
        <table:table-row table:style-name="ro1">
          <table:table-cell office:value-type="string" calcext:value-type="string">
            <text:p>GO_0006275</text:p>
          </table:table-cell>
          <table:table-cell office:value-type="float" office:value="0.0773860184303213" calcext:value-type="float">
            <text:p>0.0773860184</text:p>
          </table:table-cell>
        </table:table-row>
        <table:table-row table:style-name="ro1">
          <table:table-cell office:value-type="string" calcext:value-type="string">
            <text:p>GO_0030163</text:p>
          </table:table-cell>
          <table:table-cell office:value-type="float" office:value="0.0772335130219545" calcext:value-type="float">
            <text:p>0.077233513</text:p>
          </table:table-cell>
        </table:table-row>
        <table:table-row table:style-name="ro1">
          <table:table-cell office:value-type="string" calcext:value-type="string">
            <text:p>GO_0009271</text:p>
          </table:table-cell>
          <table:table-cell office:value-type="float" office:value="0.0770352657759923" calcext:value-type="float">
            <text:p>0.0770352658</text:p>
          </table:table-cell>
        </table:table-row>
        <table:table-row table:style-name="ro1">
          <table:table-cell office:value-type="string" calcext:value-type="string">
            <text:p>GO_0007067</text:p>
          </table:table-cell>
          <table:table-cell office:value-type="float" office:value="0.0764564123158644" calcext:value-type="float">
            <text:p>0.0764564123</text:p>
          </table:table-cell>
        </table:table-row>
        <table:table-row table:style-name="ro1">
          <table:table-cell office:value-type="string" calcext:value-type="string">
            <text:p>GO_0006858</text:p>
          </table:table-cell>
          <table:table-cell office:value-type="float" office:value="0.0754783956256619" calcext:value-type="float">
            <text:p>0.0754783956</text:p>
          </table:table-cell>
        </table:table-row>
        <table:table-row table:style-name="ro1">
          <table:table-cell office:value-type="string" calcext:value-type="string">
            <text:p>GO_0005996</text:p>
          </table:table-cell>
          <table:table-cell office:value-type="float" office:value="0.075337665293357" calcext:value-type="float">
            <text:p>0.0753376653</text:p>
          </table:table-cell>
        </table:table-row>
        <table:table-row table:style-name="ro1">
          <table:table-cell office:value-type="string" calcext:value-type="string">
            <text:p>GO_0034220</text:p>
          </table:table-cell>
          <table:table-cell office:value-type="float" office:value="0.0751632030461686" calcext:value-type="float">
            <text:p>0.075163203</text:p>
          </table:table-cell>
        </table:table-row>
        <table:table-row table:style-name="ro1">
          <table:table-cell office:value-type="string" calcext:value-type="string">
            <text:p>GO_0007059</text:p>
          </table:table-cell>
          <table:table-cell office:value-type="float" office:value="0.0750021809452111" calcext:value-type="float">
            <text:p>0.0750021809</text:p>
          </table:table-cell>
        </table:table-row>
        <table:table-row table:style-name="ro1">
          <table:table-cell office:value-type="string" calcext:value-type="string">
            <text:p>GO_0006355</text:p>
          </table:table-cell>
          <table:table-cell office:value-type="float" office:value="0.0744263424532383" calcext:value-type="float">
            <text:p>0.0744263425</text:p>
          </table:table-cell>
        </table:table-row>
        <table:table-row table:style-name="ro1">
          <table:table-cell office:value-type="string" calcext:value-type="string">
            <text:p>GO_0009306</text:p>
          </table:table-cell>
          <table:table-cell office:value-type="float" office:value="0.0741378528202822" calcext:value-type="float">
            <text:p>0.0741378528</text:p>
          </table:table-cell>
        </table:table-row>
        <table:table-row table:style-name="ro1">
          <table:table-cell office:value-type="string" calcext:value-type="string">
            <text:p>GO_0006071</text:p>
          </table:table-cell>
          <table:table-cell office:value-type="float" office:value="0.0730826105942647" calcext:value-type="float">
            <text:p>0.0730826106</text:p>
          </table:table-cell>
        </table:table-row>
        <table:table-row table:style-name="ro1">
          <table:table-cell office:value-type="string" calcext:value-type="string">
            <text:p>GO_0051090</text:p>
          </table:table-cell>
          <table:table-cell office:value-type="float" office:value="0.0724970758238147" calcext:value-type="float">
            <text:p>0.0724970758</text:p>
          </table:table-cell>
        </table:table-row>
        <table:table-row table:style-name="ro1">
          <table:table-cell office:value-type="string" calcext:value-type="string">
            <text:p>GO_0050920</text:p>
          </table:table-cell>
          <table:table-cell office:value-type="float" office:value="0.0709817767387161" calcext:value-type="float">
            <text:p>0.0709817767</text:p>
          </table:table-cell>
        </table:table-row>
        <table:table-row table:style-name="ro1">
          <table:table-cell office:value-type="string" calcext:value-type="string">
            <text:p>GO_0009877</text:p>
          </table:table-cell>
          <table:table-cell office:value-type="float" office:value="0.070231605744684" calcext:value-type="float">
            <text:p>0.0702316057</text:p>
          </table:table-cell>
        </table:table-row>
        <table:table-row table:style-name="ro1">
          <table:table-cell office:value-type="string" calcext:value-type="string">
            <text:p>GO_0000077</text:p>
          </table:table-cell>
          <table:table-cell office:value-type="float" office:value="0.0684964057606689" calcext:value-type="float">
            <text:p>0.0684964058</text:p>
          </table:table-cell>
        </table:table-row>
        <table:table-row table:style-name="ro1">
          <table:table-cell office:value-type="string" calcext:value-type="string">
            <text:p>GO_0006817</text:p>
          </table:table-cell>
          <table:table-cell office:value-type="float" office:value="0.0680609102773675" calcext:value-type="float">
            <text:p>0.0680609103</text:p>
          </table:table-cell>
        </table:table-row>
        <table:table-row table:style-name="ro1">
          <table:table-cell office:value-type="string" calcext:value-type="string">
            <text:p>GO_0006353</text:p>
          </table:table-cell>
          <table:table-cell office:value-type="float" office:value="0.0680386466483791" calcext:value-type="float">
            <text:p>0.0680386466</text:p>
          </table:table-cell>
        </table:table-row>
        <table:table-row table:style-name="ro1">
          <table:table-cell office:value-type="string" calcext:value-type="string">
            <text:p>GO_0016998</text:p>
          </table:table-cell>
          <table:table-cell office:value-type="float" office:value="0.0677664725789967" calcext:value-type="float">
            <text:p>0.0677664726</text:p>
          </table:table-cell>
        </table:table-row>
        <table:table-row table:style-name="ro1">
          <table:table-cell office:value-type="string" calcext:value-type="string">
            <text:p>GO_0051276</text:p>
          </table:table-cell>
          <table:table-cell office:value-type="float" office:value="0.0672292613676223" calcext:value-type="float">
            <text:p>0.0672292614</text:p>
          </table:table-cell>
        </table:table-row>
        <table:table-row table:style-name="ro1">
          <table:table-cell office:value-type="string" calcext:value-type="string">
            <text:p>GO_0000001</text:p>
          </table:table-cell>
          <table:table-cell office:value-type="float" office:value="0.0671967033310343" calcext:value-type="float">
            <text:p>0.0671967033</text:p>
          </table:table-cell>
        </table:table-row>
        <table:table-row table:style-name="ro1">
          <table:table-cell office:value-type="string" calcext:value-type="string">
            <text:p>GO_0016560</text:p>
          </table:table-cell>
          <table:table-cell office:value-type="float" office:value="0.0671243953580524" calcext:value-type="float">
            <text:p>0.0671243954</text:p>
          </table:table-cell>
        </table:table-row>
        <table:table-row table:style-name="ro1">
          <table:table-cell office:value-type="string" calcext:value-type="string">
            <text:p>GO_0042773</text:p>
          </table:table-cell>
          <table:table-cell office:value-type="float" office:value="0.0655811893904713" calcext:value-type="float">
            <text:p>0.0655811894</text:p>
          </table:table-cell>
        </table:table-row>
        <table:table-row table:style-name="ro1">
          <table:table-cell office:value-type="string" calcext:value-type="string">
            <text:p>GO_0009847</text:p>
          </table:table-cell>
          <table:table-cell office:value-type="float" office:value="0.0650566388406814" calcext:value-type="float">
            <text:p>0.0650566388</text:p>
          </table:table-cell>
        </table:table-row>
        <table:table-row table:style-name="ro1">
          <table:table-cell office:value-type="string" calcext:value-type="string">
            <text:p>GO_0009432</text:p>
          </table:table-cell>
          <table:table-cell office:value-type="float" office:value="0.0643515283962005" calcext:value-type="float">
            <text:p>0.0643515284</text:p>
          </table:table-cell>
        </table:table-row>
        <table:table-row table:style-name="ro1">
          <table:table-cell office:value-type="string" calcext:value-type="string">
            <text:p>GO_0019752</text:p>
          </table:table-cell>
          <table:table-cell office:value-type="float" office:value="0.0643031671338538" calcext:value-type="float">
            <text:p>0.0643031671</text:p>
          </table:table-cell>
        </table:table-row>
        <table:table-row table:style-name="ro1">
          <table:table-cell office:value-type="string" calcext:value-type="string">
            <text:p>GO_0006826</text:p>
          </table:table-cell>
          <table:table-cell office:value-type="float" office:value="0.0640898840274712" calcext:value-type="float">
            <text:p>0.064089884</text:p>
          </table:table-cell>
        </table:table-row>
        <table:table-row table:style-name="ro1">
          <table:table-cell office:value-type="string" calcext:value-type="string">
            <text:p>GO_0009401</text:p>
          </table:table-cell>
          <table:table-cell office:value-type="float" office:value="0.0640289217946857" calcext:value-type="float">
            <text:p>0.0640289218</text:p>
          </table:table-cell>
        </table:table-row>
        <table:table-row table:style-name="ro1">
          <table:table-cell office:value-type="string" calcext:value-type="string">
            <text:p>GO_0006276</text:p>
          </table:table-cell>
          <table:table-cell office:value-type="float" office:value="0.0634390898848936" calcext:value-type="float">
            <text:p>0.0634390899</text:p>
          </table:table-cell>
        </table:table-row>
        <table:table-row table:style-name="ro1">
          <table:table-cell office:value-type="string" calcext:value-type="string">
            <text:p>GO_0019646</text:p>
          </table:table-cell>
          <table:table-cell office:value-type="float" office:value="0.0633669723353698" calcext:value-type="float">
            <text:p>0.0633669723</text:p>
          </table:table-cell>
        </table:table-row>
        <table:table-row table:style-name="ro1">
          <table:table-cell office:value-type="string" calcext:value-type="string">
            <text:p>GO_0009082</text:p>
          </table:table-cell>
          <table:table-cell office:value-type="float" office:value="0.0629897870383578" calcext:value-type="float">
            <text:p>0.062989787</text:p>
          </table:table-cell>
        </table:table-row>
        <table:table-row table:style-name="ro1">
          <table:table-cell office:value-type="string" calcext:value-type="string">
            <text:p>GO_0019295</text:p>
          </table:table-cell>
          <table:table-cell office:value-type="float" office:value="0.0581844252650941" calcext:value-type="float">
            <text:p>0.0581844253</text:p>
          </table:table-cell>
        </table:table-row>
        <table:table-row table:style-name="ro1">
          <table:table-cell office:value-type="string" calcext:value-type="string">
            <text:p>GO_0008295</text:p>
          </table:table-cell>
          <table:table-cell office:value-type="float" office:value="0.0578177325325739" calcext:value-type="float">
            <text:p>0.0578177325</text:p>
          </table:table-cell>
        </table:table-row>
        <table:table-row table:style-name="ro1">
          <table:table-cell office:value-type="string" calcext:value-type="string">
            <text:p>GO_0042256</text:p>
          </table:table-cell>
          <table:table-cell office:value-type="float" office:value="0.0565595065714217" calcext:value-type="float">
            <text:p>0.0565595066</text:p>
          </table:table-cell>
        </table:table-row>
        <table:table-row table:style-name="ro1">
          <table:table-cell office:value-type="string" calcext:value-type="string">
            <text:p>GO_0007423</text:p>
          </table:table-cell>
          <table:table-cell office:value-type="float" office:value="0.0553731963461705" calcext:value-type="float">
            <text:p>0.0553731963</text:p>
          </table:table-cell>
        </table:table-row>
        <table:table-row table:style-name="ro1">
          <table:table-cell office:value-type="string" calcext:value-type="string">
            <text:p>GO_0015996</text:p>
          </table:table-cell>
          <table:table-cell office:value-type="float" office:value="0.0553008883731887" calcext:value-type="float">
            <text:p>0.0553008884</text:p>
          </table:table-cell>
        </table:table-row>
        <table:table-row table:style-name="ro1">
          <table:table-cell office:value-type="string" calcext:value-type="string">
            <text:p>GO_0007608</text:p>
          </table:table-cell>
          <table:table-cell office:value-type="float" office:value="0.0549178240943154" calcext:value-type="float">
            <text:p>0.0549178241</text:p>
          </table:table-cell>
        </table:table-row>
        <table:table-row table:style-name="ro1">
          <table:table-cell office:value-type="string" calcext:value-type="string">
            <text:p>GO_0007005</text:p>
          </table:table-cell>
          <table:table-cell office:value-type="float" office:value="0.0537377257489173" calcext:value-type="float">
            <text:p>0.0537377257</text:p>
          </table:table-cell>
        </table:table-row>
        <table:table-row table:style-name="ro1">
          <table:table-cell office:value-type="string" calcext:value-type="string">
            <text:p>GO_0006096</text:p>
          </table:table-cell>
          <table:table-cell office:value-type="float" office:value="0.0527926935462307" calcext:value-type="float">
            <text:p>0.0527926935</text:p>
          </table:table-cell>
        </table:table-row>
        <table:table-row table:style-name="ro1">
          <table:table-cell office:value-type="string" calcext:value-type="string">
            <text:p>GO_0016310</text:p>
          </table:table-cell>
          <table:table-cell office:value-type="float" office:value="0.0521143600267146" calcext:value-type="float">
            <text:p>0.05211436</text:p>
          </table:table-cell>
        </table:table-row>
        <table:table-row table:style-name="ro1">
          <table:table-cell office:value-type="string" calcext:value-type="string">
            <text:p>GO_0016226</text:p>
          </table:table-cell>
          <table:table-cell office:value-type="float" office:value="0.0515800115008207" calcext:value-type="float">
            <text:p>0.0515800115</text:p>
          </table:table-cell>
        </table:table-row>
        <table:table-row table:style-name="ro1">
          <table:table-cell office:value-type="string" calcext:value-type="string">
            <text:p>GO_0006098</text:p>
          </table:table-cell>
          <table:table-cell office:value-type="float" office:value="0.0507033862378602" calcext:value-type="float">
            <text:p>0.0507033862</text:p>
          </table:table-cell>
        </table:table-row>
        <table:table-row table:style-name="ro1">
          <table:table-cell office:value-type="string" calcext:value-type="string">
            <text:p>GO_0006352</text:p>
          </table:table-cell>
          <table:table-cell office:value-type="float" office:value="0.0501069887974238" calcext:value-type="float">
            <text:p>0.0501069888</text:p>
          </table:table-cell>
        </table:table-row>
        <table:table-row table:style-name="ro1">
          <table:table-cell office:value-type="string" calcext:value-type="string">
            <text:p>GO_0009072</text:p>
          </table:table-cell>
          <table:table-cell office:value-type="float" office:value="0.0498119727115678" calcext:value-type="float">
            <text:p>0.0498119727</text:p>
          </table:table-cell>
        </table:table-row>
        <table:table-row table:style-name="ro1">
          <table:table-cell office:value-type="string" calcext:value-type="string">
            <text:p>GO_0042274</text:p>
          </table:table-cell>
          <table:table-cell office:value-type="float" office:value="0.0471103405927203" calcext:value-type="float">
            <text:p>0.0471103406</text:p>
          </table:table-cell>
        </table:table-row>
        <table:table-row table:style-name="ro1">
          <table:table-cell office:value-type="string" calcext:value-type="string">
            <text:p>GO_0046677</text:p>
          </table:table-cell>
          <table:table-cell office:value-type="float" office:value="0.0470406968804291" calcext:value-type="float">
            <text:p>0.0470406969</text:p>
          </table:table-cell>
        </table:table-row>
        <table:table-row table:style-name="ro1">
          <table:table-cell office:value-type="string" calcext:value-type="string">
            <text:p>GO_0043571</text:p>
          </table:table-cell>
          <table:table-cell office:value-type="float" office:value="0.0405326692382373" calcext:value-type="float">
            <text:p>0.0405326692</text:p>
          </table:table-cell>
        </table:table-row>
        <table:table-row table:style-name="ro1">
          <table:table-cell office:value-type="string" calcext:value-type="string">
            <text:p>GO_0019988</text:p>
          </table:table-cell>
          <table:table-cell office:value-type="float" office:value="0.0393891796437248" calcext:value-type="float">
            <text:p>0.0393891796</text:p>
          </table:table-cell>
        </table:table-row>
        <table:table-row table:style-name="ro1">
          <table:table-cell office:value-type="string" calcext:value-type="string">
            <text:p>GO_0007154</text:p>
          </table:table-cell>
          <table:table-cell office:value-type="float" office:value="0.0393216743240868" calcext:value-type="float">
            <text:p>0.0393216743</text:p>
          </table:table-cell>
        </table:table-row>
        <table:table-row table:style-name="ro1">
          <table:table-cell office:value-type="string" calcext:value-type="string">
            <text:p>GO_0005991</text:p>
          </table:table-cell>
          <table:table-cell office:value-type="float" office:value="0.0392763496629489" calcext:value-type="float">
            <text:p>0.0392763497</text:p>
          </table:table-cell>
        </table:table-row>
        <table:table-row table:style-name="ro1">
          <table:table-cell office:value-type="string" calcext:value-type="string">
            <text:p>GO_0006004</text:p>
          </table:table-cell>
          <table:table-cell office:value-type="float" office:value="0.0354117044458644" calcext:value-type="float">
            <text:p>0.0354117044</text:p>
          </table:table-cell>
        </table:table-row>
        <table:table-row table:style-name="ro1">
          <table:table-cell office:value-type="string" calcext:value-type="string">
            <text:p>GO_0016117</text:p>
          </table:table-cell>
          <table:table-cell office:value-type="float" office:value="0.0349866841125915" calcext:value-type="float">
            <text:p>0.0349866841</text:p>
          </table:table-cell>
        </table:table-row>
        <table:table-row table:style-name="ro1">
          <table:table-cell office:value-type="string" calcext:value-type="string">
            <text:p>GO_0006979</text:p>
          </table:table-cell>
          <table:table-cell office:value-type="float" office:value="0.03436901662565" calcext:value-type="float">
            <text:p>0.0343690166</text:p>
          </table:table-cell>
        </table:table-row>
        <table:table-row table:style-name="ro1">
          <table:table-cell office:value-type="string" calcext:value-type="string">
            <text:p>GO_0006542</text:p>
          </table:table-cell>
          <table:table-cell office:value-type="float" office:value="0.032832578837034" calcext:value-type="float">
            <text:p>0.0328325788</text:p>
          </table:table-cell>
        </table:table-row>
        <table:table-row table:style-name="ro1">
          <table:table-cell office:value-type="string" calcext:value-type="string">
            <text:p>GO_0006808</text:p>
          </table:table-cell>
          <table:table-cell office:value-type="float" office:value="0.0312915905552568" calcext:value-type="float">
            <text:p>0.0312915906</text:p>
          </table:table-cell>
        </table:table-row>
        <table:table-row table:style-name="ro1">
          <table:table-cell office:value-type="string" calcext:value-type="string">
            <text:p>GO_0009405</text:p>
          </table:table-cell>
          <table:table-cell office:value-type="float" office:value="0.0304227565948153" calcext:value-type="float">
            <text:p>0.0304227566</text:p>
          </table:table-cell>
        </table:table-row>
        <table:table-row table:style-name="ro1">
          <table:table-cell office:value-type="string" calcext:value-type="string">
            <text:p>GO_0006523</text:p>
          </table:table-cell>
          <table:table-cell office:value-type="float" office:value="0.0301604794171281" calcext:value-type="float">
            <text:p>0.0301604794</text:p>
          </table:table-cell>
        </table:table-row>
        <table:table-row table:style-name="ro1">
          <table:table-cell office:value-type="string" calcext:value-type="string">
            <text:p>GO_0045454</text:p>
          </table:table-cell>
          <table:table-cell office:value-type="float" office:value="0.0281189385044841" calcext:value-type="float">
            <text:p>0.0281189385</text:p>
          </table:table-cell>
        </table:table-row>
        <table:table-row table:style-name="ro1">
          <table:table-cell office:value-type="string" calcext:value-type="string">
            <text:p>GO_0031554</text:p>
          </table:table-cell>
          <table:table-cell office:value-type="float" office:value="0.0277080367876078" calcext:value-type="float">
            <text:p>0.0277080368</text:p>
          </table:table-cell>
        </table:table-row>
        <table:table-row table:style-name="ro1">
          <table:table-cell office:value-type="string" calcext:value-type="string">
            <text:p>GO_0071436</text:p>
          </table:table-cell>
          <table:table-cell office:value-type="float" office:value="0.0274645570139089" calcext:value-type="float">
            <text:p>0.027464557</text:p>
          </table:table-cell>
        </table:table-row>
        <table:table-row table:style-name="ro1">
          <table:table-cell office:value-type="string" calcext:value-type="string">
            <text:p>GO_0006228</text:p>
          </table:table-cell>
          <table:table-cell office:value-type="float" office:value="0.024400652639243" calcext:value-type="float">
            <text:p>0.0244006526</text:p>
          </table:table-cell>
        </table:table-row>
        <table:table-row table:style-name="ro1">
          <table:table-cell office:value-type="string" calcext:value-type="string">
            <text:p>GO_0006241</text:p>
          </table:table-cell>
          <table:table-cell office:value-type="float" office:value="0.024400652639243" calcext:value-type="float">
            <text:p>0.0244006526</text:p>
          </table:table-cell>
        </table:table-row>
        <table:table-row table:style-name="ro1">
          <table:table-cell office:value-type="string" calcext:value-type="string">
            <text:p>GO_0006165</text:p>
          </table:table-cell>
          <table:table-cell office:value-type="float" office:value="0.024400652639243" calcext:value-type="float">
            <text:p>0.0244006526</text:p>
          </table:table-cell>
        </table:table-row>
        <table:table-row table:style-name="ro1">
          <table:table-cell office:value-type="string" calcext:value-type="string">
            <text:p>GO_0006183</text:p>
          </table:table-cell>
          <table:table-cell office:value-type="float" office:value="0.024400652639243" calcext:value-type="float">
            <text:p>0.0244006526</text:p>
          </table:table-cell>
        </table:table-row>
        <table:table-row table:style-name="ro1">
          <table:table-cell office:value-type="string" calcext:value-type="string">
            <text:p>GO_0006094</text:p>
          </table:table-cell>
          <table:table-cell office:value-type="float" office:value="0.0230993077454646" calcext:value-type="float">
            <text:p>0.0230993077</text:p>
          </table:table-cell>
        </table:table-row>
        <table:table-row table:style-name="ro1">
          <table:table-cell office:value-type="string" calcext:value-type="string">
            <text:p>GO_0007623</text:p>
          </table:table-cell>
          <table:table-cell office:value-type="float" office:value="0.0218286367568271" calcext:value-type="float">
            <text:p>0.0218286368</text:p>
          </table:table-cell>
        </table:table-row>
        <table:table-row table:style-name="ro1">
          <table:table-cell office:value-type="string" calcext:value-type="string">
            <text:p>GO_0006051</text:p>
          </table:table-cell>
          <table:table-cell office:value-type="float" office:value="0.0184593498118359" calcext:value-type="float">
            <text:p>0.0184593498</text:p>
          </table:table-cell>
        </table:table-row>
        <table:table-row table:style-name="ro1">
          <table:table-cell office:value-type="string" calcext:value-type="string">
            <text:p>GO_0045893</text:p>
          </table:table-cell>
          <table:table-cell office:value-type="float" office:value="0.0169451804960357" calcext:value-type="float">
            <text:p>0.0169451805</text:p>
          </table:table-cell>
        </table:table-row>
        <table:table-row table:style-name="ro1">
          <table:table-cell office:value-type="string" calcext:value-type="string">
            <text:p>GO_0042619</text:p>
          </table:table-cell>
          <table:table-cell office:value-type="float" office:value="0.015493172105907" calcext:value-type="float">
            <text:p>0.0154931721</text:p>
          </table:table-cell>
        </table:table-row>
        <table:table-row table:style-name="ro1">
          <table:table-cell office:value-type="string" calcext:value-type="string">
            <text:p>GO_0007155</text:p>
          </table:table-cell>
          <table:table-cell office:value-type="float" office:value="0.0146546697330569" calcext:value-type="float">
            <text:p>0.0146546697</text:p>
          </table:table-cell>
        </table:table-row>
        <table:table-row table:style-name="ro1">
          <table:table-cell office:value-type="string" calcext:value-type="string">
            <text:p>GO_0043248</text:p>
          </table:table-cell>
          <table:table-cell office:value-type="float" office:value="0.0124725293642355" calcext:value-type="float">
            <text:p>0.0124725294</text:p>
          </table:table-cell>
        </table:table-row>
        <table:table-row table:style-name="ro1">
          <table:table-cell office:value-type="string" calcext:value-type="string">
            <text:p>GO_0019310</text:p>
          </table:table-cell>
          <table:table-cell office:value-type="float" office:value="0.0118331047081045" calcext:value-type="float">
            <text:p>0.0118331047</text:p>
          </table:table-cell>
        </table:table-row>
        <table:table-row table:style-name="ro1">
          <table:table-cell office:value-type="string" calcext:value-type="string">
            <text:p>GO_0015711</text:p>
          </table:table-cell>
          <table:table-cell office:value-type="float" office:value="0.00991003261847487" calcext:value-type="float">
            <text:p>0.0099100326</text:p>
          </table:table-cell>
        </table:table-row>
        <table:table-row table:style-name="ro1">
          <table:table-cell office:value-type="string" calcext:value-type="string">
            <text:p>GO_0006021</text:p>
          </table:table-cell>
          <table:table-cell office:value-type="float" office:value="0.00967428711215934" calcext:value-type="float">
            <text:p>0.0096742871</text:p>
          </table:table-cell>
        </table:table-row>
        <table:table-row table:style-name="ro1">
          <table:table-cell office:value-type="string" calcext:value-type="string">
            <text:p>GO_0006414</text:p>
          </table:table-cell>
          <table:table-cell office:value-type="float" office:value="0.00951390044963107" calcext:value-type="float">
            <text:p>0.0095139004</text:p>
          </table:table-cell>
        </table:table-row>
        <table:table-row table:style-name="ro1">
          <table:table-cell office:value-type="string" calcext:value-type="string">
            <text:p>GO_0036065</text:p>
          </table:table-cell>
          <table:table-cell office:value-type="float" office:value="0.00934568933303339" calcext:value-type="float">
            <text:p>0.0093456893</text:p>
          </table:table-cell>
        </table:table-row>
        <table:table-row table:style-name="ro1">
          <table:table-cell office:value-type="string" calcext:value-type="string">
            <text:p>GO_0009246</text:p>
          </table:table-cell>
          <table:table-cell office:value-type="float" office:value="0.00934568933303339" calcext:value-type="float">
            <text:p>0.0093456893</text:p>
          </table:table-cell>
        </table:table-row>
        <table:table-row table:style-name="ro1">
          <table:table-cell office:value-type="string" calcext:value-type="string">
            <text:p>GO_0009186</text:p>
          </table:table-cell>
          <table:table-cell office:value-type="float" office:value="0.0092588182800383" calcext:value-type="float">
            <text:p>0.0092588183</text:p>
          </table:table-cell>
        </table:table-row>
        <table:table-row table:style-name="ro1">
          <table:table-cell office:value-type="string" calcext:value-type="string">
            <text:p>GO_0006556</text:p>
          </table:table-cell>
          <table:table-cell office:value-type="float" office:value="0.0061397375236636" calcext:value-type="float">
            <text:p>0.0061397375</text:p>
          </table:table-cell>
        </table:table-row>
        <table:table-row table:style-name="ro1">
          <table:table-cell office:value-type="string" calcext:value-type="string">
            <text:p>GO_0006488</text:p>
          </table:table-cell>
          <table:table-cell office:value-type="float" office:value="0.0042319440484128" calcext:value-type="float">
            <text:p>0.004231944</text:p>
          </table:table-cell>
        </table:table-row>
        <table:table-row table:style-name="ro1">
          <table:table-cell office:value-type="string" calcext:value-type="string">
            <text:p>GO_0000413</text:p>
          </table:table-cell>
          <table:table-cell office:value-type="float" office:value="0.00357935069998451" calcext:value-type="float">
            <text:p>0.0035793507</text:p>
          </table:table-cell>
        </table:table-row>
        <table:table-row table:style-name="ro1">
          <table:table-cell office:value-type="string" calcext:value-type="string">
            <text:p>GO_0044780</text:p>
          </table:table-cell>
          <table:table-cell office:value-type="float" office:value="0.00261027125375595" calcext:value-type="float">
            <text:p>0.0026102713</text:p>
          </table:table-cell>
        </table:table-row>
        <table:table-row table:style-name="ro1">
          <table:table-cell office:value-type="string" calcext:value-type="string">
            <text:p>GO_0006013</text:p>
          </table:table-cell>
          <table:table-cell office:value-type="float" office:value="0.00160984264980997" calcext:value-type="float">
            <text:p>0.0016098426</text:p>
          </table:table-cell>
        </table:table-row>
        <table:table-row table:style-name="ro1">
          <table:table-cell office:value-type="string" calcext:value-type="string">
            <text:p>GO_0046373</text:p>
          </table:table-cell>
          <table:table-cell office:value-type="float" office:value="0.00156263341393187" calcext:value-type="float">
            <text:p>0.0015626334</text:p>
          </table:table-cell>
        </table:table-row>
        <table:table-row table:style-name="ro1">
          <table:table-cell office:value-type="string" calcext:value-type="string">
            <text:p>GO_0000272</text:p>
          </table:table-cell>
          <table:table-cell office:value-type="float" office:value="0.00155706979148165" calcext:value-type="float">
            <text:p>0.0015570698</text:p>
          </table:table-cell>
        </table:table-row>
        <table:table-row table:style-name="ro1">
          <table:table-cell office:value-type="string" calcext:value-type="string">
            <text:p>GO_0051603</text:p>
          </table:table-cell>
          <table:table-cell office:value-type="float" office:value="-0.000194422760043542" calcext:value-type="float">
            <text:p>-0.0001944228</text:p>
          </table:table-cell>
        </table:table-row>
        <table:table-row table:style-name="ro1">
          <table:table-cell office:value-type="string" calcext:value-type="string">
            <text:p>GO_0006635</text:p>
          </table:table-cell>
          <table:table-cell office:value-type="float" office:value="-0.00230608914757432" calcext:value-type="float">
            <text:p>-0.0023060891</text:p>
          </table:table-cell>
        </table:table-row>
        <table:table-row table:style-name="ro1">
          <table:table-cell office:value-type="string" calcext:value-type="string">
            <text:p>GO_0007156</text:p>
          </table:table-cell>
          <table:table-cell office:value-type="float" office:value="-0.00274709741046936" calcext:value-type="float">
            <text:p>-0.0027470974</text:p>
          </table:table-cell>
        </table:table-row>
        <table:table-row table:style-name="ro1">
          <table:table-cell office:value-type="string" calcext:value-type="string">
            <text:p>GO_0019538</text:p>
          </table:table-cell>
          <table:table-cell office:value-type="float" office:value="-0.00390716173664824" calcext:value-type="float">
            <text:p>-0.0039071617</text:p>
          </table:table-cell>
        </table:table-row>
        <table:table-row table:style-name="ro1">
          <table:table-cell office:value-type="string" calcext:value-type="string">
            <text:p>GO_0007094</text:p>
          </table:table-cell>
          <table:table-cell office:value-type="float" office:value="-0.00693117210166084" calcext:value-type="float">
            <text:p>-0.0069311721</text:p>
          </table:table-cell>
        </table:table-row>
        <table:table-row table:style-name="ro1">
          <table:table-cell office:value-type="string" calcext:value-type="string">
            <text:p>GO_0010508</text:p>
          </table:table-cell>
          <table:table-cell office:value-type="float" office:value="-0.00919630027954495" calcext:value-type="float">
            <text:p>-0.0091963003</text:p>
          </table:table-cell>
        </table:table-row>
        <table:table-row table:style-name="ro1">
          <table:table-cell office:value-type="string" calcext:value-type="string">
            <text:p>GO_0006486</text:p>
          </table:table-cell>
          <table:table-cell office:value-type="float" office:value="-0.00926796603763497" calcext:value-type="float">
            <text:p>-0.009267966</text:p>
          </table:table-cell>
        </table:table-row>
        <table:table-row table:style-name="ro1">
          <table:table-cell office:value-type="string" calcext:value-type="string">
            <text:p>GO_0006032</text:p>
          </table:table-cell>
          <table:table-cell office:value-type="float" office:value="-0.00939928655451774" calcext:value-type="float">
            <text:p>-0.0093992866</text:p>
          </table:table-cell>
        </table:table-row>
        <table:table-row table:style-name="ro1">
          <table:table-cell office:value-type="string" calcext:value-type="string">
            <text:p>GO_0006796</text:p>
          </table:table-cell>
          <table:table-cell office:value-type="float" office:value="-0.010231415339447" calcext:value-type="float">
            <text:p>-0.0102314153</text:p>
          </table:table-cell>
        </table:table-row>
        <table:table-row table:style-name="ro1">
          <table:table-cell office:value-type="string" calcext:value-type="string">
            <text:p>GO_0006811</text:p>
          </table:table-cell>
          <table:table-cell office:value-type="float" office:value="-0.0111249558096546" calcext:value-type="float">
            <text:p>-0.0111249558</text:p>
          </table:table-cell>
        </table:table-row>
        <table:table-row table:style-name="ro1">
          <table:table-cell office:value-type="string" calcext:value-type="string">
            <text:p>GO_0044341</text:p>
          </table:table-cell>
          <table:table-cell office:value-type="float" office:value="-0.012255679533219" calcext:value-type="float">
            <text:p>-0.0122556795</text:p>
          </table:table-cell>
        </table:table-row>
        <table:table-row table:style-name="ro1">
          <table:table-cell office:value-type="string" calcext:value-type="string">
            <text:p>GO_0001682</text:p>
          </table:table-cell>
          <table:table-cell office:value-type="float" office:value="-0.0127864693935187" calcext:value-type="float">
            <text:p>-0.0127864694</text:p>
          </table:table-cell>
        </table:table-row>
        <table:table-row table:style-name="ro1">
          <table:table-cell office:value-type="string" calcext:value-type="string">
            <text:p>GO_0009636</text:p>
          </table:table-cell>
          <table:table-cell office:value-type="float" office:value="-0.0135566899047418" calcext:value-type="float">
            <text:p>-0.0135566899</text:p>
          </table:table-cell>
        </table:table-row>
        <table:table-row table:style-name="ro1">
          <table:table-cell office:value-type="string" calcext:value-type="string">
            <text:p>GO_0043547</text:p>
          </table:table-cell>
          <table:table-cell office:value-type="float" office:value="-0.0154060054414651" calcext:value-type="float">
            <text:p>-0.0154060054</text:p>
          </table:table-cell>
        </table:table-row>
        <table:table-row table:style-name="ro1">
          <table:table-cell office:value-type="string" calcext:value-type="string">
            <text:p>GO_0007031</text:p>
          </table:table-cell>
          <table:table-cell office:value-type="float" office:value="-0.0203110640325064" calcext:value-type="float">
            <text:p>-0.020311064</text:p>
          </table:table-cell>
        </table:table-row>
        <table:table-row table:style-name="ro1">
          <table:table-cell office:value-type="string" calcext:value-type="string">
            <text:p>GO_0006351</text:p>
          </table:table-cell>
          <table:table-cell office:value-type="float" office:value="-0.0212987982988029" calcext:value-type="float">
            <text:p>-0.0212987983</text:p>
          </table:table-cell>
        </table:table-row>
        <table:table-row table:style-name="ro1">
          <table:table-cell office:value-type="string" calcext:value-type="string">
            <text:p>GO_0019058</text:p>
          </table:table-cell>
          <table:table-cell office:value-type="float" office:value="-0.0223489742092966" calcext:value-type="float">
            <text:p>-0.0223489742</text:p>
          </table:table-cell>
        </table:table-row>
        <table:table-row table:style-name="ro1">
          <table:table-cell office:value-type="string" calcext:value-type="string">
            <text:p>GO_0006605</text:p>
          </table:table-cell>
          <table:table-cell office:value-type="float" office:value="-0.0252037374975489" calcext:value-type="float">
            <text:p>-0.0252037375</text:p>
          </table:table-cell>
        </table:table-row>
        <table:table-row table:style-name="ro1">
          <table:table-cell office:value-type="string" calcext:value-type="string">
            <text:p>GO_0005978</text:p>
          </table:table-cell>
          <table:table-cell office:value-type="float" office:value="-0.025258317176652" calcext:value-type="float">
            <text:p>-0.0252583172</text:p>
          </table:table-cell>
        </table:table-row>
        <table:table-row table:style-name="ro1">
          <table:table-cell office:value-type="string" calcext:value-type="string">
            <text:p>GO_0006109</text:p>
          </table:table-cell>
          <table:table-cell office:value-type="float" office:value="-0.0268155126346527" calcext:value-type="float">
            <text:p>-0.0268155126</text:p>
          </table:table-cell>
        </table:table-row>
        <table:table-row table:style-name="ro1">
          <table:table-cell office:value-type="string" calcext:value-type="string">
            <text:p>GO_0007034</text:p>
          </table:table-cell>
          <table:table-cell office:value-type="float" office:value="-0.0312910205342385" calcext:value-type="float">
            <text:p>-0.0312910205</text:p>
          </table:table-cell>
        </table:table-row>
        <table:table-row table:style-name="ro1">
          <table:table-cell office:value-type="string" calcext:value-type="string">
            <text:p>GO_0006665</text:p>
          </table:table-cell>
          <table:table-cell office:value-type="float" office:value="-0.0317187980619351" calcext:value-type="float">
            <text:p>-0.0317187981</text:p>
          </table:table-cell>
        </table:table-row>
        <table:table-row table:style-name="ro1">
          <table:table-cell office:value-type="string" calcext:value-type="string">
            <text:p>GO_0006874</text:p>
          </table:table-cell>
          <table:table-cell office:value-type="float" office:value="-0.0319134464068682" calcext:value-type="float">
            <text:p>-0.0319134464</text:p>
          </table:table-cell>
        </table:table-row>
        <table:table-row table:style-name="ro1">
          <table:table-cell office:value-type="string" calcext:value-type="string">
            <text:p>GO_0015740</text:p>
          </table:table-cell>
          <table:table-cell office:value-type="float" office:value="-0.0346996840475494" calcext:value-type="float">
            <text:p>-0.034699684</text:p>
          </table:table-cell>
        </table:table-row>
        <table:table-row table:style-name="ro1">
          <table:table-cell office:value-type="string" calcext:value-type="string">
            <text:p>GO_0090305</text:p>
          </table:table-cell>
          <table:table-cell office:value-type="float" office:value="-0.0358780008541416" calcext:value-type="float">
            <text:p>-0.0358780009</text:p>
          </table:table-cell>
        </table:table-row>
        <table:table-row table:style-name="ro1">
          <table:table-cell office:value-type="string" calcext:value-type="string">
            <text:p>GO_0006730</text:p>
          </table:table-cell>
          <table:table-cell office:value-type="float" office:value="-0.0360662223258307" calcext:value-type="float">
            <text:p>-0.0360662223</text:p>
          </table:table-cell>
        </table:table-row>
        <table:table-row table:style-name="ro1">
          <table:table-cell office:value-type="string" calcext:value-type="string">
            <text:p>GO_0015689</text:p>
          </table:table-cell>
          <table:table-cell office:value-type="float" office:value="-0.0382704396258098" calcext:value-type="float">
            <text:p>-0.0382704396</text:p>
          </table:table-cell>
        </table:table-row>
        <table:table-row table:style-name="ro1">
          <table:table-cell office:value-type="string" calcext:value-type="string">
            <text:p>GO_0030435</text:p>
          </table:table-cell>
          <table:table-cell office:value-type="float" office:value="-0.0386851078092158" calcext:value-type="float">
            <text:p>-0.0386851078</text:p>
          </table:table-cell>
        </table:table-row>
        <table:table-row table:style-name="ro1">
          <table:table-cell office:value-type="string" calcext:value-type="string">
            <text:p>GO_0006383</text:p>
          </table:table-cell>
          <table:table-cell office:value-type="float" office:value="-0.0392425091212081" calcext:value-type="float">
            <text:p>-0.0392425091</text:p>
          </table:table-cell>
        </table:table-row>
        <table:table-row table:style-name="ro1">
          <table:table-cell office:value-type="string" calcext:value-type="string">
            <text:p>GO_0070072</text:p>
          </table:table-cell>
          <table:table-cell office:value-type="float" office:value="-0.0392425091212081" calcext:value-type="float">
            <text:p>-0.0392425091</text:p>
          </table:table-cell>
        </table:table-row>
        <table:table-row table:style-name="ro1">
          <table:table-cell office:value-type="string" calcext:value-type="string">
            <text:p>GO_0043065</text:p>
          </table:table-cell>
          <table:table-cell office:value-type="float" office:value="-0.0393509710806809" calcext:value-type="float">
            <text:p>-0.0393509711</text:p>
          </table:table-cell>
        </table:table-row>
        <table:table-row table:style-name="ro1">
          <table:table-cell office:value-type="string" calcext:value-type="string">
            <text:p>GO_0048280</text:p>
          </table:table-cell>
          <table:table-cell office:value-type="float" office:value="-0.0417616082086974" calcext:value-type="float">
            <text:p>-0.0417616082</text:p>
          </table:table-cell>
        </table:table-row>
        <table:table-row table:style-name="ro1">
          <table:table-cell office:value-type="string" calcext:value-type="string">
            <text:p>GO_0015992</text:p>
          </table:table-cell>
          <table:table-cell office:value-type="float" office:value="-0.0444390272261843" calcext:value-type="float">
            <text:p>-0.0444390272</text:p>
          </table:table-cell>
        </table:table-row>
        <table:table-row table:style-name="ro1">
          <table:table-cell office:value-type="string" calcext:value-type="string">
            <text:p>GO_0009607</text:p>
          </table:table-cell>
          <table:table-cell office:value-type="float" office:value="-0.0452905350671226" calcext:value-type="float">
            <text:p>-0.0452905351</text:p>
          </table:table-cell>
        </table:table-row>
        <table:table-row table:style-name="ro1">
          <table:table-cell office:value-type="string" calcext:value-type="string">
            <text:p>GO_0006370</text:p>
          </table:table-cell>
          <table:table-cell office:value-type="float" office:value="-0.0463905577027579" calcext:value-type="float">
            <text:p>-0.0463905577</text:p>
          </table:table-cell>
        </table:table-row>
        <table:table-row table:style-name="ro1">
          <table:table-cell office:value-type="string" calcext:value-type="string">
            <text:p>GO_0034227</text:p>
          </table:table-cell>
          <table:table-cell office:value-type="float" office:value="-0.0465248476342872" calcext:value-type="float">
            <text:p>-0.0465248476</text:p>
          </table:table-cell>
        </table:table-row>
        <table:table-row table:style-name="ro1">
          <table:table-cell office:value-type="string" calcext:value-type="string">
            <text:p>GO_0019217</text:p>
          </table:table-cell>
          <table:table-cell office:value-type="float" office:value="-0.0485792516292248" calcext:value-type="float">
            <text:p>-0.0485792516</text:p>
          </table:table-cell>
        </table:table-row>
        <table:table-row table:style-name="ro1">
          <table:table-cell office:value-type="string" calcext:value-type="string">
            <text:p>GO_0031221</text:p>
          </table:table-cell>
          <table:table-cell office:value-type="float" office:value="-0.0513946560895788" calcext:value-type="float">
            <text:p>-0.0513946561</text:p>
          </table:table-cell>
        </table:table-row>
        <table:table-row table:style-name="ro1">
          <table:table-cell office:value-type="string" calcext:value-type="string">
            <text:p>GO_0001510</text:p>
          </table:table-cell>
          <table:table-cell office:value-type="float" office:value="-0.0517238623946468" calcext:value-type="float">
            <text:p>-0.0517238624</text:p>
          </table:table-cell>
        </table:table-row>
        <table:table-row table:style-name="ro1">
          <table:table-cell office:value-type="string" calcext:value-type="string">
            <text:p>GO_0009452</text:p>
          </table:table-cell>
          <table:table-cell office:value-type="float" office:value="-0.0517238623946468" calcext:value-type="float">
            <text:p>-0.0517238624</text:p>
          </table:table-cell>
        </table:table-row>
        <table:table-row table:style-name="ro1">
          <table:table-cell office:value-type="string" calcext:value-type="string">
            <text:p>GO_0009439</text:p>
          </table:table-cell>
          <table:table-cell office:value-type="float" office:value="-0.0542093167703371" calcext:value-type="float">
            <text:p>-0.0542093168</text:p>
          </table:table-cell>
        </table:table-row>
        <table:table-row table:style-name="ro1">
          <table:table-cell office:value-type="string" calcext:value-type="string">
            <text:p>GO_0048544</text:p>
          </table:table-cell>
          <table:table-cell office:value-type="float" office:value="-0.055447292573126" calcext:value-type="float">
            <text:p>-0.0554472926</text:p>
          </table:table-cell>
        </table:table-row>
        <table:table-row table:style-name="ro1">
          <table:table-cell office:value-type="string" calcext:value-type="string">
            <text:p>GO_0016973</text:p>
          </table:table-cell>
          <table:table-cell office:value-type="float" office:value="-0.055447292573126" calcext:value-type="float">
            <text:p>-0.0554472926</text:p>
          </table:table-cell>
        </table:table-row>
        <table:table-row table:style-name="ro1">
          <table:table-cell office:value-type="string" calcext:value-type="string">
            <text:p>GO_0042254</text:p>
          </table:table-cell>
          <table:table-cell office:value-type="float" office:value="-0.0558623659593153" calcext:value-type="float">
            <text:p>-0.055862366</text:p>
          </table:table-cell>
        </table:table-row>
        <table:table-row table:style-name="ro1">
          <table:table-cell office:value-type="string" calcext:value-type="string">
            <text:p>GO_0009297</text:p>
          </table:table-cell>
          <table:table-cell office:value-type="float" office:value="-0.0565752720142262" calcext:value-type="float">
            <text:p>-0.056575272</text:p>
          </table:table-cell>
        </table:table-row>
        <table:table-row table:style-name="ro1">
          <table:table-cell office:value-type="string" calcext:value-type="string">
            <text:p>GO_0045905</text:p>
          </table:table-cell>
          <table:table-cell office:value-type="float" office:value="-0.0592659780779471" calcext:value-type="float">
            <text:p>-0.0592659781</text:p>
          </table:table-cell>
        </table:table-row>
        <table:table-row table:style-name="ro1">
          <table:table-cell office:value-type="string" calcext:value-type="string">
            <text:p>GO_0006452</text:p>
          </table:table-cell>
          <table:table-cell office:value-type="float" office:value="-0.0592659780779471" calcext:value-type="float">
            <text:p>-0.0592659781</text:p>
          </table:table-cell>
        </table:table-row>
        <table:table-row table:style-name="ro1">
          <table:table-cell office:value-type="string" calcext:value-type="string">
            <text:p>GO_0045901</text:p>
          </table:table-cell>
          <table:table-cell office:value-type="float" office:value="-0.0592659780779471" calcext:value-type="float">
            <text:p>-0.0592659781</text:p>
          </table:table-cell>
        </table:table-row>
        <table:table-row table:style-name="ro1">
          <table:table-cell office:value-type="string" calcext:value-type="string">
            <text:p>GO_0006470</text:p>
          </table:table-cell>
          <table:table-cell office:value-type="float" office:value="-0.0621538488931753" calcext:value-type="float">
            <text:p>-0.0621538489</text:p>
          </table:table-cell>
        </table:table-row>
        <table:table-row table:style-name="ro1">
          <table:table-cell office:value-type="string" calcext:value-type="string">
            <text:p>GO_0006597</text:p>
          </table:table-cell>
          <table:table-cell office:value-type="float" office:value="-0.0634440334161489" calcext:value-type="float">
            <text:p>-0.0634440334</text:p>
          </table:table-cell>
        </table:table-row>
        <table:table-row table:style-name="ro1">
          <table:table-cell office:value-type="string" calcext:value-type="string">
            <text:p>GO_0071918</text:p>
          </table:table-cell>
          <table:table-cell office:value-type="float" office:value="-0.0639808669477897" calcext:value-type="float">
            <text:p>-0.0639808669</text:p>
          </table:table-cell>
        </table:table-row>
        <table:table-row table:style-name="ro1">
          <table:table-cell office:value-type="string" calcext:value-type="string">
            <text:p>GO_0006487</text:p>
          </table:table-cell>
          <table:table-cell office:value-type="float" office:value="-0.0648717606898057" calcext:value-type="float">
            <text:p>-0.0648717607</text:p>
          </table:table-cell>
        </table:table-row>
        <table:table-row table:style-name="ro1">
          <table:table-cell office:value-type="string" calcext:value-type="string">
            <text:p>GO_0006413</text:p>
          </table:table-cell>
          <table:table-cell office:value-type="float" office:value="-0.0668462108808031" calcext:value-type="float">
            <text:p>-0.0668462109</text:p>
          </table:table-cell>
        </table:table-row>
        <table:table-row table:style-name="ro1">
          <table:table-cell office:value-type="string" calcext:value-type="string">
            <text:p>GO_0030244</text:p>
          </table:table-cell>
          <table:table-cell office:value-type="float" office:value="-0.0680779320145778" calcext:value-type="float">
            <text:p>-0.068077932</text:p>
          </table:table-cell>
        </table:table-row>
        <table:table-row table:style-name="ro1">
          <table:table-cell office:value-type="string" calcext:value-type="string">
            <text:p>GO_0006457</text:p>
          </table:table-cell>
          <table:table-cell office:value-type="float" office:value="-0.0681163105094783" calcext:value-type="float">
            <text:p>-0.0681163105</text:p>
          </table:table-cell>
        </table:table-row>
        <table:table-row table:style-name="ro1">
          <table:table-cell office:value-type="string" calcext:value-type="string">
            <text:p>GO_0015995</text:p>
          </table:table-cell>
          <table:table-cell office:value-type="float" office:value="-0.0684650977935053" calcext:value-type="float">
            <text:p>-0.0684650978</text:p>
          </table:table-cell>
        </table:table-row>
        <table:table-row table:style-name="ro1">
          <table:table-cell office:value-type="string" calcext:value-type="string">
            <text:p>GO_0048278</text:p>
          </table:table-cell>
          <table:table-cell office:value-type="float" office:value="-0.0701947182901451" calcext:value-type="float">
            <text:p>-0.0701947183</text:p>
          </table:table-cell>
        </table:table-row>
        <table:table-row table:style-name="ro1">
          <table:table-cell office:value-type="string" calcext:value-type="string">
            <text:p>GO_1902209</text:p>
          </table:table-cell>
          <table:table-cell office:value-type="float" office:value="-0.0717976496406273" calcext:value-type="float">
            <text:p>-0.0717976496</text:p>
          </table:table-cell>
        </table:table-row>
        <table:table-row table:style-name="ro1">
          <table:table-cell office:value-type="string" calcext:value-type="string">
            <text:p>GO_0006928</text:p>
          </table:table-cell>
          <table:table-cell office:value-type="float" office:value="-0.0756376353061647" calcext:value-type="float">
            <text:p>-0.0756376353</text:p>
          </table:table-cell>
        </table:table-row>
        <table:table-row table:style-name="ro1">
          <table:table-cell office:value-type="string" calcext:value-type="string">
            <text:p>GO_0071973</text:p>
          </table:table-cell>
          <table:table-cell office:value-type="float" office:value="-0.075738923094066" calcext:value-type="float">
            <text:p>-0.0757389231</text:p>
          </table:table-cell>
        </table:table-row>
        <table:table-row table:style-name="ro1">
          <table:table-cell office:value-type="string" calcext:value-type="string">
            <text:p>GO_0015696</text:p>
          </table:table-cell>
          <table:table-cell office:value-type="float" office:value="-0.0778698082707257" calcext:value-type="float">
            <text:p>-0.0778698083</text:p>
          </table:table-cell>
        </table:table-row>
        <table:table-row table:style-name="ro1">
          <table:table-cell office:value-type="string" calcext:value-type="string">
            <text:p>GO_0017148</text:p>
          </table:table-cell>
          <table:table-cell office:value-type="float" office:value="-0.081059047534356" calcext:value-type="float">
            <text:p>-0.0810590475</text:p>
          </table:table-cell>
        </table:table-row>
        <table:table-row table:style-name="ro1">
          <table:table-cell office:value-type="string" calcext:value-type="string">
            <text:p>GO_0044781</text:p>
          </table:table-cell>
          <table:table-cell office:value-type="float" office:value="-0.0825126159532239" calcext:value-type="float">
            <text:p>-0.082512616</text:p>
          </table:table-cell>
        </table:table-row>
        <table:table-row table:style-name="ro1">
          <table:table-cell office:value-type="string" calcext:value-type="string">
            <text:p>GO_0005985</text:p>
          </table:table-cell>
          <table:table-cell office:value-type="float" office:value="-0.0839421227036627" calcext:value-type="float">
            <text:p>-0.0839421227</text:p>
          </table:table-cell>
        </table:table-row>
        <table:table-row table:style-name="ro1">
          <table:table-cell office:value-type="string" calcext:value-type="string">
            <text:p>GO_0050708</text:p>
          </table:table-cell>
          <table:table-cell office:value-type="float" office:value="-0.0870138144316742" calcext:value-type="float">
            <text:p>-0.0870138144</text:p>
          </table:table-cell>
        </table:table-row>
        <table:table-row table:style-name="ro1">
          <table:table-cell office:value-type="string" calcext:value-type="string">
            <text:p>GO_0022900</text:p>
          </table:table-cell>
          <table:table-cell office:value-type="float" office:value="-0.0882172078490834" calcext:value-type="float">
            <text:p>-0.0882172078</text:p>
          </table:table-cell>
        </table:table-row>
        <table:table-row table:style-name="ro1">
          <table:table-cell office:value-type="string" calcext:value-type="string">
            <text:p>GO_0006412</text:p>
          </table:table-cell>
          <table:table-cell office:value-type="float" office:value="-0.0894949076454827" calcext:value-type="float">
            <text:p>-0.0894949076</text:p>
          </table:table-cell>
        </table:table-row>
        <table:table-row table:style-name="ro1">
          <table:table-cell office:value-type="string" calcext:value-type="string">
            <text:p>GO_0006879</text:p>
          </table:table-cell>
          <table:table-cell office:value-type="float" office:value="-0.0895375845414947" calcext:value-type="float">
            <text:p>-0.0895375845</text:p>
          </table:table-cell>
        </table:table-row>
        <table:table-row table:style-name="ro1">
          <table:table-cell office:value-type="string" calcext:value-type="string">
            <text:p>GO_0040007</text:p>
          </table:table-cell>
          <table:table-cell office:value-type="float" office:value="-0.089620987273178" calcext:value-type="float">
            <text:p>-0.0896209873</text:p>
          </table:table-cell>
        </table:table-row>
        <table:table-row table:style-name="ro1">
          <table:table-cell office:value-type="string" calcext:value-type="string">
            <text:p>GO_0006066</text:p>
          </table:table-cell>
          <table:table-cell office:value-type="float" office:value="-0.090002791131117" calcext:value-type="float">
            <text:p>-0.0900027911</text:p>
          </table:table-cell>
        </table:table-row>
        <table:table-row table:style-name="ro1">
          <table:table-cell office:value-type="string" calcext:value-type="string">
            <text:p>GO_0019385</text:p>
          </table:table-cell>
          <table:table-cell office:value-type="float" office:value="-0.0901113550184727" calcext:value-type="float">
            <text:p>-0.090111355</text:p>
          </table:table-cell>
        </table:table-row>
        <table:table-row table:style-name="ro1">
          <table:table-cell office:value-type="string" calcext:value-type="string">
            <text:p>GO_0006950</text:p>
          </table:table-cell>
          <table:table-cell office:value-type="float" office:value="-0.090392292966284" calcext:value-type="float">
            <text:p>-0.090392293</text:p>
          </table:table-cell>
        </table:table-row>
        <table:table-row table:style-name="ro1">
          <table:table-cell office:value-type="string" calcext:value-type="string">
            <text:p>GO_0009395</text:p>
          </table:table-cell>
          <table:table-cell office:value-type="float" office:value="-0.090535584168494" calcext:value-type="float">
            <text:p>-0.0905355842</text:p>
          </table:table-cell>
        </table:table-row>
        <table:table-row table:style-name="ro1">
          <table:table-cell office:value-type="string" calcext:value-type="string">
            <text:p>GO_0006801</text:p>
          </table:table-cell>
          <table:table-cell office:value-type="float" office:value="-0.0912895721642724" calcext:value-type="float">
            <text:p>-0.0912895722</text:p>
          </table:table-cell>
        </table:table-row>
        <table:table-row table:style-name="ro1">
          <table:table-cell office:value-type="string" calcext:value-type="string">
            <text:p>GO_0006402</text:p>
          </table:table-cell>
          <table:table-cell office:value-type="float" office:value="-0.091735570308238" calcext:value-type="float">
            <text:p>-0.0917355703</text:p>
          </table:table-cell>
        </table:table-row>
        <table:table-row table:style-name="ro1">
          <table:table-cell office:value-type="string" calcext:value-type="string">
            <text:p>GO_0006260</text:p>
          </table:table-cell>
          <table:table-cell office:value-type="float" office:value="-0.0957643679322174" calcext:value-type="float">
            <text:p>-0.0957643679</text:p>
          </table:table-cell>
        </table:table-row>
        <table:table-row table:style-name="ro1">
          <table:table-cell office:value-type="string" calcext:value-type="string">
            <text:p>GO_0044238</text:p>
          </table:table-cell>
          <table:table-cell office:value-type="float" office:value="-0.0978038843962224" calcext:value-type="float">
            <text:p>-0.0978038844</text:p>
          </table:table-cell>
        </table:table-row>
        <table:table-row table:style-name="ro1">
          <table:table-cell office:value-type="string" calcext:value-type="string">
            <text:p>GO_0000041</text:p>
          </table:table-cell>
          <table:table-cell office:value-type="float" office:value="-0.0984652716017535" calcext:value-type="float">
            <text:p>-0.0984652716</text:p>
          </table:table-cell>
        </table:table-row>
        <table:table-row table:style-name="ro1">
          <table:table-cell office:value-type="string" calcext:value-type="string">
            <text:p>GO_0006302</text:p>
          </table:table-cell>
          <table:table-cell office:value-type="float" office:value="-0.0995399610361145" calcext:value-type="float">
            <text:p>-0.099539961</text:p>
          </table:table-cell>
        </table:table-row>
        <table:table-row table:style-name="ro1">
          <table:table-cell office:value-type="string" calcext:value-type="string">
            <text:p>GO_0007219</text:p>
          </table:table-cell>
          <table:table-cell office:value-type="float" office:value="-0.106205451822906" calcext:value-type="float">
            <text:p>-0.1062054518</text:p>
          </table:table-cell>
        </table:table-row>
        <table:table-row table:style-name="ro1">
          <table:table-cell office:value-type="string" calcext:value-type="string">
            <text:p>GO_0009372</text:p>
          </table:table-cell>
          <table:table-cell office:value-type="float" office:value="-0.107278557063409" calcext:value-type="float">
            <text:p>-0.1072785571</text:p>
          </table:table-cell>
        </table:table-row>
        <table:table-row table:style-name="ro1">
          <table:table-cell office:value-type="string" calcext:value-type="string">
            <text:p>GO_0042742</text:p>
          </table:table-cell>
          <table:table-cell office:value-type="float" office:value="-0.107782829052202" calcext:value-type="float">
            <text:p>-0.1077828291</text:p>
          </table:table-cell>
        </table:table-row>
        <table:table-row table:style-name="ro1">
          <table:table-cell office:value-type="string" calcext:value-type="string">
            <text:p>GO_0030071</text:p>
          </table:table-cell>
          <table:table-cell office:value-type="float" office:value="-0.108817200969398" calcext:value-type="float">
            <text:p>-0.108817201</text:p>
          </table:table-cell>
        </table:table-row>
        <table:table-row table:style-name="ro1">
          <table:table-cell office:value-type="string" calcext:value-type="string">
            <text:p>GO_0009247</text:p>
          </table:table-cell>
          <table:table-cell office:value-type="float" office:value="-0.10998786305661" calcext:value-type="float">
            <text:p>-0.1099878631</text:p>
          </table:table-cell>
        </table:table-row>
        <table:table-row table:style-name="ro1">
          <table:table-cell office:value-type="string" calcext:value-type="string">
            <text:p>GO_0006506</text:p>
          </table:table-cell>
          <table:table-cell office:value-type="float" office:value="-0.111612234638718" calcext:value-type="float">
            <text:p>-0.1116122346</text:p>
          </table:table-cell>
        </table:table-row>
        <table:table-row table:style-name="ro1">
          <table:table-cell office:value-type="string" calcext:value-type="string">
            <text:p>GO_0006480</text:p>
          </table:table-cell>
          <table:table-cell office:value-type="float" office:value="-0.113133356891943" calcext:value-type="float">
            <text:p>-0.1131333569</text:p>
          </table:table-cell>
        </table:table-row>
        <table:table-row table:style-name="ro1">
          <table:table-cell office:value-type="string" calcext:value-type="string">
            <text:p>GO_0071816</text:p>
          </table:table-cell>
          <table:table-cell office:value-type="float" office:value="-0.113827408694145" calcext:value-type="float">
            <text:p>-0.1138274087</text:p>
          </table:table-cell>
        </table:table-row>
        <table:table-row table:style-name="ro1">
          <table:table-cell office:value-type="string" calcext:value-type="string">
            <text:p>GO_0046938</text:p>
          </table:table-cell>
          <table:table-cell office:value-type="float" office:value="-0.115898836840485" calcext:value-type="float">
            <text:p>-0.1158988368</text:p>
          </table:table-cell>
        </table:table-row>
        <table:table-row table:style-name="ro1">
          <table:table-cell office:value-type="string" calcext:value-type="string">
            <text:p>GO_0006887</text:p>
          </table:table-cell>
          <table:table-cell office:value-type="float" office:value="-0.116294100307239" calcext:value-type="float">
            <text:p>-0.1162941003</text:p>
          </table:table-cell>
        </table:table-row>
        <table:table-row table:style-name="ro1">
          <table:table-cell office:value-type="string" calcext:value-type="string">
            <text:p>GO_0032955</text:p>
          </table:table-cell>
          <table:table-cell office:value-type="float" office:value="-0.116416346589916" calcext:value-type="float">
            <text:p>-0.1164163466</text:p>
          </table:table-cell>
        </table:table-row>
        <table:table-row table:style-name="ro1">
          <table:table-cell office:value-type="string" calcext:value-type="string">
            <text:p>GO_0015986</text:p>
          </table:table-cell>
          <table:table-cell office:value-type="float" office:value="-0.120241563455358" calcext:value-type="float">
            <text:p>-0.1202415635</text:p>
          </table:table-cell>
        </table:table-row>
        <table:table-row table:style-name="ro1">
          <table:table-cell office:value-type="string" calcext:value-type="string">
            <text:p>GO_0046034</text:p>
          </table:table-cell>
          <table:table-cell office:value-type="float" office:value="-0.122483255440039" calcext:value-type="float">
            <text:p>-0.1224832554</text:p>
          </table:table-cell>
        </table:table-row>
        <table:table-row table:style-name="ro1">
          <table:table-cell office:value-type="string" calcext:value-type="string">
            <text:p>GO_0042545</text:p>
          </table:table-cell>
          <table:table-cell office:value-type="float" office:value="-0.12641900561023" calcext:value-type="float">
            <text:p>-0.1264190056</text:p>
          </table:table-cell>
        </table:table-row>
        <table:table-row table:style-name="ro1">
          <table:table-cell office:value-type="string" calcext:value-type="string">
            <text:p>GO_0009411</text:p>
          </table:table-cell>
          <table:table-cell office:value-type="float" office:value="-0.126651654006758" calcext:value-type="float">
            <text:p>-0.126651654</text:p>
          </table:table-cell>
        </table:table-row>
        <table:table-row table:style-name="ro1">
          <table:table-cell office:value-type="string" calcext:value-type="string">
            <text:p>GO_0009060</text:p>
          </table:table-cell>
          <table:table-cell office:value-type="float" office:value="-0.127358388491216" calcext:value-type="float">
            <text:p>-0.1273583885</text:p>
          </table:table-cell>
        </table:table-row>
        <table:table-row table:style-name="ro1">
          <table:table-cell office:value-type="string" calcext:value-type="string">
            <text:p>GO_0006357</text:p>
          </table:table-cell>
          <table:table-cell office:value-type="float" office:value="-0.128627025278526" calcext:value-type="float">
            <text:p>-0.1286270253</text:p>
          </table:table-cell>
        </table:table-row>
        <table:table-row table:style-name="ro1">
          <table:table-cell office:value-type="string" calcext:value-type="string">
            <text:p>GO_0031145</text:p>
          </table:table-cell>
          <table:table-cell office:value-type="float" office:value="-0.12963581604568" calcext:value-type="float">
            <text:p>-0.129635816</text:p>
          </table:table-cell>
        </table:table-row>
        <table:table-row table:style-name="ro1">
          <table:table-cell office:value-type="string" calcext:value-type="string">
            <text:p>GO_0016255</text:p>
          </table:table-cell>
          <table:table-cell office:value-type="float" office:value="-0.131357746534662" calcext:value-type="float">
            <text:p>-0.1313577465</text:p>
          </table:table-cell>
        </table:table-row>
        <table:table-row table:style-name="ro1">
          <table:table-cell office:value-type="string" calcext:value-type="string">
            <text:p>GO_0006914</text:p>
          </table:table-cell>
          <table:table-cell office:value-type="float" office:value="-0.131413329235732" calcext:value-type="float">
            <text:p>-0.1314133292</text:p>
          </table:table-cell>
        </table:table-row>
        <table:table-row table:style-name="ro1">
          <table:table-cell office:value-type="string" calcext:value-type="string">
            <text:p>GO_0006084</text:p>
          </table:table-cell>
          <table:table-cell office:value-type="float" office:value="-0.132686288990534" calcext:value-type="float">
            <text:p>-0.132686289</text:p>
          </table:table-cell>
        </table:table-row>
        <table:table-row table:style-name="ro1">
          <table:table-cell office:value-type="string" calcext:value-type="string">
            <text:p>GO_0002143</text:p>
          </table:table-cell>
          <table:table-cell office:value-type="float" office:value="-0.132900485043145" calcext:value-type="float">
            <text:p>-0.132900485</text:p>
          </table:table-cell>
        </table:table-row>
        <table:table-row table:style-name="ro1">
          <table:table-cell office:value-type="string" calcext:value-type="string">
            <text:p>GO_0016070</text:p>
          </table:table-cell>
          <table:table-cell office:value-type="float" office:value="-0.133509114349069" calcext:value-type="float">
            <text:p>-0.1335091143</text:p>
          </table:table-cell>
        </table:table-row>
        <table:table-row table:style-name="ro1">
          <table:table-cell office:value-type="string" calcext:value-type="string">
            <text:p>GO_0006479</text:p>
          </table:table-cell>
          <table:table-cell office:value-type="float" office:value="-0.13375294765867" calcext:value-type="float">
            <text:p>-0.1337529477</text:p>
          </table:table-cell>
        </table:table-row>
        <table:table-row table:style-name="ro1">
          <table:table-cell office:value-type="string" calcext:value-type="string">
            <text:p>GO_0006024</text:p>
          </table:table-cell>
          <table:table-cell office:value-type="float" office:value="-0.134241809129676" calcext:value-type="float">
            <text:p>-0.1342418091</text:p>
          </table:table-cell>
        </table:table-row>
        <table:table-row table:style-name="ro1">
          <table:table-cell office:value-type="string" calcext:value-type="string">
            <text:p>GO_0009966</text:p>
          </table:table-cell>
          <table:table-cell office:value-type="float" office:value="-0.13586717324427" calcext:value-type="float">
            <text:p>-0.1358671732</text:p>
          </table:table-cell>
        </table:table-row>
        <table:table-row table:style-name="ro1">
          <table:table-cell office:value-type="string" calcext:value-type="string">
            <text:p>GO_0043666</text:p>
          </table:table-cell>
          <table:table-cell office:value-type="float" office:value="-0.137131138835528" calcext:value-type="float">
            <text:p>-0.1371311388</text:p>
          </table:table-cell>
        </table:table-row>
        <table:table-row table:style-name="ro1">
          <table:table-cell office:value-type="string" calcext:value-type="string">
            <text:p>GO_0015991</text:p>
          </table:table-cell>
          <table:table-cell office:value-type="float" office:value="-0.137234212369494" calcext:value-type="float">
            <text:p>-0.1372342124</text:p>
          </table:table-cell>
        </table:table-row>
        <table:table-row table:style-name="ro1">
          <table:table-cell office:value-type="string" calcext:value-type="string">
            <text:p>GO_0050909</text:p>
          </table:table-cell>
          <table:table-cell office:value-type="float" office:value="-0.137438059318305" calcext:value-type="float">
            <text:p>-0.1374380593</text:p>
          </table:table-cell>
        </table:table-row>
        <table:table-row table:style-name="ro1">
          <table:table-cell office:value-type="string" calcext:value-type="string">
            <text:p>GO_0042710</text:p>
          </table:table-cell>
          <table:table-cell office:value-type="float" office:value="-0.1377525402517" calcext:value-type="float">
            <text:p>-0.1377525403</text:p>
          </table:table-cell>
        </table:table-row>
        <table:table-row table:style-name="ro1">
          <table:table-cell office:value-type="string" calcext:value-type="string">
            <text:p>GO_0007283</text:p>
          </table:table-cell>
          <table:table-cell office:value-type="float" office:value="-0.13953671019638" calcext:value-type="float">
            <text:p>-0.1395367102</text:p>
          </table:table-cell>
        </table:table-row>
        <table:table-row table:style-name="ro1">
          <table:table-cell office:value-type="string" calcext:value-type="string">
            <text:p>GO_0048511</text:p>
          </table:table-cell>
          <table:table-cell office:value-type="float" office:value="-0.142242657683055" calcext:value-type="float">
            <text:p>-0.1422426577</text:p>
          </table:table-cell>
        </table:table-row>
        <table:table-row table:style-name="ro1">
          <table:table-cell office:value-type="string" calcext:value-type="string">
            <text:p>GO_0006890</text:p>
          </table:table-cell>
          <table:table-cell office:value-type="float" office:value="-0.143305494605467" calcext:value-type="float">
            <text:p>-0.1433054946</text:p>
          </table:table-cell>
        </table:table-row>
        <table:table-row table:style-name="ro1">
          <table:table-cell office:value-type="string" calcext:value-type="string">
            <text:p>GO_0006547</text:p>
          </table:table-cell>
          <table:table-cell office:value-type="float" office:value="-0.14366220254334" calcext:value-type="float">
            <text:p>-0.1436622025</text:p>
          </table:table-cell>
        </table:table-row>
        <table:table-row table:style-name="ro1">
          <table:table-cell office:value-type="string" calcext:value-type="string">
            <text:p>GO_0000122</text:p>
          </table:table-cell>
          <table:table-cell office:value-type="float" office:value="-0.150734748225001" calcext:value-type="float">
            <text:p>-0.1507347482</text:p>
          </table:table-cell>
        </table:table-row>
        <table:table-row table:style-name="ro1">
          <table:table-cell office:value-type="string" calcext:value-type="string">
            <text:p>GO_0022904</text:p>
          </table:table-cell>
          <table:table-cell office:value-type="float" office:value="-0.151644345186132" calcext:value-type="float">
            <text:p>-0.1516443452</text:p>
          </table:table-cell>
        </table:table-row>
        <table:table-row table:style-name="ro1">
          <table:table-cell office:value-type="string" calcext:value-type="string">
            <text:p>GO_0030245</text:p>
          </table:table-cell>
          <table:table-cell office:value-type="float" office:value="-0.153935577522523" calcext:value-type="float">
            <text:p>-0.1539355775</text:p>
          </table:table-cell>
        </table:table-row>
        <table:table-row table:style-name="ro1">
          <table:table-cell office:value-type="string" calcext:value-type="string">
            <text:p>GO_0019915</text:p>
          </table:table-cell>
          <table:table-cell office:value-type="float" office:value="-0.154710027594587" calcext:value-type="float">
            <text:p>-0.1547100276</text:p>
          </table:table-cell>
        </table:table-row>
        <table:table-row table:style-name="ro1">
          <table:table-cell office:value-type="string" calcext:value-type="string">
            <text:p>GO_0007186</text:p>
          </table:table-cell>
          <table:table-cell office:value-type="float" office:value="-0.155031091260071" calcext:value-type="float">
            <text:p>-0.1550310913</text:p>
          </table:table-cell>
        </table:table-row>
        <table:table-row table:style-name="ro1">
          <table:table-cell office:value-type="string" calcext:value-type="string">
            <text:p>GO_0018189</text:p>
          </table:table-cell>
          <table:table-cell office:value-type="float" office:value="-0.155202866666141" calcext:value-type="float">
            <text:p>-0.1552028667</text:p>
          </table:table-cell>
        </table:table-row>
        <table:table-row table:style-name="ro1">
          <table:table-cell office:value-type="string" calcext:value-type="string">
            <text:p>GO_0006904</text:p>
          </table:table-cell>
          <table:table-cell office:value-type="float" office:value="-0.15550624859837" calcext:value-type="float">
            <text:p>-0.1555062486</text:p>
          </table:table-cell>
        </table:table-row>
        <table:table-row table:style-name="ro1">
          <table:table-cell office:value-type="string" calcext:value-type="string">
            <text:p>GO_0000002</text:p>
          </table:table-cell>
          <table:table-cell office:value-type="float" office:value="-0.157413556947574" calcext:value-type="float">
            <text:p>-0.1574135569</text:p>
          </table:table-cell>
        </table:table-row>
        <table:table-row table:style-name="ro1">
          <table:table-cell office:value-type="string" calcext:value-type="string">
            <text:p>GO_0016559</text:p>
          </table:table-cell>
          <table:table-cell office:value-type="float" office:value="-0.15963765247372" calcext:value-type="float">
            <text:p>-0.1596376525</text:p>
          </table:table-cell>
        </table:table-row>
        <table:table-row table:style-name="ro1">
          <table:table-cell office:value-type="string" calcext:value-type="string">
            <text:p>GO_0031124</text:p>
          </table:table-cell>
          <table:table-cell office:value-type="float" office:value="-0.16105700502143" calcext:value-type="float">
            <text:p>-0.161057005</text:p>
          </table:table-cell>
        </table:table-row>
        <table:table-row table:style-name="ro1">
          <table:table-cell office:value-type="string" calcext:value-type="string">
            <text:p>GO_0042246</text:p>
          </table:table-cell>
          <table:table-cell office:value-type="float" office:value="-0.161782573276248" calcext:value-type="float">
            <text:p>-0.1617825733</text:p>
          </table:table-cell>
        </table:table-row>
        <table:table-row table:style-name="ro1">
          <table:table-cell office:value-type="string" calcext:value-type="string">
            <text:p>GO_0009298</text:p>
          </table:table-cell>
          <table:table-cell office:value-type="float" office:value="-0.161844672441397" calcext:value-type="float">
            <text:p>-0.1618446724</text:p>
          </table:table-cell>
        </table:table-row>
        <table:table-row table:style-name="ro1">
          <table:table-cell office:value-type="string" calcext:value-type="string">
            <text:p>GO_0034968</text:p>
          </table:table-cell>
          <table:table-cell office:value-type="float" office:value="-0.162964239620657" calcext:value-type="float">
            <text:p>-0.1629642396</text:p>
          </table:table-cell>
        </table:table-row>
        <table:table-row table:style-name="ro1">
          <table:table-cell office:value-type="string" calcext:value-type="string">
            <text:p>GO_0034453</text:p>
          </table:table-cell>
          <table:table-cell office:value-type="float" office:value="-0.166183400295849" calcext:value-type="float">
            <text:p>-0.1661834003</text:p>
          </table:table-cell>
        </table:table-row>
        <table:table-row table:style-name="ro1">
          <table:table-cell office:value-type="string" calcext:value-type="string">
            <text:p>GO_0018149</text:p>
          </table:table-cell>
          <table:table-cell office:value-type="float" office:value="-0.166192152187084" calcext:value-type="float">
            <text:p>-0.1661921522</text:p>
          </table:table-cell>
        </table:table-row>
        <table:table-row table:style-name="ro1">
          <table:table-cell office:value-type="string" calcext:value-type="string">
            <text:p>GO_0090063</text:p>
          </table:table-cell>
          <table:table-cell office:value-type="float" office:value="-0.167758964681025" calcext:value-type="float">
            <text:p>-0.1677589647</text:p>
          </table:table-cell>
        </table:table-row>
        <table:table-row table:style-name="ro1">
          <table:table-cell office:value-type="string" calcext:value-type="string">
            <text:p>GO_0000226</text:p>
          </table:table-cell>
          <table:table-cell office:value-type="float" office:value="-0.16898193833984" calcext:value-type="float">
            <text:p>-0.1689819383</text:p>
          </table:table-cell>
        </table:table-row>
        <table:table-row table:style-name="ro1">
          <table:table-cell office:value-type="string" calcext:value-type="string">
            <text:p>GO_0006886</text:p>
          </table:table-cell>
          <table:table-cell office:value-type="float" office:value="-0.16944108281992" calcext:value-type="float">
            <text:p>-0.1694410828</text:p>
          </table:table-cell>
        </table:table-row>
        <table:table-row table:style-name="ro1">
          <table:table-cell office:value-type="string" calcext:value-type="string">
            <text:p>GO_0007160</text:p>
          </table:table-cell>
          <table:table-cell office:value-type="float" office:value="-0.169772207410186" calcext:value-type="float">
            <text:p>-0.1697722074</text:p>
          </table:table-cell>
        </table:table-row>
        <table:table-row table:style-name="ro1">
          <table:table-cell office:value-type="string" calcext:value-type="string">
            <text:p>GO_0035434</text:p>
          </table:table-cell>
          <table:table-cell office:value-type="float" office:value="-0.171081472669564" calcext:value-type="float">
            <text:p>-0.1710814727</text:p>
          </table:table-cell>
        </table:table-row>
        <table:table-row table:style-name="ro1">
          <table:table-cell office:value-type="string" calcext:value-type="string">
            <text:p>GO_0046685</text:p>
          </table:table-cell>
          <table:table-cell office:value-type="float" office:value="-0.171780837736106" calcext:value-type="float">
            <text:p>-0.1717808377</text:p>
          </table:table-cell>
        </table:table-row>
        <table:table-row table:style-name="ro1">
          <table:table-cell office:value-type="string" calcext:value-type="string">
            <text:p>GO_0051302</text:p>
          </table:table-cell>
          <table:table-cell office:value-type="float" office:value="-0.175551446541813" calcext:value-type="float">
            <text:p>-0.1755514465</text:p>
          </table:table-cell>
        </table:table-row>
        <table:table-row table:style-name="ro1">
          <table:table-cell office:value-type="string" calcext:value-type="string">
            <text:p>GO_0006366</text:p>
          </table:table-cell>
          <table:table-cell office:value-type="float" office:value="-0.176236329417743" calcext:value-type="float">
            <text:p>-0.1762363294</text:p>
          </table:table-cell>
        </table:table-row>
        <table:table-row table:style-name="ro1">
          <table:table-cell office:value-type="string" calcext:value-type="string">
            <text:p>GO_0006650</text:p>
          </table:table-cell>
          <table:table-cell office:value-type="float" office:value="-0.176367463643673" calcext:value-type="float">
            <text:p>-0.1763674636</text:p>
          </table:table-cell>
        </table:table-row>
        <table:table-row table:style-name="ro1">
          <table:table-cell office:value-type="string" calcext:value-type="string">
            <text:p>GO_0006359</text:p>
          </table:table-cell>
          <table:table-cell office:value-type="float" office:value="-0.176412595813054" calcext:value-type="float">
            <text:p>-0.1764125958</text:p>
          </table:table-cell>
        </table:table-row>
        <table:table-row table:style-name="ro1">
          <table:table-cell office:value-type="string" calcext:value-type="string">
            <text:p>GO_0051260</text:p>
          </table:table-cell>
          <table:table-cell office:value-type="float" office:value="-0.17850599916242" calcext:value-type="float">
            <text:p>-0.1785059992</text:p>
          </table:table-cell>
        </table:table-row>
        <table:table-row table:style-name="ro1">
          <table:table-cell office:value-type="string" calcext:value-type="string">
            <text:p>GO_0043085</text:p>
          </table:table-cell>
          <table:table-cell office:value-type="float" office:value="-0.180632549561927" calcext:value-type="float">
            <text:p>-0.1806325496</text:p>
          </table:table-cell>
        </table:table-row>
        <table:table-row table:style-name="ro1">
          <table:table-cell office:value-type="string" calcext:value-type="string">
            <text:p>GO_0048013</text:p>
          </table:table-cell>
          <table:table-cell office:value-type="float" office:value="-0.19027350992052" calcext:value-type="float">
            <text:p>-0.1902735099</text:p>
          </table:table-cell>
        </table:table-row>
        <table:table-row table:style-name="ro1">
          <table:table-cell office:value-type="string" calcext:value-type="string">
            <text:p>GO_0042262</text:p>
          </table:table-cell>
          <table:table-cell office:value-type="float" office:value="-0.190882414695164" calcext:value-type="float">
            <text:p>-0.1908824147</text:p>
          </table:table-cell>
        </table:table-row>
        <table:table-row table:style-name="ro1">
          <table:table-cell office:value-type="string" calcext:value-type="string">
            <text:p>GO_0006190</text:p>
          </table:table-cell>
          <table:table-cell office:value-type="float" office:value="-0.191014564248241" calcext:value-type="float">
            <text:p>-0.1910145642</text:p>
          </table:table-cell>
        </table:table-row>
        <table:table-row table:style-name="ro1">
          <table:table-cell office:value-type="string" calcext:value-type="string">
            <text:p>GO_0034755</text:p>
          </table:table-cell>
          <table:table-cell office:value-type="float" office:value="-0.191060372426228" calcext:value-type="float">
            <text:p>-0.1910603724</text:p>
          </table:table-cell>
        </table:table-row>
        <table:table-row table:style-name="ro1">
          <table:table-cell office:value-type="string" calcext:value-type="string">
            <text:p>GO_0030036</text:p>
          </table:table-cell>
          <table:table-cell office:value-type="float" office:value="-0.191900876377645" calcext:value-type="float">
            <text:p>-0.1919008764</text:p>
          </table:table-cell>
        </table:table-row>
        <table:table-row table:style-name="ro1">
          <table:table-cell office:value-type="string" calcext:value-type="string">
            <text:p>GO_0000290</text:p>
          </table:table-cell>
          <table:table-cell office:value-type="float" office:value="-0.192002477381055" calcext:value-type="float">
            <text:p>-0.1920024774</text:p>
          </table:table-cell>
        </table:table-row>
        <table:table-row table:style-name="ro1">
          <table:table-cell office:value-type="string" calcext:value-type="string">
            <text:p>GO_0009312</text:p>
          </table:table-cell>
          <table:table-cell office:value-type="float" office:value="-0.19345546436176" calcext:value-type="float">
            <text:p>-0.1934554644</text:p>
          </table:table-cell>
        </table:table-row>
        <table:table-row table:style-name="ro1">
          <table:table-cell office:value-type="string" calcext:value-type="string">
            <text:p>GO_0006000</text:p>
          </table:table-cell>
          <table:table-cell office:value-type="float" office:value="-0.194631452288149" calcext:value-type="float">
            <text:p>-0.1946314523</text:p>
          </table:table-cell>
        </table:table-row>
        <table:table-row table:style-name="ro1">
          <table:table-cell office:value-type="string" calcext:value-type="string">
            <text:p>GO_0006820</text:p>
          </table:table-cell>
          <table:table-cell office:value-type="float" office:value="-0.195861822389365" calcext:value-type="float">
            <text:p>-0.1958618224</text:p>
          </table:table-cell>
        </table:table-row>
        <table:table-row table:style-name="ro1">
          <table:table-cell office:value-type="string" calcext:value-type="string">
            <text:p>GO_0018342</text:p>
          </table:table-cell>
          <table:table-cell office:value-type="float" office:value="-0.196664543693253" calcext:value-type="float">
            <text:p>-0.1966645437</text:p>
          </table:table-cell>
        </table:table-row>
        <table:table-row table:style-name="ro1">
          <table:table-cell office:value-type="string" calcext:value-type="string">
            <text:p>GO_0019722</text:p>
          </table:table-cell>
          <table:table-cell office:value-type="float" office:value="-0.196888290581179" calcext:value-type="float">
            <text:p>-0.1968882906</text:p>
          </table:table-cell>
        </table:table-row>
        <table:table-row table:style-name="ro1">
          <table:table-cell office:value-type="string" calcext:value-type="string">
            <text:p>GO_0032968</text:p>
          </table:table-cell>
          <table:table-cell office:value-type="float" office:value="-0.197463610493283" calcext:value-type="float">
            <text:p>-0.1974636105</text:p>
          </table:table-cell>
        </table:table-row>
        <table:table-row table:style-name="ro1">
          <table:table-cell office:value-type="string" calcext:value-type="string">
            <text:p>GO_0048193</text:p>
          </table:table-cell>
          <table:table-cell office:value-type="float" office:value="-0.19754574425316" calcext:value-type="float">
            <text:p>-0.1975457443</text:p>
          </table:table-cell>
        </table:table-row>
        <table:table-row table:style-name="ro1">
          <table:table-cell office:value-type="string" calcext:value-type="string">
            <text:p>GO_2001256</text:p>
          </table:table-cell>
          <table:table-cell office:value-type="float" office:value="-0.197832202253705" calcext:value-type="float">
            <text:p>-0.1978322023</text:p>
          </table:table-cell>
        </table:table-row>
        <table:table-row table:style-name="ro1">
          <table:table-cell office:value-type="string" calcext:value-type="string">
            <text:p>GO_0007205</text:p>
          </table:table-cell>
          <table:table-cell office:value-type="float" office:value="-0.197907581213377" calcext:value-type="float">
            <text:p>-0.1979075812</text:p>
          </table:table-cell>
        </table:table-row>
        <table:table-row table:style-name="ro1">
          <table:table-cell office:value-type="string" calcext:value-type="string">
            <text:p>GO_0016485</text:p>
          </table:table-cell>
          <table:table-cell office:value-type="float" office:value="-0.198578709488934" calcext:value-type="float">
            <text:p>-0.1985787095</text:p>
          </table:table-cell>
        </table:table-row>
        <table:table-row table:style-name="ro1">
          <table:table-cell office:value-type="string" calcext:value-type="string">
            <text:p>GO_0006367</text:p>
          </table:table-cell>
          <table:table-cell office:value-type="float" office:value="-0.201665834548646" calcext:value-type="float">
            <text:p>-0.2016658345</text:p>
          </table:table-cell>
        </table:table-row>
        <table:table-row table:style-name="ro1">
          <table:table-cell office:value-type="string" calcext:value-type="string">
            <text:p>GO_0006511</text:p>
          </table:table-cell>
          <table:table-cell office:value-type="float" office:value="-0.202268904952662" calcext:value-type="float">
            <text:p>-0.202268905</text:p>
          </table:table-cell>
        </table:table-row>
        <table:table-row table:style-name="ro1">
          <table:table-cell office:value-type="string" calcext:value-type="string">
            <text:p>GO_0000079</text:p>
          </table:table-cell>
          <table:table-cell office:value-type="float" office:value="-0.203028043954853" calcext:value-type="float">
            <text:p>-0.203028044</text:p>
          </table:table-cell>
        </table:table-row>
        <table:table-row table:style-name="ro1">
          <table:table-cell office:value-type="string" calcext:value-type="string">
            <text:p>GO_0046488</text:p>
          </table:table-cell>
          <table:table-cell office:value-type="float" office:value="-0.20463115972664" calcext:value-type="float">
            <text:p>-0.2046311597</text:p>
          </table:table-cell>
        </table:table-row>
        <table:table-row table:style-name="ro1">
          <table:table-cell office:value-type="string" calcext:value-type="string">
            <text:p>GO_0015977</text:p>
          </table:table-cell>
          <table:table-cell office:value-type="float" office:value="-0.206803964811699" calcext:value-type="float">
            <text:p>-0.2068039648</text:p>
          </table:table-cell>
        </table:table-row>
        <table:table-row table:style-name="ro1">
          <table:table-cell office:value-type="string" calcext:value-type="string">
            <text:p>GO_0043087</text:p>
          </table:table-cell>
          <table:table-cell office:value-type="float" office:value="-0.207434076967852" calcext:value-type="float">
            <text:p>-0.207434077</text:p>
          </table:table-cell>
        </table:table-row>
        <table:table-row table:style-name="ro1">
          <table:table-cell office:value-type="string" calcext:value-type="string">
            <text:p>GO_0016567</text:p>
          </table:table-cell>
          <table:table-cell office:value-type="float" office:value="-0.207708257888779" calcext:value-type="float">
            <text:p>-0.2077082579</text:p>
          </table:table-cell>
        </table:table-row>
        <table:table-row table:style-name="ro1">
          <table:table-cell office:value-type="string" calcext:value-type="string">
            <text:p>GO_0006338</text:p>
          </table:table-cell>
          <table:table-cell office:value-type="float" office:value="-0.208909481008294" calcext:value-type="float">
            <text:p>-0.208909481</text:p>
          </table:table-cell>
        </table:table-row>
        <table:table-row table:style-name="ro1">
          <table:table-cell office:value-type="string" calcext:value-type="string">
            <text:p>GO_0043066</text:p>
          </table:table-cell>
          <table:table-cell office:value-type="float" office:value="-0.209751159995796" calcext:value-type="float">
            <text:p>-0.20975116</text:p>
          </table:table-cell>
        </table:table-row>
        <table:table-row table:style-name="ro1">
          <table:table-cell office:value-type="string" calcext:value-type="string">
            <text:p>GO_0006850</text:p>
          </table:table-cell>
          <table:table-cell office:value-type="float" office:value="-0.210732554061103" calcext:value-type="float">
            <text:p>-0.2107325541</text:p>
          </table:table-cell>
        </table:table-row>
        <table:table-row table:style-name="ro1">
          <table:table-cell office:value-type="string" calcext:value-type="string">
            <text:p>GO_0000042</text:p>
          </table:table-cell>
          <table:table-cell office:value-type="float" office:value="-0.210769372114346" calcext:value-type="float">
            <text:p>-0.2107693721</text:p>
          </table:table-cell>
        </table:table-row>
        <table:table-row table:style-name="ro1">
          <table:table-cell office:value-type="string" calcext:value-type="string">
            <text:p>GO_0032957</text:p>
          </table:table-cell>
          <table:table-cell office:value-type="float" office:value="-0.211056230092124" calcext:value-type="float">
            <text:p>-0.2110562301</text:p>
          </table:table-cell>
        </table:table-row>
        <table:table-row table:style-name="ro1">
          <table:table-cell office:value-type="string" calcext:value-type="string">
            <text:p>GO_0007264</text:p>
          </table:table-cell>
          <table:table-cell office:value-type="float" office:value="-0.212457504385053" calcext:value-type="float">
            <text:p>-0.2124575044</text:p>
          </table:table-cell>
        </table:table-row>
        <table:table-row table:style-name="ro1">
          <table:table-cell office:value-type="string" calcext:value-type="string">
            <text:p>GO_0006891</text:p>
          </table:table-cell>
          <table:table-cell office:value-type="float" office:value="-0.212742100376171" calcext:value-type="float">
            <text:p>-0.2127421004</text:p>
          </table:table-cell>
        </table:table-row>
        <table:table-row table:style-name="ro1">
          <table:table-cell office:value-type="string" calcext:value-type="string">
            <text:p>GO_0006606</text:p>
          </table:table-cell>
          <table:table-cell office:value-type="float" office:value="-0.214495484343579" calcext:value-type="float">
            <text:p>-0.2144954843</text:p>
          </table:table-cell>
        </table:table-row>
        <table:table-row table:style-name="ro1">
          <table:table-cell office:value-type="string" calcext:value-type="string">
            <text:p>GO_0006897</text:p>
          </table:table-cell>
          <table:table-cell office:value-type="float" office:value="-0.217112834587848" calcext:value-type="float">
            <text:p>-0.2171128346</text:p>
          </table:table-cell>
        </table:table-row>
        <table:table-row table:style-name="ro1">
          <table:table-cell office:value-type="string" calcext:value-type="string">
            <text:p>GO_0006471</text:p>
          </table:table-cell>
          <table:table-cell office:value-type="float" office:value="-0.219120743101333" calcext:value-type="float">
            <text:p>-0.2191207431</text:p>
          </table:table-cell>
        </table:table-row>
        <table:table-row table:style-name="ro1">
          <table:table-cell office:value-type="string" calcext:value-type="string">
            <text:p>GO_0009611</text:p>
          </table:table-cell>
          <table:table-cell office:value-type="float" office:value="-0.221292343374921" calcext:value-type="float">
            <text:p>-0.2212923434</text:p>
          </table:table-cell>
        </table:table-row>
        <table:table-row table:style-name="ro1">
          <table:table-cell office:value-type="string" calcext:value-type="string">
            <text:p>GO_0008380</text:p>
          </table:table-cell>
          <table:table-cell office:value-type="float" office:value="-0.221759672892808" calcext:value-type="float">
            <text:p>-0.2217596729</text:p>
          </table:table-cell>
        </table:table-row>
        <table:table-row table:style-name="ro1">
          <table:table-cell office:value-type="string" calcext:value-type="string">
            <text:p>GO_0016579</text:p>
          </table:table-cell>
          <table:table-cell office:value-type="float" office:value="-0.221787530606835" calcext:value-type="float">
            <text:p>-0.2217875306</text:p>
          </table:table-cell>
        </table:table-row>
        <table:table-row table:style-name="ro1">
          <table:table-cell office:value-type="string" calcext:value-type="string">
            <text:p>GO_0043934</text:p>
          </table:table-cell>
          <table:table-cell office:value-type="float" office:value="-0.222792779327717" calcext:value-type="float">
            <text:p>-0.2227927793</text:p>
          </table:table-cell>
        </table:table-row>
        <table:table-row table:style-name="ro1">
          <table:table-cell office:value-type="string" calcext:value-type="string">
            <text:p>GO_0050832</text:p>
          </table:table-cell>
          <table:table-cell office:value-type="float" office:value="-0.222792779327717" calcext:value-type="float">
            <text:p>-0.2227927793</text:p>
          </table:table-cell>
        </table:table-row>
        <table:table-row table:style-name="ro1">
          <table:table-cell office:value-type="string" calcext:value-type="string">
            <text:p>GO_0030336</text:p>
          </table:table-cell>
          <table:table-cell office:value-type="float" office:value="-0.222792779327717" calcext:value-type="float">
            <text:p>-0.2227927793</text:p>
          </table:table-cell>
        </table:table-row>
        <table:table-row table:style-name="ro1">
          <table:table-cell office:value-type="string" calcext:value-type="string">
            <text:p>GO_0097588</text:p>
          </table:table-cell>
          <table:table-cell office:value-type="float" office:value="-0.222792779327717" calcext:value-type="float">
            <text:p>-0.2227927793</text:p>
          </table:table-cell>
        </table:table-row>
        <table:table-row table:style-name="ro1">
          <table:table-cell office:value-type="string" calcext:value-type="string">
            <text:p>GO_0009399</text:p>
          </table:table-cell>
          <table:table-cell office:value-type="float" office:value="-0.222792779327717" calcext:value-type="float">
            <text:p>-0.2227927793</text:p>
          </table:table-cell>
        </table:table-row>
        <table:table-row table:style-name="ro1">
          <table:table-cell office:value-type="string" calcext:value-type="string">
            <text:p>GO_0048598</text:p>
          </table:table-cell>
          <table:table-cell office:value-type="float" office:value="-0.222792779327717" calcext:value-type="float">
            <text:p>-0.2227927793</text:p>
          </table:table-cell>
        </table:table-row>
        <table:table-row table:style-name="ro1">
          <table:table-cell office:value-type="string" calcext:value-type="string">
            <text:p>GO_0040001</text:p>
          </table:table-cell>
          <table:table-cell office:value-type="float" office:value="-0.222792779327717" calcext:value-type="float">
            <text:p>-0.2227927793</text:p>
          </table:table-cell>
        </table:table-row>
        <table:table-row table:style-name="ro1">
          <table:table-cell office:value-type="string" calcext:value-type="string">
            <text:p>GO_0010972</text:p>
          </table:table-cell>
          <table:table-cell office:value-type="float" office:value="-0.222792779327717" calcext:value-type="float">
            <text:p>-0.2227927793</text:p>
          </table:table-cell>
        </table:table-row>
        <table:table-row table:style-name="ro1">
          <table:table-cell office:value-type="string" calcext:value-type="string">
            <text:p>GO_0071229</text:p>
          </table:table-cell>
          <table:table-cell office:value-type="float" office:value="-0.222792779327717" calcext:value-type="float">
            <text:p>-0.2227927793</text:p>
          </table:table-cell>
        </table:table-row>
        <table:table-row table:style-name="ro1">
          <table:table-cell office:value-type="string" calcext:value-type="string">
            <text:p>GO_0030682</text:p>
          </table:table-cell>
          <table:table-cell office:value-type="float" office:value="-0.222792779327717" calcext:value-type="float">
            <text:p>-0.2227927793</text:p>
          </table:table-cell>
        </table:table-row>
        <table:table-row table:style-name="ro1">
          <table:table-cell office:value-type="string" calcext:value-type="string">
            <text:p>GO_0000281</text:p>
          </table:table-cell>
          <table:table-cell office:value-type="float" office:value="-0.222792779327717" calcext:value-type="float">
            <text:p>-0.2227927793</text:p>
          </table:table-cell>
        </table:table-row>
        <table:table-row table:style-name="ro1">
          <table:table-cell office:value-type="string" calcext:value-type="string">
            <text:p>GO_0030436</text:p>
          </table:table-cell>
          <table:table-cell office:value-type="float" office:value="-0.222792779327717" calcext:value-type="float">
            <text:p>-0.2227927793</text:p>
          </table:table-cell>
        </table:table-row>
        <table:table-row table:style-name="ro1">
          <table:table-cell office:value-type="string" calcext:value-type="string">
            <text:p>GO_0015693</text:p>
          </table:table-cell>
          <table:table-cell office:value-type="float" office:value="-0.224002925550949" calcext:value-type="float">
            <text:p>-0.2240029256</text:p>
          </table:table-cell>
        </table:table-row>
        <table:table-row table:style-name="ro1">
          <table:table-cell office:value-type="string" calcext:value-type="string">
            <text:p>GO_0032297</text:p>
          </table:table-cell>
          <table:table-cell office:value-type="float" office:value="-0.225434289974707" calcext:value-type="float">
            <text:p>-0.22543429</text:p>
          </table:table-cell>
        </table:table-row>
        <table:table-row table:style-name="ro1">
          <table:table-cell office:value-type="string" calcext:value-type="string">
            <text:p>GO_0006809</text:p>
          </table:table-cell>
          <table:table-cell office:value-type="float" office:value="-0.228684990742842" calcext:value-type="float">
            <text:p>-0.2286849907</text:p>
          </table:table-cell>
        </table:table-row>
        <table:table-row table:style-name="ro1">
          <table:table-cell office:value-type="string" calcext:value-type="string">
            <text:p>GO_0042981</text:p>
          </table:table-cell>
          <table:table-cell office:value-type="float" office:value="-0.229398654405126" calcext:value-type="float">
            <text:p>-0.2293986544</text:p>
          </table:table-cell>
        </table:table-row>
        <table:table-row table:style-name="ro1">
          <table:table-cell office:value-type="string" calcext:value-type="string">
            <text:p>GO_0006683</text:p>
          </table:table-cell>
          <table:table-cell office:value-type="float" office:value="-0.230163021972688" calcext:value-type="float">
            <text:p>-0.230163022</text:p>
          </table:table-cell>
        </table:table-row>
        <table:table-row table:style-name="ro1">
          <table:table-cell office:value-type="string" calcext:value-type="string">
            <text:p>GO_0017009</text:p>
          </table:table-cell>
          <table:table-cell office:value-type="float" office:value="-0.231106090119959" calcext:value-type="float">
            <text:p>-0.2311060901</text:p>
          </table:table-cell>
        </table:table-row>
        <table:table-row table:style-name="ro1">
          <table:table-cell office:value-type="string" calcext:value-type="string">
            <text:p>GO_0006952</text:p>
          </table:table-cell>
          <table:table-cell office:value-type="float" office:value="-0.231480565832114" calcext:value-type="float">
            <text:p>-0.2314805658</text:p>
          </table:table-cell>
        </table:table-row>
        <table:table-row table:style-name="ro1">
          <table:table-cell office:value-type="string" calcext:value-type="string">
            <text:p>GO_0035023</text:p>
          </table:table-cell>
          <table:table-cell office:value-type="float" office:value="-0.23168643577102" calcext:value-type="float">
            <text:p>-0.2316864358</text:p>
          </table:table-cell>
        </table:table-row>
        <table:table-row table:style-name="ro1">
          <table:table-cell office:value-type="string" calcext:value-type="string">
            <text:p>GO_0006955</text:p>
          </table:table-cell>
          <table:table-cell office:value-type="float" office:value="-0.231897295914231" calcext:value-type="float">
            <text:p>-0.2318972959</text:p>
          </table:table-cell>
        </table:table-row>
        <table:table-row table:style-name="ro1">
          <table:table-cell office:value-type="string" calcext:value-type="string">
            <text:p>GO_0016480</text:p>
          </table:table-cell>
          <table:table-cell office:value-type="float" office:value="-0.232955216026257" calcext:value-type="float">
            <text:p>-0.232955216</text:p>
          </table:table-cell>
        </table:table-row>
        <table:table-row table:style-name="ro1">
          <table:table-cell office:value-type="string" calcext:value-type="string">
            <text:p>GO_0033227</text:p>
          </table:table-cell>
          <table:table-cell office:value-type="float" office:value="-0.233315446609063" calcext:value-type="float">
            <text:p>-0.2333154466</text:p>
          </table:table-cell>
        </table:table-row>
        <table:table-row table:style-name="ro1">
          <table:table-cell office:value-type="string" calcext:value-type="string">
            <text:p>GO_0051056</text:p>
          </table:table-cell>
          <table:table-cell office:value-type="float" office:value="-0.235217666602862" calcext:value-type="float">
            <text:p>-0.2352176666</text:p>
          </table:table-cell>
        </table:table-row>
        <table:table-row table:style-name="ro1">
          <table:table-cell office:value-type="string" calcext:value-type="string">
            <text:p>GO_0019605</text:p>
          </table:table-cell>
          <table:table-cell office:value-type="float" office:value="-0.236651844252307" calcext:value-type="float">
            <text:p>-0.2366518443</text:p>
          </table:table-cell>
        </table:table-row>
        <table:table-row table:style-name="ro1">
          <table:table-cell office:value-type="string" calcext:value-type="string">
            <text:p>GO_0006888</text:p>
          </table:table-cell>
          <table:table-cell office:value-type="float" office:value="-0.236726320425695" calcext:value-type="float">
            <text:p>-0.2367263204</text:p>
          </table:table-cell>
        </table:table-row>
        <table:table-row table:style-name="ro1">
          <table:table-cell office:value-type="string" calcext:value-type="string">
            <text:p>GO_0006788</text:p>
          </table:table-cell>
          <table:table-cell office:value-type="float" office:value="-0.236981814429545" calcext:value-type="float">
            <text:p>-0.2369818144</text:p>
          </table:table-cell>
        </table:table-row>
        <table:table-row table:style-name="ro1">
          <table:table-cell office:value-type="string" calcext:value-type="string">
            <text:p>GO_0006075</text:p>
          </table:table-cell>
          <table:table-cell office:value-type="float" office:value="-0.237610889266433" calcext:value-type="float">
            <text:p>-0.2376108893</text:p>
          </table:table-cell>
        </table:table-row>
        <table:table-row table:style-name="ro1">
          <table:table-cell office:value-type="string" calcext:value-type="string">
            <text:p>GO_0009235</text:p>
          </table:table-cell>
          <table:table-cell office:value-type="float" office:value="-0.238825840610524" calcext:value-type="float">
            <text:p>-0.2388258406</text:p>
          </table:table-cell>
        </table:table-row>
        <table:table-row table:style-name="ro1">
          <table:table-cell office:value-type="string" calcext:value-type="string">
            <text:p>GO_0016055</text:p>
          </table:table-cell>
          <table:table-cell office:value-type="float" office:value="-0.240529123714991" calcext:value-type="float">
            <text:p>-0.2405291237</text:p>
          </table:table-cell>
        </table:table-row>
        <table:table-row table:style-name="ro1">
          <table:table-cell office:value-type="string" calcext:value-type="string">
            <text:p>GO_1901031</text:p>
          </table:table-cell>
          <table:table-cell office:value-type="float" office:value="-0.241085728307975" calcext:value-type="float">
            <text:p>-0.2410857283</text:p>
          </table:table-cell>
        </table:table-row>
        <table:table-row table:style-name="ro1">
          <table:table-cell office:value-type="string" calcext:value-type="string">
            <text:p>GO_0042147</text:p>
          </table:table-cell>
          <table:table-cell office:value-type="float" office:value="-0.241113506021947" calcext:value-type="float">
            <text:p>-0.241113506</text:p>
          </table:table-cell>
        </table:table-row>
        <table:table-row table:style-name="ro1">
          <table:table-cell office:value-type="string" calcext:value-type="string">
            <text:p>GO_0016192</text:p>
          </table:table-cell>
          <table:table-cell office:value-type="float" office:value="-0.241404669411029" calcext:value-type="float">
            <text:p>-0.2414046694</text:p>
          </table:table-cell>
        </table:table-row>
        <table:table-row table:style-name="ro1">
          <table:table-cell office:value-type="string" calcext:value-type="string">
            <text:p>GO_0046836</text:p>
          </table:table-cell>
          <table:table-cell office:value-type="float" office:value="-0.241507379127493" calcext:value-type="float">
            <text:p>-0.2415073791</text:p>
          </table:table-cell>
        </table:table-row>
        <table:table-row table:style-name="ro1">
          <table:table-cell office:value-type="string" calcext:value-type="string">
            <text:p>GO_0009415</text:p>
          </table:table-cell>
          <table:table-cell office:value-type="float" office:value="-0.24286195275296" calcext:value-type="float">
            <text:p>-0.2428619528</text:p>
          </table:table-cell>
        </table:table-row>
        <table:table-row table:style-name="ro1">
          <table:table-cell office:value-type="string" calcext:value-type="string">
            <text:p>GO_0019882</text:p>
          </table:table-cell>
          <table:table-cell office:value-type="float" office:value="-0.242894993583867" calcext:value-type="float">
            <text:p>-0.2428949936</text:p>
          </table:table-cell>
        </table:table-row>
        <table:table-row table:style-name="ro1">
          <table:table-cell office:value-type="string" calcext:value-type="string">
            <text:p>GO_0007021</text:p>
          </table:table-cell>
          <table:table-cell office:value-type="float" office:value="-0.242991618292739" calcext:value-type="float">
            <text:p>-0.2429916183</text:p>
          </table:table-cell>
        </table:table-row>
        <table:table-row table:style-name="ro1">
          <table:table-cell office:value-type="string" calcext:value-type="string">
            <text:p>GO_0007018</text:p>
          </table:table-cell>
          <table:table-cell office:value-type="float" office:value="-0.244351454845555" calcext:value-type="float">
            <text:p>-0.2443514548</text:p>
          </table:table-cell>
        </table:table-row>
        <table:table-row table:style-name="ro1">
          <table:table-cell office:value-type="string" calcext:value-type="string">
            <text:p>GO_0032012</text:p>
          </table:table-cell>
          <table:table-cell office:value-type="float" office:value="-0.244682949066274" calcext:value-type="float">
            <text:p>-0.2446829491</text:p>
          </table:table-cell>
        </table:table-row>
        <table:table-row table:style-name="ro1">
          <table:table-cell office:value-type="string" calcext:value-type="string">
            <text:p>GO_0015012</text:p>
          </table:table-cell>
          <table:table-cell office:value-type="float" office:value="-0.246902810537269" calcext:value-type="float">
            <text:p>-0.2469028105</text:p>
          </table:table-cell>
        </table:table-row>
        <table:table-row table:style-name="ro1">
          <table:table-cell office:value-type="string" calcext:value-type="string">
            <text:p>GO_0009584</text:p>
          </table:table-cell>
          <table:table-cell office:value-type="float" office:value="-0.247362054180551" calcext:value-type="float">
            <text:p>-0.2473620542</text:p>
          </table:table-cell>
        </table:table-row>
        <table:table-row table:style-name="ro1">
          <table:table-cell office:value-type="string" calcext:value-type="string">
            <text:p>GO_0006378</text:p>
          </table:table-cell>
          <table:table-cell office:value-type="float" office:value="-0.248629708545691" calcext:value-type="float">
            <text:p>-0.2486297085</text:p>
          </table:table-cell>
        </table:table-row>
        <table:table-row table:style-name="ro1">
          <table:table-cell office:value-type="string" calcext:value-type="string">
            <text:p>GO_0051726</text:p>
          </table:table-cell>
          <table:table-cell office:value-type="float" office:value="-0.248895997563002" calcext:value-type="float">
            <text:p>-0.2488959976</text:p>
          </table:table-cell>
        </table:table-row>
        <table:table-row table:style-name="ro1">
          <table:table-cell office:value-type="string" calcext:value-type="string">
            <text:p>GO_0042176</text:p>
          </table:table-cell>
          <table:table-cell office:value-type="float" office:value="-0.249238885115863" calcext:value-type="float">
            <text:p>-0.2492388851</text:p>
          </table:table-cell>
        </table:table-row>
        <table:table-row table:style-name="ro1">
          <table:table-cell office:value-type="string" calcext:value-type="string">
            <text:p>GO_0006621</text:p>
          </table:table-cell>
          <table:table-cell office:value-type="float" office:value="-0.24934579005871" calcext:value-type="float">
            <text:p>-0.2493457901</text:p>
          </table:table-cell>
        </table:table-row>
        <table:table-row table:style-name="ro1">
          <table:table-cell office:value-type="string" calcext:value-type="string">
            <text:p>GO_0019251</text:p>
          </table:table-cell>
          <table:table-cell office:value-type="float" office:value="-0.249413579388536" calcext:value-type="float">
            <text:p>-0.2494135794</text:p>
          </table:table-cell>
        </table:table-row>
        <table:table-row table:style-name="ro1">
          <table:table-cell office:value-type="string" calcext:value-type="string">
            <text:p>GO_0052331</text:p>
          </table:table-cell>
          <table:table-cell office:value-type="float" office:value="-0.249595731669251" calcext:value-type="float">
            <text:p>-0.2495957317</text:p>
          </table:table-cell>
        </table:table-row>
        <table:table-row table:style-name="ro1">
          <table:table-cell office:value-type="string" calcext:value-type="string">
            <text:p>GO_0046931</text:p>
          </table:table-cell>
          <table:table-cell office:value-type="float" office:value="-0.249595731669251" calcext:value-type="float">
            <text:p>-0.2495957317</text:p>
          </table:table-cell>
        </table:table-row>
        <table:table-row table:style-name="ro1">
          <table:table-cell office:value-type="string" calcext:value-type="string">
            <text:p>GO_0031204</text:p>
          </table:table-cell>
          <table:table-cell office:value-type="float" office:value="-0.249791895054407" calcext:value-type="float">
            <text:p>-0.2497918951</text:p>
          </table:table-cell>
        </table:table-row>
        <table:table-row table:style-name="ro1">
          <table:table-cell office:value-type="string" calcext:value-type="string">
            <text:p>GO_0043631</text:p>
          </table:table-cell>
          <table:table-cell office:value-type="float" office:value="-0.2500216011166" calcext:value-type="float">
            <text:p>-0.2500216011</text:p>
          </table:table-cell>
        </table:table-row>
        <table:table-row table:style-name="ro1">
          <table:table-cell office:value-type="string" calcext:value-type="string">
            <text:p>GO_0006465</text:p>
          </table:table-cell>
          <table:table-cell office:value-type="float" office:value="-0.250117700071765" calcext:value-type="float">
            <text:p>-0.2501177001</text:p>
          </table:table-cell>
        </table:table-row>
        <table:table-row table:style-name="ro1">
          <table:table-cell office:value-type="string" calcext:value-type="string">
            <text:p>GO_0006397</text:p>
          </table:table-cell>
          <table:table-cell office:value-type="float" office:value="-0.250697112673635" calcext:value-type="float">
            <text:p>-0.2506971127</text:p>
          </table:table-cell>
        </table:table-row>
        <table:table-row table:style-name="ro1">
          <table:table-cell office:value-type="string" calcext:value-type="string">
            <text:p>GO_0000398</text:p>
          </table:table-cell>
          <table:table-cell office:value-type="float" office:value="-0.252427717338333" calcext:value-type="float">
            <text:p>-0.2524277173</text:p>
          </table:table-cell>
        </table:table-row>
        <table:table-row table:style-name="ro1">
          <table:table-cell office:value-type="string" calcext:value-type="string">
            <text:p>GO_0030833</text:p>
          </table:table-cell>
          <table:table-cell office:value-type="float" office:value="-0.252531327237269" calcext:value-type="float">
            <text:p>-0.2525313272</text:p>
          </table:table-cell>
        </table:table-row>
        <table:table-row table:style-name="ro1">
          <table:table-cell office:value-type="string" calcext:value-type="string">
            <text:p>GO_0034314</text:p>
          </table:table-cell>
          <table:table-cell office:value-type="float" office:value="-0.252849311679516" calcext:value-type="float">
            <text:p>-0.2528493117</text:p>
          </table:table-cell>
        </table:table-row>
        <table:table-row table:style-name="ro1">
          <table:table-cell office:value-type="string" calcext:value-type="string">
            <text:p>GO_0016570</text:p>
          </table:table-cell>
          <table:table-cell office:value-type="float" office:value="-0.252956163146296" calcext:value-type="float">
            <text:p>-0.2529561631</text:p>
          </table:table-cell>
        </table:table-row>
        <table:table-row table:style-name="ro1">
          <table:table-cell office:value-type="string" calcext:value-type="string">
            <text:p>GO_0030041</text:p>
          </table:table-cell>
          <table:table-cell office:value-type="float" office:value="-0.253367091656271" calcext:value-type="float">
            <text:p>-0.2533670917</text:p>
          </table:table-cell>
        </table:table-row>
        <table:table-row table:style-name="ro1">
          <table:table-cell office:value-type="string" calcext:value-type="string">
            <text:p>GO_0098655</text:p>
          </table:table-cell>
          <table:table-cell office:value-type="float" office:value="-0.253677856782035" calcext:value-type="float">
            <text:p>-0.2536778568</text:p>
          </table:table-cell>
        </table:table-row>
        <table:table-row table:style-name="ro1">
          <table:table-cell office:value-type="string" calcext:value-type="string">
            <text:p>GO_0033198</text:p>
          </table:table-cell>
          <table:table-cell office:value-type="float" office:value="-0.253677856782035" calcext:value-type="float">
            <text:p>-0.2536778568</text:p>
          </table:table-cell>
        </table:table-row>
        <table:table-row table:style-name="ro1">
          <table:table-cell office:value-type="string" calcext:value-type="string">
            <text:p>GO_0007166</text:p>
          </table:table-cell>
          <table:table-cell office:value-type="float" office:value="-0.253681421384249" calcext:value-type="float">
            <text:p>-0.2536814214</text:p>
          </table:table-cell>
        </table:table-row>
        <table:table-row table:style-name="ro1">
          <table:table-cell office:value-type="string" calcext:value-type="string">
            <text:p>GO_0007076</text:p>
          </table:table-cell>
          <table:table-cell office:value-type="float" office:value="-0.25374125711831" calcext:value-type="float">
            <text:p>-0.2537412571</text:p>
          </table:table-cell>
        </table:table-row>
        <table:table-row table:style-name="ro1">
          <table:table-cell office:value-type="string" calcext:value-type="string">
            <text:p>GO_0016573</text:p>
          </table:table-cell>
          <table:table-cell office:value-type="float" office:value="-0.253875474960614" calcext:value-type="float">
            <text:p>-0.253875475</text:p>
          </table:table-cell>
        </table:table-row>
        <table:table-row table:style-name="ro1">
          <table:table-cell office:value-type="string" calcext:value-type="string">
            <text:p>GO_0007009</text:p>
          </table:table-cell>
          <table:table-cell office:value-type="float" office:value="-0.253940396135696" calcext:value-type="float">
            <text:p>-0.2539403961</text:p>
          </table:table-cell>
        </table:table-row>
        <table:table-row table:style-name="ro1">
          <table:table-cell office:value-type="string" calcext:value-type="string">
            <text:p>GO_0007275</text:p>
          </table:table-cell>
          <table:table-cell office:value-type="float" office:value="-0.254141976188367" calcext:value-type="float">
            <text:p>-0.2541419762</text:p>
          </table:table-cell>
        </table:table-row>
        <table:table-row table:style-name="ro1">
          <table:table-cell office:value-type="string" calcext:value-type="string">
            <text:p>GO_0006368</text:p>
          </table:table-cell>
          <table:table-cell office:value-type="float" office:value="-0.254487954697415" calcext:value-type="float">
            <text:p>-0.2544879547</text:p>
          </table:table-cell>
        </table:table-row>
        <table:table-row table:style-name="ro1">
          <table:table-cell office:value-type="string" calcext:value-type="string">
            <text:p>GO_0010024</text:p>
          </table:table-cell>
          <table:table-cell office:value-type="float" office:value="-0.255016999309054" calcext:value-type="float">
            <text:p>-0.2550169993</text:p>
          </table:table-cell>
        </table:table-row>
        <table:table-row table:style-name="ro1">
          <table:table-cell office:value-type="string" calcext:value-type="string">
            <text:p>GO_0046907</text:p>
          </table:table-cell>
          <table:table-cell office:value-type="float" office:value="-0.25590169252172" calcext:value-type="float">
            <text:p>-0.2559016925</text:p>
          </table:table-cell>
        </table:table-row>
        <table:table-row table:style-name="ro1">
          <table:table-cell office:value-type="string" calcext:value-type="string">
            <text:p>GO_0006869</text:p>
          </table:table-cell>
          <table:table-cell office:value-type="float" office:value="-0.256419050994633" calcext:value-type="float">
            <text:p>-0.256419051</text:p>
          </table:table-cell>
        </table:table-row>
        <table:table-row table:style-name="ro1">
          <table:table-cell office:value-type="string" calcext:value-type="string">
            <text:p>GO_0008643</text:p>
          </table:table-cell>
          <table:table-cell office:value-type="float" office:value="-0.25664843421429" calcext:value-type="float">
            <text:p>-0.2566484342</text:p>
          </table:table-cell>
        </table:table-row>
        <table:table-row table:style-name="ro1">
          <table:table-cell office:value-type="string" calcext:value-type="string">
            <text:p>GO_0043401</text:p>
          </table:table-cell>
          <table:table-cell office:value-type="float" office:value="-0.258006161317794" calcext:value-type="float">
            <text:p>-0.2580061613</text:p>
          </table:table-cell>
        </table:table-row>
        <table:table-row table:style-name="ro1">
          <table:table-cell office:value-type="string" calcext:value-type="string">
            <text:p>GO_0007015</text:p>
          </table:table-cell>
          <table:table-cell office:value-type="float" office:value="-0.258239379690636" calcext:value-type="float">
            <text:p>-0.2582393797</text:p>
          </table:table-cell>
        </table:table-row>
        <table:table-row table:style-name="ro1">
          <table:table-cell office:value-type="string" calcext:value-type="string">
            <text:p>GO_0051479</text:p>
          </table:table-cell>
          <table:table-cell office:value-type="float" office:value="-0.258331354382903" calcext:value-type="float">
            <text:p>-0.2583313544</text:p>
          </table:table-cell>
        </table:table-row>
        <table:table-row table:style-name="ro1">
          <table:table-cell office:value-type="string" calcext:value-type="string">
            <text:p>GO_0006376</text:p>
          </table:table-cell>
          <table:table-cell office:value-type="float" office:value="-0.258507998674351" calcext:value-type="float">
            <text:p>-0.2585079987</text:p>
          </table:table-cell>
        </table:table-row>
        <table:table-row table:style-name="ro1">
          <table:table-cell office:value-type="string" calcext:value-type="string">
            <text:p>GO_0006333</text:p>
          </table:table-cell>
          <table:table-cell office:value-type="float" office:value="-0.259045632084423" calcext:value-type="float">
            <text:p>-0.2590456321</text:p>
          </table:table-cell>
        </table:table-row>
        <table:table-row table:style-name="ro1">
          <table:table-cell office:value-type="string" calcext:value-type="string">
            <text:p>GO_0045747</text:p>
          </table:table-cell>
          <table:table-cell office:value-type="float" office:value="-0.25915720934068" calcext:value-type="float">
            <text:p>-0.2591572093</text:p>
          </table:table-cell>
        </table:table-row>
        <table:table-row table:style-name="ro1">
          <table:table-cell office:value-type="string" calcext:value-type="string">
            <text:p>GO_0018279</text:p>
          </table:table-cell>
          <table:table-cell office:value-type="float" office:value="-0.259294882907022" calcext:value-type="float">
            <text:p>-0.2592948829</text:p>
          </table:table-cell>
        </table:table-row>
        <table:table-row table:style-name="ro1">
          <table:table-cell office:value-type="string" calcext:value-type="string">
            <text:p>GO_0007010</text:p>
          </table:table-cell>
          <table:table-cell office:value-type="float" office:value="-0.259544999854045" calcext:value-type="float">
            <text:p>-0.2595449999</text:p>
          </table:table-cell>
        </table:table-row>
        <table:table-row table:style-name="ro1">
          <table:table-cell office:value-type="string" calcext:value-type="string">
            <text:p>GO_0010207</text:p>
          </table:table-cell>
          <table:table-cell office:value-type="float" office:value="-0.259773720765539" calcext:value-type="float">
            <text:p>-0.2597737208</text:p>
          </table:table-cell>
        </table:table-row>
        <table:table-row table:style-name="ro1">
          <table:table-cell office:value-type="string" calcext:value-type="string">
            <text:p>GO_0046411</text:p>
          </table:table-cell>
          <table:table-cell office:value-type="float" office:value="-0.260316973986442" calcext:value-type="float">
            <text:p>-0.260316974</text:p>
          </table:table-cell>
        </table:table-row>
        <table:table-row table:style-name="ro1">
          <table:table-cell office:value-type="string" calcext:value-type="string">
            <text:p>GO_0030198</text:p>
          </table:table-cell>
          <table:table-cell office:value-type="float" office:value="-0.260331005864524" calcext:value-type="float">
            <text:p>-0.2603310059</text:p>
          </table:table-cell>
        </table:table-row>
        <table:table-row table:style-name="ro1">
          <table:table-cell office:value-type="string" calcext:value-type="string">
            <text:p>GO_0001503</text:p>
          </table:table-cell>
          <table:table-cell office:value-type="float" office:value="-0.260331005864524" calcext:value-type="float">
            <text:p>-0.2603310059</text:p>
          </table:table-cell>
        </table:table-row>
        <table:table-row table:style-name="ro1">
          <table:table-cell office:value-type="string" calcext:value-type="string">
            <text:p>GO_0051016</text:p>
          </table:table-cell>
          <table:table-cell office:value-type="float" office:value="-0.261101803966707" calcext:value-type="float">
            <text:p>-0.261101804</text:p>
          </table:table-cell>
        </table:table-row>
        <table:table-row table:style-name="ro1">
          <table:table-cell office:value-type="string" calcext:value-type="string">
            <text:p>GO_0048870</text:p>
          </table:table-cell>
          <table:table-cell office:value-type="float" office:value="-0.262039945000842" calcext:value-type="float">
            <text:p>-0.262039945</text:p>
          </table:table-cell>
        </table:table-row>
        <table:table-row table:style-name="ro1">
          <table:table-cell office:value-type="string" calcext:value-type="string">
            <text:p>GO_0008203</text:p>
          </table:table-cell>
          <table:table-cell office:value-type="float" office:value="-0.262997207840018" calcext:value-type="float">
            <text:p>-0.2629972078</text:p>
          </table:table-cell>
        </table:table-row>
        <table:table-row table:style-name="ro1">
          <table:table-cell office:value-type="string" calcext:value-type="string">
            <text:p>GO_0006384</text:p>
          </table:table-cell>
          <table:table-cell office:value-type="float" office:value="-0.262997207840018" calcext:value-type="float">
            <text:p>-0.2629972078</text:p>
          </table:table-cell>
        </table:table-row>
        <table:table-row table:style-name="ro1">
          <table:table-cell office:value-type="string" calcext:value-type="string">
            <text:p>GO_0031144</text:p>
          </table:table-cell>
          <table:table-cell office:value-type="float" office:value="-0.262997207840018" calcext:value-type="float">
            <text:p>-0.2629972078</text:p>
          </table:table-cell>
        </table:table-row>
        <table:table-row table:style-name="ro1">
          <table:table-cell office:value-type="string" calcext:value-type="string">
            <text:p>GO_0032439</text:p>
          </table:table-cell>
          <table:table-cell office:value-type="float" office:value="-0.262997207840018" calcext:value-type="float">
            <text:p>-0.2629972078</text:p>
          </table:table-cell>
        </table:table-row>
        <table:table-row table:style-name="ro1">
          <table:table-cell office:value-type="string" calcext:value-type="string">
            <text:p>GO_0019836</text:p>
          </table:table-cell>
          <table:table-cell office:value-type="float" office:value="-0.262997207840018" calcext:value-type="float">
            <text:p>-0.2629972078</text:p>
          </table:table-cell>
        </table:table-row>
        <table:table-row table:style-name="ro1">
          <table:table-cell office:value-type="string" calcext:value-type="string">
            <text:p>GO_0071630</text:p>
          </table:table-cell>
          <table:table-cell office:value-type="float" office:value="-0.262997207840018" calcext:value-type="float">
            <text:p>-0.2629972078</text:p>
          </table:table-cell>
        </table:table-row>
        <table:table-row table:style-name="ro1">
          <table:table-cell office:value-type="string" calcext:value-type="string">
            <text:p>GO_0043410</text:p>
          </table:table-cell>
          <table:table-cell office:value-type="float" office:value="-0.262997207840018" calcext:value-type="float">
            <text:p>-0.2629972078</text:p>
          </table:table-cell>
        </table:table-row>
        <table:table-row table:style-name="ro1">
          <table:table-cell office:value-type="string" calcext:value-type="string">
            <text:p>GO_0000724</text:p>
          </table:table-cell>
          <table:table-cell office:value-type="float" office:value="-0.262997207840018" calcext:value-type="float">
            <text:p>-0.2629972078</text:p>
          </table:table-cell>
        </table:table-row>
        <table:table-row table:style-name="ro1">
          <table:table-cell office:value-type="string" calcext:value-type="string">
            <text:p>GO_0071230</text:p>
          </table:table-cell>
          <table:table-cell office:value-type="float" office:value="-0.262997207840018" calcext:value-type="float">
            <text:p>-0.2629972078</text:p>
          </table:table-cell>
        </table:table-row>
        <table:table-row table:style-name="ro1">
          <table:table-cell office:value-type="string" calcext:value-type="string">
            <text:p>GO_0034477</text:p>
          </table:table-cell>
          <table:table-cell office:value-type="float" office:value="-0.262997207840018" calcext:value-type="float">
            <text:p>-0.2629972078</text:p>
          </table:table-cell>
        </table:table-row>
        <table:table-row table:style-name="ro1">
          <table:table-cell office:value-type="string" calcext:value-type="string">
            <text:p>GO_0032008</text:p>
          </table:table-cell>
          <table:table-cell office:value-type="float" office:value="-0.262997207840018" calcext:value-type="float">
            <text:p>-0.2629972078</text:p>
          </table:table-cell>
        </table:table-row>
        <table:table-row table:style-name="ro1">
          <table:table-cell office:value-type="string" calcext:value-type="string">
            <text:p>GO_0042632</text:p>
          </table:table-cell>
          <table:table-cell office:value-type="float" office:value="-0.262997207840018" calcext:value-type="float">
            <text:p>-0.2629972078</text:p>
          </table:table-cell>
        </table:table-row>
        <table:table-row table:style-name="ro1">
          <table:table-cell office:value-type="string" calcext:value-type="string">
            <text:p>GO_0015743</text:p>
          </table:table-cell>
          <table:table-cell office:value-type="float" office:value="-0.262997207840018" calcext:value-type="float">
            <text:p>-0.2629972078</text:p>
          </table:table-cell>
        </table:table-row>
        <table:table-row table:style-name="ro1">
          <table:table-cell office:value-type="string" calcext:value-type="string">
            <text:p>GO_0001919</text:p>
          </table:table-cell>
          <table:table-cell office:value-type="float" office:value="-0.262997207840018" calcext:value-type="float">
            <text:p>-0.2629972078</text:p>
          </table:table-cell>
        </table:table-row>
        <table:table-row table:style-name="ro1">
          <table:table-cell office:value-type="string" calcext:value-type="string">
            <text:p>GO_0007040</text:p>
          </table:table-cell>
          <table:table-cell office:value-type="float" office:value="-0.262997207840018" calcext:value-type="float">
            <text:p>-0.2629972078</text:p>
          </table:table-cell>
        </table:table-row>
        <table:table-row table:style-name="ro1">
          <table:table-cell office:value-type="string" calcext:value-type="string">
            <text:p>GO_0070588</text:p>
          </table:table-cell>
          <table:table-cell office:value-type="float" office:value="-0.264321014849325" calcext:value-type="float">
            <text:p>-0.2643210148</text:p>
          </table:table-cell>
        </table:table-row>
        <table:table-row table:style-name="ro1">
          <table:table-cell office:value-type="string" calcext:value-type="string">
            <text:p>GO_0039694</text:p>
          </table:table-cell>
          <table:table-cell office:value-type="float" office:value="-0.264758747337102" calcext:value-type="float">
            <text:p>-0.2647587473</text:p>
          </table:table-cell>
        </table:table-row>
        <table:table-row table:style-name="ro1">
          <table:table-cell office:value-type="string" calcext:value-type="string">
            <text:p>GO_0006659</text:p>
          </table:table-cell>
          <table:table-cell office:value-type="float" office:value="-0.265348036455023" calcext:value-type="float">
            <text:p>-0.2653480365</text:p>
          </table:table-cell>
        </table:table-row>
        <table:table-row table:style-name="ro1">
          <table:table-cell office:value-type="string" calcext:value-type="string">
            <text:p>GO_0010167</text:p>
          </table:table-cell>
          <table:table-cell office:value-type="float" office:value="-0.265390653916" calcext:value-type="float">
            <text:p>-0.2653906539</text:p>
          </table:table-cell>
        </table:table-row>
        <table:table-row table:style-name="ro1">
          <table:table-cell office:value-type="string" calcext:value-type="string">
            <text:p>GO_0015706</text:p>
          </table:table-cell>
          <table:table-cell office:value-type="float" office:value="-0.265390653916" calcext:value-type="float">
            <text:p>-0.2653906539</text:p>
          </table:table-cell>
        </table:table-row>
        <table:table-row table:style-name="ro1">
          <table:table-cell office:value-type="string" calcext:value-type="string">
            <text:p>GO_0015979</text:p>
          </table:table-cell>
          <table:table-cell office:value-type="float" office:value="-0.26579610725605" calcext:value-type="float">
            <text:p>-0.2657961073</text:p>
          </table:table-cell>
        </table:table-row>
        <table:table-row table:style-name="ro1">
          <table:table-cell office:value-type="string" calcext:value-type="string">
            <text:p>GO_0006030</text:p>
          </table:table-cell>
          <table:table-cell office:value-type="float" office:value="-0.265961336989444" calcext:value-type="float">
            <text:p>-0.265961337</text:p>
          </table:table-cell>
        </table:table-row>
        <table:table-row table:style-name="ro1">
          <table:table-cell office:value-type="string" calcext:value-type="string">
            <text:p>GO_0042549</text:p>
          </table:table-cell>
          <table:table-cell office:value-type="float" office:value="-0.266141322790008" calcext:value-type="float">
            <text:p>-0.2661413228</text:p>
          </table:table-cell>
        </table:table-row>
        <table:table-row table:style-name="ro1">
          <table:table-cell office:value-type="string" calcext:value-type="string">
            <text:p>GO_0080009</text:p>
          </table:table-cell>
          <table:table-cell office:value-type="float" office:value="-0.266422861427135" calcext:value-type="float">
            <text:p>-0.2664228614</text:p>
          </table:table-cell>
        </table:table-row>
        <table:table-row table:style-name="ro1">
          <table:table-cell office:value-type="string" calcext:value-type="string">
            <text:p>GO_0006334</text:p>
          </table:table-cell>
          <table:table-cell office:value-type="float" office:value="-0.266476326748079" calcext:value-type="float">
            <text:p>-0.2664763267</text:p>
          </table:table-cell>
        </table:table-row>
        <table:table-row table:style-name="ro1">
          <table:table-cell office:value-type="string" calcext:value-type="string">
            <text:p>GO_0019236</text:p>
          </table:table-cell>
          <table:table-cell office:value-type="float" office:value="-0.266587376953991" calcext:value-type="float">
            <text:p>-0.266587377</text:p>
          </table:table-cell>
        </table:table-row>
        <table:table-row table:style-name="ro1">
          <table:table-cell office:value-type="string" calcext:value-type="string">
            <text:p>GO_0006695</text:p>
          </table:table-cell>
          <table:table-cell office:value-type="float" office:value="-0.266587376953991" calcext:value-type="float">
            <text:p>-0.266587377</text:p>
          </table:table-cell>
        </table:table-row>
        <table:table-row table:style-name="ro1">
          <table:table-cell office:value-type="string" calcext:value-type="string">
            <text:p>GO_0018101</text:p>
          </table:table-cell>
          <table:table-cell office:value-type="float" office:value="-0.266587376953991" calcext:value-type="float">
            <text:p>-0.266587377</text:p>
          </table:table-cell>
        </table:table-row>
        <table:table-row table:style-name="ro1">
          <table:table-cell office:value-type="string" calcext:value-type="string">
            <text:p>GO_0048024</text:p>
          </table:table-cell>
          <table:table-cell office:value-type="float" office:value="-0.266719611146895" calcext:value-type="float">
            <text:p>-0.2667196111</text:p>
          </table:table-cell>
        </table:table-row>
        <table:table-row table:style-name="ro1">
          <table:table-cell office:value-type="string" calcext:value-type="string">
            <text:p>GO_0000184</text:p>
          </table:table-cell>
          <table:table-cell office:value-type="float" office:value="-0.266946869484286" calcext:value-type="float">
            <text:p>-0.2669468695</text:p>
          </table:table-cell>
        </table:table-row>
        <table:table-row table:style-name="ro1">
          <table:table-cell office:value-type="string" calcext:value-type="string">
            <text:p>GO_0016032</text:p>
          </table:table-cell>
          <table:table-cell office:value-type="float" office:value="-0.267071490462663" calcext:value-type="float">
            <text:p>-0.2670714905</text:p>
          </table:table-cell>
        </table:table-row>
        <table:table-row table:style-name="ro1">
          <table:table-cell office:value-type="string" calcext:value-type="string">
            <text:p>GO_0015708</text:p>
          </table:table-cell>
          <table:table-cell office:value-type="float" office:value="-0.267527898470893" calcext:value-type="float">
            <text:p>-0.2675278985</text:p>
          </table:table-cell>
        </table:table-row>
        <table:table-row table:style-name="ro1">
          <table:table-cell office:value-type="string" calcext:value-type="string">
            <text:p>GO_0009767</text:p>
          </table:table-cell>
          <table:table-cell office:value-type="float" office:value="-0.267559416741322" calcext:value-type="float">
            <text:p>-0.2675594167</text:p>
          </table:table-cell>
        </table:table-row>
        <table:table-row table:style-name="ro1">
          <table:table-cell office:value-type="string" calcext:value-type="string">
            <text:p>GO_0006516</text:p>
          </table:table-cell>
          <table:table-cell office:value-type="float" office:value="-0.267784099991983" calcext:value-type="float">
            <text:p>-0.2677841</text:p>
          </table:table-cell>
        </table:table-row>
        <table:table-row table:style-name="ro1">
          <table:table-cell office:value-type="string" calcext:value-type="string">
            <text:p>GO_0031412</text:p>
          </table:table-cell>
          <table:table-cell office:value-type="float" office:value="-0.267916334184886" calcext:value-type="float">
            <text:p>-0.2679163342</text:p>
          </table:table-cell>
        </table:table-row>
        <table:table-row table:style-name="ro1">
          <table:table-cell office:value-type="string" calcext:value-type="string">
            <text:p>GO_0016037</text:p>
          </table:table-cell>
          <table:table-cell office:value-type="float" office:value="-0.268219407288843" calcext:value-type="float">
            <text:p>-0.2682194073</text:p>
          </table:table-cell>
        </table:table-row>
        <table:table-row table:style-name="ro1">
          <table:table-cell office:value-type="string" calcext:value-type="string">
            <text:p>GO_0071929</text:p>
          </table:table-cell>
          <table:table-cell office:value-type="float" office:value="-0.268382461510978" calcext:value-type="float">
            <text:p>-0.2683824615</text:p>
          </table:table-cell>
        </table:table-row>
        <table:table-row table:style-name="ro1">
          <table:table-cell office:value-type="string" calcext:value-type="string">
            <text:p>GO_0070193</text:p>
          </table:table-cell>
          <table:table-cell office:value-type="float" office:value="-0.268580812800334" calcext:value-type="float">
            <text:p>-0.2685808128</text:p>
          </table:table-cell>
        </table:table-row>
        <table:table-row table:style-name="ro1">
          <table:table-cell office:value-type="string" calcext:value-type="string">
            <text:p>GO_0006576</text:p>
          </table:table-cell>
          <table:table-cell office:value-type="float" office:value="-0.268580812800334" calcext:value-type="float">
            <text:p>-0.2685808128</text:p>
          </table:table-cell>
        </table:table-row>
        <table:table-row table:style-name="ro1">
          <table:table-cell office:value-type="string" calcext:value-type="string">
            <text:p>GO_0019685</text:p>
          </table:table-cell>
          <table:table-cell office:value-type="float" office:value="-0.268580812800334" calcext:value-type="float">
            <text:p>-0.2685808128</text:p>
          </table:table-cell>
        </table:table-row>
        <table:table-row table:style-name="ro1">
          <table:table-cell office:value-type="string" calcext:value-type="string">
            <text:p>GO_0007130</text:p>
          </table:table-cell>
          <table:table-cell office:value-type="float" office:value="-0.268580812800334" calcext:value-type="float">
            <text:p>-0.2685808128</text:p>
          </table:table-cell>
        </table:table-row>
        <table:table-row table:style-name="ro1">
          <table:table-cell office:value-type="string" calcext:value-type="string">
            <text:p>GO_0030494</text:p>
          </table:table-cell>
          <table:table-cell office:value-type="float" office:value="-0.268580812800334" calcext:value-type="float">
            <text:p>-0.2685808128</text:p>
          </table:table-cell>
        </table:table-row>
        <table:table-row table:style-name="ro1">
          <table:table-cell office:value-type="string" calcext:value-type="string">
            <text:p>GO_0007128</text:p>
          </table:table-cell>
          <table:table-cell office:value-type="float" office:value="-0.268580812800334" calcext:value-type="float">
            <text:p>-0.2685808128</text:p>
          </table:table-cell>
        </table:table-row>
        <table:table-row table:style-name="ro1">
          <table:table-cell office:value-type="string" calcext:value-type="string">
            <text:p>GO_0050821</text:p>
          </table:table-cell>
          <table:table-cell office:value-type="float" office:value="-0.268863273659158" calcext:value-type="float">
            <text:p>-0.2688632737</text:p>
          </table:table-cell>
        </table:table-row>
        <table:table-row table:style-name="ro1">
          <table:table-cell office:value-type="string" calcext:value-type="string">
            <text:p>GO_0008284</text:p>
          </table:table-cell>
          <table:table-cell office:value-type="float" office:value="-0.268927690666248" calcext:value-type="float">
            <text:p>-0.2689276907</text:p>
          </table:table-cell>
        </table:table-row>
        <table:table-row table:style-name="ro1">
          <table:table-cell office:value-type="string" calcext:value-type="string">
            <text:p>GO_0019684</text:p>
          </table:table-cell>
          <table:table-cell office:value-type="float" office:value="-0.268950491236054" calcext:value-type="float">
            <text:p>-0.2689504912</text:p>
          </table:table-cell>
        </table:table-row>
        <table:table-row table:style-name="ro1">
          <table:table-cell office:value-type="string" calcext:value-type="string">
            <text:p>GO_0009772</text:p>
          </table:table-cell>
          <table:table-cell office:value-type="float" office:value="-0.269078395218624" calcext:value-type="float">
            <text:p>-0.2690783952</text:p>
          </table:table-cell>
        </table:table-row>
        <table:table-row table:style-name="ro1">
          <table:table-cell office:value-type="string" calcext:value-type="string">
            <text:p>GO_0019079</text:p>
          </table:table-cell>
          <table:table-cell office:value-type="float" office:value="-0.269573314626731" calcext:value-type="float">
            <text:p>-0.2695733146</text:p>
          </table:table-cell>
        </table:table-row>
        <table:table-row table:style-name="ro1">
          <table:table-cell office:value-type="string" calcext:value-type="string">
            <text:p>GO_0007017</text:p>
          </table:table-cell>
          <table:table-cell office:value-type="float" office:value="-0.269606079726224" calcext:value-type="float">
            <text:p>-0.2696060797</text:p>
          </table:table-cell>
        </table:table-row>
        <table:table-row table:style-name="ro1">
          <table:table-cell office:value-type="string" calcext:value-type="string">
            <text:p>GO_0019076</text:p>
          </table:table-cell>
          <table:table-cell office:value-type="float" office:value="-0.269631556343586" calcext:value-type="float">
            <text:p>-0.2696315563</text:p>
          </table:table-cell>
        </table:table-row>
        <table:table-row table:style-name="ro1">
          <table:table-cell office:value-type="string" calcext:value-type="string">
            <text:p>GO_0032801</text:p>
          </table:table-cell>
          <table:table-cell office:value-type="float" office:value="-0.269631556343586" calcext:value-type="float">
            <text:p>-0.2696315563</text:p>
          </table:table-cell>
        </table:table-row>
        <table:table-row table:style-name="ro1">
          <table:table-cell office:value-type="string" calcext:value-type="string">
            <text:p>GO_0009890</text:p>
          </table:table-cell>
          <table:table-cell office:value-type="float" office:value="-0.270177546067965" calcext:value-type="float">
            <text:p>-0.2701775461</text:p>
          </table:table-cell>
        </table:table-row>
        <table:table-row table:style-name="ro1">
          <table:table-cell office:value-type="string" calcext:value-type="string">
            <text:p>GO_0007099</text:p>
          </table:table-cell>
          <table:table-cell office:value-type="float" office:value="-0.270177546067965" calcext:value-type="float">
            <text:p>-0.2701775461</text:p>
          </table:table-cell>
        </table:table-row>
        <table:table-row table:style-name="ro1">
          <table:table-cell office:value-type="string" calcext:value-type="string">
            <text:p>GO_0031175</text:p>
          </table:table-cell>
          <table:table-cell office:value-type="float" office:value="-0.270177546067965" calcext:value-type="float">
            <text:p>-0.2701775461</text:p>
          </table:table-cell>
        </table:table-row>
        <table:table-row table:style-name="ro1">
          <table:table-cell office:value-type="string" calcext:value-type="string">
            <text:p>GO_0051297</text:p>
          </table:table-cell>
          <table:table-cell office:value-type="float" office:value="-0.270177546067965" calcext:value-type="float">
            <text:p>-0.2701775461</text:p>
          </table:table-cell>
        </table:table-row>
        <table:table-row table:style-name="ro1">
          <table:table-cell office:value-type="string" calcext:value-type="string">
            <text:p>GO_0030431</text:p>
          </table:table-cell>
          <table:table-cell office:value-type="float" office:value="-0.270177546067965" calcext:value-type="float">
            <text:p>-0.2701775461</text:p>
          </table:table-cell>
        </table:table-row>
        <table:table-row table:style-name="ro1">
          <table:table-cell office:value-type="string" calcext:value-type="string">
            <text:p>GO_0007172</text:p>
          </table:table-cell>
          <table:table-cell office:value-type="float" office:value="-0.270177546067965" calcext:value-type="float">
            <text:p>-0.2701775461</text:p>
          </table:table-cell>
        </table:table-row>
        <table:table-row table:style-name="ro1">
          <table:table-cell office:value-type="string" calcext:value-type="string">
            <text:p>GO_0046660</text:p>
          </table:table-cell>
          <table:table-cell office:value-type="float" office:value="-0.270177546067965" calcext:value-type="float">
            <text:p>-0.2701775461</text:p>
          </table:table-cell>
        </table:table-row>
        <table:table-row table:style-name="ro1">
          <table:table-cell office:value-type="string" calcext:value-type="string">
            <text:p>GO_0032222</text:p>
          </table:table-cell>
          <table:table-cell office:value-type="float" office:value="-0.270177546067965" calcext:value-type="float">
            <text:p>-0.2701775461</text:p>
          </table:table-cell>
        </table:table-row>
        <table:table-row table:style-name="ro1">
          <table:table-cell office:value-type="string" calcext:value-type="string">
            <text:p>GO_1903818</text:p>
          </table:table-cell>
          <table:table-cell office:value-type="float" office:value="-0.270177546067965" calcext:value-type="float">
            <text:p>-0.2701775461</text:p>
          </table:table-cell>
        </table:table-row>
        <table:table-row table:style-name="ro1">
          <table:table-cell office:value-type="string" calcext:value-type="string">
            <text:p>GO_0009690</text:p>
          </table:table-cell>
          <table:table-cell office:value-type="float" office:value="-0.270177546067965" calcext:value-type="float">
            <text:p>-0.2701775461</text:p>
          </table:table-cell>
        </table:table-row>
        <table:table-row table:style-name="ro1">
          <table:table-cell office:value-type="string" calcext:value-type="string">
            <text:p>GO_0008053</text:p>
          </table:table-cell>
          <table:table-cell office:value-type="float" office:value="-0.270177546067965" calcext:value-type="float">
            <text:p>-0.2701775461</text:p>
          </table:table-cell>
        </table:table-row>
        <table:table-row table:style-name="ro1">
          <table:table-cell office:value-type="string" calcext:value-type="string">
            <text:p>GO_0007050</text:p>
          </table:table-cell>
          <table:table-cell office:value-type="float" office:value="-0.270186796685912" calcext:value-type="float">
            <text:p>-0.2701867967</text:p>
          </table:table-cell>
        </table:table-row>
        <table:table-row table:style-name="ro1">
          <table:table-cell office:value-type="string" calcext:value-type="string">
            <text:p>GO_0019069</text:p>
          </table:table-cell>
          <table:table-cell office:value-type="float" office:value="-0.270274936540679" calcext:value-type="float">
            <text:p>-0.2702749365</text:p>
          </table:table-cell>
        </table:table-row>
        <table:table-row table:style-name="ro1">
          <table:table-cell office:value-type="string" calcext:value-type="string">
            <text:p>GO_0006122</text:p>
          </table:table-cell>
          <table:table-cell office:value-type="float" office:value="-0.270641148503465" calcext:value-type="float">
            <text:p>-0.2706411485</text:p>
          </table:table-cell>
        </table:table-row>
        <table:table-row table:style-name="ro1">
          <table:table-cell office:value-type="string" calcext:value-type="string">
            <text:p>GO_0019048</text:p>
          </table:table-cell>
          <table:table-cell office:value-type="float" office:value="-0.27109644025532" calcext:value-type="float">
            <text:p>-0.2710964403</text:p>
          </table:table-cell>
        </table:table-row>
        <table:table-row table:style-name="ro1">
          <table:table-cell office:value-type="string" calcext:value-type="string">
            <text:p>GO_0046797</text:p>
          </table:table-cell>
          <table:table-cell office:value-type="float" office:value="-0.271248178907441" calcext:value-type="float">
            <text:p>-0.2712481789</text:p>
          </table:table-cell>
        </table:table-row>
        <table:table-row table:style-name="ro1">
          <table:table-cell office:value-type="string" calcext:value-type="string">
            <text:p>GO_0046718</text:p>
          </table:table-cell>
          <table:table-cell office:value-type="float" office:value="-0.271393399410566" calcext:value-type="float">
            <text:p>-0.2713933994</text:p>
          </table:table-cell>
        </table:table-row>
        <table:table-row table:style-name="ro1">
          <table:table-cell office:value-type="string" calcext:value-type="string">
            <text:p>GO_0019073</text:p>
          </table:table-cell>
          <table:table-cell office:value-type="float" office:value="-0.271452387466532" calcext:value-type="float">
            <text:p>-0.2714523875</text:p>
          </table:table-cell>
        </table:table-row>
        <table:table-row table:style-name="ro1">
          <table:table-cell office:value-type="string" calcext:value-type="string">
            <text:p>GO_0019082</text:p>
          </table:table-cell>
          <table:table-cell office:value-type="float" office:value="-0.271675561222005" calcext:value-type="float">
            <text:p>-0.2716755612</text:p>
          </table:table-cell>
        </table:table-row>
        <table:table-row table:style-name="ro1">
          <table:table-cell office:value-type="string" calcext:value-type="string">
            <text:p>GO_0008063</text:p>
          </table:table-cell>
          <table:table-cell office:value-type="float" office:value="-0.272842285541041" calcext:value-type="float">
            <text:p>-0.2728422855</text:p>
          </table:table-cell>
        </table:table-row>
        <table:table-row table:style-name="ro1">
          <table:table-cell office:value-type="string" calcext:value-type="string">
            <text:p>GO_0019054</text:p>
          </table:table-cell>
          <table:table-cell office:value-type="float" office:value="-0.272935627324267" calcext:value-type="float">
            <text:p>-0.2729356273</text:p>
          </table:table-cell>
        </table:table-row>
        <table:table-row table:style-name="ro1">
          <table:table-cell office:value-type="string" calcext:value-type="string">
            <text:p>GO_0006425</text:p>
          </table:table-cell>
          <table:table-cell office:value-type="float" office:value="-0.273008831758108" calcext:value-type="float">
            <text:p>-0.2730088318</text:p>
          </table:table-cell>
        </table:table-row>
        <table:table-row table:style-name="ro1">
          <table:table-cell office:value-type="string" calcext:value-type="string">
            <text:p>GO_0007169</text:p>
          </table:table-cell>
          <table:table-cell office:value-type="float" office:value="-0.273271535526604" calcext:value-type="float">
            <text:p>-0.2732715355</text:p>
          </table:table-cell>
        </table:table-row>
        <table:table-row table:style-name="ro1">
          <table:table-cell office:value-type="string" calcext:value-type="string">
            <text:p>GO_0043044</text:p>
          </table:table-cell>
          <table:table-cell office:value-type="float" office:value="-0.273968223970806" calcext:value-type="float">
            <text:p>-0.273968224</text:p>
          </table:table-cell>
        </table:table-row>
        <table:table-row table:style-name="ro1">
          <table:table-cell office:value-type="string" calcext:value-type="string">
            <text:p>GO_0018298</text:p>
          </table:table-cell>
          <table:table-cell office:value-type="float" office:value="-0.274267630790847" calcext:value-type="float">
            <text:p>-0.2742676308</text:p>
          </table:table-cell>
        </table:table-row>
        <table:table-row table:style-name="ro1">
          <table:table-cell office:value-type="string" calcext:value-type="string">
            <text:p>GO_0018142</text:p>
          </table:table-cell>
          <table:table-cell office:value-type="float" office:value="-0.274794487077784" calcext:value-type="float">
            <text:p>-0.2747944871</text:p>
          </table:table-cell>
        </table:table-row>
        <table:table-row table:style-name="ro1">
          <table:table-cell office:value-type="string" calcext:value-type="string">
            <text:p>GO_0000045</text:p>
          </table:table-cell>
          <table:table-cell office:value-type="float" office:value="-0.276008758209102" calcext:value-type="float">
            <text:p>-0.2760087582</text:p>
          </table:table-cell>
        </table:table-row>
        <table:table-row table:style-name="ro1">
          <table:table-cell office:value-type="string" calcext:value-type="string">
            <text:p>GO_0000012</text:p>
          </table:table-cell>
          <table:table-cell office:value-type="float" office:value="-0.276143670817783" calcext:value-type="float">
            <text:p>-0.2761436708</text:p>
          </table:table-cell>
        </table:table-row>
        <table:table-row table:style-name="ro1">
          <table:table-cell office:value-type="string" calcext:value-type="string">
            <text:p>GO_0045765</text:p>
          </table:table-cell>
          <table:table-cell office:value-type="float" office:value="-0.276346039730805" calcext:value-type="float">
            <text:p>-0.2763460397</text:p>
          </table:table-cell>
        </table:table-row>
        <table:table-row table:style-name="ro1">
          <table:table-cell office:value-type="string" calcext:value-type="string">
            <text:p>GO_0016043</text:p>
          </table:table-cell>
          <table:table-cell office:value-type="float" office:value="-0.277423337812436" calcext:value-type="float">
            <text:p>-0.2774233378</text:p>
          </table:table-cell>
        </table:table-row>
        <table:table-row table:style-name="ro1">
          <table:table-cell office:value-type="string" calcext:value-type="string">
            <text:p>GO_0006825</text:p>
          </table:table-cell>
          <table:table-cell office:value-type="float" office:value="-0.278779568459391" calcext:value-type="float">
            <text:p>-0.2787795685</text:p>
          </table:table-cell>
        </table:table-row>
        <table:table-row table:style-name="ro1">
          <table:table-cell office:value-type="string" calcext:value-type="string">
            <text:p>GO_0045947</text:p>
          </table:table-cell>
          <table:table-cell office:value-type="float" office:value="-0.279521451773004" calcext:value-type="float">
            <text:p>-0.2795214518</text:p>
          </table:table-cell>
        </table:table-row>
        <table:table-row table:style-name="ro1">
          <table:table-cell office:value-type="string" calcext:value-type="string">
            <text:p>GO_0007016</text:p>
          </table:table-cell>
          <table:table-cell office:value-type="float" office:value="-0.280327828840718" calcext:value-type="float">
            <text:p>-0.2803278288</text:p>
          </table:table-cell>
        </table:table-row>
        <table:table-row table:style-name="ro1">
          <table:table-cell office:value-type="string" calcext:value-type="string">
            <text:p>GO_0043161</text:p>
          </table:table-cell>
          <table:table-cell office:value-type="float" office:value="-0.280343572530559" calcext:value-type="float">
            <text:p>-0.2803435725</text:p>
          </table:table-cell>
        </table:table-row>
        <table:table-row table:style-name="ro1">
          <table:table-cell office:value-type="string" calcext:value-type="string">
            <text:p>GO_0045116</text:p>
          </table:table-cell>
          <table:table-cell office:value-type="float" office:value="-0.280427004485396" calcext:value-type="float">
            <text:p>-0.2804270045</text:p>
          </table:table-cell>
        </table:table-row>
        <table:table-row table:style-name="ro1">
          <table:table-cell office:value-type="string" calcext:value-type="string">
            <text:p>GO_0030150</text:p>
          </table:table-cell>
          <table:table-cell office:value-type="float" office:value="-0.28096148800755" calcext:value-type="float">
            <text:p>-0.280961488</text:p>
          </table:table-cell>
        </table:table-row>
        <table:table-row table:style-name="ro1">
          <table:table-cell office:value-type="string" calcext:value-type="string">
            <text:p>GO_0051694</text:p>
          </table:table-cell>
          <table:table-cell office:value-type="float" office:value="-0.280987303818361" calcext:value-type="float">
            <text:p>-0.2809873038</text:p>
          </table:table-cell>
        </table:table-row>
        <table:table-row table:style-name="ro1">
          <table:table-cell office:value-type="string" calcext:value-type="string">
            <text:p>GO_0050790</text:p>
          </table:table-cell>
          <table:table-cell office:value-type="float" office:value="-0.281051010518967" calcext:value-type="float">
            <text:p>-0.2810510105</text:p>
          </table:table-cell>
        </table:table-row>
        <table:table-row table:style-name="ro1">
          <table:table-cell office:value-type="string" calcext:value-type="string">
            <text:p>GO_0042384</text:p>
          </table:table-cell>
          <table:table-cell office:value-type="float" office:value="-0.281758182270997" calcext:value-type="float">
            <text:p>-0.2817581823</text:p>
          </table:table-cell>
        </table:table-row>
        <table:table-row table:style-name="ro1">
          <table:table-cell office:value-type="string" calcext:value-type="string">
            <text:p>GO_0010826</text:p>
          </table:table-cell>
          <table:table-cell office:value-type="float" office:value="-0.282752614467787" calcext:value-type="float">
            <text:p>-0.2827526145</text:p>
          </table:table-cell>
        </table:table-row>
        <table:table-row table:style-name="ro1">
          <table:table-cell office:value-type="string" calcext:value-type="string">
            <text:p>GO_0042073</text:p>
          </table:table-cell>
          <table:table-cell office:value-type="float" office:value="-0.283950601039234" calcext:value-type="float">
            <text:p>-0.283950601</text:p>
          </table:table-cell>
        </table:table-row>
        <table:table-row table:style-name="ro1">
          <table:table-cell office:value-type="string" calcext:value-type="string">
            <text:p>GO_0032780</text:p>
          </table:table-cell>
          <table:table-cell office:value-type="float" office:value="-0.285540291354812" calcext:value-type="float">
            <text:p>-0.2855402914</text:p>
          </table:table-cell>
        </table:table-row>
        <table:table-row table:style-name="ro1">
          <table:table-cell office:value-type="string" calcext:value-type="string">
            <text:p>GO_0070836</text:p>
          </table:table-cell>
          <table:table-cell office:value-type="float" office:value="-0.286793224048369" calcext:value-type="float">
            <text:p>-0.286793224</text:p>
          </table:table-cell>
        </table:table-row>
        <table:table-row table:style-name="ro1">
          <table:table-cell office:value-type="string" calcext:value-type="string">
            <text:p>GO_0007218</text:p>
          </table:table-cell>
          <table:table-cell office:value-type="float" office:value="-0.286795503263055" calcext:value-type="float">
            <text:p>-0.2867955033</text:p>
          </table:table-cell>
        </table:table-row>
        <table:table-row table:style-name="ro1">
          <table:table-cell office:value-type="string" calcext:value-type="string">
            <text:p>GO_0016568</text:p>
          </table:table-cell>
          <table:table-cell office:value-type="float" office:value="-0.288683027056484" calcext:value-type="float">
            <text:p>-0.2886830271</text:p>
          </table:table-cell>
        </table:table-row>
        <table:table-row table:style-name="ro1">
          <table:table-cell office:value-type="string" calcext:value-type="string">
            <text:p>GO_0046856</text:p>
          </table:table-cell>
          <table:table-cell office:value-type="float" office:value="-0.288683027056484" calcext:value-type="float">
            <text:p>-0.2886830271</text:p>
          </table:table-cell>
        </table:table-row>
        <table:table-row table:style-name="ro1">
          <table:table-cell office:value-type="string" calcext:value-type="string">
            <text:p>GO_0007267</text:p>
          </table:table-cell>
          <table:table-cell office:value-type="float" office:value="-0.289879750094475" calcext:value-type="float">
            <text:p>-0.2898797501</text:p>
          </table:table-cell>
        </table:table-row>
        <table:table-row table:style-name="ro1">
          <table:table-cell office:value-type="string" calcext:value-type="string">
            <text:p>GO_0051289</text:p>
          </table:table-cell>
          <table:table-cell office:value-type="float" office:value="-0.292273196170458" calcext:value-type="float">
            <text:p>-0.2922731962</text:p>
          </table:table-cell>
        </table:table-row>
        <table:table-row table:style-name="ro1">
          <table:table-cell office:value-type="string" calcext:value-type="string">
            <text:p>GO_0048478</text:p>
          </table:table-cell>
          <table:table-cell office:value-type="float" office:value="-0.292273196170458" calcext:value-type="float">
            <text:p>-0.2922731962</text:p>
          </table:table-cell>
        </table:table-row>
        <table:table-row table:style-name="ro1">
          <table:table-cell office:value-type="string" calcext:value-type="string">
            <text:p>GO_0030154</text:p>
          </table:table-cell>
          <table:table-cell office:value-type="float" office:value="-0.292273196170458" calcext:value-type="float">
            <text:p>-0.2922731962</text:p>
          </table:table-cell>
        </table:table-row>
        <table:table-row table:style-name="ro1">
          <table:table-cell office:value-type="string" calcext:value-type="string">
            <text:p>GO_0006974</text:p>
          </table:table-cell>
          <table:table-cell office:value-type="float" office:value="-0.292273196170458" calcext:value-type="float">
            <text:p>-0.2922731962</text:p>
          </table:table-cell>
        </table:table-row>
        <table:table-row table:style-name="ro1">
          <table:table-cell office:value-type="string" calcext:value-type="string">
            <text:p>GO_0023052</text:p>
          </table:table-cell>
          <table:table-cell office:value-type="float" office:value="-0.292273196170458" calcext:value-type="float">
            <text:p>-0.2922731962</text:p>
          </table:table-cell>
        </table:table-row>
        <table:table-row table:style-name="ro1">
          <table:table-cell office:value-type="string" calcext:value-type="string">
            <text:p>GO_0042325</text:p>
          </table:table-cell>
          <table:table-cell office:value-type="float" office:value="-0.292273196170458" calcext:value-type="float">
            <text:p>-0.2922731962</text:p>
          </table:table-cell>
        </table:table-row>
        <table:table-row table:style-name="ro1">
          <table:table-cell office:value-type="string" calcext:value-type="string">
            <text:p>GO_0035307</text:p>
          </table:table-cell>
          <table:table-cell office:value-type="float" office:value="-0.295256258545367" calcext:value-type="float">
            <text:p>-0.2952562585</text:p>
          </table:table-cell>
        </table:table-row>
        <table:table-row table:style-name="ro1">
          <table:table-cell office:value-type="string" calcext:value-type="string">
            <text:p>GO_0031110</text:p>
          </table:table-cell>
          <table:table-cell office:value-type="float" office:value="-0.303321021221704" calcext:value-type="float">
            <text:p>-0.3033210212</text:p>
          </table:table-cell>
        </table:table-row>
        <table:table-row table:style-name="ro1">
          <table:table-cell office:value-type="string" calcext:value-type="string">
            <text:p>GO_0002218</text:p>
          </table:table-cell>
          <table:table-cell office:value-type="float" office:value="-0.31436884627295" calcext:value-type="float">
            <text:p>-0.3143688463</text:p>
          </table:table-cell>
        </table:table-row>
        <table:table-row table:style-name="ro1">
          <table:table-cell office:value-type="string" calcext:value-type="string">
            <text:p>GO_0032481</text:p>
          </table:table-cell>
          <table:table-cell office:value-type="float" office:value="-0.31436884627295" calcext:value-type="float">
            <text:p>-0.3143688463</text:p>
          </table:table-cell>
        </table:table-row>
        <table:table-row table:style-name="ro1">
          <table:table-cell office:value-type="string" calcext:value-type="string">
            <text:p>GO_0007029</text:p>
          </table:table-cell>
          <table:table-cell office:value-type="float" office:value="-0.31436884627295" calcext:value-type="float">
            <text:p>-0.3143688463</text:p>
          </table:table-cell>
        </table:table-row>
        <table:table-row table:style-name="ro1">
          <table:table-cell office:value-type="string" calcext:value-type="string">
            <text:p>GO_0009059</text:p>
          </table:table-cell>
          <table:table-cell office:value-type="float" office:value="-0.31436884627295" calcext:value-type="float">
            <text:p>-0.3143688463</text:p>
          </table:table-cell>
        </table:table-row>
        <table:table-row table:style-name="ro1">
          <table:table-cell office:value-type="string" calcext:value-type="string">
            <text:p>GO_0051028</text:p>
          </table:table-cell>
          <table:table-cell office:value-type="float" office:value="-0.31436884627295" calcext:value-type="float">
            <text:p>-0.3143688463</text:p>
          </table:table-cell>
        </table:table-row>
        <table:table-row table:style-name="ro1">
          <table:table-cell office:value-type="string" calcext:value-type="string">
            <text:p>GO_0007268</text:p>
          </table:table-cell>
          <table:table-cell office:value-type="float" office:value="-0.31436884627295" calcext:value-type="float">
            <text:p>-0.3143688463</text:p>
          </table:table-cell>
        </table:table-row>
        <table:table-row table:style-name="ro1">
          <table:table-cell office:value-type="string" calcext:value-type="string">
            <text:p>GO_0051191</text:p>
          </table:table-cell>
          <table:table-cell office:value-type="float" office:value="-0.31436884627295" calcext:value-type="float">
            <text:p>-0.3143688463</text:p>
          </table:table-cell>
        </table:table-row>
        <table:table-row table:style-name="ro1">
          <table:table-cell office:value-type="string" calcext:value-type="string">
            <text:p>GO_0006778</text:p>
          </table:table-cell>
          <table:table-cell office:value-type="float" office:value="-0.31436884627295" calcext:value-type="float">
            <text:p>-0.3143688463</text:p>
          </table:table-cell>
        </table:table-row>
        <table:table-row table:style-name="ro1">
          <table:table-cell office:value-type="string" calcext:value-type="string">
            <text:p>GO_0033617</text:p>
          </table:table-cell>
          <table:table-cell office:value-type="float" office:value="-0.31436884627295" calcext:value-type="float">
            <text:p>-0.3143688463</text:p>
          </table:table-cell>
        </table:table-row>
      </table:table>
      <table:table table:name="top10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term</text:p>
          </table:table-cell>
          <table:table-cell office:value-type="string" calcext:value-type="string">
            <text:p>term id</text:p>
          </table:table-cell>
          <table:table-cell office:value-type="string" calcext:value-type="string">
            <text:p>Dim 1 loading</text:p>
          </table:table-cell>
        </table:table-row>
        <table:table-row table:style-name="ro1">
          <table:table-cell office:value-type="string" calcext:value-type="string">
            <text:p>Actinobacterium-type cell wall biogenesis</text:p>
          </table:table-cell>
          <table:table-cell office:value-type="string" calcext:value-type="string">
            <text:p>GO_0071766</text:p>
          </table:table-cell>
          <table:table-cell office:value-type="float" office:value="0.244604607280928" calcext:value-type="float">
            <text:p>0.2446046073</text:p>
          </table:table-cell>
        </table:table-row>
        <table:table-row table:style-name="ro1">
          <table:table-cell office:value-type="string" calcext:value-type="string">
            <text:p>fusion of virus membrane with host plasma membrane</text:p>
          </table:table-cell>
          <table:table-cell office:value-type="string" calcext:value-type="string">
            <text:p>GO_0019064</text:p>
          </table:table-cell>
          <table:table-cell office:value-type="float" office:value="0.244604607280928" calcext:value-type="float">
            <text:p>0.2446046073</text:p>
          </table:table-cell>
        </table:table-row>
        <table:table-row table:style-name="ro1">
          <table:table-cell office:value-type="string" calcext:value-type="string">
            <text:p>nicotianamine biosynthetic process</text:p>
          </table:table-cell>
          <table:table-cell office:value-type="string" calcext:value-type="string">
            <text:p>GO_0030418</text:p>
          </table:table-cell>
          <table:table-cell office:value-type="float" office:value="0.244604607280928" calcext:value-type="float">
            <text:p>0.2446046073</text:p>
          </table:table-cell>
        </table:table-row>
        <table:table-row table:style-name="ro1">
          <table:table-cell office:value-type="string" calcext:value-type="string">
            <text:p>phosphate ion transmembrane transport</text:p>
          </table:table-cell>
          <table:table-cell office:value-type="string" calcext:value-type="string">
            <text:p>GO_0035435</text:p>
          </table:table-cell>
          <table:table-cell office:value-type="float" office:value="0.243940686375507" calcext:value-type="float">
            <text:p>0.2439406864</text:p>
          </table:table-cell>
        </table:table-row>
        <table:table-row table:style-name="ro1">
          <table:table-cell office:value-type="string" calcext:value-type="string">
            <text:p>viral transcription</text:p>
          </table:table-cell>
          <table:table-cell office:value-type="string" calcext:value-type="string">
            <text:p>GO_0019083</text:p>
          </table:table-cell>
          <table:table-cell office:value-type="float" office:value="0.242612844564667" calcext:value-type="float">
            <text:p>0.2426128446</text:p>
          </table:table-cell>
        </table:table-row>
        <table:table-row table:style-name="ro1">
          <table:table-cell office:value-type="string" calcext:value-type="string">
            <text:p>cell wall biogenesis</text:p>
          </table:table-cell>
          <table:table-cell office:value-type="string" calcext:value-type="string">
            <text:p>GO_0042546</text:p>
          </table:table-cell>
          <table:table-cell office:value-type="float" office:value="0.242063746344345" calcext:value-type="float">
            <text:p>0.2420637463</text:p>
          </table:table-cell>
        </table:table-row>
        <table:table-row table:style-name="ro1">
          <table:table-cell office:value-type="string" calcext:value-type="string">
            <text:p>response to auxin</text:p>
          </table:table-cell>
          <table:table-cell office:value-type="string" calcext:value-type="string">
            <text:p>GO_0009733</text:p>
          </table:table-cell>
          <table:table-cell office:value-type="float" office:value="0.24169768086413" calcext:value-type="float">
            <text:p>0.2416976809</text:p>
          </table:table-cell>
        </table:table-row>
        <table:table-row table:style-name="ro1">
          <table:table-cell office:value-type="string" calcext:value-type="string">
            <text:p>organomercury catabolic process</text:p>
          </table:table-cell>
          <table:table-cell office:value-type="string" calcext:value-type="string">
            <text:p>GO_0046413</text:p>
          </table:table-cell>
          <table:table-cell office:value-type="float" office:value="0.241307236008111" calcext:value-type="float">
            <text:p>0.241307236</text:p>
          </table:table-cell>
        </table:table-row>
        <table:table-row table:style-name="ro1">
          <table:table-cell office:value-type="string" calcext:value-type="string">
            <text:p>regulation of viral transcription</text:p>
          </table:table-cell>
          <table:table-cell office:value-type="string" calcext:value-type="string">
            <text:p>GO_0046782</text:p>
          </table:table-cell>
          <table:table-cell office:value-type="float" office:value="0.240794571092342" calcext:value-type="float">
            <text:p>0.2407945711</text:p>
          </table:table-cell>
        </table:table-row>
        <table:table-row table:style-name="ro1">
          <table:table-cell office:value-type="string" calcext:value-type="string">
            <text:p>carbohydrate utilization</text:p>
          </table:table-cell>
          <table:table-cell office:value-type="string" calcext:value-type="string">
            <text:p>GO_0009758</text:p>
          </table:table-cell>
          <table:table-cell office:value-type="float" office:value="0.240297531080307" calcext:value-type="float">
            <text:p>0.2402975311</text:p>
          </table:table-cell>
        </table:table-row>
        <table:table-row table:style-name="ro1">
          <table:table-cell office:value-type="string" calcext:value-type="string">
            <text:p>siderophore biosynthetic process</text:p>
          </table:table-cell>
          <table:table-cell office:value-type="string" calcext:value-type="string">
            <text:p>GO_0019290</text:p>
          </table:table-cell>
          <table:table-cell office:value-type="float" office:value="0.240135755696258" calcext:value-type="float">
            <text:p>0.2401357557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rm</text:p>
          </table:table-cell>
          <table:table-cell office:value-type="string" calcext:value-type="string">
            <text:p>PcoA dimension 1 loading</text:p>
          </table:table-cell>
          <table:table-cell/>
        </table:table-row>
        <table:table-row table:style-name="ro1">
          <table:table-cell office:value-type="string" calcext:value-type="string">
            <text:p>Actinobacterium-type cell wall biogenesis [GO_0071766]</text:p>
          </table:table-cell>
          <table:table-cell office:value-type="float" office:value="0.244604607280928" calcext:value-type="float">
            <text:p>0.2446046073</text:p>
          </table:table-cell>
          <table:table-cell/>
        </table:table-row>
        <table:table-row table:style-name="ro1">
          <table:table-cell office:value-type="string" calcext:value-type="string">
            <text:p>fusion of virus membrane with host plasma membrane [GO_0019064]</text:p>
          </table:table-cell>
          <table:table-cell office:value-type="float" office:value="0.244604607280928" calcext:value-type="float">
            <text:p>0.2446046073</text:p>
          </table:table-cell>
          <table:table-cell/>
        </table:table-row>
        <table:table-row table:style-name="ro1">
          <table:table-cell office:value-type="string" calcext:value-type="string">
            <text:p>nicotianamine biosynthetic process [GO_0030418]</text:p>
          </table:table-cell>
          <table:table-cell office:value-type="float" office:value="0.244604607280928" calcext:value-type="float">
            <text:p>0.2446046073</text:p>
          </table:table-cell>
          <table:table-cell/>
        </table:table-row>
        <table:table-row table:style-name="ro1">
          <table:table-cell office:value-type="string" calcext:value-type="string">
            <text:p>phosphate ion transmembrane transport [GO_0035435]</text:p>
          </table:table-cell>
          <table:table-cell office:value-type="float" office:value="0.243940686375507" calcext:value-type="float">
            <text:p>0.2439406864</text:p>
          </table:table-cell>
          <table:table-cell/>
        </table:table-row>
        <table:table-row table:style-name="ro1">
          <table:table-cell office:value-type="string" calcext:value-type="string">
            <text:p>viral transcription [GO_0019083]</text:p>
          </table:table-cell>
          <table:table-cell office:value-type="float" office:value="0.242612844564667" calcext:value-type="float">
            <text:p>0.2426128446</text:p>
          </table:table-cell>
          <table:table-cell/>
        </table:table-row>
        <table:table-row table:style-name="ro1">
          <table:table-cell office:value-type="string" calcext:value-type="string">
            <text:p>cell wall biogenesis [GO_0042546]</text:p>
          </table:table-cell>
          <table:table-cell office:value-type="float" office:value="0.242063746344345" calcext:value-type="float">
            <text:p>0.2420637463</text:p>
          </table:table-cell>
          <table:table-cell/>
        </table:table-row>
        <table:table-row table:style-name="ro1">
          <table:table-cell office:value-type="string" calcext:value-type="string">
            <text:p>response to auxin [GO_0009733]</text:p>
          </table:table-cell>
          <table:table-cell office:value-type="float" office:value="0.24169768086413" calcext:value-type="float">
            <text:p>0.2416976809</text:p>
          </table:table-cell>
          <table:table-cell/>
        </table:table-row>
        <table:table-row table:style-name="ro1">
          <table:table-cell office:value-type="string" calcext:value-type="string">
            <text:p>organomercury catabolic process [GO_0046413]</text:p>
          </table:table-cell>
          <table:table-cell office:value-type="float" office:value="0.241307236008111" calcext:value-type="float">
            <text:p>0.241307236</text:p>
          </table:table-cell>
          <table:table-cell/>
        </table:table-row>
        <table:table-row table:style-name="ro1">
          <table:table-cell office:value-type="string" calcext:value-type="string">
            <text:p>regulation of viral transcription [GO_0046782]</text:p>
          </table:table-cell>
          <table:table-cell office:value-type="float" office:value="0.240794571092342" calcext:value-type="float">
            <text:p>0.2407945711</text:p>
          </table:table-cell>
          <table:table-cell/>
        </table:table-row>
        <table:table-row table:style-name="ro1">
          <table:table-cell office:value-type="string" calcext:value-type="string">
            <text:p>carbohydrate utilization [GO_0009758]</text:p>
          </table:table-cell>
          <table:table-cell office:value-type="float" office:value="0.240297531080307" calcext:value-type="float">
            <text:p>0.2402975311</text:p>
          </table:table-cell>
          <table:table-cell/>
        </table:table-row>
        <table:table-row table:style-name="ro1">
          <table:table-cell office:value-type="string" calcext:value-type="string">
            <text:p>siderophore biosynthetic process [GO_0019290]</text:p>
          </table:table-cell>
          <table:table-cell office:value-type="float" office:value="0.240135755696258" calcext:value-type="float">
            <text:p>0.2401357557</text:p>
          </table:table-cell>
          <table:table-cell/>
        </table:table-row>
      </table:table>
      <table:table table:name="bottom10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term</text:p>
          </table:table-cell>
          <table:table-cell office:value-type="string" calcext:value-type="string">
            <text:p>term id</text:p>
          </table:table-cell>
          <table:table-cell office:value-type="string" calcext:value-type="string">
            <text:p>Dim 1 loading</text:p>
          </table:table-cell>
        </table:table-row>
        <table:table-row table:style-name="ro1">
          <table:table-cell office:value-type="string" calcext:value-type="string">
            <text:p>activation of innate immune response</text:p>
          </table:table-cell>
          <table:table-cell office:value-type="string" calcext:value-type="string">
            <text:p>GO_0002218</text:p>
          </table:table-cell>
          <table:table-cell office:value-type="float" office:value="-0.31436884627295" calcext:value-type="float">
            <text:p>-0.3143688463</text:p>
          </table:table-cell>
        </table:table-row>
        <table:table-row table:style-name="ro1">
          <table:table-cell office:value-type="string" calcext:value-type="string">
            <text:p>positive regulation of type I interferon production</text:p>
          </table:table-cell>
          <table:table-cell office:value-type="string" calcext:value-type="string">
            <text:p>GO_0032481</text:p>
          </table:table-cell>
          <table:table-cell office:value-type="float" office:value="-0.31436884627295" calcext:value-type="float">
            <text:p>-0.3143688463</text:p>
          </table:table-cell>
        </table:table-row>
        <table:table-row table:style-name="ro1">
          <table:table-cell office:value-type="string" calcext:value-type="string">
            <text:p>endoplasmic reticulum organization</text:p>
          </table:table-cell>
          <table:table-cell office:value-type="string" calcext:value-type="string">
            <text:p>GO_0007029</text:p>
          </table:table-cell>
          <table:table-cell office:value-type="float" office:value="-0.31436884627295" calcext:value-type="float">
            <text:p>-0.3143688463</text:p>
          </table:table-cell>
        </table:table-row>
        <table:table-row table:style-name="ro1">
          <table:table-cell office:value-type="string" calcext:value-type="string">
            <text:p>macromolecule biosynthetic process</text:p>
          </table:table-cell>
          <table:table-cell office:value-type="string" calcext:value-type="string">
            <text:p>GO_0009059</text:p>
          </table:table-cell>
          <table:table-cell office:value-type="float" office:value="-0.31436884627295" calcext:value-type="float">
            <text:p>-0.3143688463</text:p>
          </table:table-cell>
        </table:table-row>
        <table:table-row table:style-name="ro1">
          <table:table-cell office:value-type="string" calcext:value-type="string">
            <text:p>mRNA transport</text:p>
          </table:table-cell>
          <table:table-cell office:value-type="string" calcext:value-type="string">
            <text:p>GO_0051028</text:p>
          </table:table-cell>
          <table:table-cell office:value-type="float" office:value="-0.31436884627295" calcext:value-type="float">
            <text:p>-0.3143688463</text:p>
          </table:table-cell>
        </table:table-row>
        <table:table-row table:style-name="ro1">
          <table:table-cell office:value-type="string" calcext:value-type="string">
            <text:p>chemical synaptic transmission</text:p>
          </table:table-cell>
          <table:table-cell office:value-type="string" calcext:value-type="string">
            <text:p>GO_0007268</text:p>
          </table:table-cell>
          <table:table-cell office:value-type="float" office:value="-0.31436884627295" calcext:value-type="float">
            <text:p>-0.3143688463</text:p>
          </table:table-cell>
        </table:table-row>
        <table:table-row table:style-name="ro1">
          <table:table-cell office:value-type="string" calcext:value-type="string">
            <text:p>prosthetic group biosynthetic process</text:p>
          </table:table-cell>
          <table:table-cell office:value-type="string" calcext:value-type="string">
            <text:p>GO_0051191</text:p>
          </table:table-cell>
          <table:table-cell office:value-type="float" office:value="-0.31436884627295" calcext:value-type="float">
            <text:p>-0.3143688463</text:p>
          </table:table-cell>
        </table:table-row>
        <table:table-row table:style-name="ro1">
          <table:table-cell office:value-type="string" calcext:value-type="string">
            <text:p>porphyrin-containing compound metabolic process</text:p>
          </table:table-cell>
          <table:table-cell office:value-type="string" calcext:value-type="string">
            <text:p>GO_0006778</text:p>
          </table:table-cell>
          <table:table-cell office:value-type="float" office:value="-0.31436884627295" calcext:value-type="float">
            <text:p>-0.3143688463</text:p>
          </table:table-cell>
        </table:table-row>
        <table:table-row table:style-name="ro1">
          <table:table-cell office:value-type="string" calcext:value-type="string">
            <text:p>mitochondrial respiratory chain complex IV assembly</text:p>
          </table:table-cell>
          <table:table-cell office:value-type="string" calcext:value-type="string">
            <text:p>GO_0033617</text:p>
          </table:table-cell>
          <table:table-cell office:value-type="float" office:value="-0.31436884627295" calcext:value-type="float">
            <text:p>-0.3143688463</text:p>
          </table:table-cell>
        </table:table-row>
        <table:table-row table:style-name="ro1">
          <table:table-cell office:value-type="string" calcext:value-type="string">
            <text:p>regulation of microtubule polymerization or depolymerization</text:p>
          </table:table-cell>
          <table:table-cell office:value-type="string" calcext:value-type="string">
            <text:p>GO_0031110</text:p>
          </table:table-cell>
          <table:table-cell office:value-type="float" office:value="-0.303321021221704" calcext:value-type="float">
            <text:p>-0.3033210212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term</text:p>
          </table:table-cell>
          <table:table-cell table:style-name="ce1" office:value-type="string" calcext:value-type="string">
            <text:p>PcoA dimension 1 loading</text:p>
          </table:table-cell>
          <table:table-cell/>
        </table:table-row>
        <table:table-row table:style-name="ro1">
          <table:table-cell office:value-type="string" calcext:value-type="string">
            <text:p>activation of innate immune response [GO_0002218]</text:p>
          </table:table-cell>
          <table:table-cell office:value-type="float" office:value="-0.31436884627295" calcext:value-type="float">
            <text:p>-0.3143688463</text:p>
          </table:table-cell>
          <table:table-cell/>
        </table:table-row>
        <table:table-row table:style-name="ro1">
          <table:table-cell office:value-type="string" calcext:value-type="string">
            <text:p>positive regulation of type I interferon production [GO_0032481]</text:p>
          </table:table-cell>
          <table:table-cell office:value-type="float" office:value="-0.31436884627295" calcext:value-type="float">
            <text:p>-0.3143688463</text:p>
          </table:table-cell>
          <table:table-cell/>
        </table:table-row>
        <table:table-row table:style-name="ro1">
          <table:table-cell office:value-type="string" calcext:value-type="string">
            <text:p>endoplasmic reticulum organization [GO_0007029]</text:p>
          </table:table-cell>
          <table:table-cell office:value-type="float" office:value="-0.31436884627295" calcext:value-type="float">
            <text:p>-0.3143688463</text:p>
          </table:table-cell>
          <table:table-cell/>
        </table:table-row>
        <table:table-row table:style-name="ro1">
          <table:table-cell office:value-type="string" calcext:value-type="string">
            <text:p>macromolecule biosynthetic process [GO_0009059]</text:p>
          </table:table-cell>
          <table:table-cell office:value-type="float" office:value="-0.31436884627295" calcext:value-type="float">
            <text:p>-0.3143688463</text:p>
          </table:table-cell>
          <table:table-cell/>
        </table:table-row>
        <table:table-row table:style-name="ro1">
          <table:table-cell office:value-type="string" calcext:value-type="string">
            <text:p>mRNA transport [GO_0051028]</text:p>
          </table:table-cell>
          <table:table-cell office:value-type="float" office:value="-0.31436884627295" calcext:value-type="float">
            <text:p>-0.3143688463</text:p>
          </table:table-cell>
          <table:table-cell/>
        </table:table-row>
        <table:table-row table:style-name="ro1">
          <table:table-cell office:value-type="string" calcext:value-type="string">
            <text:p>chemical synaptic transmission [GO_0007268]</text:p>
          </table:table-cell>
          <table:table-cell office:value-type="float" office:value="-0.31436884627295" calcext:value-type="float">
            <text:p>-0.3143688463</text:p>
          </table:table-cell>
          <table:table-cell/>
        </table:table-row>
        <table:table-row table:style-name="ro1">
          <table:table-cell office:value-type="string" calcext:value-type="string">
            <text:p>prosthetic group biosynthetic process [GO_0051191]</text:p>
          </table:table-cell>
          <table:table-cell office:value-type="float" office:value="-0.31436884627295" calcext:value-type="float">
            <text:p>-0.3143688463</text:p>
          </table:table-cell>
          <table:table-cell/>
        </table:table-row>
        <table:table-row table:style-name="ro1">
          <table:table-cell office:value-type="string" calcext:value-type="string">
            <text:p>porphyrin-containing compound metabolic process [GO_0006778]</text:p>
          </table:table-cell>
          <table:table-cell office:value-type="float" office:value="-0.31436884627295" calcext:value-type="float">
            <text:p>-0.3143688463</text:p>
          </table:table-cell>
          <table:table-cell/>
        </table:table-row>
        <table:table-row table:style-name="ro1">
          <table:table-cell office:value-type="string" calcext:value-type="string">
            <text:p>mitochondrial respiratory chain complex IV assembly [GO_0033617]</text:p>
          </table:table-cell>
          <table:table-cell office:value-type="float" office:value="-0.31436884627295" calcext:value-type="float">
            <text:p>-0.3143688463</text:p>
          </table:table-cell>
          <table:table-cell/>
        </table:table-row>
        <table:table-row table:style-name="ro1">
          <table:table-cell office:value-type="string" calcext:value-type="string">
            <text:p>regulation of microtubule polymerization or depolymerization [GO_0031110]</text:p>
          </table:table-cell>
          <table:table-cell office:value-type="float" office:value="-0.303321021221704" calcext:value-type="float">
            <text:p>-0.3033210212</text:p>
          </table:table-cell>
          <table:table-cell/>
        </table:table-row>
      </table:table>
      <table:named-expressions/>
      <table:database-ranges>
        <table:database-range table:name="__Anonymous_Sheet_DB__1" table:target-range-address="eigenvector1.A1:eigenvector1.B1048576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bottom10.B1:bottom10.C1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4T04:19:25.222259108</dc:date>
    <meta:editing-duration>PT42M42S</meta:editing-duration>
    <meta:editing-cycles>6</meta:editing-cycles>
    <meta:generator>LibreOffice/5.1.6.2$Linux_X86_64 LibreOffice_project/10m0$Build-2</meta:generator>
    <meta:document-statistic meta:table-count="4" meta:cell-count="4240" meta:object-count="0"/>
  </office:meta>
</office:document-meta>
</file>